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X</text:p>
          </table:table-cell>
          <table:table-cell table:number-columns-repeated="16383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betha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 &gt; 17</text:p>
          </table:table-cell>
          <table:table-cell table:number-columns-repeated="16375"/>
        </table:table-row>
        <table:table-row table:style-name="ro1"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.2" table:style-name="ce1">
            <text:p>0,2</text:p>
          </table:table-cell>
          <table:table-cell office:value-type="float" office:value="0.1" table:style-name="ce1">
            <text:p>0,1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table:number-columns-repeated="16375"/>
        </table:table-row>
        <table:table-row table:style-name="ro1">
          <table:table-cell office:value-type="float" office:value="-24" table:formula="of:=[.A3]+1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-23" table:formula="of:=[.A4]+1" table:style-name="ce1">
            <text:p>-23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-22" table:formula="of:=[.A5]+1" table:style-name="ce1">
            <text:p>-22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1">
            <draw:frame draw:z-index="1" draw:id="id0" draw:style-name="a0" draw:name="Diagramm 2" svg:x="0.11979in" svg:y="0.145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style-name="ro1">
          <table:table-cell office:value-type="float" office:value="-21" table:formula="of:=[.A6]+1" table:style-name="ce1">
            <text:p>-21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-20" table:formula="of:=[.A7]+1" table:style-name="ce1">
            <text:p>-20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-19" table:formula="of:=[.A8]+1" table:style-name="ce1">
            <text:p>-19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-18" table:formula="of:=[.A9]+1" table:style-name="ce1">
            <text:p>-18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-17" table:formula="of:=[.A10]+1" table:style-name="ce1">
            <text:p>-17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-16" table:formula="of:=[.A11]+1" table:style-name="ce1">
            <text:p>-16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-15" table:formula="of:=[.A12]+1" table:style-name="ce1">
            <text:p>-15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-14" table:formula="of:=[.A13]+1" table:style-name="ce1">
            <text:p>-14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-13" table:formula="of:=[.A14]+1" table:style-name="ce1">
            <text:p>-13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-12" table:formula="of:=[.A15]+1" table:style-name="ce1">
            <text:p>-12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-11" table:formula="of:=[.A16]+1" table:style-name="ce1">
            <text:p>-1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10" table:formula="of:=[.A17]+1" table:style-name="ce1">
            <text:p>-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9" table:formula="of:=[.A18]+1" table:style-name="ce1">
            <text:p>-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8" table:formula="of:=[.A19]+1" table:style-name="ce1">
            <text:p>-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7" table:formula="of:=[.A20]+1" table:style-name="ce1">
            <text:p>-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6" table:formula="of:=[.A21]+1" table:style-name="ce1">
            <text:p>-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5" table:formula="of:=[.A22]+1" table:style-name="ce1">
            <text:p>-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4" table:formula="of:=[.A23]+1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3" table:formula="of:=[.A24]+1" table:style-name="ce1">
            <text:p>-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2" table:formula="of:=[.A25]+1" table:style-name="ce1">
            <text:p>-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1" table:formula="of:=[.A26]+1" table:style-name="ce1">
            <text:p>-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" table:formula="of:=[.A27]+1" table:style-name="ce1">
            <text:p>0</text:p>
          </table:table-cell>
          <table:table-cell office:value-type="float" office:value="1.5" table:style-name="ce1">
            <text:p>1,5</text:p>
          </table:table-cell>
          <table:table-cell table:number-columns-repeated="16382"/>
        </table:table-row>
        <table:table-row table:style-name="ro1">
          <table:table-cell office:value-type="float" office:value="1" table:formula="of:=[.A28]+1" table:style-name="ce1">
            <text:p>1</text:p>
          </table:table-cell>
          <table:table-cell office:value-type="float" office:value="1.35" table:formula="of:=[.B28]+([.F$3]*[.B3]/(1+([.B3]^[.H$3])))-[.G$3]*[.B28]" table:style-name="ce1">
            <text:p>1,35</text:p>
          </table:table-cell>
          <table:table-cell table:number-columns-repeated="16382"/>
        </table:table-row>
        <table:table-row table:style-name="ro1">
          <table:table-cell office:value-type="float" office:value="2" table:formula="of:=[.A29]+1" table:style-name="ce1">
            <text:p>2</text:p>
          </table:table-cell>
          <table:table-cell office:value-type="float" office:value="1.2150000000000001" table:formula="of:=[.B29]+([.F$3]*[.B4]/(1+([.B4]^[.H$3])))-[.G$3]*[.B29]" table:style-name="ce1">
            <text:p>1,215</text:p>
          </table:table-cell>
          <table:table-cell table:number-columns-repeated="16382"/>
        </table:table-row>
        <table:table-row table:style-name="ro1">
          <table:table-cell office:value-type="float" office:value="3" table:formula="of:=[.A30]+1" table:style-name="ce1">
            <text:p>3</text:p>
          </table:table-cell>
          <table:table-cell office:value-type="float" office:value="1.0935000000000001" table:formula="of:=[.B30]+([.F$3]*[.B5]/(1+([.B5]^[.H$3])))-[.G$3]*[.B30]" table:style-name="ce1">
            <text:p>1,0935</text:p>
          </table:table-cell>
          <table:table-cell table:number-columns-repeated="16382"/>
        </table:table-row>
        <table:table-row table:style-name="ro1">
          <table:table-cell office:value-type="float" office:value="4" table:formula="of:=[.A31]+1" table:style-name="ce1">
            <text:p>4</text:p>
          </table:table-cell>
          <table:table-cell office:value-type="float" office:value="0.98415000000000008" table:formula="of:=[.B31]+([.F$3]*[.B6]/(1+([.B6]^[.H$3])))-[.G$3]*[.B31]" table:style-name="ce1">
            <text:p>0,98415</text:p>
          </table:table-cell>
          <table:table-cell table:number-columns-repeated="16382"/>
        </table:table-row>
        <table:table-row table:style-name="ro1">
          <table:table-cell office:value-type="float" office:value="5" table:formula="of:=[.A32]+1" table:style-name="ce1">
            <text:p>5</text:p>
          </table:table-cell>
          <table:table-cell office:value-type="float" office:value="0.88573500000000005" table:formula="of:=[.B32]+([.F$3]*[.B7]/(1+([.B7]^[.H$3])))-[.G$3]*[.B32]" table:style-name="ce1">
            <text:p>0,885735</text:p>
          </table:table-cell>
          <table:table-cell table:number-columns-repeated="16382"/>
        </table:table-row>
        <table:table-row table:style-name="ro1">
          <table:table-cell office:value-type="float" office:value="6" table:formula="of:=[.A33]+1" table:style-name="ce1">
            <text:p>6</text:p>
          </table:table-cell>
          <table:table-cell office:value-type="float" office:value="0.79716150000000008" table:formula="of:=[.B33]+([.F$3]*[.B8]/(1+([.B8]^[.H$3])))-[.G$3]*[.B33]" table:style-name="ce1">
            <text:p>0,7971615</text:p>
          </table:table-cell>
          <table:table-cell table:number-columns-repeated="16382"/>
        </table:table-row>
        <table:table-row table:style-name="ro1">
          <table:table-cell office:value-type="float" office:value="7" table:formula="of:=[.A34]+1" table:style-name="ce1">
            <text:p>7</text:p>
          </table:table-cell>
          <table:table-cell office:value-type="float" office:value="0.71744535000000009" table:formula="of:=[.B34]+([.F$3]*[.B9]/(1+([.B9]^[.H$3])))-[.G$3]*[.B34]" table:style-name="ce1">
            <text:p>0,71744535</text:p>
          </table:table-cell>
          <table:table-cell table:number-columns-repeated="16382"/>
        </table:table-row>
        <table:table-row table:style-name="ro1">
          <table:table-cell office:value-type="float" office:value="8" table:formula="of:=[.A35]+1" table:style-name="ce1">
            <text:p>8</text:p>
          </table:table-cell>
          <table:table-cell office:value-type="float" office:value="0.64570081500000009" table:formula="of:=[.B35]+([.F$3]*[.B10]/(1+([.B10]^[.H$3])))-[.G$3]*[.B35]" table:style-name="ce1">
            <text:p>0,645700815</text:p>
          </table:table-cell>
          <table:table-cell table:number-columns-repeated="16382"/>
        </table:table-row>
        <table:table-row table:style-name="ro1">
          <table:table-cell office:value-type="float" office:value="9" table:formula="of:=[.A36]+1" table:style-name="ce1">
            <text:p>9</text:p>
          </table:table-cell>
          <table:table-cell office:value-type="float" office:value="0.58113073350000011" table:formula="of:=[.B36]+([.F$3]*[.B11]/(1+([.B11]^[.H$3])))-[.G$3]*[.B36]" table:style-name="ce1">
            <text:p>0,581130734</text:p>
          </table:table-cell>
          <table:table-cell table:number-columns-repeated="16382"/>
        </table:table-row>
        <table:table-row table:style-name="ro1">
          <table:table-cell office:value-type="float" office:value="10" table:formula="of:=[.A37]+1" table:style-name="ce1">
            <text:p>10</text:p>
          </table:table-cell>
          <table:table-cell office:value-type="float" office:value="0.52301766015000006" table:formula="of:=[.B37]+([.F$3]*[.B12]/(1+([.B12]^[.H$3])))-[.G$3]*[.B37]" table:style-name="ce1">
            <text:p>0,52301766</text:p>
          </table:table-cell>
          <table:table-cell table:number-columns-repeated="16382"/>
        </table:table-row>
        <table:table-row table:style-name="ro1">
          <table:table-cell office:value-type="float" office:value="11" table:formula="of:=[.A38]+1" table:style-name="ce1">
            <text:p>11</text:p>
          </table:table-cell>
          <table:table-cell office:value-type="float" office:value="0.47071589413500003" table:formula="of:=[.B38]+([.F$3]*[.B13]/(1+([.B13]^[.H$3])))-[.G$3]*[.B38]" table:style-name="ce1">
            <text:p>0,470715894</text:p>
          </table:table-cell>
          <table:table-cell table:number-columns-repeated="16382"/>
        </table:table-row>
        <table:table-row table:style-name="ro1">
          <table:table-cell office:value-type="float" office:value="12" table:formula="of:=[.A39]+1" table:style-name="ce1">
            <text:p>12</text:p>
          </table:table-cell>
          <table:table-cell office:value-type="float" office:value="0.42364430472150005" table:formula="of:=[.B39]+([.F$3]*[.B14]/(1+([.B14]^[.H$3])))-[.G$3]*[.B39]" table:style-name="ce1">
            <text:p>0,423644305</text:p>
          </table:table-cell>
          <table:table-cell table:number-columns-repeated="16382"/>
        </table:table-row>
        <table:table-row table:style-name="ro1">
          <table:table-cell office:value-type="float" office:value="13" table:formula="of:=[.A40]+1" table:style-name="ce1">
            <text:p>13</text:p>
          </table:table-cell>
          <table:table-cell office:value-type="float" office:value="0.38127987424935006" table:formula="of:=[.B40]+([.F$3]*[.B15]/(1+([.B15]^[.H$3])))-[.G$3]*[.B40]" table:style-name="ce1">
            <text:p>0,381279874</text:p>
          </table:table-cell>
          <table:table-cell table:number-columns-repeated="16382"/>
        </table:table-row>
        <table:table-row table:style-name="ro1">
          <table:table-cell office:value-type="float" office:value="14" table:formula="of:=[.A41]+1" table:style-name="ce1">
            <text:p>14</text:p>
          </table:table-cell>
          <table:table-cell office:value-type="float" office:value="0.34315188682441505" table:formula="of:=[.B41]+([.F$3]*[.B16]/(1+([.B16]^[.H$3])))-[.G$3]*[.B41]" table:style-name="ce1">
            <text:p>0,343151887</text:p>
          </table:table-cell>
          <table:table-cell table:number-columns-repeated="16382"/>
        </table:table-row>
        <table:table-row table:style-name="ro1">
          <table:table-cell office:value-type="float" office:value="15" table:formula="of:=[.A42]+1" table:style-name="ce1">
            <text:p>15</text:p>
          </table:table-cell>
          <table:table-cell office:value-type="float" office:value="0.30883669814197356" table:formula="of:=[.B42]+([.F$3]*[.B17]/(1+([.B17]^[.H$3])))-[.G$3]*[.B42]" table:style-name="ce1">
            <text:p>0,308836698</text:p>
          </table:table-cell>
          <table:table-cell table:number-columns-repeated="16382"/>
        </table:table-row>
        <table:table-row table:style-name="ro1">
          <table:table-cell office:value-type="float" office:value="16" table:formula="of:=[.A43]+1" table:style-name="ce1">
            <text:p>16</text:p>
          </table:table-cell>
          <table:table-cell office:value-type="float" office:value="0.27795302832777619" table:formula="of:=[.B43]+([.F$3]*[.B18]/(1+([.B18]^[.H$3])))-[.G$3]*[.B43]" table:style-name="ce1">
            <text:p>0,277953028</text:p>
          </table:table-cell>
          <table:table-cell table:number-columns-repeated="16382"/>
        </table:table-row>
        <table:table-row table:style-name="ro1">
          <table:table-cell office:value-type="float" office:value="17" table:formula="of:=[.A44]+1" table:style-name="ce1">
            <text:p>17</text:p>
          </table:table-cell>
          <table:table-cell office:value-type="float" office:value="0.2501577254949986" table:formula="of:=[.B44]+([.F$3]*[.B19]/(1+([.B19]^[.H$3])))-[.G$3]*[.B44]" table:style-name="ce1">
            <text:p>0,250157725</text:p>
          </table:table-cell>
          <table:table-cell table:number-columns-repeated="16382"/>
        </table:table-row>
        <table:table-row table:style-name="ro1">
          <table:table-cell office:value-type="float" office:value="18" table:formula="of:=[.A45]+1" table:style-name="ce1">
            <text:p>18</text:p>
          </table:table-cell>
          <table:table-cell office:value-type="float" office:value="0.22514195294549874" table:formula="of:=[.B45]+([.F$3]*[.B20]/(1+([.B20]^[.H$3])))-[.G$3]*[.B45]" table:style-name="ce1">
            <text:p>0,225141953</text:p>
          </table:table-cell>
          <table:table-cell table:number-columns-repeated="16382"/>
        </table:table-row>
        <table:table-row table:style-name="ro1">
          <table:table-cell office:value-type="float" office:value="19" table:formula="of:=[.A46]+1" table:style-name="ce1">
            <text:p>19</text:p>
          </table:table-cell>
          <table:table-cell office:value-type="float" office:value="0.20262775765094887" table:formula="of:=[.B46]+([.F$3]*[.B21]/(1+([.B21]^[.H$3])))-[.G$3]*[.B46]" table:style-name="ce1">
            <text:p>0,202627758</text:p>
          </table:table-cell>
          <table:table-cell table:number-columns-repeated="16382"/>
        </table:table-row>
        <table:table-row table:style-name="ro1">
          <table:table-cell office:value-type="float" office:value="20" table:formula="of:=[.A47]+1" table:style-name="ce1">
            <text:p>20</text:p>
          </table:table-cell>
          <table:table-cell office:value-type="float" office:value="0.18236498188585398" table:formula="of:=[.B47]+([.F$3]*[.B22]/(1+([.B22]^[.H$3])))-[.G$3]*[.B47]" table:style-name="ce1">
            <text:p>0,182364982</text:p>
          </table:table-cell>
          <table:table-cell table:number-columns-repeated="16382"/>
        </table:table-row>
        <table:table-row table:style-name="ro1">
          <table:table-cell office:value-type="float" office:value="21" table:formula="of:=[.A48]+1" table:style-name="ce1">
            <text:p>21</text:p>
          </table:table-cell>
          <table:table-cell office:value-type="float" office:value="0.1641284836972686" table:formula="of:=[.B48]+([.F$3]*[.B23]/(1+([.B23]^[.H$3])))-[.G$3]*[.B48]" table:style-name="ce1">
            <text:p>0,164128484</text:p>
          </table:table-cell>
          <table:table-cell table:number-columns-repeated="16382"/>
        </table:table-row>
        <table:table-row table:style-name="ro1">
          <table:table-cell office:value-type="float" office:value="22" table:formula="of:=[.A49]+1" table:style-name="ce1">
            <text:p>22</text:p>
          </table:table-cell>
          <table:table-cell office:value-type="float" office:value="0.14771563532754173" table:formula="of:=[.B49]+([.F$3]*[.B24]/(1+([.B24]^[.H$3])))-[.G$3]*[.B49]" table:style-name="ce1">
            <text:p>0,147715635</text:p>
          </table:table-cell>
          <table:table-cell table:number-columns-repeated="16382"/>
        </table:table-row>
        <table:table-row table:style-name="ro1">
          <table:table-cell office:value-type="float" office:value="23" table:formula="of:=[.A50]+1" table:style-name="ce1">
            <text:p>23</text:p>
          </table:table-cell>
          <table:table-cell office:value-type="float" office:value="0.13294407179478757" table:formula="of:=[.B50]+([.F$3]*[.B25]/(1+([.B25]^[.H$3])))-[.G$3]*[.B50]" table:style-name="ce1">
            <text:p>0,132944072</text:p>
          </table:table-cell>
          <table:table-cell table:number-columns-repeated="16382"/>
        </table:table-row>
        <table:table-row table:style-name="ro1">
          <table:table-cell office:value-type="float" office:value="24" table:formula="of:=[.A51]+1" table:style-name="ce1">
            <text:p>24</text:p>
          </table:table-cell>
          <table:table-cell office:value-type="float" office:value="0.11964966461530881" table:formula="of:=[.B51]+([.F$3]*[.B26]/(1+([.B26]^[.H$3])))-[.G$3]*[.B51]" table:style-name="ce1">
            <text:p>0,119649665</text:p>
          </table:table-cell>
          <table:table-cell table:number-columns-repeated="16382"/>
        </table:table-row>
        <table:table-row table:style-name="ro1">
          <table:table-cell office:value-type="float" office:value="25" table:formula="of:=[.A52]+1" table:style-name="ce1">
            <text:p>25</text:p>
          </table:table-cell>
          <table:table-cell office:value-type="float" office:value="0.10768469815377793" table:formula="of:=[.B52]+([.F$3]*[.B27]/(1+([.B27]^[.H$3])))-[.G$3]*[.B52]" table:style-name="ce1">
            <text:p>0,107684698</text:p>
          </table:table-cell>
          <table:table-cell table:number-columns-repeated="16382"/>
        </table:table-row>
        <table:table-row table:style-name="ro1">
          <table:table-cell office:value-type="float" office:value="26" table:formula="of:=[.A53]+1" table:style-name="ce1">
            <text:p>26</text:p>
          </table:table-cell>
          <table:table-cell office:value-type="float" office:value="0.10203000657487908" table:formula="of:=[.B53]+([.F$3]*[.B28]/(1+([.B28]^[.H$3])))-[.G$3]*[.B53]" table:style-name="ce1">
            <text:p>0,102030007</text:p>
          </table:table-cell>
          <table:table-cell table:number-columns-repeated="16382"/>
        </table:table-row>
        <table:table-row table:style-name="ro1">
          <table:table-cell office:value-type="float" office:value="27" table:formula="of:=[.A54]+1" table:style-name="ce1">
            <text:p>27</text:p>
          </table:table-cell>
          <table:table-cell office:value-type="float" office:value="0.10461923984132782" table:formula="of:=[.B54]+([.F$3]*[.B29]/(1+([.B29]^[.H$3])))-[.G$3]*[.B54]" table:style-name="ce1">
            <text:p>0,10461924</text:p>
          </table:table-cell>
          <table:table-cell table:number-columns-repeated="16382"/>
        </table:table-row>
        <table:table-row table:style-name="ro1">
          <table:table-cell office:value-type="float" office:value="28" table:formula="of:=[.A55]+1" table:style-name="ce1">
            <text:p>28</text:p>
          </table:table-cell>
          <table:table-cell office:value-type="float" office:value="0.12449165822223743" table:formula="of:=[.B55]+([.F$3]*[.B30]/(1+([.B30]^[.H$3])))-[.G$3]*[.B55]" table:style-name="ce1">
            <text:p>0,124491658</text:p>
          </table:table-cell>
          <table:table-cell table:number-columns-repeated="16382"/>
        </table:table-row>
        <table:table-row table:style-name="ro1">
          <table:table-cell office:value-type="float" office:value="29" table:formula="of:=[.A56]+1" table:style-name="ce1">
            <text:p>29</text:p>
          </table:table-cell>
          <table:table-cell office:value-type="float" office:value="0.1755352416374559" table:formula="of:=[.B56]+([.F$3]*[.B31]/(1+([.B31]^[.H$3])))-[.G$3]*[.B56]" table:style-name="ce1">
            <text:p>0,175535242</text:p>
          </table:table-cell>
          <table:table-cell table:number-columns-repeated="16382"/>
        </table:table-row>
        <table:table-row table:style-name="ro1">
          <table:table-cell office:value-type="float" office:value="30" table:formula="of:=[.A57]+1" table:style-name="ce1">
            <text:p>30</text:p>
          </table:table-cell>
          <table:table-cell office:value-type="float" office:value="0.26424189626227595" table:formula="of:=[.B57]+([.F$3]*[.B32]/(1+([.B32]^[.H$3])))-[.G$3]*[.B57]" table:style-name="ce1">
            <text:p>0,264241896</text:p>
          </table:table-cell>
          <table:table-cell table:number-columns-repeated="16382"/>
        </table:table-row>
        <table:table-row table:style-name="ro1">
          <table:table-cell office:value-type="float" office:value="31" table:formula="of:=[.A58]+1" table:style-name="ce1">
            <text:p>31</text:p>
          </table:table-cell>
          <table:table-cell office:value-type="float" office:value="0.37437953512346112" table:formula="of:=[.B58]+([.F$3]*[.B33]/(1+([.B33]^[.H$3])))-[.G$3]*[.B58]" table:style-name="ce1">
            <text:p>0,374379535</text:p>
          </table:table-cell>
          <table:table-cell table:number-columns-repeated="16382"/>
        </table:table-row>
        <table:table-row table:style-name="ro1">
          <table:table-cell office:value-type="float" office:value="32" table:formula="of:=[.A59]+1" table:style-name="ce1">
            <text:p>32</text:p>
          </table:table-cell>
          <table:table-cell office:value-type="float" office:value="0.48140401024112844" table:formula="of:=[.B59]+([.F$3]*[.B34]/(1+([.B34]^[.H$3])))-[.G$3]*[.B59]" table:style-name="ce1">
            <text:p>0,48140401</text:p>
          </table:table-cell>
          <table:table-cell table:number-columns-repeated="16382"/>
        </table:table-row>
        <table:table-row table:style-name="ro1">
          <table:table-cell office:value-type="float" office:value="33" table:formula="of:=[.A60]+1" table:style-name="ce1">
            <text:p>33</text:p>
          </table:table-cell>
          <table:table-cell office:value-type="float" office:value="0.5717489693917619" table:formula="of:=[.B60]+([.F$3]*[.B35]/(1+([.B35]^[.H$3])))-[.G$3]*[.B60]" table:style-name="ce1">
            <text:p>0,571748969</text:p>
          </table:table-cell>
          <table:table-cell table:number-columns-repeated="16382"/>
        </table:table-row>
        <table:table-row table:style-name="ro1">
          <table:table-cell office:value-type="float" office:value="34" table:formula="of:=[.A61]+1" table:style-name="ce1">
            <text:p>34</text:p>
          </table:table-cell>
          <table:table-cell office:value-type="float" office:value="0.64210752557139161" table:formula="of:=[.B61]+([.F$3]*[.B36]/(1+([.B36]^[.H$3])))-[.G$3]*[.B61]" table:style-name="ce1">
            <text:p>0,642107526</text:p>
          </table:table-cell>
          <table:table-cell table:number-columns-repeated="16382"/>
        </table:table-row>
        <table:table-row table:style-name="ro1">
          <table:table-cell office:value-type="float" office:value="35" table:formula="of:=[.A62]+1" table:style-name="ce1">
            <text:p>35</text:p>
          </table:table-cell>
          <table:table-cell office:value-type="float" office:value="0.69361459795323877" table:formula="of:=[.B62]+([.F$3]*[.B37]/(1+([.B37]^[.H$3])))-[.G$3]*[.B62]" table:style-name="ce1">
            <text:p>0,693614598</text:p>
          </table:table-cell>
          <table:table-cell table:number-columns-repeated="16382"/>
        </table:table-row>
        <table:table-row table:style-name="ro1">
          <table:table-cell office:value-type="float" office:value="36" table:formula="of:=[.A63]+1" table:style-name="ce1">
            <text:p>36</text:p>
          </table:table-cell>
          <table:table-cell office:value-type="float" office:value="0.72869669773677148" table:formula="of:=[.B63]+([.F$3]*[.B38]/(1+([.B38]^[.H$3])))-[.G$3]*[.B63]" table:style-name="ce1">
            <text:p>0,728696698</text:p>
          </table:table-cell>
          <table:table-cell table:number-columns-repeated="16382"/>
        </table:table-row>
        <table:table-row table:style-name="ro1">
          <table:table-cell office:value-type="float" office:value="37" table:formula="of:=[.A64]+1" table:style-name="ce1">
            <text:p>37</text:p>
          </table:table-cell>
          <table:table-cell office:value-type="float" office:value="0.74991995568571324" table:formula="of:=[.B64]+([.F$3]*[.B39]/(1+([.B39]^[.H$3])))-[.G$3]*[.B64]" table:style-name="ce1">
            <text:p>0,749919956</text:p>
          </table:table-cell>
          <table:table-cell table:number-columns-repeated="16382"/>
        </table:table-row>
        <table:table-row table:style-name="ro1">
          <table:table-cell office:value-type="float" office:value="38" table:formula="of:=[.A65]+1" table:style-name="ce1">
            <text:p>38</text:p>
          </table:table-cell>
          <table:table-cell office:value-type="float" office:value="0.75964104624818218" table:formula="of:=[.B65]+([.F$3]*[.B40]/(1+([.B40]^[.H$3])))-[.G$3]*[.B65]" table:style-name="ce1">
            <text:p>0,759641046</text:p>
          </table:table-cell>
          <table:table-cell table:number-columns-repeated="16382"/>
        </table:table-row>
        <table:table-row table:style-name="ro1">
          <table:table-cell office:value-type="float" office:value="39" table:formula="of:=[.A66]+1" table:style-name="ce1">
            <text:p>39</text:p>
          </table:table-cell>
          <table:table-cell office:value-type="float" office:value="0.7599279655693203" table:formula="of:=[.B66]+([.F$3]*[.B41]/(1+([.B41]^[.H$3])))-[.G$3]*[.B66]" table:style-name="ce1">
            <text:p>0,759927966</text:p>
          </table:table-cell>
          <table:table-cell table:number-columns-repeated="16382"/>
        </table:table-row>
        <table:table-row table:style-name="ro1">
          <table:table-cell office:value-type="float" office:value="40" table:formula="of:=[.A67]+1" table:style-name="ce1">
            <text:p>40</text:p>
          </table:table-cell>
          <table:table-cell office:value-type="float" office:value="0.75256399266546126" table:formula="of:=[.B67]+([.F$3]*[.B42]/(1+([.B42]^[.H$3])))-[.G$3]*[.B67]" table:style-name="ce1">
            <text:p>0,752563993</text:p>
          </table:table-cell>
          <table:table-cell table:number-columns-repeated="16382"/>
        </table:table-row>
        <table:table-row table:style-name="ro1">
          <table:table-cell office:value-type="float" office:value="41" table:formula="of:=[.A68]+1" table:style-name="ce1">
            <text:p>41</text:p>
          </table:table-cell>
          <table:table-cell office:value-type="float" office:value="0.73907444544889112" table:formula="of:=[.B68]+([.F$3]*[.B43]/(1+([.B43]^[.H$3])))-[.G$3]*[.B68]" table:style-name="ce1">
            <text:p>0,739074445</text:p>
          </table:table-cell>
          <table:table-cell table:number-columns-repeated="16382"/>
        </table:table-row>
        <table:table-row table:style-name="ro1">
          <table:table-cell office:value-type="float" office:value="42" table:formula="of:=[.A69]+1" table:style-name="ce1">
            <text:p>42</text:p>
          </table:table-cell>
          <table:table-cell office:value-type="float" office:value="0.72075745356149645" table:formula="of:=[.B69]+([.F$3]*[.B44]/(1+([.B44]^[.H$3])))-[.G$3]*[.B69]" table:style-name="ce1">
            <text:p>0,720757454</text:p>
          </table:table-cell>
          <table:table-cell table:number-columns-repeated="16382"/>
        </table:table-row>
        <table:table-row table:style-name="ro1">
          <table:table-cell office:value-type="float" office:value="43" table:formula="of:=[.A70]+1" table:style-name="ce1">
            <text:p>43</text:p>
          </table:table-cell>
          <table:table-cell office:value-type="float" office:value="0.69871320528870962" table:formula="of:=[.B70]+([.F$3]*[.B45]/(1+([.B45]^[.H$3])))-[.G$3]*[.B70]" table:style-name="ce1">
            <text:p>0,698713205</text:p>
          </table:table-cell>
          <table:table-cell table:number-columns-repeated="16382"/>
        </table:table-row>
        <table:table-row table:style-name="ro1">
          <table:table-cell office:value-type="float" office:value="44" table:formula="of:=[.A71]+1" table:style-name="ce1">
            <text:p>44</text:p>
          </table:table-cell>
          <table:table-cell office:value-type="float" office:value="0.6738702602811133" table:formula="of:=[.B71]+([.F$3]*[.B46]/(1+([.B46]^[.H$3])))-[.G$3]*[.B71]" table:style-name="ce1">
            <text:p>0,67387026</text:p>
          </table:table-cell>
          <table:table-cell table:number-columns-repeated="16382"/>
        </table:table-row>
        <table:table-row table:style-name="ro1">
          <table:table-cell office:value-type="float" office:value="45" table:formula="of:=[.A72]+1" table:style-name="ce1">
            <text:p>45</text:p>
          </table:table-cell>
          <table:table-cell office:value-type="float" office:value="0.64700878105474757" table:formula="of:=[.B72]+([.F$3]*[.B47]/(1+([.B47]^[.H$3])))-[.G$3]*[.B72]" table:style-name="ce1">
            <text:p>0,647008781</text:p>
          </table:table-cell>
          <table:table-cell table:number-columns-repeated="16382"/>
        </table:table-row>
        <table:table-row table:style-name="ro1">
          <table:table-cell office:value-type="float" office:value="46" table:formula="of:=[.A73]+1" table:style-name="ce1">
            <text:p>46</text:p>
          </table:table-cell>
          <table:table-cell office:value-type="float" office:value="0.61878089784260759" table:formula="of:=[.B73]+([.F$3]*[.B48]/(1+([.B48]^[.H$3])))-[.G$3]*[.B73]" table:style-name="ce1">
            <text:p>0,618780898</text:p>
          </table:table-cell>
          <table:table-cell table:number-columns-repeated="16382"/>
        </table:table-row>
        <table:table-row table:style-name="ro1">
          <table:table-cell office:value-type="float" office:value="47" table:formula="of:=[.A74]+1" table:style-name="ce1">
            <text:p>47</text:p>
          </table:table-cell>
          <table:table-cell office:value-type="float" office:value="0.58972850433215707" table:formula="of:=[.B74]+([.F$3]*[.B49]/(1+([.B49]^[.H$3])))-[.G$3]*[.B74]" table:style-name="ce1">
            <text:p>0,589728504</text:p>
          </table:table-cell>
          <table:table-cell table:number-columns-repeated="16382"/>
        </table:table-row>
        <table:table-row table:style-name="ro1">
          <table:table-cell office:value-type="float" office:value="48" table:formula="of:=[.A75]+1" table:style-name="ce1">
            <text:p>48</text:p>
          </table:table-cell>
          <table:table-cell office:value-type="float" office:value="0.56029878081832596" table:formula="of:=[.B75]+([.F$3]*[.B50]/(1+([.B50]^[.H$3])))-[.G$3]*[.B75]" table:style-name="ce1">
            <text:p>0,560298781</text:p>
          </table:table-cell>
          <table:table-cell table:number-columns-repeated="16382"/>
        </table:table-row>
        <table:table-row table:style-name="ro1">
          <table:table-cell office:value-type="float" office:value="49" table:formula="of:=[.A76]+1" table:style-name="ce1">
            <text:p>49</text:p>
          </table:table-cell>
          <table:table-cell office:value-type="float" office:value="0.53085771704959572" table:formula="of:=[.B76]+([.F$3]*[.B51]/(1+([.B51]^[.H$3])))-[.G$3]*[.B76]" table:style-name="ce1">
            <text:p>0,530857717</text:p>
          </table:table-cell>
          <table:table-cell table:number-columns-repeated="16382"/>
        </table:table-row>
        <table:table-row table:style-name="ro1">
          <table:table-cell office:value-type="float" office:value="50" table:formula="of:=[.A77]+1" table:style-name="ce1">
            <text:p>50</text:p>
          </table:table-cell>
          <table:table-cell office:value-type="float" office:value="0.50170187825330814" table:formula="of:=[.B77]+([.F$3]*[.B52]/(1+([.B52]^[.H$3])))-[.G$3]*[.B77]" table:style-name="ce1">
            <text:p>0,501701878</text:p>
          </table:table-cell>
          <table:table-cell table:number-columns-repeated="16382"/>
        </table:table-row>
        <table:table-row table:style-name="ro1">
          <table:table-cell office:value-type="float" office:value="51" table:formula="of:=[.A78]+1" table:style-name="ce1">
            <text:p>51</text:p>
          </table:table-cell>
          <table:table-cell office:value-type="float" office:value="0.47306863005421723" table:formula="of:=[.B78]+([.F$3]*[.B53]/(1+([.B53]^[.H$3])))-[.G$3]*[.B78]" table:style-name="ce1">
            <text:p>0,47306863</text:p>
          </table:table-cell>
          <table:table-cell table:number-columns-repeated="16382"/>
        </table:table-row>
        <table:table-row table:style-name="ro1">
          <table:table-cell office:value-type="float" office:value="52" table:formula="of:=[.A79]+1" table:style-name="ce1">
            <text:p>52</text:p>
          </table:table-cell>
          <table:table-cell office:value-type="float" office:value="0.44616776836127647" table:formula="of:=[.B79]+([.F$3]*[.B54]/(1+([.B54]^[.H$3])))-[.G$3]*[.B79]" table:style-name="ce1">
            <text:p>0,446167768</text:p>
          </table:table-cell>
          <table:table-cell table:number-columns-repeated="16382"/>
        </table:table-row>
        <table:table-row table:style-name="ro1">
          <table:table-cell office:value-type="float" office:value="53" table:formula="of:=[.A80]+1" table:style-name="ce1">
            <text:p>53</text:p>
          </table:table-cell>
          <table:table-cell office:value-type="float" office:value="0.42247483949012771" table:formula="of:=[.B80]+([.F$3]*[.B55]/(1+([.B55]^[.H$3])))-[.G$3]*[.B80]" table:style-name="ce1">
            <text:p>0,422474839</text:p>
          </table:table-cell>
          <table:table-cell table:number-columns-repeated="16382"/>
        </table:table-row>
        <table:table-row table:style-name="ro1">
          <table:table-cell office:value-type="float" office:value="54" table:formula="of:=[.A81]+1" table:style-name="ce1">
            <text:p>54</text:p>
          </table:table-cell>
          <table:table-cell office:value-type="float" office:value="0.40512568716329994" table:formula="of:=[.B81]+([.F$3]*[.B56]/(1+([.B56]^[.H$3])))-[.G$3]*[.B81]" table:style-name="ce1">
            <text:p>0,405125687</text:p>
          </table:table-cell>
          <table:table-cell table:number-columns-repeated="16382"/>
        </table:table-row>
        <table:table-row table:style-name="ro1">
          <table:table-cell office:value-type="float" office:value="55" table:formula="of:=[.A82]+1" table:style-name="ce1">
            <text:p>55</text:p>
          </table:table-cell>
          <table:table-cell office:value-type="float" office:value="0.39972016579938729" table:formula="of:=[.B82]+([.F$3]*[.B57]/(1+([.B57]^[.H$3])))-[.G$3]*[.B82]" table:style-name="ce1">
            <text:p>0,399720166</text:p>
          </table:table-cell>
          <table:table-cell table:number-columns-repeated="16382"/>
        </table:table-row>
        <table:table-row table:style-name="ro1">
          <table:table-cell office:value-type="float" office:value="56" table:formula="of:=[.A83]+1" table:style-name="ce1">
            <text:p>56</text:p>
          </table:table-cell>
          <table:table-cell office:value-type="float" office:value="0.4125964407621836" table:formula="of:=[.B83]+([.F$3]*[.B58]/(1+([.B58]^[.H$3])))-[.G$3]*[.B83]" table:style-name="ce1">
            <text:p>0,412596441</text:p>
          </table:table-cell>
          <table:table-cell table:number-columns-repeated="16382"/>
        </table:table-row>
        <table:table-row table:style-name="ro1">
          <table:table-cell office:value-type="float" office:value="57" table:formula="of:=[.A84]+1" table:style-name="ce1">
            <text:p>57</text:p>
          </table:table-cell>
          <table:table-cell office:value-type="float" office:value="0.44620865385436631" table:formula="of:=[.B84]+([.F$3]*[.B59]/(1+([.B59]^[.H$3])))-[.G$3]*[.B84]" table:style-name="ce1">
            <text:p>0,446208654</text:p>
          </table:table-cell>
          <table:table-cell table:number-columns-repeated="16382"/>
        </table:table-row>
        <table:table-row table:style-name="ro1">
          <table:table-cell office:value-type="float" office:value="58" table:formula="of:=[.A85]+1" table:style-name="ce1">
            <text:p>58</text:p>
          </table:table-cell>
          <table:table-cell office:value-type="float" office:value="0.49780427044675835" table:formula="of:=[.B85]+([.F$3]*[.B60]/(1+([.B60]^[.H$3])))-[.G$3]*[.B85]" table:style-name="ce1">
            <text:p>0,49780427</text:p>
          </table:table-cell>
          <table:table-cell table:number-columns-repeated="16382"/>
        </table:table-row>
        <table:table-row table:style-name="ro1">
          <table:table-cell office:value-type="float" office:value="59" table:formula="of:=[.A86]+1" table:style-name="ce1">
            <text:p>59</text:p>
          </table:table-cell>
          <table:table-cell office:value-type="float" office:value="0.56194836105673462" table:formula="of:=[.B86]+([.F$3]*[.B61]/(1+([.B61]^[.H$3])))-[.G$3]*[.B86]" table:style-name="ce1">
            <text:p>0,561948361</text:p>
          </table:table-cell>
          <table:table-cell table:number-columns-repeated="16382"/>
        </table:table-row>
        <table:table-row table:style-name="ro1">
          <table:table-cell office:value-type="float" office:value="60" table:formula="of:=[.A87]+1" table:style-name="ce1">
            <text:p>60</text:p>
          </table:table-cell>
          <table:table-cell office:value-type="float" office:value="0.63266296139563805" table:formula="of:=[.B87]+([.F$3]*[.B62]/(1+([.B62]^[.H$3])))-[.G$3]*[.B87]" table:style-name="ce1">
            <text:p>0,632662961</text:p>
          </table:table-cell>
          <table:table-cell table:number-columns-repeated="16382"/>
        </table:table-row>
        <table:table-row table:style-name="ro1">
          <table:table-cell office:value-type="float" office:value="61" table:formula="of:=[.A88]+1" table:style-name="ce1">
            <text:p>61</text:p>
          </table:table-cell>
          <table:table-cell office:value-type="float" office:value="0.70463397502217062" table:formula="of:=[.B88]+([.F$3]*[.B63]/(1+([.B63]^[.H$3])))-[.G$3]*[.B88]" table:style-name="ce1">
            <text:p>0,704633975</text:p>
          </table:table-cell>
          <table:table-cell table:number-columns-repeated="16382"/>
        </table:table-row>
        <table:table-row table:style-name="ro1">
          <table:table-cell office:value-type="float" office:value="62" table:formula="of:=[.A89]+1" table:style-name="ce1">
            <text:p>62</text:p>
          </table:table-cell>
          <table:table-cell office:value-type="float" office:value="0.77400671781379893" table:formula="of:=[.B89]+([.F$3]*[.B64]/(1+([.B64]^[.H$3])))-[.G$3]*[.B89]" table:style-name="ce1">
            <text:p>0,774006718</text:p>
          </table:table-cell>
          <table:table-cell table:number-columns-repeated="16382"/>
        </table:table-row>
        <table:table-row table:style-name="ro1">
          <table:table-cell office:value-type="float" office:value="63" table:formula="of:=[.A90]+1" table:style-name="ce1">
            <text:p>63</text:p>
          </table:table-cell>
          <table:table-cell office:value-type="float" office:value="0.83860226123620618" table:formula="of:=[.B90]+([.F$3]*[.B65]/(1+([.B65]^[.H$3])))-[.G$3]*[.B90]" table:style-name="ce1">
            <text:p>0,838602261</text:p>
          </table:table-cell>
          <table:table-cell table:number-columns-repeated="16382"/>
        </table:table-row>
        <table:table-row table:style-name="ro1">
          <table:table-cell office:value-type="float" office:value="64" table:formula="of:=[.A91]+1" table:style-name="ce1">
            <text:p>64</text:p>
          </table:table-cell>
          <table:table-cell office:value-type="float" office:value="0.89753359871295302" table:formula="of:=[.B91]+([.F$3]*[.B66]/(1+([.B66]^[.H$3])))-[.G$3]*[.B91]" table:style-name="ce1">
            <text:p>0,897533599</text:p>
          </table:table-cell>
          <table:table-cell table:number-columns-repeated="16382"/>
        </table:table-row>
        <table:table-row table:style-name="ro1">
          <table:table-cell office:value-type="float" office:value="65" table:formula="of:=[.A92]+1" table:style-name="ce1">
            <text:p>65</text:p>
          </table:table-cell>
          <table:table-cell office:value-type="float" office:value="0.95059324116732868" table:formula="of:=[.B92]+([.F$3]*[.B67]/(1+([.B67]^[.H$3])))-[.G$3]*[.B92]" table:style-name="ce1">
            <text:p>0,950593241</text:p>
          </table:table-cell>
          <table:table-cell table:number-columns-repeated="16382"/>
        </table:table-row>
        <table:table-row table:style-name="ro1">
          <table:table-cell office:value-type="float" office:value="66" table:formula="of:=[.A93]+1" table:style-name="ce1">
            <text:p>66</text:p>
          </table:table-cell>
          <table:table-cell office:value-type="float" office:value="0.99775943802335221" table:formula="of:=[.B93]+([.F$3]*[.B68]/(1+([.B68]^[.H$3])))-[.G$3]*[.B93]" table:style-name="ce1">
            <text:p>0,997759438</text:p>
          </table:table-cell>
          <table:table-cell table:number-columns-repeated="16382"/>
        </table:table-row>
        <table:table-row table:style-name="ro1">
          <table:table-cell office:value-type="float" office:value="67" table:formula="of:=[.A94]+1" table:style-name="ce1">
            <text:p>67</text:p>
          </table:table-cell>
          <table:table-cell office:value-type="float" office:value="1.0389438355839764" table:formula="of:=[.B94]+([.F$3]*[.B69]/(1+([.B69]^[.H$3])))-[.G$3]*[.B94]" table:style-name="ce1">
            <text:p>1,038943836</text:p>
          </table:table-cell>
          <table:table-cell table:number-columns-repeated="16382"/>
        </table:table-row>
        <table:table-row table:style-name="ro1">
          <table:table-cell office:value-type="float" office:value="68" table:formula="of:=[.A95]+1" table:style-name="ce1">
            <text:p>68</text:p>
          </table:table-cell>
          <table:table-cell office:value-type="float" office:value="1.0739458264344226" table:formula="of:=[.B95]+([.F$3]*[.B70]/(1+([.B70]^[.H$3])))-[.G$3]*[.B95]" table:style-name="ce1">
            <text:p>1,073945826</text:p>
          </table:table-cell>
          <table:table-cell table:number-columns-repeated="16382"/>
        </table:table-row>
        <table:table-row table:style-name="ro1">
          <table:table-cell office:value-type="float" office:value="69" table:formula="of:=[.A96]+1" table:style-name="ce1">
            <text:p>69</text:p>
          </table:table-cell>
          <table:table-cell office:value-type="float" office:value="1.102523042673996" table:formula="of:=[.B96]+([.F$3]*[.B71]/(1+([.B71]^[.H$3])))-[.G$3]*[.B96]" table:style-name="ce1">
            <text:p>1,102523043</text:p>
          </table:table-cell>
          <table:table-cell table:number-columns-repeated="16382"/>
        </table:table-row>
        <table:table-row table:style-name="ro1">
          <table:table-cell office:value-type="float" office:value="70" table:formula="of:=[.A97]+1" table:style-name="ce1">
            <text:p>70</text:p>
          </table:table-cell>
          <table:table-cell office:value-type="float" office:value="1.1244917172440725" table:formula="of:=[.B97]+([.F$3]*[.B72]/(1+([.B72]^[.H$3])))-[.G$3]*[.B97]" table:style-name="ce1">
            <text:p>1,124491717</text:p>
          </table:table-cell>
          <table:table-cell table:number-columns-repeated="16382"/>
        </table:table-row>
        <table:table-row table:style-name="ro1">
          <table:table-cell office:value-type="float" office:value="71" table:formula="of:=[.A98]+1" table:style-name="ce1">
            <text:p>71</text:p>
          </table:table-cell>
          <table:table-cell office:value-type="float" office:value="1.1398018437559017" table:formula="of:=[.B98]+([.F$3]*[.B73]/(1+([.B73]^[.H$3])))-[.G$3]*[.B98]" table:style-name="ce1">
            <text:p>1,139801844</text:p>
          </table:table-cell>
          <table:table-cell table:number-columns-repeated="16382"/>
        </table:table-row>
        <table:table-row table:style-name="ro1">
          <table:table-cell office:value-type="float" office:value="72" table:formula="of:=[.A99]+1" table:style-name="ce1">
            <text:p>72</text:p>
          </table:table-cell>
          <table:table-cell office:value-type="float" office:value="1.1485677107085561" table:formula="of:=[.B99]+([.F$3]*[.B74]/(1+([.B74]^[.H$3])))-[.G$3]*[.B99]" table:style-name="ce1">
            <text:p>1,148567711</text:p>
          </table:table-cell>
          <table:table-cell table:number-columns-repeated="16382"/>
        </table:table-row>
        <table:table-row table:style-name="ro1">
          <table:table-cell office:value-type="float" office:value="73" table:formula="of:=[.A100]+1" table:style-name="ce1">
            <text:p>73</text:p>
          </table:table-cell>
          <table:table-cell office:value-type="float" office:value="1.1510596061023919" table:formula="of:=[.B100]+([.F$3]*[.B75]/(1+([.B75]^[.H$3])))-[.G$3]*[.B100]" table:style-name="ce1">
            <text:p>1,151059606</text:p>
          </table:table-cell>
          <table:table-cell table:number-columns-repeated="16382"/>
        </table:table-row>
        <table:table-row table:style-name="ro1">
          <table:table-cell office:value-type="float" office:value="74" table:formula="of:=[.A101]+1" table:style-name="ce1">
            <text:p>74</text:p>
          </table:table-cell>
          <table:table-cell office:value-type="float" office:value="1.1476727392737438" table:formula="of:=[.B101]+([.F$3]*[.B76]/(1+([.B76]^[.H$3])))-[.G$3]*[.B101]" table:style-name="ce1">
            <text:p>1,147672739</text:p>
          </table:table-cell>
          <table:table-cell table:number-columns-repeated="16382"/>
        </table:table-row>
        <table:table-row table:style-name="ro1">
          <table:table-cell office:value-type="float" office:value="75" table:formula="of:=[.A102]+1" table:style-name="ce1">
            <text:p>75</text:p>
          </table:table-cell>
          <table:table-cell office:value-type="float" office:value="1.1388886359281023" table:formula="of:=[.B102]+([.F$3]*[.B77]/(1+([.B77]^[.H$3])))-[.G$3]*[.B102]" table:style-name="ce1">
            <text:p>1,138888636</text:p>
          </table:table-cell>
          <table:table-cell table:number-columns-repeated="16382"/>
        </table:table-row>
        <table:table-row table:style-name="ro1">
          <table:table-cell office:value-type="float" office:value="76" table:formula="of:=[.A103]+1" table:style-name="ce1">
            <text:p>76</text:p>
          </table:table-cell>
          <table:table-cell office:value-type="float" office:value="1.1252388748079309" table:formula="of:=[.B103]+([.F$3]*[.B78]/(1+([.B78]^[.H$3])))-[.G$3]*[.B103]" table:style-name="ce1">
            <text:p>1,125238875</text:p>
          </table:table-cell>
          <table:table-cell table:number-columns-repeated="16382"/>
        </table:table-row>
        <table:table-row table:style-name="ro1">
          <table:table-cell office:value-type="float" office:value="77" table:formula="of:=[.A104]+1" table:style-name="ce1">
            <text:p>77</text:p>
          </table:table-cell>
          <table:table-cell office:value-type="float" office:value="1.1072756307704332" table:formula="of:=[.B104]+([.F$3]*[.B79]/(1+([.B79]^[.H$3])))-[.G$3]*[.B104]" table:style-name="ce1">
            <text:p>1,107275631</text:p>
          </table:table-cell>
          <table:table-cell table:number-columns-repeated="16382"/>
        </table:table-row>
        <table:table-row table:style-name="ro1">
          <table:table-cell office:value-type="float" office:value="78" table:formula="of:=[.A105]+1" table:style-name="ce1">
            <text:p>78</text:p>
          </table:table-cell>
          <table:table-cell office:value-type="float" office:value="1.0857537361258423" table:formula="of:=[.B105]+([.F$3]*[.B80]/(1+([.B80]^[.H$3])))-[.G$3]*[.B105]" table:style-name="ce1">
            <text:p>1,085753736</text:p>
          </table:table-cell>
          <table:table-cell table:number-columns-repeated="16382"/>
        </table:table-row>
        <table:table-row table:style-name="ro1">
          <table:table-cell office:value-type="float" office:value="79" table:formula="of:=[.A106]+1" table:style-name="ce1">
            <text:p>79</text:p>
          </table:table-cell>
          <table:table-cell office:value-type="float" office:value="1.0616580279714134" table:formula="of:=[.B106]+([.F$3]*[.B81]/(1+([.B81]^[.H$3])))-[.G$3]*[.B106]" table:style-name="ce1">
            <text:p>1,061658028</text:p>
          </table:table-cell>
          <table:table-cell table:number-columns-repeated="16382"/>
        </table:table-row>
        <table:table-row table:style-name="ro1">
          <table:table-cell office:value-type="float" office:value="80" table:formula="of:=[.A107]+1" table:style-name="ce1">
            <text:p>80</text:p>
          </table:table-cell>
          <table:table-cell office:value-type="float" office:value="1.0365077139722498" table:formula="of:=[.B107]+([.F$3]*[.B82]/(1+([.B82]^[.H$3])))-[.G$3]*[.B107]" table:style-name="ce1">
            <text:p>1,036507714</text:p>
          </table:table-cell>
          <table:table-cell table:number-columns-repeated="16382"/>
        </table:table-row>
        <table:table-row table:style-name="ro1">
          <table:table-cell office:value-type="float" office:value="81" table:formula="of:=[.A108]+1" table:style-name="ce1">
            <text:p>81</text:p>
          </table:table-cell>
          <table:table-cell office:value-type="float" office:value="1.0127926523222905" table:formula="of:=[.B108]+([.F$3]*[.B83]/(1+([.B83]^[.H$3])))-[.G$3]*[.B108]" table:style-name="ce1">
            <text:p>1,012792652</text:p>
          </table:table-cell>
          <table:table-cell table:number-columns-repeated="16382"/>
        </table:table-row>
        <table:table-row table:style-name="ro1">
          <table:table-cell office:value-type="float" office:value="82" table:formula="of:=[.A109]+1" table:style-name="ce1">
            <text:p>82</text:p>
          </table:table-cell>
          <table:table-cell office:value-type="float" office:value="0.9940208788787116" table:formula="of:=[.B109]+([.F$3]*[.B84]/(1+([.B84]^[.H$3])))-[.G$3]*[.B109]" table:style-name="ce1">
            <text:p>0,994020879</text:p>
          </table:table-cell>
          <table:table-cell table:number-columns-repeated="16382"/>
        </table:table-row>
        <table:table-row table:style-name="ro1">
          <table:table-cell office:value-type="float" office:value="83" table:formula="of:=[.A110]+1" table:style-name="ce1">
            <text:p>83</text:p>
          </table:table-cell>
          <table:table-cell office:value-type="float" office:value="0.98383260840849607" table:formula="of:=[.B110]+([.F$3]*[.B85]/(1+([.B85]^[.H$3])))-[.G$3]*[.B110]" table:style-name="ce1">
            <text:p>0,983832608</text:p>
          </table:table-cell>
          <table:table-cell table:number-columns-repeated="16382"/>
        </table:table-row>
        <table:table-row table:style-name="ro1">
          <table:table-cell office:value-type="float" office:value="84" table:formula="of:=[.A111]+1" table:style-name="ce1">
            <text:p>84</text:p>
          </table:table-cell>
          <table:table-cell office:value-type="float" office:value="0.98491724743343501" table:formula="of:=[.B111]+([.F$3]*[.B86]/(1+([.B86]^[.H$3])))-[.G$3]*[.B111]" table:style-name="ce1">
            <text:p>0,984917247</text:p>
          </table:table-cell>
          <table:table-cell table:number-columns-repeated="16382"/>
        </table:table-row>
        <table:table-row table:style-name="ro1">
          <table:table-cell office:value-type="float" office:value="85" table:formula="of:=[.A112]+1" table:style-name="ce1">
            <text:p>85</text:p>
          </table:table-cell>
          <table:table-cell office:value-type="float" office:value="0.99846336816663772" table:formula="of:=[.B112]+([.F$3]*[.B87]/(1+([.B87]^[.H$3])))-[.G$3]*[.B112]" table:style-name="ce1">
            <text:p>0,998463368</text:p>
          </table:table-cell>
          <table:table-cell table:number-columns-repeated="16382"/>
        </table:table-row>
        <table:table-row table:style-name="ro1">
          <table:table-cell office:value-type="float" office:value="86" table:formula="of:=[.A113]+1" table:style-name="ce1">
            <text:p>86</text:p>
          </table:table-cell>
          <table:table-cell office:value-type="float" office:value="1.0238628934553438" table:formula="of:=[.B113]+([.F$3]*[.B88]/(1+([.B88]^[.H$3])))-[.G$3]*[.B113]" table:style-name="ce1">
            <text:p>1,023862893</text:p>
          </table:table-cell>
          <table:table-cell table:number-columns-repeated="16382"/>
        </table:table-row>
        <table:table-row table:style-name="ro1">
          <table:table-cell office:value-type="float" office:value="87" table:formula="of:=[.A114]+1" table:style-name="ce1">
            <text:p>87</text:p>
          </table:table-cell>
          <table:table-cell office:value-type="float" office:value="1.058275598602463" table:formula="of:=[.B114]+([.F$3]*[.B89]/(1+([.B89]^[.H$3])))-[.G$3]*[.B114]" table:style-name="ce1">
            <text:p>1,058275599</text:p>
          </table:table-cell>
          <table:table-cell table:number-columns-repeated="16382"/>
        </table:table-row>
        <table:table-row table:style-name="ro1">
          <table:table-cell office:value-type="float" office:value="88" table:formula="of:=[.A115]+1" table:style-name="ce1">
            <text:p>88</text:p>
          </table:table-cell>
          <table:table-cell office:value-type="float" office:value="1.0961592210045035" table:formula="of:=[.B115]+([.F$3]*[.B90]/(1+([.B90]^[.H$3])))-[.G$3]*[.B115]" table:style-name="ce1">
            <text:p>1,096159221</text:p>
          </table:table-cell>
          <table:table-cell table:number-columns-repeated="16382"/>
        </table:table-row>
        <table:table-row table:style-name="ro1">
          <table:table-cell office:value-type="float" office:value="89" table:formula="of:=[.A116]+1" table:style-name="ce1">
            <text:p>89</text:p>
          </table:table-cell>
          <table:table-cell office:value-type="float" office:value="1.129647946840735" table:formula="of:=[.B116]+([.F$3]*[.B91]/(1+([.B91]^[.H$3])))-[.G$3]*[.B116]" table:style-name="ce1">
            <text:p>1,129647947</text:p>
          </table:table-cell>
          <table:table-cell table:number-columns-repeated="16382"/>
        </table:table-row>
        <table:table-row table:style-name="ro1">
          <table:table-cell office:value-type="float" office:value="90" table:formula="of:=[.A117]+1" table:style-name="ce1">
            <text:p>90</text:p>
          </table:table-cell>
          <table:table-cell office:value-type="float" office:value="1.150719403757148" table:formula="of:=[.B117]+([.F$3]*[.B92]/(1+([.B92]^[.H$3])))-[.G$3]*[.B117]" table:style-name="ce1">
            <text:p>1,150719404</text:p>
          </table:table-cell>
          <table:table-cell table:number-columns-repeated="16382"/>
        </table:table-row>
        <table:table-row table:style-name="ro1">
          <table:table-cell office:value-type="float" office:value="91" table:formula="of:=[.A118]+1" table:style-name="ce1">
            <text:p>91</text:p>
          </table:table-cell>
          <table:table-cell office:value-type="float" office:value="1.1542872550827508" table:formula="of:=[.B118]+([.F$3]*[.B93]/(1+([.B93]^[.H$3])))-[.G$3]*[.B118]" table:style-name="ce1">
            <text:p>1,154287255</text:p>
          </table:table-cell>
          <table:table-cell table:number-columns-repeated="16382"/>
        </table:table-row>
        <table:table-row table:style-name="ro1">
          <table:table-cell office:value-type="float" office:value="92" table:formula="of:=[.A119]+1" table:style-name="ce1">
            <text:p>92</text:p>
          </table:table-cell>
          <table:table-cell office:value-type="float" office:value="1.1397534514808758" table:formula="of:=[.B119]+([.F$3]*[.B94]/(1+([.B94]^[.H$3])))-[.G$3]*[.B119]" table:style-name="ce1">
            <text:p>1,139753451</text:p>
          </table:table-cell>
          <table:table-cell table:number-columns-repeated="16382"/>
        </table:table-row>
        <table:table-row table:style-name="ro1">
          <table:table-cell office:value-type="float" office:value="93" table:formula="of:=[.A120]+1" table:style-name="ce1">
            <text:p>93</text:p>
          </table:table-cell>
          <table:table-cell office:value-type="float" office:value="1.1100641684340509" table:formula="of:=[.B120]+([.F$3]*[.B95]/(1+([.B95]^[.H$3])))-[.G$3]*[.B120]" table:style-name="ce1">
            <text:p>1,110064168</text:p>
          </table:table-cell>
          <table:table-cell table:number-columns-repeated="16382"/>
        </table:table-row>
        <table:table-row table:style-name="ro1">
          <table:table-cell office:value-type="float" office:value="94" table:formula="of:=[.A121]+1" table:style-name="ce1">
            <text:p>94</text:p>
          </table:table-cell>
          <table:table-cell office:value-type="float" office:value="1.0696909505487355" table:formula="of:=[.B121]+([.F$3]*[.B96]/(1+([.B96]^[.H$3])))-[.G$3]*[.B121]" table:style-name="ce1">
            <text:p>1,069690951</text:p>
          </table:table-cell>
          <table:table-cell table:number-columns-repeated="16382"/>
        </table:table-row>
        <table:table-row table:style-name="ro1">
          <table:table-cell office:value-type="float" office:value="95" table:formula="of:=[.A122]+1" table:style-name="ce1">
            <text:p>95</text:p>
          </table:table-cell>
          <table:table-cell office:value-type="float" office:value="1.0230703835744233" table:formula="of:=[.B122]+([.F$3]*[.B97]/(1+([.B97]^[.H$3])))-[.G$3]*[.B122]" table:style-name="ce1">
            <text:p>1,023070384</text:p>
          </table:table-cell>
          <table:table-cell table:number-columns-repeated="16382"/>
        </table:table-row>
        <table:table-row table:style-name="ro1">
          <table:table-cell office:value-type="float" office:value="96" table:formula="of:=[.A123]+1" table:style-name="ce1">
            <text:p>96</text:p>
          </table:table-cell>
          <table:table-cell office:value-type="float" office:value="0.97389714839355201" table:formula="of:=[.B123]+([.F$3]*[.B98]/(1+([.B98]^[.H$3])))-[.G$3]*[.B123]" table:style-name="ce1">
            <text:p>0,973897148</text:p>
          </table:table-cell>
          <table:table-cell table:number-columns-repeated="16382"/>
        </table:table-row>
        <table:table-row table:style-name="ro1">
          <table:table-cell office:value-type="float" office:value="97" table:formula="of:=[.A124]+1" table:style-name="ce1">
            <text:p>97</text:p>
          </table:table-cell>
          <table:table-cell office:value-type="float" office:value="0.92500156681023715" table:formula="of:=[.B124]+([.F$3]*[.B99]/(1+([.B99]^[.H$3])))-[.G$3]*[.B124]" table:style-name="ce1">
            <text:p>0,925001567</text:p>
          </table:table-cell>
          <table:table-cell table:number-columns-repeated="16382"/>
        </table:table-row>
        <table:table-row table:style-name="ro1">
          <table:table-cell office:value-type="float" office:value="98" table:formula="of:=[.A125]+1" table:style-name="ce1">
            <text:p>98</text:p>
          </table:table-cell>
          <table:table-cell office:value-type="float" office:value="0.87848593661693486" table:formula="of:=[.B125]+([.F$3]*[.B100]/(1+([.B100]^[.H$3])))-[.G$3]*[.B125]" table:style-name="ce1">
            <text:p>0,878485937</text:p>
          </table:table-cell>
          <table:table-cell table:number-columns-repeated="16382"/>
        </table:table-row>
        <table:table-row table:style-name="ro1">
          <table:table-cell office:value-type="float" office:value="99" table:formula="of:=[.A126]+1" table:style-name="ce1">
            <text:p>99</text:p>
          </table:table-cell>
          <table:table-cell office:value-type="float" office:value="0.83592800810788592" table:formula="of:=[.B126]+([.F$3]*[.B101]/(1+([.B101]^[.H$3])))-[.G$3]*[.B126]" table:style-name="ce1">
            <text:p>0,835928008</text:p>
          </table:table-cell>
          <table:table-cell table:number-columns-repeated="16382"/>
        </table:table-row>
        <table:table-row table:style-name="ro1">
          <table:table-cell office:value-type="float" office:value="100" table:formula="of:=[.A127]+1" table:style-name="ce1">
            <text:p>100</text:p>
          </table:table-cell>
          <table:table-cell office:value-type="float" office:value="0.79857104660200884" table:formula="of:=[.B127]+([.F$3]*[.B102]/(1+([.B102]^[.H$3])))-[.G$3]*[.B127]" table:style-name="ce1">
            <text:p>0,798571047</text:p>
          </table:table-cell>
          <table:table-cell table:number-columns-repeated="16382"/>
        </table:table-row>
        <table:table-row table:style-name="ro1">
          <table:table-cell office:value-type="float" office:value="101" table:formula="of:=[.A128]+1" table:style-name="ce1">
            <text:p>101</text:p>
          </table:table-cell>
          <table:table-cell office:value-type="float" office:value="0.76747568444859182" table:formula="of:=[.B128]+([.F$3]*[.B103]/(1+([.B103]^[.H$3])))-[.G$3]*[.B128]" table:style-name="ce1">
            <text:p>0,767475684</text:p>
          </table:table-cell>
          <table:table-cell table:number-columns-repeated="16382"/>
        </table:table-row>
        <table:table-row table:style-name="ro1">
          <table:table-cell office:value-type="float" office:value="102" table:formula="of:=[.A129]+1" table:style-name="ce1">
            <text:p>102</text:p>
          </table:table-cell>
          <table:table-cell office:value-type="float" office:value="0.74362797288000437" table:formula="of:=[.B129]+([.F$3]*[.B104]/(1+([.B104]^[.H$3])))-[.G$3]*[.B129]" table:style-name="ce1">
            <text:p>0,743627973</text:p>
          </table:table-cell>
          <table:table-cell table:number-columns-repeated="16382"/>
        </table:table-row>
        <table:table-row table:style-name="ro1">
          <table:table-cell office:value-type="float" office:value="103" table:formula="of:=[.A130]+1" table:style-name="ce1">
            <text:p>103</text:p>
          </table:table-cell>
          <table:table-cell office:value-type="float" office:value="0.72799887180047029" table:formula="of:=[.B130]+([.F$3]*[.B105]/(1+([.B105]^[.H$3])))-[.G$3]*[.B130]" table:style-name="ce1">
            <text:p>0,727998872</text:p>
          </table:table-cell>
          <table:table-cell table:number-columns-repeated="16382"/>
        </table:table-row>
        <table:table-row table:style-name="ro1">
          <table:table-cell office:value-type="float" office:value="104" table:formula="of:=[.A131]+1" table:style-name="ce1">
            <text:p>104</text:p>
          </table:table-cell>
          <table:table-cell office:value-type="float" office:value="0.72146935899118736" table:formula="of:=[.B131]+([.F$3]*[.B106]/(1+([.B106]^[.H$3])))-[.G$3]*[.B131]" table:style-name="ce1">
            <text:p>0,721469359</text:p>
          </table:table-cell>
          <table:table-cell table:number-columns-repeated="16382"/>
        </table:table-row>
        <table:table-row table:style-name="ro1">
          <table:table-cell office:value-type="float" office:value="105" table:formula="of:=[.A132]+1" table:style-name="ce1">
            <text:p>105</text:p>
          </table:table-cell>
          <table:table-cell office:value-type="float" office:value="0.72464248611778892" table:formula="of:=[.B132]+([.F$3]*[.B107]/(1+([.B107]^[.H$3])))-[.G$3]*[.B132]" table:style-name="ce1">
            <text:p>0,724642486</text:p>
          </table:table-cell>
          <table:table-cell table:number-columns-repeated="16382"/>
        </table:table-row>
        <table:table-row table:style-name="ro1">
          <table:table-cell office:value-type="float" office:value="106" table:formula="of:=[.A133]+1" table:style-name="ce1">
            <text:p>106</text:p>
          </table:table-cell>
          <table:table-cell office:value-type="float" office:value="0.7374425109525663" table:formula="of:=[.B133]+([.F$3]*[.B108]/(1+([.B108]^[.H$3])))-[.G$3]*[.B133]" table:style-name="ce1">
            <text:p>0,737442511</text:p>
          </table:table-cell>
          <table:table-cell table:number-columns-repeated="16382"/>
        </table:table-row>
        <table:table-row table:style-name="ro1">
          <table:table-cell office:value-type="float" office:value="107" table:formula="of:=[.A134]+1" table:style-name="ce1">
            <text:p>107</text:p>
          </table:table-cell>
          <table:table-cell office:value-type="float" office:value="0.7585491129647175" table:formula="of:=[.B134]+([.F$3]*[.B109]/(1+([.B109]^[.H$3])))-[.G$3]*[.B134]" table:style-name="ce1">
            <text:p>0,758549113</text:p>
          </table:table-cell>
          <table:table-cell table:number-columns-repeated="16382"/>
        </table:table-row>
        <table:table-row table:style-name="ro1">
          <table:table-cell office:value-type="float" office:value="108" table:formula="of:=[.A135]+1" table:style-name="ce1">
            <text:p>108</text:p>
          </table:table-cell>
          <table:table-cell office:value-type="float" office:value="0.78507600179162873" table:formula="of:=[.B135]+([.F$3]*[.B110]/(1+([.B110]^[.H$3])))-[.G$3]*[.B135]" table:style-name="ce1">
            <text:p>0,785076002</text:p>
          </table:table-cell>
          <table:table-cell table:number-columns-repeated="16382"/>
        </table:table-row>
        <table:table-row table:style-name="ro1">
          <table:table-cell office:value-type="float" office:value="109" table:formula="of:=[.A136]+1" table:style-name="ce1">
            <text:p>109</text:p>
          </table:table-cell>
          <table:table-cell office:value-type="float" office:value="0.81295195267181097" table:formula="of:=[.B136]+([.F$3]*[.B111]/(1+([.B111]^[.H$3])))-[.G$3]*[.B136]" table:style-name="ce1">
            <text:p>0,812951953</text:p>
          </table:table-cell>
          <table:table-cell table:number-columns-repeated="16382"/>
        </table:table-row>
        <table:table-row table:style-name="ro1">
          <table:table-cell office:value-type="float" office:value="110" table:formula="of:=[.A137]+1" table:style-name="ce1">
            <text:p>110</text:p>
          </table:table-cell>
          <table:table-cell office:value-type="float" office:value="0.83761832599956287" table:formula="of:=[.B137]+([.F$3]*[.B112]/(1+([.B112]^[.H$3])))-[.G$3]*[.B137]" table:style-name="ce1">
            <text:p>0,837618326</text:p>
          </table:table-cell>
          <table:table-cell table:number-columns-repeated="16382"/>
        </table:table-row>
        <table:table-row table:style-name="ro1">
          <table:table-cell office:value-type="float" office:value="111" table:formula="of:=[.A138]+1" table:style-name="ce1">
            <text:p>111</text:p>
          </table:table-cell>
          <table:table-cell office:value-type="float" office:value="0.85447054039160619" table:formula="of:=[.B138]+([.F$3]*[.B113]/(1+([.B113]^[.H$3])))-[.G$3]*[.B138]" table:style-name="ce1">
            <text:p>0,85447054</text:p>
          </table:table-cell>
          <table:table-cell table:number-columns-repeated="16382"/>
        </table:table-row>
        <table:table-row table:style-name="ro1">
          <table:table-cell office:value-type="float" office:value="112" table:formula="of:=[.A139]+1" table:style-name="ce1">
            <text:p>112</text:p>
          </table:table-cell>
          <table:table-cell office:value-type="float" office:value="0.85939273006059125" table:formula="of:=[.B139]+([.F$3]*[.B114]/(1+([.B114]^[.H$3])))-[.G$3]*[.B139]" table:style-name="ce1">
            <text:p>0,85939273</text:p>
          </table:table-cell>
          <table:table-cell table:number-columns-repeated="16382"/>
        </table:table-row>
        <table:table-row table:style-name="ro1">
          <table:table-cell office:value-type="float" office:value="113" table:formula="of:=[.A140]+1" table:style-name="ce1">
            <text:p>113</text:p>
          </table:table-cell>
          <table:table-cell office:value-type="float" office:value="0.8500866000268299" table:formula="of:=[.B140]+([.F$3]*[.B115]/(1+([.B115]^[.H$3])))-[.G$3]*[.B140]" table:style-name="ce1">
            <text:p>0,8500866</text:p>
          </table:table-cell>
          <table:table-cell table:number-columns-repeated="16382"/>
        </table:table-row>
        <table:table-row table:style-name="ro1">
          <table:table-cell office:value-type="float" office:value="114" table:formula="of:=[.A141]+1" table:style-name="ce1">
            <text:p>114</text:p>
          </table:table-cell>
          <table:table-cell office:value-type="float" office:value="0.82763359590421526" table:formula="of:=[.B141]+([.F$3]*[.B116]/(1+([.B116]^[.H$3])))-[.G$3]*[.B141]" table:style-name="ce1">
            <text:p>0,827633596</text:p>
          </table:table-cell>
          <table:table-cell table:number-columns-repeated="16382"/>
        </table:table-row>
        <table:table-row table:style-name="ro1">
          <table:table-cell office:value-type="float" office:value="115" table:formula="of:=[.A142]+1" table:style-name="ce1">
            <text:p>115</text:p>
          </table:table-cell>
          <table:table-cell office:value-type="float" office:value="0.79640519538454102" table:formula="of:=[.B142]+([.F$3]*[.B117]/(1+([.B117]^[.H$3])))-[.G$3]*[.B142]" table:style-name="ce1">
            <text:p>0,796405195</text:p>
          </table:table-cell>
          <table:table-cell table:number-columns-repeated="16382"/>
        </table:table-row>
        <table:table-row table:style-name="ro1">
          <table:table-cell office:value-type="float" office:value="116" table:formula="of:=[.A143]+1" table:style-name="ce1">
            <text:p>116</text:p>
          </table:table-cell>
          <table:table-cell office:value-type="float" office:value="0.76214956001882284" table:formula="of:=[.B143]+([.F$3]*[.B118]/(1+([.B118]^[.H$3])))-[.G$3]*[.B143]" table:style-name="ce1">
            <text:p>0,76214956</text:p>
          </table:table-cell>
          <table:table-cell table:number-columns-repeated="16382"/>
        </table:table-row>
        <table:table-row table:style-name="ro1">
          <table:table-cell office:value-type="float" office:value="117" table:formula="of:=[.A144]+1" table:style-name="ce1">
            <text:p>117</text:p>
          </table:table-cell>
          <table:table-cell office:value-type="float" office:value="0.73033937424801021" table:formula="of:=[.B144]+([.F$3]*[.B119]/(1+([.B119]^[.H$3])))-[.G$3]*[.B144]" table:style-name="ce1">
            <text:p>0,730339374</text:p>
          </table:table-cell>
          <table:table-cell table:number-columns-repeated="16382"/>
        </table:table-row>
        <table:table-row table:style-name="ro1">
          <table:table-cell office:value-type="float" office:value="118" table:formula="of:=[.A145]+1" table:style-name="ce1">
            <text:p>118</text:p>
          </table:table-cell>
          <table:table-cell office:value-type="float" office:value="0.70581372192353442" table:formula="of:=[.B145]+([.F$3]*[.B120]/(1+([.B120]^[.H$3])))-[.G$3]*[.B145]" table:style-name="ce1">
            <text:p>0,705813722</text:p>
          </table:table-cell>
          <table:table-cell table:number-columns-repeated="16382"/>
        </table:table-row>
        <table:table-row table:style-name="ro1">
          <table:table-cell office:value-type="float" office:value="119" table:formula="of:=[.A146]+1" table:style-name="ce1">
            <text:p>119</text:p>
          </table:table-cell>
          <table:table-cell office:value-type="float" office:value="0.69303219354203782" table:formula="of:=[.B146]+([.F$3]*[.B121]/(1+([.B121]^[.H$3])))-[.G$3]*[.B146]" table:style-name="ce1">
            <text:p>0,693032194</text:p>
          </table:table-cell>
          <table:table-cell table:number-columns-repeated="16382"/>
        </table:table-row>
        <table:table-row table:style-name="ro1">
          <table:table-cell office:value-type="float" office:value="120" table:formula="of:=[.A147]+1" table:style-name="ce1">
            <text:p>120</text:p>
          </table:table-cell>
          <table:table-cell office:value-type="float" office:value="0.69596934308323588" table:formula="of:=[.B147]+([.F$3]*[.B122]/(1+([.B122]^[.H$3])))-[.G$3]*[.B147]" table:style-name="ce1">
            <text:p>0,695969343</text:p>
          </table:table-cell>
          <table:table-cell table:number-columns-repeated="16382"/>
        </table:table-row>
        <table:table-row table:style-name="ro1">
          <table:table-cell office:value-type="float" office:value="121" table:formula="of:=[.A148]+1" table:style-name="ce1">
            <text:p>121</text:p>
          </table:table-cell>
          <table:table-cell office:value-type="float" office:value="0.71706252379134738" table:formula="of:=[.B148]+([.F$3]*[.B123]/(1+([.B123]^[.H$3])))-[.G$3]*[.B148]" table:style-name="ce1">
            <text:p>0,717062524</text:p>
          </table:table-cell>
          <table:table-cell table:number-columns-repeated="16382"/>
        </table:table-row>
        <table:table-row table:style-name="ro1">
          <table:table-cell office:value-type="float" office:value="122" table:formula="of:=[.A149]+1" table:style-name="ce1">
            <text:p>122</text:p>
          </table:table-cell>
          <table:table-cell office:value-type="float" office:value="0.75555100631394945" table:formula="of:=[.B149]+([.F$3]*[.B124]/(1+([.B124]^[.H$3])))-[.G$3]*[.B149]" table:style-name="ce1">
            <text:p>0,755551006</text:p>
          </table:table-cell>
          <table:table-cell table:number-columns-repeated="16382"/>
        </table:table-row>
        <table:table-row table:style-name="ro1">
          <table:table-cell office:value-type="float" office:value="123" table:formula="of:=[.A150]+1" table:style-name="ce1">
            <text:p>123</text:p>
          </table:table-cell>
          <table:table-cell office:value-type="float" office:value="0.80683093095676972" table:formula="of:=[.B150]+([.F$3]*[.B125]/(1+([.B125]^[.H$3])))-[.G$3]*[.B150]" table:style-name="ce1">
            <text:p>0,806830931</text:p>
          </table:table-cell>
          <table:table-cell table:number-columns-repeated="16382"/>
        </table:table-row>
        <table:table-row table:style-name="ro1">
          <table:table-cell office:value-type="float" office:value="124" table:formula="of:=[.A151]+1" table:style-name="ce1">
            <text:p>124</text:p>
          </table:table-cell>
          <table:table-cell office:value-type="float" office:value="0.86408519483947432" table:formula="of:=[.B151]+([.F$3]*[.B126]/(1+([.B126]^[.H$3])))-[.G$3]*[.B151]" table:style-name="ce1">
            <text:p>0,864085195</text:p>
          </table:table-cell>
          <table:table-cell table:number-columns-repeated="16382"/>
        </table:table-row>
        <table:table-row table:style-name="ro1">
          <table:table-cell office:value-type="float" office:value="125" table:formula="of:=[.A152]+1" table:style-name="ce1">
            <text:p>125</text:p>
          </table:table-cell>
          <table:table-cell office:value-type="float" office:value="0.92098615985201593" table:formula="of:=[.B152]+([.F$3]*[.B127]/(1+([.B127]^[.H$3])))-[.G$3]*[.B152]" table:style-name="ce1">
            <text:p>0,92098616</text:p>
          </table:table-cell>
          <table:table-cell table:number-columns-repeated="16382"/>
        </table:table-row>
        <table:table-row table:style-name="ro1">
          <table:table-cell office:value-type="float" office:value="126" table:formula="of:=[.A153]+1" table:style-name="ce1">
            <text:p>126</text:p>
          </table:table-cell>
          <table:table-cell office:value-type="float" office:value="0.97336362716463187" table:formula="of:=[.B153]+([.F$3]*[.B128]/(1+([.B128]^[.H$3])))-[.G$3]*[.B153]" table:style-name="ce1">
            <text:p>0,973363627</text:p>
          </table:table-cell>
          <table:table-cell table:number-columns-repeated="16382"/>
        </table:table-row>
        <table:table-row table:style-name="ro1">
          <table:table-cell office:value-type="float" office:value="127" table:formula="of:=[.A154]+1" table:style-name="ce1">
            <text:p>127</text:p>
          </table:table-cell>
          <table:table-cell office:value-type="float" office:value="1.0193601027922343" table:formula="of:=[.B154]+([.F$3]*[.B129]/(1+([.B129]^[.H$3])))-[.G$3]*[.B154]" table:style-name="ce1">
            <text:p>1,019360103</text:p>
          </table:table-cell>
          <table:table-cell table:number-columns-repeated="16382"/>
        </table:table-row>
        <table:table-row table:style-name="ro1">
          <table:table-cell office:value-type="float" office:value="128" table:formula="of:=[.A155]+1" table:style-name="ce1">
            <text:p>128</text:p>
          </table:table-cell>
          <table:table-cell office:value-type="float" office:value="1.0588374924109105" table:formula="of:=[.B155]+([.F$3]*[.B130]/(1+([.B130]^[.H$3])))-[.G$3]*[.B155]" table:style-name="ce1">
            <text:p>1,058837492</text:p>
          </table:table-cell>
          <table:table-cell table:number-columns-repeated="16382"/>
        </table:table-row>
        <table:table-row table:style-name="ro1">
          <table:table-cell office:value-type="float" office:value="129" table:formula="of:=[.A156]+1" table:style-name="ce1">
            <text:p>129</text:p>
          </table:table-cell>
          <table:table-cell office:value-type="float" office:value="1.0927099487042664" table:formula="of:=[.B156]+([.F$3]*[.B131]/(1+([.B131]^[.H$3])))-[.G$3]*[.B156]" table:style-name="ce1">
            <text:p>1,092709949</text:p>
          </table:table-cell>
          <table:table-cell table:number-columns-repeated="16382"/>
        </table:table-row>
        <table:table-row table:style-name="ro1">
          <table:table-cell office:value-type="float" office:value="130" table:formula="of:=[.A157]+1" table:style-name="ce1">
            <text:p>130</text:p>
          </table:table-cell>
          <table:table-cell office:value-type="float" office:value="1.1224222509295718" table:formula="of:=[.B157]+([.F$3]*[.B132]/(1+([.B132]^[.H$3])))-[.G$3]*[.B157]" table:style-name="ce1">
            <text:p>1,122422251</text:p>
          </table:table-cell>
          <table:table-cell table:number-columns-repeated="16382"/>
        </table:table-row>
        <table:table-row table:style-name="ro1">
          <table:table-cell office:value-type="float" office:value="131" table:formula="of:=[.A158]+1" table:style-name="ce1">
            <text:p>131</text:p>
          </table:table-cell>
          <table:table-cell office:value-type="float" office:value="1.1495444865405133" table:formula="of:=[.B158]+([.F$3]*[.B133]/(1+([.B133]^[.H$3])))-[.G$3]*[.B158]" table:style-name="ce1">
            <text:p>1,149544487</text:p>
          </table:table-cell>
          <table:table-cell table:number-columns-repeated="16382"/>
        </table:table-row>
        <table:table-row table:style-name="ro1">
          <table:table-cell office:value-type="float" office:value="132" table:formula="of:=[.A159]+1" table:style-name="ce1">
            <text:p>132</text:p>
          </table:table-cell>
          <table:table-cell office:value-type="float" office:value="1.1753818662827094" table:formula="of:=[.B159]+([.F$3]*[.B134]/(1+([.B134]^[.H$3])))-[.G$3]*[.B159]" table:style-name="ce1">
            <text:p>1,175381866</text:p>
          </table:table-cell>
          <table:table-cell table:number-columns-repeated="16382"/>
        </table:table-row>
        <table:table-row table:style-name="ro1">
          <table:table-cell office:value-type="float" office:value="133" table:formula="of:=[.A160]+1" table:style-name="ce1">
            <text:p>133</text:p>
          </table:table-cell>
          <table:table-cell office:value-type="float" office:value="1.2005525585970738" table:formula="of:=[.B160]+([.F$3]*[.B135]/(1+([.B135]^[.H$3])))-[.G$3]*[.B160]" table:style-name="ce1">
            <text:p>1,200552559</text:p>
          </table:table-cell>
          <table:table-cell table:number-columns-repeated="16382"/>
        </table:table-row>
        <table:table-row table:style-name="ro1">
          <table:table-cell office:value-type="float" office:value="134" table:formula="of:=[.A161]+1" table:style-name="ce1">
            <text:p>134</text:p>
          </table:table-cell>
          <table:table-cell office:value-type="float" office:value="1.2246876280582639" table:formula="of:=[.B161]+([.F$3]*[.B136]/(1+([.B136]^[.H$3])))-[.G$3]*[.B161]" table:style-name="ce1">
            <text:p>1,224687628</text:p>
          </table:table-cell>
          <table:table-cell table:number-columns-repeated="16382"/>
        </table:table-row>
        <table:table-row table:style-name="ro1">
          <table:table-cell office:value-type="float" office:value="135" table:formula="of:=[.A162]+1" table:style-name="ce1">
            <text:p>135</text:p>
          </table:table-cell>
          <table:table-cell office:value-type="float" office:value="1.2466049498681948" table:formula="of:=[.B162]+([.F$3]*[.B137]/(1+([.B137]^[.H$3])))-[.G$3]*[.B162]" table:style-name="ce1">
            <text:p>1,24660495</text:p>
          </table:table-cell>
          <table:table-cell table:number-columns-repeated="16382"/>
        </table:table-row>
        <table:table-row table:style-name="ro1">
          <table:table-cell office:value-type="float" office:value="136" table:formula="of:=[.A163]+1" table:style-name="ce1">
            <text:p>136</text:p>
          </table:table-cell>
          <table:table-cell office:value-type="float" office:value="1.2651264622861529" table:formula="of:=[.B163]+([.F$3]*[.B138]/(1+([.B138]^[.H$3])))-[.G$3]*[.B163]" table:style-name="ce1">
            <text:p>1,265126462</text:p>
          </table:table-cell>
          <table:table-cell table:number-columns-repeated="16382"/>
        </table:table-row>
        <table:table-row table:style-name="ro1">
          <table:table-cell office:value-type="float" office:value="137" table:formula="of:=[.A164]+1" table:style-name="ce1">
            <text:p>137</text:p>
          </table:table-cell>
          <table:table-cell office:value-type="float" office:value="1.2801436685597172" table:formula="of:=[.B164]+([.F$3]*[.B139]/(1+([.B139]^[.H$3])))-[.G$3]*[.B164]" table:style-name="ce1">
            <text:p>1,280143669</text:p>
          </table:table-cell>
          <table:table-cell table:number-columns-repeated="16382"/>
        </table:table-row>
        <table:table-row table:style-name="ro1">
          <table:table-cell office:value-type="float" office:value="138" table:formula="of:=[.A165]+1" table:style-name="ce1">
            <text:p>138</text:p>
          </table:table-cell>
          <table:table-cell office:value-type="float" office:value="1.2930429403987436" table:formula="of:=[.B165]+([.F$3]*[.B140]/(1+([.B140]^[.H$3])))-[.G$3]*[.B165]" table:style-name="ce1">
            <text:p>1,29304294</text:p>
          </table:table-cell>
          <table:table-cell table:number-columns-repeated="16382"/>
        </table:table-row>
        <table:table-row table:style-name="ro1">
          <table:table-cell office:value-type="float" office:value="139" table:formula="of:=[.A166]+1" table:style-name="ce1">
            <text:p>139</text:p>
          </table:table-cell>
          <table:table-cell office:value-type="float" office:value="1.3057659287906722" table:formula="of:=[.B166]+([.F$3]*[.B141]/(1+([.B141]^[.H$3])))-[.G$3]*[.B166]" table:style-name="ce1">
            <text:p>1,305765929</text:p>
          </table:table-cell>
          <table:table-cell table:number-columns-repeated="16382"/>
        </table:table-row>
        <table:table-row table:style-name="ro1">
          <table:table-cell office:value-type="float" office:value="140" table:formula="of:=[.A167]+1" table:style-name="ce1">
            <text:p>140</text:p>
          </table:table-cell>
          <table:table-cell office:value-type="float" office:value="1.3190264312694038" table:formula="of:=[.B167]+([.F$3]*[.B142]/(1+([.B142]^[.H$3])))-[.G$3]*[.B167]" table:style-name="ce1">
            <text:p>1,319026431</text:p>
          </table:table-cell>
          <table:table-cell table:number-columns-repeated="16382"/>
        </table:table-row>
        <table:table-row table:style-name="ro1">
          <table:table-cell office:value-type="float" office:value="141" table:formula="of:=[.A168]+1" table:style-name="ce1">
            <text:p>141</text:p>
          </table:table-cell>
          <table:table-cell office:value-type="float" office:value="1.331577293198241" table:formula="of:=[.B168]+([.F$3]*[.B143]/(1+([.B143]^[.H$3])))-[.G$3]*[.B168]" table:style-name="ce1">
            <text:p>1,331577293</text:p>
          </table:table-cell>
          <table:table-cell table:number-columns-repeated="16382"/>
        </table:table-row>
        <table:table-row table:style-name="ro1">
          <table:table-cell office:value-type="float" office:value="142" table:formula="of:=[.A169]+1" table:style-name="ce1">
            <text:p>142</text:p>
          </table:table-cell>
          <table:table-cell office:value-type="float" office:value="1.3413944689950144" table:formula="of:=[.B169]+([.F$3]*[.B144]/(1+([.B144]^[.H$3])))-[.G$3]*[.B169]" table:style-name="ce1">
            <text:p>1,341394469</text:p>
          </table:table-cell>
          <table:table-cell table:number-columns-repeated="16382"/>
        </table:table-row>
        <table:table-row table:style-name="ro1">
          <table:table-cell office:value-type="float" office:value="143" table:formula="of:=[.A170]+1" table:style-name="ce1">
            <text:p>143</text:p>
          </table:table-cell>
          <table:table-cell office:value-type="float" office:value="1.3472772319502202" table:formula="of:=[.B170]+([.F$3]*[.B145]/(1+([.B145]^[.H$3])))-[.G$3]*[.B170]" table:style-name="ce1">
            <text:p>1,347277232</text:p>
          </table:table-cell>
          <table:table-cell table:number-columns-repeated="16382"/>
        </table:table-row>
        <table:table-row table:style-name="ro1">
          <table:table-cell office:value-type="float" office:value="144" table:formula="of:=[.A171]+1" table:style-name="ce1">
            <text:p>144</text:p>
          </table:table-cell>
          <table:table-cell office:value-type="float" office:value="1.3495098679260966" table:formula="of:=[.B171]+([.F$3]*[.B146]/(1+([.B146]^[.H$3])))-[.G$3]*[.B171]" table:style-name="ce1">
            <text:p>1,349509868</text:p>
          </table:table-cell>
          <table:table-cell table:number-columns-repeated="16382"/>
        </table:table-row>
        <table:table-row table:style-name="ro1">
          <table:table-cell office:value-type="float" office:value="145" table:formula="of:=[.A172]+1" table:style-name="ce1">
            <text:p>145</text:p>
          </table:table-cell>
          <table:table-cell office:value-type="float" office:value="1.3497110433853221" table:formula="of:=[.B172]+([.F$3]*[.B147]/(1+([.B147]^[.H$3])))-[.G$3]*[.B172]" table:style-name="ce1">
            <text:p>1,349711043</text:p>
          </table:table-cell>
          <table:table-cell table:number-columns-repeated="16382"/>
        </table:table-row>
        <table:table-row table:style-name="ro1">
          <table:table-cell office:value-type="float" office:value="146" table:formula="of:=[.A173]+1" table:style-name="ce1">
            <text:p>146</text:p>
          </table:table-cell>
          <table:table-cell office:value-type="float" office:value="1.3503189308917143" table:formula="of:=[.B173]+([.F$3]*[.B148]/(1+([.B148]^[.H$3])))-[.G$3]*[.B173]" table:style-name="ce1">
            <text:p>1,350318931</text:p>
          </table:table-cell>
          <table:table-cell table:number-columns-repeated="16382"/>
        </table:table-row>
        <table:table-row table:style-name="ro1">
          <table:table-cell office:value-type="float" office:value="147" table:formula="of:=[.A174]+1" table:style-name="ce1">
            <text:p>147</text:p>
          </table:table-cell>
          <table:table-cell office:value-type="float" office:value="1.3537242005138719" table:formula="of:=[.B174]+([.F$3]*[.B149]/(1+([.B149]^[.H$3])))-[.G$3]*[.B174]" table:style-name="ce1">
            <text:p>1,353724201</text:p>
          </table:table-cell>
          <table:table-cell table:number-columns-repeated="16382"/>
        </table:table-row>
        <table:table-row table:style-name="ro1">
          <table:table-cell office:value-type="float" office:value="148" table:formula="of:=[.A175]+1" table:style-name="ce1">
            <text:p>148</text:p>
          </table:table-cell>
          <table:table-cell office:value-type="float" office:value="1.3608248289702016" table:formula="of:=[.B175]+([.F$3]*[.B150]/(1+([.B150]^[.H$3])))-[.G$3]*[.B175]" table:style-name="ce1">
            <text:p>1,360824829</text:p>
          </table:table-cell>
          <table:table-cell table:number-columns-repeated="16382"/>
        </table:table-row>
        <table:table-row table:style-name="ro1">
          <table:table-cell office:value-type="float" office:value="149" table:formula="of:=[.A176]+1" table:style-name="ce1">
            <text:p>149</text:p>
          </table:table-cell>
          <table:table-cell office:value-type="float" office:value="1.3692188104557945" table:formula="of:=[.B176]+([.F$3]*[.B151]/(1+([.B151]^[.H$3])))-[.G$3]*[.B176]" table:style-name="ce1">
            <text:p>1,36921881</text:p>
          </table:table-cell>
          <table:table-cell table:number-columns-repeated="16382"/>
        </table:table-row>
        <table:table-row table:style-name="ro1">
          <table:table-cell office:value-type="float" office:value="150" table:formula="of:=[.A177]+1" table:style-name="ce1">
            <text:p>150</text:p>
          </table:table-cell>
          <table:table-cell office:value-type="float" office:value="1.3725657764890513" table:formula="of:=[.B177]+([.F$3]*[.B152]/(1+([.B152]^[.H$3])))-[.G$3]*[.B177]" table:style-name="ce1">
            <text:p>1,372565776</text:p>
          </table:table-cell>
          <table:table-cell table:number-columns-repeated="16382"/>
        </table:table-row>
        <table:table-row table:style-name="ro1">
          <table:table-cell office:value-type="float" office:value="151" table:formula="of:=[.A178]+1" table:style-name="ce1">
            <text:p>151</text:p>
          </table:table-cell>
          <table:table-cell office:value-type="float" office:value="1.3633068533583623" table:formula="of:=[.B178]+([.F$3]*[.B153]/(1+([.B153]^[.H$3])))-[.G$3]*[.B178]" table:style-name="ce1">
            <text:p>1,363306853</text:p>
          </table:table-cell>
          <table:table-cell table:number-columns-repeated="16382"/>
        </table:table-row>
        <table:table-row table:style-name="ro1">
          <table:table-cell office:value-type="float" office:value="152" table:formula="of:=[.A179]+1" table:style-name="ce1">
            <text:p>152</text:p>
          </table:table-cell>
          <table:table-cell office:value-type="float" office:value="1.3373725180600364" table:formula="of:=[.B179]+([.F$3]*[.B154]/(1+([.B154]^[.H$3])))-[.G$3]*[.B179]" table:style-name="ce1">
            <text:p>1,337372518</text:p>
          </table:table-cell>
          <table:table-cell table:number-columns-repeated="16382"/>
        </table:table-row>
        <table:table-row table:style-name="ro1">
          <table:table-cell office:value-type="float" office:value="153" table:formula="of:=[.A180]+1" table:style-name="ce1">
            <text:p>153</text:p>
          </table:table-cell>
          <table:table-cell office:value-type="float" office:value="1.2958279562135417" table:formula="of:=[.B180]+([.F$3]*[.B155]/(1+([.B155]^[.H$3])))-[.G$3]*[.B180]" table:style-name="ce1">
            <text:p>1,295827956</text:p>
          </table:table-cell>
          <table:table-cell table:number-columns-repeated="16382"/>
        </table:table-row>
        <table:table-row table:style-name="ro1">
          <table:table-cell office:value-type="float" office:value="154" table:formula="of:=[.A181]+1" table:style-name="ce1">
            <text:p>154</text:p>
          </table:table-cell>
          <table:table-cell office:value-type="float" office:value="1.2426595477851363" table:formula="of:=[.B181]+([.F$3]*[.B156]/(1+([.B156]^[.H$3])))-[.G$3]*[.B181]" table:style-name="ce1">
            <text:p>1,242659548</text:p>
          </table:table-cell>
          <table:table-cell table:number-columns-repeated="16382"/>
        </table:table-row>
        <table:table-row table:style-name="ro1">
          <table:table-cell office:value-type="float" office:value="155" table:formula="of:=[.A182]+1" table:style-name="ce1">
            <text:p>155</text:p>
          </table:table-cell>
          <table:table-cell office:value-type="float" office:value="1.1821663983805586" table:formula="of:=[.B182]+([.F$3]*[.B157]/(1+([.B157]^[.H$3])))-[.G$3]*[.B182]" table:style-name="ce1">
            <text:p>1,182166398</text:p>
          </table:table-cell>
          <table:table-cell table:number-columns-repeated="16382"/>
        </table:table-row>
        <table:table-row table:style-name="ro1">
          <table:table-cell office:value-type="float" office:value="156" table:formula="of:=[.A183]+1" table:style-name="ce1">
            <text:p>156</text:p>
          </table:table-cell>
          <table:table-cell office:value-type="float" office:value="1.1177355376896632" table:formula="of:=[.B183]+([.F$3]*[.B158]/(1+([.B158]^[.H$3])))-[.G$3]*[.B183]" table:style-name="ce1">
            <text:p>1,117735538</text:p>
          </table:table-cell>
          <table:table-cell table:number-columns-repeated="16382"/>
        </table:table-row>
        <table:table-row table:style-name="ro1">
          <table:table-cell office:value-type="float" office:value="157" table:formula="of:=[.A184]+1" table:style-name="ce1">
            <text:p>157</text:p>
          </table:table-cell>
          <table:table-cell office:value-type="float" office:value="1.0516734998210604" table:formula="of:=[.B184]+([.F$3]*[.B159]/(1+([.B159]^[.H$3])))-[.G$3]*[.B184]" table:style-name="ce1">
            <text:p>1,0516735</text:p>
          </table:table-cell>
          <table:table-cell table:number-columns-repeated="16382"/>
        </table:table-row>
        <table:table-row table:style-name="ro1">
          <table:table-cell office:value-type="float" office:value="158" table:formula="of:=[.A185]+1" table:style-name="ce1">
            <text:p>158</text:p>
          </table:table-cell>
          <table:table-cell office:value-type="float" office:value="0.98547401203331464" table:formula="of:=[.B185]+([.F$3]*[.B160]/(1+([.B160]^[.H$3])))-[.G$3]*[.B185]" table:style-name="ce1">
            <text:p>0,985474012</text:p>
          </table:table-cell>
          <table:table-cell table:number-columns-repeated="16382"/>
        </table:table-row>
        <table:table-row table:style-name="ro1">
          <table:table-cell office:value-type="float" office:value="159" table:formula="of:=[.A186]+1" table:style-name="ce1">
            <text:p>159</text:p>
          </table:table-cell>
          <table:table-cell office:value-type="float" office:value="0.92018150321477188" table:formula="of:=[.B186]+([.F$3]*[.B161]/(1+([.B161]^[.H$3])))-[.G$3]*[.B186]" table:style-name="ce1">
            <text:p>0,920181503</text:p>
          </table:table-cell>
          <table:table-cell table:number-columns-repeated="16382"/>
        </table:table-row>
        <table:table-row table:style-name="ro1">
          <table:table-cell office:value-type="float" office:value="160" table:formula="of:=[.A187]+1" table:style-name="ce1">
            <text:p>160</text:p>
          </table:table-cell>
          <table:table-cell office:value-type="float" office:value="0.85667694776983383" table:formula="of:=[.B187]+([.F$3]*[.B162]/(1+([.B162]^[.H$3])))-[.G$3]*[.B187]" table:style-name="ce1">
            <text:p>0,856676948</text:p>
          </table:table-cell>
          <table:table-cell table:number-columns-repeated="16382"/>
        </table:table-row>
        <table:table-row table:style-name="ro1">
          <table:table-cell office:value-type="float" office:value="161" table:formula="of:=[.A188]+1" table:style-name="ce1">
            <text:p>161</text:p>
          </table:table-cell>
          <table:table-cell office:value-type="float" office:value="0.79578441588588644" table:formula="of:=[.B188]+([.F$3]*[.B163]/(1+([.B163]^[.H$3])))-[.G$3]*[.B188]" table:style-name="ce1">
            <text:p>0,795784416</text:p>
          </table:table-cell>
          <table:table-cell table:number-columns-repeated="16382"/>
        </table:table-row>
        <table:table-row table:style-name="ro1">
          <table:table-cell office:value-type="float" office:value="162" table:formula="of:=[.A189]+1" table:style-name="ce1">
            <text:p>162</text:p>
          </table:table-cell>
          <table:table-cell office:value-type="float" office:value="0.73820123155422002" table:formula="of:=[.B189]+([.F$3]*[.B164]/(1+([.B164]^[.H$3])))-[.G$3]*[.B189]" table:style-name="ce1">
            <text:p>0,738201232</text:p>
          </table:table-cell>
          <table:table-cell table:number-columns-repeated="16382"/>
        </table:table-row>
        <table:table-row table:style-name="ro1">
          <table:table-cell office:value-type="float" office:value="163" table:formula="of:=[.A190]+1" table:style-name="ce1">
            <text:p>163</text:p>
          </table:table-cell>
          <table:table-cell office:value-type="float" office:value="0.6843534353173939" table:formula="of:=[.B190]+([.F$3]*[.B165]/(1+([.B165]^[.H$3])))-[.G$3]*[.B190]" table:style-name="ce1">
            <text:p>0,684353435</text:p>
          </table:table-cell>
          <table:table-cell table:number-columns-repeated="16382"/>
        </table:table-row>
        <table:table-row table:style-name="ro1">
          <table:table-cell office:value-type="float" office:value="164" table:formula="of:=[.A191]+1" table:style-name="ce1">
            <text:p>164</text:p>
          </table:table-cell>
          <table:table-cell office:value-type="float" office:value="0.6343039781613441" table:formula="of:=[.B191]+([.F$3]*[.B166]/(1+([.B166]^[.H$3])))-[.G$3]*[.B191]" table:style-name="ce1">
            <text:p>0,634303978</text:p>
          </table:table-cell>
          <table:table-cell table:number-columns-repeated="16382"/>
        </table:table-row>
        <table:table-row table:style-name="ro1">
          <table:table-cell office:value-type="float" office:value="165" table:formula="of:=[.A192]+1" table:style-name="ce1">
            <text:p>165</text:p>
          </table:table-cell>
          <table:table-cell office:value-type="float" office:value="0.58782096373978687" table:formula="of:=[.B192]+([.F$3]*[.B167]/(1+([.B167]^[.H$3])))-[.G$3]*[.B192]" table:style-name="ce1">
            <text:p>0,587820964</text:p>
          </table:table-cell>
          <table:table-cell table:number-columns-repeated="16382"/>
        </table:table-row>
        <table:table-row table:style-name="ro1">
          <table:table-cell office:value-type="float" office:value="166" table:formula="of:=[.A193]+1" table:style-name="ce1">
            <text:p>166</text:p>
          </table:table-cell>
          <table:table-cell office:value-type="float" office:value="0.54461021416515887" table:formula="of:=[.B193]+([.F$3]*[.B168]/(1+([.B168]^[.H$3])))-[.G$3]*[.B193]" table:style-name="ce1">
            <text:p>0,544610214</text:p>
          </table:table-cell>
          <table:table-cell table:number-columns-repeated="16382"/>
        </table:table-row>
        <table:table-row table:style-name="ro1">
          <table:table-cell office:value-type="float" office:value="167" table:formula="of:=[.A194]+1" table:style-name="ce1">
            <text:p>167</text:p>
          </table:table-cell>
          <table:table-cell office:value-type="float" office:value="0.50452501489790902" table:formula="of:=[.B194]+([.F$3]*[.B169]/(1+([.B169]^[.H$3])))-[.G$3]*[.B194]" table:style-name="ce1">
            <text:p>0,504525015</text:p>
          </table:table-cell>
          <table:table-cell table:number-columns-repeated="16382"/>
        </table:table-row>
        <table:table-row table:style-name="ro1">
          <table:table-cell office:value-type="float" office:value="168" table:formula="of:=[.A195]+1" table:style-name="ce1">
            <text:p>168</text:p>
          </table:table-cell>
          <table:table-cell office:value-type="float" office:value="0.46758032573024538" table:formula="of:=[.B195]+([.F$3]*[.B170]/(1+([.B170]^[.H$3])))-[.G$3]*[.B195]" table:style-name="ce1">
            <text:p>0,467580326</text:p>
          </table:table-cell>
          <table:table-cell table:number-columns-repeated="16382"/>
        </table:table-row>
        <table:table-row table:style-name="ro1">
          <table:table-cell office:value-type="float" office:value="169" table:formula="of:=[.A196]+1" table:style-name="ce1">
            <text:p>169</text:p>
          </table:table-cell>
          <table:table-cell office:value-type="float" office:value="0.43383651302722964" table:formula="of:=[.B196]+([.F$3]*[.B171]/(1+([.B171]^[.H$3])))-[.G$3]*[.B196]" table:style-name="ce1">
            <text:p>0,433836513</text:p>
          </table:table-cell>
          <table:table-cell table:number-columns-repeated="16382"/>
        </table:table-row>
        <table:table-row table:style-name="ro1">
          <table:table-cell office:value-type="float" office:value="170" table:formula="of:=[.A197]+1" table:style-name="ce1">
            <text:p>170</text:p>
          </table:table-cell>
          <table:table-cell office:value-type="float" office:value="0.40328475918475248" table:formula="of:=[.B197]+([.F$3]*[.B172]/(1+([.B172]^[.H$3])))-[.G$3]*[.B197]" table:style-name="ce1">
            <text:p>0,403284759</text:p>
          </table:table-cell>
          <table:table-cell table:number-columns-repeated="16382"/>
        </table:table-row>
        <table:table-row table:style-name="ro1">
          <table:table-cell office:value-type="float" office:value="171" table:formula="of:=[.A198]+1" table:style-name="ce1">
            <text:p>171</text:p>
          </table:table-cell>
          <table:table-cell office:value-type="float" office:value="0.37577188509086873" table:formula="of:=[.B198]+([.F$3]*[.B173]/(1+([.B173]^[.H$3])))-[.G$3]*[.B198]" table:style-name="ce1">
            <text:p>0,375771885</text:p>
          </table:table-cell>
          <table:table-cell table:number-columns-repeated="16382"/>
        </table:table-row>
        <table:table-row table:style-name="ro1">
          <table:table-cell office:value-type="float" office:value="172" table:formula="of:=[.A199]+1" table:style-name="ce1">
            <text:p>172</text:p>
          </table:table-cell>
          <table:table-cell office:value-type="float" office:value="0.35096119077742277" table:formula="of:=[.B199]+([.F$3]*[.B174]/(1+([.B174]^[.H$3])))-[.G$3]*[.B199]" table:style-name="ce1">
            <text:p>0,350961191</text:p>
          </table:table-cell>
          <table:table-cell table:number-columns-repeated="16382"/>
        </table:table-row>
        <table:table-row table:style-name="ro1">
          <table:table-cell office:value-type="float" office:value="173" table:formula="of:=[.A200]+1" table:style-name="ce1">
            <text:p>173</text:p>
          </table:table-cell>
          <table:table-cell office:value-type="float" office:value="0.3283601230793447" table:formula="of:=[.B200]+([.F$3]*[.B175]/(1+([.B175]^[.H$3])))-[.G$3]*[.B200]" table:style-name="ce1">
            <text:p>0,328360123</text:p>
          </table:table-cell>
          <table:table-cell table:number-columns-repeated="16382"/>
        </table:table-row>
        <table:table-row table:style-name="ro1">
          <table:table-cell office:value-type="float" office:value="174" table:formula="of:=[.A201]+1" table:style-name="ce1">
            <text:p>174</text:p>
          </table:table-cell>
          <table:table-cell office:value-type="float" office:value="0.30747258815122508" table:formula="of:=[.B201]+([.F$3]*[.B176]/(1+([.B176]^[.H$3])))-[.G$3]*[.B201]" table:style-name="ce1">
            <text:p>0,307472588</text:p>
          </table:table-cell>
          <table:table-cell table:number-columns-repeated="16382"/>
        </table:table-row>
        <table:table-row table:style-name="ro1">
          <table:table-cell office:value-type="float" office:value="175" table:formula="of:=[.A202]+1" table:style-name="ce1">
            <text:p>175</text:p>
          </table:table-cell>
          <table:table-cell office:value-type="float" office:value="0.28806017198154987" table:formula="of:=[.B202]+([.F$3]*[.B177]/(1+([.B177]^[.H$3])))-[.G$3]*[.B202]" table:style-name="ce1">
            <text:p>0,288060172</text:p>
          </table:table-cell>
          <table:table-cell table:number-columns-repeated="16382"/>
        </table:table-row>
        <table:table-row table:style-name="ro1">
          <table:table-cell office:value-type="float" office:value="176" table:formula="of:=[.A203]+1" table:style-name="ce1">
            <text:p>176</text:p>
          </table:table-cell>
          <table:table-cell office:value-type="float" office:value="0.27035373349016295" table:formula="of:=[.B203]+([.F$3]*[.B178]/(1+([.B178]^[.H$3])))-[.G$3]*[.B203]" table:style-name="ce1">
            <text:p>0,270353733</text:p>
          </table:table-cell>
          <table:table-cell table:number-columns-repeated="16382"/>
        </table:table-row>
        <table:table-row table:style-name="ro1">
          <table:table-cell office:value-type="float" office:value="177" table:formula="of:=[.A204]+1" table:style-name="ce1">
            <text:p>177</text:p>
          </table:table-cell>
          <table:table-cell office:value-type="float" office:value="0.25508180308540923" table:formula="of:=[.B204]+([.F$3]*[.B179]/(1+([.B179]^[.H$3])))-[.G$3]*[.B204]" table:style-name="ce1">
            <text:p>0,255081803</text:p>
          </table:table-cell>
          <table:table-cell table:number-columns-repeated="16382"/>
        </table:table-row>
        <table:table-row table:style-name="ro1">
          <table:table-cell office:value-type="float" office:value="178" table:formula="of:=[.A205]+1" table:style-name="ce1">
            <text:p>178</text:p>
          </table:table-cell>
          <table:table-cell office:value-type="float" office:value="0.24343020107209704" table:formula="of:=[.B205]+([.F$3]*[.B180]/(1+([.B180]^[.H$3])))-[.G$3]*[.B205]" table:style-name="ce1">
            <text:p>0,243430201</text:p>
          </table:table-cell>
          <table:table-cell table:number-columns-repeated="16382"/>
        </table:table-row>
        <table:table-row table:style-name="ro1">
          <table:table-cell office:value-type="float" office:value="179" table:formula="of:=[.A206]+1" table:style-name="ce1">
            <text:p>179</text:p>
          </table:table-cell>
          <table:table-cell office:value-type="float" office:value="0.23714780321204446" table:formula="of:=[.B206]+([.F$3]*[.B181]/(1+([.B181]^[.H$3])))-[.G$3]*[.B206]" table:style-name="ce1">
            <text:p>0,237147803</text:p>
          </table:table-cell>
          <table:table-cell table:number-columns-repeated="16382"/>
        </table:table-row>
        <table:table-row table:style-name="ro1">
          <table:table-cell office:value-type="float" office:value="180" table:formula="of:=[.A207]+1" table:style-name="ce1">
            <text:p>180</text:p>
          </table:table-cell>
          <table:table-cell office:value-type="float" office:value="0.23884386033717442" table:formula="of:=[.B207]+([.F$3]*[.B182]/(1+([.B182]^[.H$3])))-[.G$3]*[.B207]" table:style-name="ce1">
            <text:p>0,23884386</text:p>
          </table:table-cell>
          <table:table-cell table:number-columns-repeated="16382"/>
        </table:table-row>
        <table:table-row table:style-name="ro1">
          <table:table-cell office:value-type="float" office:value="181" table:formula="of:=[.A208]+1" table:style-name="ce1">
            <text:p>181</text:p>
          </table:table-cell>
          <table:table-cell office:value-type="float" office:value="0.25230643812075981" table:formula="of:=[.B208]+([.F$3]*[.B183]/(1+([.B183]^[.H$3])))-[.G$3]*[.B208]" table:style-name="ce1">
            <text:p>0,252306438</text:p>
          </table:table-cell>
          <table:table-cell table:number-columns-repeated="16382"/>
        </table:table-row>
        <table:table-row table:style-name="ro1">
          <table:table-cell office:value-type="float" office:value="182" table:formula="of:=[.A209]+1" table:style-name="ce1">
            <text:p>182</text:p>
          </table:table-cell>
          <table:table-cell office:value-type="float" office:value="0.28235968454013627" table:formula="of:=[.B209]+([.F$3]*[.B184]/(1+([.B184]^[.H$3])))-[.G$3]*[.B209]" table:style-name="ce1">
            <text:p>0,282359685</text:p>
          </table:table-cell>
          <table:table-cell table:number-columns-repeated="16382"/>
        </table:table-row>
        <table:table-row table:style-name="ro1">
          <table:table-cell office:value-type="float" office:value="183" table:formula="of:=[.A210]+1" table:style-name="ce1">
            <text:p>183</text:p>
          </table:table-cell>
          <table:table-cell office:value-type="float" office:value="0.33334453942656445" table:formula="of:=[.B210]+([.F$3]*[.B185]/(1+([.B185]^[.H$3])))-[.G$3]*[.B210]" table:style-name="ce1">
            <text:p>0,333344539</text:p>
          </table:table-cell>
          <table:table-cell table:number-columns-repeated="16382"/>
        </table:table-row>
        <table:table-row table:style-name="ro1">
          <table:table-cell office:value-type="float" office:value="184" table:formula="of:=[.A211]+1" table:style-name="ce1">
            <text:p>184</text:p>
          </table:table-cell>
          <table:table-cell office:value-type="float" office:value="0.40575463532087808" table:formula="of:=[.B211]+([.F$3]*[.B186]/(1+([.B186]^[.H$3])))-[.G$3]*[.B211]" table:style-name="ce1">
            <text:p>0,405754635</text:p>
          </table:table-cell>
          <table:table-cell table:number-columns-repeated="16382"/>
        </table:table-row>
        <table:table-row table:style-name="ro1">
          <table:table-cell office:value-type="float" office:value="185" table:formula="of:=[.A212]+1" table:style-name="ce1">
            <text:p>185</text:p>
          </table:table-cell>
          <table:table-cell office:value-type="float" office:value="0.49340546508543187" table:formula="of:=[.B212]+([.F$3]*[.B187]/(1+([.B187]^[.H$3])))-[.G$3]*[.B212]" table:style-name="ce1">
            <text:p>0,493405465</text:p>
          </table:table-cell>
          <table:table-cell table:number-columns-repeated="16382"/>
        </table:table-row>
        <table:table-row table:style-name="ro1">
          <table:table-cell office:value-type="float" office:value="186" table:formula="of:=[.A213]+1" table:style-name="ce1">
            <text:p>186</text:p>
          </table:table-cell>
          <table:table-cell office:value-type="float" office:value="0.58532613197956729" table:formula="of:=[.B213]+([.F$3]*[.B188]/(1+([.B188]^[.H$3])))-[.G$3]*[.B213]" table:style-name="ce1">
            <text:p>0,585326132</text:p>
          </table:table-cell>
          <table:table-cell table:number-columns-repeated="16382"/>
        </table:table-row>
        <table:table-row table:style-name="ro1">
          <table:table-cell office:value-type="float" office:value="187" table:formula="of:=[.A214]+1" table:style-name="ce1">
            <text:p>187</text:p>
          </table:table-cell>
          <table:table-cell office:value-type="float" office:value="0.67123887094543977" table:formula="of:=[.B214]+([.F$3]*[.B189]/(1+([.B189]^[.H$3])))-[.G$3]*[.B214]" table:style-name="ce1">
            <text:p>0,671238871</text:p>
          </table:table-cell>
          <table:table-cell table:number-columns-repeated="16382"/>
        </table:table-row>
        <table:table-row table:style-name="ro1">
          <table:table-cell office:value-type="float" office:value="188" table:formula="of:=[.A215]+1" table:style-name="ce1">
            <text:p>188</text:p>
          </table:table-cell>
          <table:table-cell office:value-type="float" office:value="0.74498555351902651" table:formula="of:=[.B215]+([.F$3]*[.B190]/(1+([.B190]^[.H$3])))-[.G$3]*[.B215]" table:style-name="ce1">
            <text:p>0,744985554</text:p>
          </table:table-cell>
          <table:table-cell table:number-columns-repeated="16382"/>
        </table:table-row>
        <table:table-row table:style-name="ro1">
          <table:table-cell office:value-type="float" office:value="189" table:formula="of:=[.A216]+1" table:style-name="ce1">
            <text:p>189</text:p>
          </table:table-cell>
          <table:table-cell office:value-type="float" office:value="0.80434163930186486" table:formula="of:=[.B216]+([.F$3]*[.B191]/(1+([.B191]^[.H$3])))-[.G$3]*[.B216]" table:style-name="ce1">
            <text:p>0,804341639</text:p>
          </table:table-cell>
          <table:table-cell table:number-columns-repeated="16382"/>
        </table:table-row>
        <table:table-row table:style-name="ro1">
          <table:table-cell office:value-type="float" office:value="190" table:formula="of:=[.A217]+1" table:style-name="ce1">
            <text:p>190</text:p>
          </table:table-cell>
          <table:table-cell office:value-type="float" office:value="0.84944470111455606" table:formula="of:=[.B217]+([.F$3]*[.B192]/(1+([.B192]^[.H$3])))-[.G$3]*[.B217]" table:style-name="ce1">
            <text:p>0,849444701</text:p>
          </table:table-cell>
          <table:table-cell table:number-columns-repeated="16382"/>
        </table:table-row>
        <table:table-row table:style-name="ro1">
          <table:table-cell office:value-type="float" office:value="191" table:formula="of:=[.A218]+1" table:style-name="ce1">
            <text:p>191</text:p>
          </table:table-cell>
          <table:table-cell office:value-type="float" office:value="0.88148819900881792" table:formula="of:=[.B218]+([.F$3]*[.B193]/(1+([.B193]^[.H$3])))-[.G$3]*[.B218]" table:style-name="ce1">
            <text:p>0,881488199</text:p>
          </table:table-cell>
          <table:table-cell table:number-columns-repeated="16382"/>
        </table:table-row>
        <table:table-row table:style-name="ro1">
          <table:table-cell office:value-type="float" office:value="192" table:formula="of:=[.A219]+1" table:style-name="ce1">
            <text:p>192</text:p>
          </table:table-cell>
          <table:table-cell office:value-type="float" office:value="0.90201197518246645" table:formula="of:=[.B219]+([.F$3]*[.B194]/(1+([.B194]^[.H$3])))-[.G$3]*[.B219]" table:style-name="ce1">
            <text:p>0,902011975</text:p>
          </table:table-cell>
          <table:table-cell table:number-columns-repeated="16382"/>
        </table:table-row>
        <table:table-row table:style-name="ro1">
          <table:table-cell office:value-type="float" office:value="193" table:formula="of:=[.A220]+1" table:style-name="ce1">
            <text:p>193</text:p>
          </table:table-cell>
          <table:table-cell office:value-type="float" office:value="0.91260806571801067" table:formula="of:=[.B220]+([.F$3]*[.B195]/(1+([.B195]^[.H$3])))-[.G$3]*[.B220]" table:style-name="ce1">
            <text:p>0,912608066</text:p>
          </table:table-cell>
          <table:table-cell table:number-columns-repeated="16382"/>
        </table:table-row>
        <table:table-row table:style-name="ro1">
          <table:table-cell office:value-type="float" office:value="194" table:formula="of:=[.A221]+1" table:style-name="ce1">
            <text:p>194</text:p>
          </table:table-cell>
          <table:table-cell office:value-type="float" office:value="0.91481663345871844" table:formula="of:=[.B221]+([.F$3]*[.B196]/(1+([.B196]^[.H$3])))-[.G$3]*[.B221]" table:style-name="ce1">
            <text:p>0,914816633</text:p>
          </table:table-cell>
          <table:table-cell table:number-columns-repeated="16382"/>
        </table:table-row>
        <table:table-row table:style-name="ro1">
          <table:table-cell office:value-type="float" office:value="195" table:formula="of:=[.A222]+1" table:style-name="ce1">
            <text:p>195</text:p>
          </table:table-cell>
          <table:table-cell office:value-type="float" office:value="0.91008178401182527" table:formula="of:=[.B222]+([.F$3]*[.B197]/(1+([.B197]^[.H$3])))-[.G$3]*[.B222]" table:style-name="ce1">
            <text:p>0,910081784</text:p>
          </table:table-cell>
          <table:table-cell table:number-columns-repeated="16382"/>
        </table:table-row>
        <table:table-row table:style-name="ro1">
          <table:table-cell office:value-type="float" office:value="196" table:formula="of:=[.A223]+1" table:style-name="ce1">
            <text:p>196</text:p>
          </table:table-cell>
          <table:table-cell office:value-type="float" office:value="0.89972138024151627" table:formula="of:=[.B223]+([.F$3]*[.B198]/(1+([.B198]^[.H$3])))-[.G$3]*[.B223]" table:style-name="ce1">
            <text:p>0,89972138</text:p>
          </table:table-cell>
          <table:table-cell table:number-columns-repeated="16382"/>
        </table:table-row>
        <table:table-row table:style-name="ro1">
          <table:table-cell office:value-type="float" office:value="197" table:formula="of:=[.A224]+1" table:style-name="ce1">
            <text:p>197</text:p>
          </table:table-cell>
          <table:table-cell office:value-type="float" office:value="0.88489940059292915" table:formula="of:=[.B224]+([.F$3]*[.B199]/(1+([.B199]^[.H$3])))-[.G$3]*[.B224]" table:style-name="ce1">
            <text:p>0,884899401</text:p>
          </table:table-cell>
          <table:table-cell table:number-columns-repeated="16382"/>
        </table:table-row>
        <table:table-row table:style-name="ro1">
          <table:table-cell office:value-type="float" office:value="198" table:formula="of:=[.A225]+1" table:style-name="ce1">
            <text:p>198</text:p>
          </table:table-cell>
          <table:table-cell office:value-type="float" office:value="0.86659970862199032" table:formula="of:=[.B225]+([.F$3]*[.B200]/(1+([.B200]^[.H$3])))-[.G$3]*[.B225]" table:style-name="ce1">
            <text:p>0,866599709</text:p>
          </table:table-cell>
          <table:table-cell table:number-columns-repeated="16382"/>
        </table:table-row>
        <table:table-row table:style-name="ro1">
          <table:table-cell office:value-type="float" office:value="199" table:formula="of:=[.A226]+1" table:style-name="ce1">
            <text:p>199</text:p>
          </table:table-cell>
          <table:table-cell office:value-type="float" office:value="0.84561080545005618" table:formula="of:=[.B226]+([.F$3]*[.B201]/(1+([.B201]^[.H$3])))-[.G$3]*[.B226]" table:style-name="ce1">
            <text:p>0,845610805</text:p>
          </table:table-cell>
          <table:table-cell table:number-columns-repeated="16382"/>
        </table:table-row>
        <table:table-row table:style-name="ro1">
          <table:table-cell office:value-type="float" office:value="200" table:formula="of:=[.A227]+1" table:style-name="ce1">
            <text:p>200</text:p>
          </table:table-cell>
          <table:table-cell office:value-type="float" office:value="0.82254377813000901" table:formula="of:=[.B227]+([.F$3]*[.B202]/(1+([.B202]^[.H$3])))-[.G$3]*[.B227]" table:style-name="ce1">
            <text:p>0,822543778</text:p>
          </table:table-cell>
          <table:table-cell table:number-columns-repeated="16382"/>
        </table:table-row>
        <table:table-row table:style-name="ro1">
          <table:table-cell office:value-type="float" office:value="201" table:formula="of:=[.A228]+1" table:style-name="ce1">
            <text:p>201</text:p>
          </table:table-cell>
          <table:table-cell office:value-type="float" office:value="0.79790120806961407" table:formula="of:=[.B228]+([.F$3]*[.B203]/(1+([.B203]^[.H$3])))-[.G$3]*[.B228]" table:style-name="ce1">
            <text:p>0,797901208</text:p>
          </table:table-cell>
          <table:table-cell table:number-columns-repeated="16382"/>
        </table:table-row>
        <table:table-row table:style-name="ro1">
          <table:table-cell office:value-type="float" office:value="202" table:formula="of:=[.A229]+1" table:style-name="ce1">
            <text:p>202</text:p>
          </table:table-cell>
          <table:table-cell office:value-type="float" office:value="0.77218172116689909" table:formula="of:=[.B229]+([.F$3]*[.B204]/(1+([.B204]^[.H$3])))-[.G$3]*[.B229]" table:style-name="ce1">
            <text:p>0,772181721</text:p>
          </table:table-cell>
          <table:table-cell table:number-columns-repeated="16382"/>
        </table:table-row>
        <table:table-row table:style-name="ro1">
          <table:table-cell office:value-type="float" office:value="203" table:formula="of:=[.A230]+1" table:style-name="ce1">
            <text:p>203</text:p>
          </table:table-cell>
          <table:table-cell office:value-type="float" office:value="0.74597985016910173" table:formula="of:=[.B230]+([.F$3]*[.B205]/(1+([.B205]^[.H$3])))-[.G$3]*[.B230]" table:style-name="ce1">
            <text:p>0,74597985</text:p>
          </table:table-cell>
          <table:table-cell table:number-columns-repeated="16382"/>
        </table:table-row>
        <table:table-row table:style-name="ro1">
          <table:table-cell office:value-type="float" office:value="204" table:formula="of:=[.A231]+1" table:style-name="ce1">
            <text:p>204</text:p>
          </table:table-cell>
          <table:table-cell office:value-type="float" office:value="0.72006786979129922" table:formula="of:=[.B231]+([.F$3]*[.B206]/(1+([.B206]^[.H$3])))-[.G$3]*[.B231]" table:style-name="ce1">
            <text:p>0,72006787</text:p>
          </table:table-cell>
          <table:table-cell table:number-columns-repeated="16382"/>
        </table:table-row>
        <table:table-row table:style-name="ro1">
          <table:table-cell office:value-type="float" office:value="205" table:formula="of:=[.A232]+1" table:style-name="ce1">
            <text:p>205</text:p>
          </table:table-cell>
          <table:table-cell office:value-type="float" office:value="0.69549061677125501" table:formula="of:=[.B232]+([.F$3]*[.B207]/(1+([.B207]^[.H$3])))-[.G$3]*[.B232]" table:style-name="ce1">
            <text:p>0,695490617</text:p>
          </table:table-cell>
          <table:table-cell table:number-columns-repeated="16382"/>
        </table:table-row>
        <table:table-row table:style-name="ro1">
          <table:table-cell office:value-type="float" office:value="206" table:formula="of:=[.A233]+1" table:style-name="ce1">
            <text:p>206</text:p>
          </table:table-cell>
          <table:table-cell office:value-type="float" office:value="0.67371029830234141" table:formula="of:=[.B233]+([.F$3]*[.B208]/(1+([.B208]^[.H$3])))-[.G$3]*[.B233]" table:style-name="ce1">
            <text:p>0,673710298</text:p>
          </table:table-cell>
          <table:table-cell table:number-columns-repeated="16382"/>
        </table:table-row>
        <table:table-row table:style-name="ro1">
          <table:table-cell office:value-type="float" office:value="207" table:formula="of:=[.A234]+1" table:style-name="ce1">
            <text:p>207</text:p>
          </table:table-cell>
          <table:table-cell office:value-type="float" office:value="0.65680050334398343" table:formula="of:=[.B234]+([.F$3]*[.B209]/(1+([.B209]^[.H$3])))-[.G$3]*[.B234]" table:style-name="ce1">
            <text:p>0,656800503</text:p>
          </table:table-cell>
          <table:table-cell table:number-columns-repeated="16382"/>
        </table:table-row>
        <table:table-row table:style-name="ro1">
          <table:table-cell office:value-type="float" office:value="208" table:formula="of:=[.A235]+1" table:style-name="ce1">
            <text:p>208</text:p>
          </table:table-cell>
          <table:table-cell office:value-type="float" office:value="0.64759220800694584" table:formula="of:=[.B235]+([.F$3]*[.B210]/(1+([.B210]^[.H$3])))-[.G$3]*[.B235]" table:style-name="ce1">
            <text:p>0,647592208</text:p>
          </table:table-cell>
          <table:table-cell table:number-columns-repeated="16382"/>
        </table:table-row>
        <table:table-row table:style-name="ro1">
          <table:table-cell office:value-type="float" office:value="209" table:formula="of:=[.A236]+1" table:style-name="ce1">
            <text:p>209</text:p>
          </table:table-cell>
          <table:table-cell office:value-type="float" office:value="0.64950076568726545" table:formula="of:=[.B236]+([.F$3]*[.B211]/(1+([.B211]^[.H$3])))-[.G$3]*[.B236]" table:style-name="ce1">
            <text:p>0,649500766</text:p>
          </table:table-cell>
          <table:table-cell table:number-columns-repeated="16382"/>
        </table:table-row>
        <table:table-row table:style-name="ro1">
          <table:table-cell office:value-type="float" office:value="210" table:formula="of:=[.A237]+1" table:style-name="ce1">
            <text:p>210</text:p>
          </table:table-cell>
          <table:table-cell office:value-type="float" office:value="0.66569180150922724" table:formula="of:=[.B237]+([.F$3]*[.B212]/(1+([.B212]^[.H$3])))-[.G$3]*[.B237]" table:style-name="ce1">
            <text:p>0,665691802</text:p>
          </table:table-cell>
          <table:table-cell table:number-columns-repeated="16382"/>
        </table:table-row>
        <table:table-row table:style-name="ro1">
          <table:table-cell office:value-type="float" office:value="211" table:formula="of:=[.A238]+1" table:style-name="ce1">
            <text:p>211</text:p>
          </table:table-cell>
          <table:table-cell office:value-type="float" office:value="0.69771939987310261" table:formula="of:=[.B238]+([.F$3]*[.B213]/(1+([.B213]^[.H$3])))-[.G$3]*[.B238]" table:style-name="ce1">
            <text:p>0,6977194</text:p>
          </table:table-cell>
          <table:table-cell table:number-columns-repeated="16382"/>
        </table:table-row>
        <table:table-row table:style-name="ro1">
          <table:table-cell office:value-type="float" office:value="212" table:formula="of:=[.A239]+1" table:style-name="ce1">
            <text:p>212</text:p>
          </table:table-cell>
          <table:table-cell office:value-type="float" office:value="0.74446268737728782" table:formula="of:=[.B239]+([.F$3]*[.B214]/(1+([.B214]^[.H$3])))-[.G$3]*[.B239]" table:style-name="ce1">
            <text:p>0,744462687</text:p>
          </table:table-cell>
          <table:table-cell table:number-columns-repeated="16382"/>
        </table:table-row>
        <table:table-row table:style-name="ro1">
          <table:table-cell office:value-type="float" office:value="213" table:formula="of:=[.A240]+1" table:style-name="ce1">
            <text:p>213</text:p>
          </table:table-cell>
          <table:table-cell office:value-type="float" office:value="0.80181688870834467" table:formula="of:=[.B240]+([.F$3]*[.B215]/(1+([.B215]^[.H$3])))-[.G$3]*[.B240]" table:style-name="ce1">
            <text:p>0,801816889</text:p>
          </table:table-cell>
          <table:table-cell table:number-columns-repeated="16382"/>
        </table:table-row>
        <table:table-row table:style-name="ro1">
          <table:table-cell office:value-type="float" office:value="214" table:formula="of:=[.A241]+1" table:style-name="ce1">
            <text:p>214</text:p>
          </table:table-cell>
          <table:table-cell office:value-type="float" office:value="0.86317867153771277" table:formula="of:=[.B241]+([.F$3]*[.B216]/(1+([.B216]^[.H$3])))-[.G$3]*[.B241]" table:style-name="ce1">
            <text:p>0,863178672</text:p>
          </table:table-cell>
          <table:table-cell table:number-columns-repeated="16382"/>
        </table:table-row>
        <table:table-row table:style-name="ro1">
          <table:table-cell office:value-type="float" office:value="215" table:formula="of:=[.A242]+1" table:style-name="ce1">
            <text:p>215</text:p>
          </table:table-cell>
          <table:table-cell office:value-type="float" office:value="0.92135169353604118" table:formula="of:=[.B242]+([.F$3]*[.B217]/(1+([.B217]^[.H$3])))-[.G$3]*[.B242]" table:style-name="ce1">
            <text:p>0,921351694</text:p>
          </table:table-cell>
          <table:table-cell table:number-columns-repeated="16382"/>
        </table:table-row>
        <table:table-row table:style-name="ro1">
          <table:table-cell office:value-type="float" office:value="216" table:formula="of:=[.A243]+1" table:style-name="ce1">
            <text:p>216</text:p>
          </table:table-cell>
          <table:table-cell office:value-type="float" office:value="0.97131260582385592" table:formula="of:=[.B243]+([.F$3]*[.B218]/(1+([.B218]^[.H$3])))-[.G$3]*[.B243]" table:style-name="ce1">
            <text:p>0,971312606</text:p>
          </table:table-cell>
          <table:table-cell table:number-columns-repeated="16382"/>
        </table:table-row>
        <table:table-row table:style-name="ro1">
          <table:table-cell office:value-type="float" office:value="217" table:formula="of:=[.A244]+1" table:style-name="ce1">
            <text:p>217</text:p>
          </table:table-cell>
          <table:table-cell office:value-type="float" office:value="1.0115653921950021" table:formula="of:=[.B244]+([.F$3]*[.B219]/(1+([.B219]^[.H$3])))-[.G$3]*[.B244]" table:style-name="ce1">
            <text:p>1,011565392</text:p>
          </table:table-cell>
          <table:table-cell table:number-columns-repeated="16382"/>
        </table:table-row>
        <table:table-row table:style-name="ro1">
          <table:table-cell office:value-type="float" office:value="218" table:formula="of:=[.A245]+1" table:style-name="ce1">
            <text:p>218</text:p>
          </table:table-cell>
          <table:table-cell office:value-type="float" office:value="1.0433948188516688" table:formula="of:=[.B245]+([.F$3]*[.B220]/(1+([.B220]^[.H$3])))-[.G$3]*[.B245]" table:style-name="ce1">
            <text:p>1,043394819</text:p>
          </table:table-cell>
          <table:table-cell table:number-columns-repeated="16382"/>
        </table:table-row>
        <table:table-row table:style-name="ro1">
          <table:table-cell office:value-type="float" office:value="219" table:formula="of:=[.A246]+1" table:style-name="ce1">
            <text:p>219</text:p>
          </table:table-cell>
          <table:table-cell office:value-type="float" office:value="1.0693607310289315" table:formula="of:=[.B246]+([.F$3]*[.B221]/(1+([.B221]^[.H$3])))-[.G$3]*[.B246]" table:style-name="ce1">
            <text:p>1,069360731</text:p>
          </table:table-cell>
          <table:table-cell table:number-columns-repeated="16382"/>
        </table:table-row>
        <table:table-row table:style-name="ro1">
          <table:table-cell office:value-type="float" office:value="220" table:formula="of:=[.A247]+1" table:style-name="ce1">
            <text:p>220</text:p>
          </table:table-cell>
          <table:table-cell office:value-type="float" office:value="1.0921375056274918" table:formula="of:=[.B247]+([.F$3]*[.B222]/(1+([.B222]^[.H$3])))-[.G$3]*[.B247]" table:style-name="ce1">
            <text:p>1,092137506</text:p>
          </table:table-cell>
          <table:table-cell table:number-columns-repeated="16382"/>
        </table:table-row>
        <table:table-row table:style-name="ro1">
          <table:table-cell office:value-type="float" office:value="221" table:formula="of:=[.A248]+1" table:style-name="ce1">
            <text:p>221</text:p>
          </table:table-cell>
          <table:table-cell office:value-type="float" office:value="1.113892799962426" table:formula="of:=[.B248]+([.F$3]*[.B223]/(1+([.B223]^[.H$3])))-[.G$3]*[.B248]" table:style-name="ce1">
            <text:p>1,1138928</text:p>
          </table:table-cell>
          <table:table-cell table:number-columns-repeated="16382"/>
        </table:table-row>
        <table:table-row table:style-name="ro1">
          <table:table-cell office:value-type="float" office:value="222" table:formula="of:=[.A249]+1" table:style-name="ce1">
            <text:p>222</text:p>
          </table:table-cell>
          <table:table-cell office:value-type="float" office:value="1.1360329111829035" table:formula="of:=[.B249]+([.F$3]*[.B224]/(1+([.B224]^[.H$3])))-[.G$3]*[.B249]" table:style-name="ce1">
            <text:p>1,136032911</text:p>
          </table:table-cell>
          <table:table-cell table:number-columns-repeated="16382"/>
        </table:table-row>
        <table:table-row table:style-name="ro1">
          <table:table-cell office:value-type="float" office:value="223" table:formula="of:=[.A250]+1" table:style-name="ce1">
            <text:p>223</text:p>
          </table:table-cell>
          <table:table-cell office:value-type="float" office:value="1.1591568825539926" table:formula="of:=[.B250]+([.F$3]*[.B225]/(1+([.B225]^[.H$3])))-[.G$3]*[.B250]" table:style-name="ce1">
            <text:p>1,159156883</text:p>
          </table:table-cell>
          <table:table-cell table:number-columns-repeated="16382"/>
        </table:table-row>
        <table:table-row table:style-name="ro1">
          <table:table-cell office:value-type="float" office:value="224" table:formula="of:=[.A251]+1" table:style-name="ce1">
            <text:p>224</text:p>
          </table:table-cell>
          <table:table-cell office:value-type="float" office:value="1.1831413549889243" table:formula="of:=[.B251]+([.F$3]*[.B226]/(1+([.B226]^[.H$3])))-[.G$3]*[.B251]" table:style-name="ce1">
            <text:p>1,183141355</text:p>
          </table:table-cell>
          <table:table-cell table:number-columns-repeated="16382"/>
        </table:table-row>
        <table:table-row table:style-name="ro1">
          <table:table-cell office:value-type="float" office:value="225" table:formula="of:=[.A252]+1" table:style-name="ce1">
            <text:p>225</text:p>
          </table:table-cell>
          <table:table-cell office:value-type="float" office:value="1.2073129197536892" table:formula="of:=[.B252]+([.F$3]*[.B227]/(1+([.B227]^[.H$3])))-[.G$3]*[.B252]" table:style-name="ce1">
            <text:p>1,20731292</text:p>
          </table:table-cell>
          <table:table-cell table:number-columns-repeated="16382"/>
        </table:table-row>
        <table:table-row table:style-name="ro1">
          <table:table-cell office:value-type="float" office:value="226" table:formula="of:=[.A253]+1" table:style-name="ce1">
            <text:p>226</text:p>
          </table:table-cell>
          <table:table-cell office:value-type="float" office:value="1.2306636050674413" table:formula="of:=[.B253]+([.F$3]*[.B228]/(1+([.B228]^[.H$3])))-[.G$3]*[.B253]" table:style-name="ce1">
            <text:p>1,230663605</text:p>
          </table:table-cell>
          <table:table-cell table:number-columns-repeated="16382"/>
        </table:table-row>
        <table:table-row table:style-name="ro1">
          <table:table-cell office:value-type="float" office:value="227" table:formula="of:=[.A254]+1" table:style-name="ce1">
            <text:p>227</text:p>
          </table:table-cell>
          <table:table-cell office:value-type="float" office:value="1.2520673236146251" table:formula="of:=[.B254]+([.F$3]*[.B229]/(1+([.B229]^[.H$3])))-[.G$3]*[.B254]" table:style-name="ce1">
            <text:p>1,252067324</text:p>
          </table:table-cell>
          <table:table-cell table:number-columns-repeated="16382"/>
        </table:table-row>
        <table:table-row table:style-name="ro1">
          <table:table-cell office:value-type="float" office:value="228" table:formula="of:=[.A255]+1" table:style-name="ce1">
            <text:p>228</text:p>
          </table:table-cell>
          <table:table-cell office:value-type="float" office:value="1.2704729550210874" table:formula="of:=[.B255]+([.F$3]*[.B230]/(1+([.B230]^[.H$3])))-[.G$3]*[.B255]" table:style-name="ce1">
            <text:p>1,270472955</text:p>
          </table:table-cell>
          <table:table-cell table:number-columns-repeated="16382"/>
        </table:table-row>
        <table:table-row table:style-name="ro1">
          <table:table-cell office:value-type="float" office:value="229" table:formula="of:=[.A256]+1" table:style-name="ce1">
            <text:p>229</text:p>
          </table:table-cell>
          <table:table-cell office:value-type="float" office:value="1.2850629063108996" table:formula="of:=[.B256]+([.F$3]*[.B231]/(1+([.B231]^[.H$3])))-[.G$3]*[.B256]" table:style-name="ce1">
            <text:p>1,285062906</text:p>
          </table:table-cell>
          <table:table-cell table:number-columns-repeated="16382"/>
        </table:table-row>
        <table:table-row table:style-name="ro1">
          <table:table-cell office:value-type="float" office:value="230" table:formula="of:=[.A257]+1" table:style-name="ce1">
            <text:p>230</text:p>
          </table:table-cell>
          <table:table-cell office:value-type="float" office:value="1.2953683090460257" table:formula="of:=[.B257]+([.F$3]*[.B232]/(1+([.B232]^[.H$3])))-[.G$3]*[.B257]" table:style-name="ce1">
            <text:p>1,295368309</text:p>
          </table:table-cell>
          <table:table-cell table:number-columns-repeated="16382"/>
        </table:table-row>
        <table:table-row table:style-name="ro1">
          <table:table-cell office:value-type="float" office:value="231" table:formula="of:=[.A258]+1" table:style-name="ce1">
            <text:p>231</text:p>
          </table:table-cell>
          <table:table-cell office:value-type="float" office:value="1.3013413434739172" table:formula="of:=[.B258]+([.F$3]*[.B233]/(1+([.B233]^[.H$3])))-[.G$3]*[.B258]" table:style-name="ce1">
            <text:p>1,301341343</text:p>
          </table:table-cell>
          <table:table-cell table:number-columns-repeated="16382"/>
        </table:table-row>
        <table:table-row table:style-name="ro1">
          <table:table-cell office:value-type="float" office:value="232" table:formula="of:=[.A259]+1" table:style-name="ce1">
            <text:p>232</text:p>
          </table:table-cell>
          <table:table-cell office:value-type="float" office:value="1.3034027397507715" table:formula="of:=[.B259]+([.F$3]*[.B234]/(1+([.B234]^[.H$3])))-[.G$3]*[.B259]" table:style-name="ce1">
            <text:p>1,30340274</text:p>
          </table:table-cell>
          <table:table-cell table:number-columns-repeated="16382"/>
        </table:table-row>
        <table:table-row table:style-name="ro1">
          <table:table-cell office:value-type="float" office:value="233" table:formula="of:=[.A260]+1" table:style-name="ce1">
            <text:p>233</text:p>
          </table:table-cell>
          <table:table-cell office:value-type="float" office:value="1.3024890044281048" table:formula="of:=[.B260]+([.F$3]*[.B235]/(1+([.B235]^[.H$3])))-[.G$3]*[.B260]" table:style-name="ce1">
            <text:p>1,302489004</text:p>
          </table:table-cell>
          <table:table-cell table:number-columns-repeated="16382"/>
        </table:table-row>
        <table:table-row table:style-name="ro1">
          <table:table-cell office:value-type="float" office:value="234" table:formula="of:=[.A261]+1" table:style-name="ce1">
            <text:p>234</text:p>
          </table:table-cell>
          <table:table-cell office:value-type="float" office:value="1.3000999129867403" table:formula="of:=[.B261]+([.F$3]*[.B236]/(1+([.B236]^[.H$3])))-[.G$3]*[.B261]" table:style-name="ce1">
            <text:p>1,300099913</text:p>
          </table:table-cell>
          <table:table-cell table:number-columns-repeated="16382"/>
        </table:table-row>
        <table:table-row table:style-name="ro1">
          <table:table-cell office:value-type="float" office:value="235" table:formula="of:=[.A262]+1" table:style-name="ce1">
            <text:p>235</text:p>
          </table:table-cell>
          <table:table-cell office:value-type="float" office:value="1.2982775270009226" table:formula="of:=[.B262]+([.F$3]*[.B237]/(1+([.B237]^[.H$3])))-[.G$3]*[.B262]" table:style-name="ce1">
            <text:p>1,298277527</text:p>
          </table:table-cell>
          <table:table-cell table:number-columns-repeated="16382"/>
        </table:table-row>
        <table:table-row table:style-name="ro1">
          <table:table-cell office:value-type="float" office:value="236" table:formula="of:=[.A263]+1" table:style-name="ce1">
            <text:p>236</text:p>
          </table:table-cell>
          <table:table-cell office:value-type="float" office:value="1.2993510826479282" table:formula="of:=[.B263]+([.F$3]*[.B238]/(1+([.B238]^[.H$3])))-[.G$3]*[.B263]" table:style-name="ce1">
            <text:p>1,299351083</text:p>
          </table:table-cell>
          <table:table-cell table:number-columns-repeated="16382"/>
        </table:table-row>
        <table:table-row table:style-name="ro1">
          <table:table-cell office:value-type="float" office:value="237" table:formula="of:=[.A264]+1" table:style-name="ce1">
            <text:p>237</text:p>
          </table:table-cell>
          <table:table-cell office:value-type="float" office:value="1.3052461756310931" table:formula="of:=[.B264]+([.F$3]*[.B239]/(1+([.B239]^[.H$3])))-[.G$3]*[.B264]" table:style-name="ce1">
            <text:p>1,305246176</text:p>
          </table:table-cell>
          <table:table-cell table:number-columns-repeated="16382"/>
        </table:table-row>
        <table:table-row table:style-name="ro1">
          <table:table-cell office:value-type="float" office:value="238" table:formula="of:=[.A265]+1" table:style-name="ce1">
            <text:p>238</text:p>
          </table:table-cell>
          <table:table-cell office:value-type="float" office:value="1.3162152099388207" table:formula="of:=[.B265]+([.F$3]*[.B240]/(1+([.B240]^[.H$3])))-[.G$3]*[.B265]" table:style-name="ce1">
            <text:p>1,31621521</text:p>
          </table:table-cell>
          <table:table-cell table:number-columns-repeated="16382"/>
        </table:table-row>
        <table:table-row table:style-name="ro1">
          <table:table-cell office:value-type="float" office:value="239" table:formula="of:=[.A266]+1" table:style-name="ce1">
            <text:p>239</text:p>
          </table:table-cell>
          <table:table-cell office:value-type="float" office:value="1.3290863089684128" table:formula="of:=[.B266]+([.F$3]*[.B241]/(1+([.B241]^[.H$3])))-[.G$3]*[.B266]" table:style-name="ce1">
            <text:p>1,329086309</text:p>
          </table:table-cell>
          <table:table-cell table:number-columns-repeated="16382"/>
        </table:table-row>
        <table:table-row table:style-name="ro1">
          <table:table-cell office:value-type="float" office:value="240" table:formula="of:=[.A267]+1" table:style-name="ce1">
            <text:p>240</text:p>
          </table:table-cell>
          <table:table-cell office:value-type="float" office:value="1.336575471797806" table:formula="of:=[.B267]+([.F$3]*[.B242]/(1+([.B242]^[.H$3])))-[.G$3]*[.B267]" table:style-name="ce1">
            <text:p>1,336575472</text:p>
          </table:table-cell>
          <table:table-cell table:number-columns-repeated="16382"/>
        </table:table-row>
        <table:table-row table:style-name="ro1">
          <table:table-cell office:value-type="float" office:value="241" table:formula="of:=[.A268]+1" table:style-name="ce1">
            <text:p>241</text:p>
          </table:table-cell>
          <table:table-cell office:value-type="float" office:value="1.3308112320115306" table:formula="of:=[.B268]+([.F$3]*[.B243]/(1+([.B243]^[.H$3])))-[.G$3]*[.B268]" table:style-name="ce1">
            <text:p>1,330811232</text:p>
          </table:table-cell>
          <table:table-cell table:number-columns-repeated="16382"/>
        </table:table-row>
        <table:table-row table:style-name="ro1">
          <table:table-cell office:value-type="float" office:value="242" table:formula="of:=[.A269]+1" table:style-name="ce1">
            <text:p>242</text:p>
          </table:table-cell>
          <table:table-cell office:value-type="float" office:value="1.3088983656833506" table:formula="of:=[.B269]+([.F$3]*[.B244]/(1+([.B244]^[.H$3])))-[.G$3]*[.B269]" table:style-name="ce1">
            <text:p>1,308898366</text:p>
          </table:table-cell>
          <table:table-cell table:number-columns-repeated="16382"/>
        </table:table-row>
        <table:table-row table:style-name="ro1">
          <table:table-cell office:value-type="float" office:value="243" table:formula="of:=[.A270]+1" table:style-name="ce1">
            <text:p>243</text:p>
          </table:table-cell>
          <table:table-cell office:value-type="float" office:value="1.2733554610110873" table:formula="of:=[.B270]+([.F$3]*[.B245]/(1+([.B245]^[.H$3])))-[.G$3]*[.B270]" table:style-name="ce1">
            <text:p>1,273355461</text:p>
          </table:table-cell>
          <table:table-cell table:number-columns-repeated="16382"/>
        </table:table-row>
        <table:table-row table:style-name="ro1">
          <table:table-cell office:value-type="float" office:value="244" table:formula="of:=[.A271]+1" table:style-name="ce1">
            <text:p>244</text:p>
          </table:table-cell>
          <table:table-cell office:value-type="float" office:value="1.2285252273133243" table:formula="of:=[.B271]+([.F$3]*[.B246]/(1+([.B246]^[.H$3])))-[.G$3]*[.B271]" table:style-name="ce1">
            <text:p>1,228525227</text:p>
          </table:table-cell>
          <table:table-cell table:number-columns-repeated="16382"/>
        </table:table-row>
        <table:table-row table:style-name="ro1">
          <table:table-cell office:value-type="float" office:value="245" table:formula="of:=[.A272]+1" table:style-name="ce1">
            <text:p>245</text:p>
          </table:table-cell>
          <table:table-cell office:value-type="float" office:value="1.1780385299847078" table:formula="of:=[.B272]+([.F$3]*[.B247]/(1+([.B247]^[.H$3])))-[.G$3]*[.B272]" table:style-name="ce1">
            <text:p>1,17803853</text:p>
          </table:table-cell>
          <table:table-cell table:number-columns-repeated="16382"/>
        </table:table-row>
        <table:table-row table:style-name="ro1">
          <table:table-cell office:value-type="float" office:value="246" table:formula="of:=[.A273]+1" table:style-name="ce1">
            <text:p>246</text:p>
          </table:table-cell>
          <table:table-cell office:value-type="float" office:value="1.1242108680013636" table:formula="of:=[.B273]+([.F$3]*[.B248]/(1+([.B248]^[.H$3])))-[.G$3]*[.B273]" table:style-name="ce1">
            <text:p>1,124210868</text:p>
          </table:table-cell>
          <table:table-cell table:number-columns-repeated="16382"/>
        </table:table-row>
        <table:table-row table:style-name="ro1">
          <table:table-cell office:value-type="float" office:value="247" table:formula="of:=[.A274]+1" table:style-name="ce1">
            <text:p>247</text:p>
          </table:table-cell>
          <table:table-cell office:value-type="float" office:value="1.0683241465327948" table:formula="of:=[.B274]+([.F$3]*[.B249]/(1+([.B249]^[.H$3])))-[.G$3]*[.B274]" table:style-name="ce1">
            <text:p>1,068324147</text:p>
          </table:table-cell>
          <table:table-cell table:number-columns-repeated="16382"/>
        </table:table-row>
        <table:table-row table:style-name="ro1">
          <table:table-cell office:value-type="float" office:value="248" table:formula="of:=[.A275]+1" table:style-name="ce1">
            <text:p>248</text:p>
          </table:table-cell>
          <table:table-cell office:value-type="float" office:value="1.0110978251286999" table:formula="of:=[.B275]+([.F$3]*[.B250]/(1+([.B250]^[.H$3])))-[.G$3]*[.B275]" table:style-name="ce1">
            <text:p>1,011097825</text:p>
          </table:table-cell>
          <table:table-cell table:number-columns-repeated="16382"/>
        </table:table-row>
        <table:table-row table:style-name="ro1">
          <table:table-cell office:value-type="float" office:value="249" table:formula="of:=[.A276]+1" table:style-name="ce1">
            <text:p>249</text:p>
          </table:table-cell>
          <table:table-cell office:value-type="float" office:value="0.95308357141694411" table:formula="of:=[.B276]+([.F$3]*[.B251]/(1+([.B251]^[.H$3])))-[.G$3]*[.B276]" table:style-name="ce1">
            <text:p>0,953083571</text:p>
          </table:table-cell>
          <table:table-cell table:number-columns-repeated="16382"/>
        </table:table-row>
        <table:table-row table:style-name="ro1">
          <table:table-cell office:value-type="float" office:value="250" table:formula="of:=[.A277]+1" table:style-name="ce1">
            <text:p>250</text:p>
          </table:table-cell>
          <table:table-cell office:value-type="float" office:value="0.89489424789205974" table:formula="of:=[.B277]+([.F$3]*[.B252]/(1+([.B252]^[.H$3])))-[.G$3]*[.B277]" table:style-name="ce1">
            <text:p>0,894894248</text:p>
          </table:table-cell>
          <table:table-cell table:number-columns-repeated="16382"/>
        </table:table-row>
        <table:table-row table:style-name="ro1">
          <table:table-cell office:value-type="float" office:value="251" table:formula="of:=[.A278]+1" table:style-name="ce1">
            <text:p>251</text:p>
          </table:table-cell>
          <table:table-cell office:value-type="float" office:value="0.83726179070301876" table:formula="of:=[.B278]+([.F$3]*[.B253]/(1+([.B253]^[.H$3])))-[.G$3]*[.B278]" table:style-name="ce1">
            <text:p>0,837261791</text:p>
          </table:table-cell>
          <table:table-cell table:number-columns-repeated="16382"/>
        </table:table-row>
        <table:table-row table:style-name="ro1">
          <table:table-cell office:value-type="float" office:value="252" table:formula="of:=[.A279]+1" table:style-name="ce1">
            <text:p>252</text:p>
          </table:table-cell>
          <table:table-cell office:value-type="float" office:value="0.78097879201346876" table:formula="of:=[.B279]+([.F$3]*[.B254]/(1+([.B254]^[.H$3])))-[.G$3]*[.B279]" table:style-name="ce1">
            <text:p>0,780978792</text:p>
          </table:table-cell>
          <table:table-cell table:number-columns-repeated="16382"/>
        </table:table-row>
        <table:table-row table:style-name="ro1">
          <table:table-cell office:value-type="float" office:value="253" table:formula="of:=[.A280]+1" table:style-name="ce1">
            <text:p>253</text:p>
          </table:table-cell>
          <table:table-cell office:value-type="float" office:value="0.72680179383507126" table:formula="of:=[.B280]+([.F$3]*[.B255]/(1+([.B255]^[.H$3])))-[.G$3]*[.B280]" table:style-name="ce1">
            <text:p>0,726801794</text:p>
          </table:table-cell>
          <table:table-cell table:number-columns-repeated="16382"/>
        </table:table-row>
        <table:table-row table:style-name="ro1">
          <table:table-cell office:value-type="float" office:value="254" table:formula="of:=[.A281]+1" table:style-name="ce1">
            <text:p>254</text:p>
          </table:table-cell>
          <table:table-cell office:value-type="float" office:value="0.67537398982311403" table:formula="of:=[.B281]+([.F$3]*[.B256]/(1+([.B256]^[.H$3])))-[.G$3]*[.B281]" table:style-name="ce1">
            <text:p>0,67537399</text:p>
          </table:table-cell>
          <table:table-cell table:number-columns-repeated="16382"/>
        </table:table-row>
        <table:table-row table:style-name="ro1">
          <table:table-cell office:value-type="float" office:value="255" table:formula="of:=[.A282]+1" table:style-name="ce1">
            <text:p>255</text:p>
          </table:table-cell>
          <table:table-cell office:value-type="float" office:value="0.62718807258584519" table:formula="of:=[.B282]+([.F$3]*[.B257]/(1+([.B257]^[.H$3])))-[.G$3]*[.B282]" table:style-name="ce1">
            <text:p>0,627188073</text:p>
          </table:table-cell>
          <table:table-cell table:number-columns-repeated="16382"/>
        </table:table-row>
        <table:table-row table:style-name="ro1">
          <table:table-cell office:value-type="float" office:value="256" table:formula="of:=[.A283]+1" table:style-name="ce1">
            <text:p>256</text:p>
          </table:table-cell>
          <table:table-cell office:value-type="float" office:value="0.58258316068259119" table:formula="of:=[.B283]+([.F$3]*[.B258]/(1+([.B258]^[.H$3])))-[.G$3]*[.B283]" table:style-name="ce1">
            <text:p>0,582583161</text:p>
          </table:table-cell>
          <table:table-cell table:number-columns-repeated="16382"/>
        </table:table-row>
        <table:table-row table:style-name="ro1">
          <table:table-cell office:value-type="float" office:value="257" table:formula="of:=[.A284]+1" table:style-name="ce1">
            <text:p>257</text:p>
          </table:table-cell>
          <table:table-cell office:value-type="float" office:value="0.54175886924565098" table:formula="of:=[.B284]+([.F$3]*[.B259]/(1+([.B259]^[.H$3])))-[.G$3]*[.B284]" table:style-name="ce1">
            <text:p>0,541758869</text:p>
          </table:table-cell>
          <table:table-cell table:number-columns-repeated="16382"/>
        </table:table-row>
        <table:table-row table:style-name="ro1">
          <table:table-cell office:value-type="float" office:value="258" table:formula="of:=[.A285]+1" table:style-name="ce1">
            <text:p>258</text:p>
          </table:table-cell>
          <table:table-cell office:value-type="float" office:value="0.50478851438814043" table:formula="of:=[.B285]+([.F$3]*[.B260]/(1+([.B260]^[.H$3])))-[.G$3]*[.B285]" table:style-name="ce1">
            <text:p>0,504788514</text:p>
          </table:table-cell>
          <table:table-cell table:number-columns-repeated="16382"/>
        </table:table-row>
        <table:table-row table:style-name="ro1">
          <table:table-cell office:value-type="float" office:value="259" table:formula="of:=[.A286]+1" table:style-name="ce1">
            <text:p>259</text:p>
          </table:table-cell>
          <table:table-cell office:value-type="float" office:value="0.47161609346694489" table:formula="of:=[.B286]+([.F$3]*[.B261]/(1+([.B261]^[.H$3])))-[.G$3]*[.B286]" table:style-name="ce1">
            <text:p>0,471616093</text:p>
          </table:table-cell>
          <table:table-cell table:number-columns-repeated="16382"/>
        </table:table-row>
        <table:table-row table:style-name="ro1">
          <table:table-cell office:value-type="float" office:value="260" table:formula="of:=[.A287]+1" table:style-name="ce1">
            <text:p>260</text:p>
          </table:table-cell>
          <table:table-cell office:value-type="float" office:value="0.44202761927076456" table:formula="of:=[.B287]+([.F$3]*[.B262]/(1+([.B262]^[.H$3])))-[.G$3]*[.B287]" table:style-name="ce1">
            <text:p>0,442027619</text:p>
          </table:table-cell>
          <table:table-cell table:number-columns-repeated="16382"/>
        </table:table-row>
        <table:table-row table:style-name="ro1">
          <table:table-cell office:value-type="float" office:value="261" table:formula="of:=[.A288]+1" table:style-name="ce1">
            <text:p>261</text:p>
          </table:table-cell>
          <table:table-cell office:value-type="float" office:value="0.41560427528705363" table:formula="of:=[.B288]+([.F$3]*[.B263]/(1+([.B263]^[.H$3])))-[.G$3]*[.B288]" table:style-name="ce1">
            <text:p>0,415604275</text:p>
          </table:table-cell>
          <table:table-cell table:number-columns-repeated="16382"/>
        </table:table-row>
        <table:table-row table:style-name="ro1">
          <table:table-cell office:value-type="float" office:value="262" table:formula="of:=[.A289]+1" table:style-name="ce1">
            <text:p>262</text:p>
          </table:table-cell>
          <table:table-cell office:value-type="float" office:value="0.39170144626149195" table:formula="of:=[.B289]+([.F$3]*[.B264]/(1+([.B264]^[.H$3])))-[.G$3]*[.B289]" table:style-name="ce1">
            <text:p>0,391701446</text:p>
          </table:table-cell>
          <table:table-cell table:number-columns-repeated="16382"/>
        </table:table-row>
        <table:table-row table:style-name="ro1">
          <table:table-cell office:value-type="float" office:value="263" table:formula="of:=[.A290]+1" table:style-name="ce1">
            <text:p>263</text:p>
          </table:table-cell>
          <table:table-cell office:value-type="float" office:value="0.36953511651194404" table:formula="of:=[.B290]+([.F$3]*[.B265]/(1+([.B265]^[.H$3])))-[.G$3]*[.B290]" table:style-name="ce1">
            <text:p>0,369535117</text:p>
          </table:table-cell>
          <table:table-cell table:number-columns-repeated="16382"/>
        </table:table-row>
        <table:table-row table:style-name="ro1">
          <table:table-cell office:value-type="float" office:value="264" table:formula="of:=[.A291]+1" table:style-name="ce1">
            <text:p>264</text:p>
          </table:table-cell>
          <table:table-cell office:value-type="float" office:value="0.34843466329824591" table:formula="of:=[.B291]+([.F$3]*[.B266]/(1+([.B266]^[.H$3])))-[.G$3]*[.B291]" table:style-name="ce1">
            <text:p>0,348434663</text:p>
          </table:table-cell>
          <table:table-cell table:number-columns-repeated="16382"/>
        </table:table-row>
        <table:table-row table:style-name="ro1">
          <table:table-cell office:value-type="float" office:value="265" table:formula="of:=[.A292]+1" table:style-name="ce1">
            <text:p>265</text:p>
          </table:table-cell>
          <table:table-cell office:value-type="float" office:value="0.32819643308082869" table:formula="of:=[.B292]+([.F$3]*[.B267]/(1+([.B267]^[.H$3])))-[.G$3]*[.B292]" table:style-name="ce1">
            <text:p>0,328196433</text:p>
          </table:table-cell>
          <table:table-cell table:number-columns-repeated="16382"/>
        </table:table-row>
        <table:table-row table:style-name="ro1">
          <table:table-cell office:value-type="float" office:value="266" table:formula="of:=[.A293]+1" table:style-name="ce1">
            <text:p>266</text:p>
          </table:table-cell>
          <table:table-cell office:value-type="float" office:value="0.30930360011955049" table:formula="of:=[.B293]+([.F$3]*[.B268]/(1+([.B268]^[.H$3])))-[.G$3]*[.B293]" table:style-name="ce1">
            <text:p>0,3093036</text:p>
          </table:table-cell>
          <table:table-cell table:number-columns-repeated="16382"/>
        </table:table-row>
        <table:table-row table:style-name="ro1">
          <table:table-cell office:value-type="float" office:value="267" table:formula="of:=[.A294]+1" table:style-name="ce1">
            <text:p>267</text:p>
          </table:table-cell>
          <table:table-cell office:value-type="float" office:value="0.29281921053509974" table:formula="of:=[.B294]+([.F$3]*[.B269]/(1+([.B269]^[.H$3])))-[.G$3]*[.B294]" table:style-name="ce1">
            <text:p>0,292819211</text:p>
          </table:table-cell>
          <table:table-cell table:number-columns-repeated="16382"/>
        </table:table-row>
        <table:table-row table:style-name="ro1">
          <table:table-cell office:value-type="float" office:value="268" table:formula="of:=[.A295]+1" table:style-name="ce1">
            <text:p>268</text:p>
          </table:table-cell>
          <table:table-cell office:value-type="float" office:value="0.28014864569253434" table:formula="of:=[.B295]+([.F$3]*[.B270]/(1+([.B270]^[.H$3])))-[.G$3]*[.B295]" table:style-name="ce1">
            <text:p>0,280148646</text:p>
          </table:table-cell>
          <table:table-cell table:number-columns-repeated="16382"/>
        </table:table-row>
        <table:table-row table:style-name="ro1">
          <table:table-cell office:value-type="float" office:value="269" table:formula="of:=[.A296]+1" table:style-name="ce1">
            <text:p>269</text:p>
          </table:table-cell>
          <table:table-cell office:value-type="float" office:value="0.27299617374983376" table:formula="of:=[.B296]+([.F$3]*[.B271]/(1+([.B271]^[.H$3])))-[.G$3]*[.B296]" table:style-name="ce1">
            <text:p>0,272996174</text:p>
          </table:table-cell>
          <table:table-cell table:number-columns-repeated="16382"/>
        </table:table-row>
        <table:table-row table:style-name="ro1">
          <table:table-cell office:value-type="float" office:value="270" table:formula="of:=[.A297]+1" table:style-name="ce1">
            <text:p>270</text:p>
          </table:table-cell>
          <table:table-cell office:value-type="float" office:value="0.27351823261741581" table:formula="of:=[.B297]+([.F$3]*[.B272]/(1+([.B272]^[.H$3])))-[.G$3]*[.B297]" table:style-name="ce1">
            <text:p>0,273518233</text:p>
          </table:table-cell>
          <table:table-cell table:number-columns-repeated="16382"/>
        </table:table-row>
        <table:table-row table:style-name="ro1">
          <table:table-cell office:value-type="float" office:value="271" table:formula="of:=[.A298]+1" table:style-name="ce1">
            <text:p>271</text:p>
          </table:table-cell>
          <table:table-cell office:value-type="float" office:value="0.2844922887978783" table:formula="of:=[.B298]+([.F$3]*[.B273]/(1+([.B273]^[.H$3])))-[.G$3]*[.B298]" table:style-name="ce1">
            <text:p>0,284492289</text:p>
          </table:table-cell>
          <table:table-cell table:number-columns-repeated="16382"/>
        </table:table-row>
        <table:table-row table:style-name="ro1">
          <table:table-cell office:value-type="float" office:value="272" table:formula="of:=[.A299]+1" table:style-name="ce1">
            <text:p>272</text:p>
          </table:table-cell>
          <table:table-cell office:value-type="float" office:value="0.30926499933256468" table:formula="of:=[.B299]+([.F$3]*[.B274]/(1+([.B274]^[.H$3])))-[.G$3]*[.B299]" table:style-name="ce1">
            <text:p>0,309264999</text:p>
          </table:table-cell>
          <table:table-cell table:number-columns-repeated="16382"/>
        </table:table-row>
        <table:table-row table:style-name="ro1">
          <table:table-cell office:value-type="float" office:value="273" table:formula="of:=[.A300]+1" table:style-name="ce1">
            <text:p>273</text:p>
          </table:table-cell>
          <table:table-cell office:value-type="float" office:value="0.35109880239147279" table:formula="of:=[.B300]+([.F$3]*[.B275]/(1+([.B275]^[.H$3])))-[.G$3]*[.B300]" table:style-name="ce1">
            <text:p>0,351098802</text:p>
          </table:table-cell>
          <table:table-cell table:number-columns-repeated="16382"/>
        </table:table-row>
        <table:table-row table:style-name="ro1">
          <table:table-cell office:value-type="float" office:value="274" table:formula="of:=[.A301]+1" table:style-name="ce1">
            <text:p>274</text:p>
          </table:table-cell>
          <table:table-cell office:value-type="float" office:value="0.41152477174052904" table:formula="of:=[.B301]+([.F$3]*[.B276]/(1+([.B276]^[.H$3])))-[.G$3]*[.B301]" table:style-name="ce1">
            <text:p>0,411524772</text:p>
          </table:table-cell>
          <table:table-cell table:number-columns-repeated="16382"/>
        </table:table-row>
        <table:table-row table:style-name="ro1">
          <table:table-cell office:value-type="float" office:value="275" table:formula="of:=[.A302]+1" table:style-name="ce1">
            <text:p>275</text:p>
          </table:table-cell>
          <table:table-cell office:value-type="float" office:value="0.48814907800815888" table:formula="of:=[.B302]+([.F$3]*[.B277]/(1+([.B277]^[.H$3])))-[.G$3]*[.B302]" table:style-name="ce1">
            <text:p>0,488149078</text:p>
          </table:table-cell>
          <table:table-cell table:number-columns-repeated="16382"/>
        </table:table-row>
        <table:table-row table:style-name="ro1">
          <table:table-cell office:value-type="float" office:value="276" table:formula="of:=[.A303]+1" table:style-name="ce1">
            <text:p>276</text:p>
          </table:table-cell>
          <table:table-cell office:value-type="float" office:value="0.57396596355208318" table:formula="of:=[.B303]+([.F$3]*[.B278]/(1+([.B278]^[.H$3])))-[.G$3]*[.B303]" table:style-name="ce1">
            <text:p>0,573965964</text:p>
          </table:table-cell>
          <table:table-cell table:number-columns-repeated="16382"/>
        </table:table-row>
        <table:table-row table:style-name="ro1">
          <table:table-cell office:value-type="float" office:value="277" table:formula="of:=[.A304]+1" table:style-name="ce1">
            <text:p>277</text:p>
          </table:table-cell>
          <table:table-cell office:value-type="float" office:value="0.65977883233934675" table:formula="of:=[.B304]+([.F$3]*[.B279]/(1+([.B279]^[.H$3])))-[.G$3]*[.B304]" table:style-name="ce1">
            <text:p>0,659778832</text:p>
          </table:table-cell>
          <table:table-cell table:number-columns-repeated="16382"/>
        </table:table-row>
        <table:table-row table:style-name="ro1">
          <table:table-cell office:value-type="float" office:value="278" table:formula="of:=[.A305]+1" table:style-name="ce1">
            <text:p>278</text:p>
          </table:table-cell>
          <table:table-cell office:value-type="float" office:value="0.73783853661047705" table:formula="of:=[.B305]+([.F$3]*[.B280]/(1+([.B280]^[.H$3])))-[.G$3]*[.B305]" table:style-name="ce1">
            <text:p>0,737838537</text:p>
          </table:table-cell>
          <table:table-cell table:number-columns-repeated="16382"/>
        </table:table-row>
        <table:table-row table:style-name="ro1">
          <table:table-cell office:value-type="float" office:value="279" table:formula="of:=[.A306]+1" table:style-name="ce1">
            <text:p>279</text:p>
          </table:table-cell>
          <table:table-cell office:value-type="float" office:value="0.80367254330859439" table:formula="of:=[.B306]+([.F$3]*[.B281]/(1+([.B281]^[.H$3])))-[.G$3]*[.B306]" table:style-name="ce1">
            <text:p>0,803672543</text:p>
          </table:table-cell>
          <table:table-cell table:number-columns-repeated="16382"/>
        </table:table-row>
        <table:table-row table:style-name="ro1">
          <table:table-cell office:value-type="float" office:value="280" table:formula="of:=[.A307]+1" table:style-name="ce1">
            <text:p>280</text:p>
          </table:table-cell>
          <table:table-cell office:value-type="float" office:value="0.85576475800304463" table:formula="of:=[.B307]+([.F$3]*[.B282]/(1+([.B282]^[.H$3])))-[.G$3]*[.B307]" table:style-name="ce1">
            <text:p>0,855764758</text:p>
          </table:table-cell>
          <table:table-cell table:number-columns-repeated="16382"/>
        </table:table-row>
        <table:table-row table:style-name="ro1">
          <table:table-cell office:value-type="float" office:value="281" table:formula="of:=[.A308]+1" table:style-name="ce1">
            <text:p>281</text:p>
          </table:table-cell>
          <table:table-cell office:value-type="float" office:value="0.8944554963006649" table:formula="of:=[.B308]+([.F$3]*[.B283]/(1+([.B283]^[.H$3])))-[.G$3]*[.B308]" table:style-name="ce1">
            <text:p>0,894455496</text:p>
          </table:table-cell>
          <table:table-cell table:number-columns-repeated="16382"/>
        </table:table-row>
        <table:table-row table:style-name="ro1">
          <table:table-cell office:value-type="float" office:value="282" table:formula="of:=[.A309]+1" table:style-name="ce1">
            <text:p>282</text:p>
          </table:table-cell>
          <table:table-cell office:value-type="float" office:value="0.92100416383869776" table:formula="of:=[.B309]+([.F$3]*[.B284]/(1+([.B284]^[.H$3])))-[.G$3]*[.B309]" table:style-name="ce1">
            <text:p>0,921004164</text:p>
          </table:table-cell>
          <table:table-cell table:number-columns-repeated="16382"/>
        </table:table-row>
        <table:table-row table:style-name="ro1">
          <table:table-cell office:value-type="float" office:value="283" table:formula="of:=[.A310]+1" table:style-name="ce1">
            <text:p>283</text:p>
          </table:table-cell>
          <table:table-cell office:value-type="float" office:value="0.93702004269843087" table:formula="of:=[.B310]+([.F$3]*[.B285]/(1+([.B285]^[.H$3])))-[.G$3]*[.B310]" table:style-name="ce1">
            <text:p>0,937020043</text:p>
          </table:table-cell>
          <table:table-cell table:number-columns-repeated="16382"/>
        </table:table-row>
        <table:table-row table:style-name="ro1">
          <table:table-cell office:value-type="float" office:value="284" table:formula="of:=[.A311]+1" table:style-name="ce1">
            <text:p>284</text:p>
          </table:table-cell>
          <table:table-cell office:value-type="float" office:value="0.94416740654547104" table:formula="of:=[.B311]+([.F$3]*[.B286]/(1+([.B286]^[.H$3])))-[.G$3]*[.B311]" table:style-name="ce1">
            <text:p>0,944167407</text:p>
          </table:table-cell>
          <table:table-cell table:number-columns-repeated="16382"/>
        </table:table-row>
        <table:table-row table:style-name="ro1">
          <table:table-cell office:value-type="float" office:value="285" table:formula="of:=[.A312]+1" table:style-name="ce1">
            <text:p>285</text:p>
          </table:table-cell>
          <table:table-cell office:value-type="float" office:value="0.94402256673705165" table:formula="of:=[.B312]+([.F$3]*[.B287]/(1+([.B287]^[.H$3])))-[.G$3]*[.B312]" table:style-name="ce1">
            <text:p>0,944022567</text:p>
          </table:table-cell>
          <table:table-cell table:number-columns-repeated="16382"/>
        </table:table-row>
        <table:table-row table:style-name="ro1">
          <table:table-cell office:value-type="float" office:value="286" table:formula="of:=[.A313]+1" table:style-name="ce1">
            <text:p>286</text:p>
          </table:table-cell>
          <table:table-cell office:value-type="float" office:value="0.93800066585357611" table:formula="of:=[.B313]+([.F$3]*[.B288]/(1+([.B288]^[.H$3])))-[.G$3]*[.B313]" table:style-name="ce1">
            <text:p>0,938000666</text:p>
          </table:table-cell>
          <table:table-cell table:number-columns-repeated="16382"/>
        </table:table-row>
        <table:table-row table:style-name="ro1">
          <table:table-cell office:value-type="float" office:value="287" table:formula="of:=[.A314]+1" table:style-name="ce1">
            <text:p>287</text:p>
          </table:table-cell>
          <table:table-cell office:value-type="float" office:value="0.92730867690177821" table:formula="of:=[.B314]+([.F$3]*[.B289]/(1+([.B289]^[.H$3])))-[.G$3]*[.B314]" table:style-name="ce1">
            <text:p>0,927308677</text:p>
          </table:table-cell>
          <table:table-cell table:number-columns-repeated="16382"/>
        </table:table-row>
        <table:table-row table:style-name="ro1">
          <table:table-cell office:value-type="float" office:value="288" table:formula="of:=[.A315]+1" table:style-name="ce1">
            <text:p>288</text:p>
          </table:table-cell>
          <table:table-cell office:value-type="float" office:value="0.91291143806873565" table:formula="of:=[.B315]+([.F$3]*[.B290]/(1+([.B290]^[.H$3])))-[.G$3]*[.B315]" table:style-name="ce1">
            <text:p>0,912911438</text:p>
          </table:table-cell>
          <table:table-cell table:number-columns-repeated="16382"/>
        </table:table-row>
        <table:table-row table:style-name="ro1">
          <table:table-cell office:value-type="float" office:value="289" table:formula="of:=[.A316]+1" table:style-name="ce1">
            <text:p>289</text:p>
          </table:table-cell>
          <table:table-cell office:value-type="float" office:value="0.89552380825015365" table:formula="of:=[.B316]+([.F$3]*[.B291]/(1+([.B291]^[.H$3])))-[.G$3]*[.B316]" table:style-name="ce1">
            <text:p>0,895523808</text:p>
          </table:table-cell>
          <table:table-cell table:number-columns-repeated="16382"/>
        </table:table-row>
        <table:table-row table:style-name="ro1">
          <table:table-cell office:value-type="float" office:value="290" table:formula="of:=[.A317]+1" table:style-name="ce1">
            <text:p>290</text:p>
          </table:table-cell>
          <table:table-cell office:value-type="float" office:value="0.87565652205126532" table:formula="of:=[.B317]+([.F$3]*[.B292]/(1+([.B292]^[.H$3])))-[.G$3]*[.B317]" table:style-name="ce1">
            <text:p>0,875656522</text:p>
          </table:table-cell>
          <table:table-cell table:number-columns-repeated="16382"/>
        </table:table-row>
        <table:table-row table:style-name="ro1">
          <table:table-cell office:value-type="float" office:value="291" table:formula="of:=[.A318]+1" table:style-name="ce1">
            <text:p>291</text:p>
          </table:table-cell>
          <table:table-cell office:value-type="float" office:value="0.8537292047709526" table:formula="of:=[.B318]+([.F$3]*[.B293]/(1+([.B293]^[.H$3])))-[.G$3]*[.B318]" table:style-name="ce1">
            <text:p>0,853729205</text:p>
          </table:table-cell>
          <table:table-cell table:number-columns-repeated="16382"/>
        </table:table-row>
        <table:table-row table:style-name="ro1">
          <table:table-cell office:value-type="float" office:value="292" table:formula="of:=[.A319]+1" table:style-name="ce1">
            <text:p>292</text:p>
          </table:table-cell>
          <table:table-cell office:value-type="float" office:value="0.83021650856946017" table:formula="of:=[.B319]+([.F$3]*[.B294]/(1+([.B294]^[.H$3])))-[.G$3]*[.B319]" table:style-name="ce1">
            <text:p>0,830216509</text:p>
          </table:table-cell>
          <table:table-cell table:number-columns-repeated="16382"/>
        </table:table-row>
        <table:table-row table:style-name="ro1">
          <table:table-cell office:value-type="float" office:value="293" table:formula="of:=[.A320]+1" table:style-name="ce1">
            <text:p>293</text:p>
          </table:table-cell>
          <table:table-cell office:value-type="float" office:value="0.80575842841118561" table:formula="of:=[.B320]+([.F$3]*[.B295]/(1+([.B295]^[.H$3])))-[.G$3]*[.B320]" table:style-name="ce1">
            <text:p>0,805758428</text:p>
          </table:table-cell>
          <table:table-cell table:number-columns-repeated="16382"/>
        </table:table-row>
        <table:table-row table:style-name="ro1">
          <table:table-cell office:value-type="float" office:value="294" table:formula="of:=[.A321]+1" table:style-name="ce1">
            <text:p>294</text:p>
          </table:table-cell>
          <table:table-cell office:value-type="float" office:value="0.78121214786768189" table:formula="of:=[.B321]+([.F$3]*[.B296]/(1+([.B296]^[.H$3])))-[.G$3]*[.B321]" table:style-name="ce1">
            <text:p>0,781212148</text:p>
          </table:table-cell>
          <table:table-cell table:number-columns-repeated="16382"/>
        </table:table-row>
        <table:table-row table:style-name="ro1">
          <table:table-cell office:value-type="float" office:value="295" table:formula="of:=[.A322]+1" table:style-name="ce1">
            <text:p>295</text:p>
          </table:table-cell>
          <table:table-cell office:value-type="float" office:value="0.75769004229983139" table:formula="of:=[.B322]+([.F$3]*[.B297]/(1+([.B297]^[.H$3])))-[.G$3]*[.B322]" table:style-name="ce1">
            <text:p>0,757690042</text:p>
          </table:table-cell>
          <table:table-cell table:number-columns-repeated="16382"/>
        </table:table-row>
        <table:table-row table:style-name="ro1">
          <table:table-cell office:value-type="float" office:value="296" table:formula="of:=[.A323]+1" table:style-name="ce1">
            <text:p>296</text:p>
          </table:table-cell>
          <table:table-cell office:value-type="float" office:value="0.73662455639626867" table:formula="of:=[.B323]+([.F$3]*[.B298]/(1+([.B298]^[.H$3])))-[.G$3]*[.B323]" table:style-name="ce1">
            <text:p>0,736624556</text:p>
          </table:table-cell>
          <table:table-cell table:number-columns-repeated="16382"/>
        </table:table-row>
        <table:table-row table:style-name="ro1">
          <table:table-cell office:value-type="float" office:value="297" table:formula="of:=[.A324]+1" table:style-name="ce1">
            <text:p>297</text:p>
          </table:table-cell>
          <table:table-cell office:value-type="float" office:value="0.71986036090846461" table:formula="of:=[.B324]+([.F$3]*[.B299]/(1+([.B299]^[.H$3])))-[.G$3]*[.B324]" table:style-name="ce1">
            <text:p>0,719860361</text:p>
          </table:table-cell>
          <table:table-cell table:number-columns-repeated="16382"/>
        </table:table-row>
        <table:table-row table:style-name="ro1">
          <table:table-cell office:value-type="float" office:value="298" table:formula="of:=[.A325]+1" table:style-name="ce1">
            <text:p>298</text:p>
          </table:table-cell>
          <table:table-cell office:value-type="float" office:value="0.70972682961595235" table:formula="of:=[.B325]+([.F$3]*[.B300]/(1+([.B300]^[.H$3])))-[.G$3]*[.B325]" table:style-name="ce1">
            <text:p>0,70972683</text:p>
          </table:table-cell>
          <table:table-cell table:number-columns-repeated="16382"/>
        </table:table-row>
        <table:table-row table:style-name="ro1">
          <table:table-cell office:value-type="float" office:value="299" table:formula="of:=[.A326]+1" table:style-name="ce1">
            <text:p>299</text:p>
          </table:table-cell>
          <table:table-cell office:value-type="float" office:value="0.70897190846555458" table:formula="of:=[.B326]+([.F$3]*[.B301]/(1+([.B301]^[.H$3])))-[.G$3]*[.B326]" table:style-name="ce1">
            <text:p>0,708971908</text:p>
          </table:table-cell>
          <table:table-cell table:number-columns-repeated="16382"/>
        </table:table-row>
        <table:table-row table:style-name="ro1">
          <table:table-cell office:value-type="float" office:value="300" table:formula="of:=[.A327]+1" table:style-name="ce1">
            <text:p>300</text:p>
          </table:table-cell>
          <table:table-cell office:value-type="float" office:value="0.72036820825393622" table:formula="of:=[.B327]+([.F$3]*[.B302]/(1+([.B302]^[.H$3])))-[.G$3]*[.B327]" table:style-name="ce1">
            <text:p>0,720368208</text:p>
          </table:table-cell>
          <table:table-cell table:number-columns-repeated="16382"/>
        </table:table-row>
        <table:table-row table:style-name="ro1">
          <table:table-cell office:value-type="float" office:value="301" table:formula="of:=[.A328]+1" table:style-name="ce1">
            <text:p>301</text:p>
          </table:table-cell>
          <table:table-cell office:value-type="float" office:value="0.74588625267984954" table:formula="of:=[.B328]+([.F$3]*[.B303]/(1+([.B303]^[.H$3])))-[.G$3]*[.B328]" table:style-name="ce1">
            <text:p>0,745886253</text:p>
          </table:table-cell>
          <table:table-cell table:number-columns-repeated="16382"/>
        </table:table-row>
        <table:table-row table:style-name="ro1">
          <table:table-cell office:value-type="float" office:value="302" table:formula="of:=[.A329]+1" table:style-name="ce1">
            <text:p>302</text:p>
          </table:table-cell>
          <table:table-cell office:value-type="float" office:value="0.78564711380579122" table:formula="of:=[.B329]+([.F$3]*[.B304]/(1+([.B304]^[.H$3])))-[.G$3]*[.B329]" table:style-name="ce1">
            <text:p>0,785647114</text:p>
          </table:table-cell>
          <table:table-cell table:number-columns-repeated="16382"/>
        </table:table-row>
        <table:table-row table:style-name="ro1">
          <table:table-cell office:value-type="float" office:value="303" table:formula="of:=[.A330]+1" table:style-name="ce1">
            <text:p>303</text:p>
          </table:table-cell>
          <table:table-cell office:value-type="float" office:value="0.83700732635761521" table:formula="of:=[.B330]+([.F$3]*[.B305]/(1+([.B305]^[.H$3])))-[.G$3]*[.B330]" table:style-name="ce1">
            <text:p>0,837007326</text:p>
          </table:table-cell>
          <table:table-cell table:number-columns-repeated="16382"/>
        </table:table-row>
        <table:table-row table:style-name="ro1">
          <table:table-cell office:value-type="float" office:value="304" table:formula="of:=[.A331]+1" table:style-name="ce1">
            <text:p>304</text:p>
          </table:table-cell>
          <table:table-cell office:value-type="float" office:value="0.89413960783237101" table:formula="of:=[.B331]+([.F$3]*[.B306]/(1+([.B306]^[.H$3])))-[.G$3]*[.B331]" table:style-name="ce1">
            <text:p>0,894139608</text:p>
          </table:table-cell>
          <table:table-cell table:number-columns-repeated="16382"/>
        </table:table-row>
        <table:table-row table:style-name="ro1">
          <table:table-cell office:value-type="float" office:value="305" table:formula="of:=[.A332]+1" table:style-name="ce1">
            <text:p>305</text:p>
          </table:table-cell>
          <table:table-cell office:value-type="float" office:value="0.94921825191365583" table:formula="of:=[.B332]+([.F$3]*[.B307]/(1+([.B307]^[.H$3])))-[.G$3]*[.B332]" table:style-name="ce1">
            <text:p>0,949218252</text:p>
          </table:table-cell>
          <table:table-cell table:number-columns-repeated="16382"/>
        </table:table-row>
        <table:table-row table:style-name="ro1">
          <table:table-cell office:value-type="float" office:value="306" table:formula="of:=[.A333]+1" table:style-name="ce1">
            <text:p>306</text:p>
          </table:table-cell>
          <table:table-cell office:value-type="float" office:value="0.99567019356134356" table:formula="of:=[.B333]+([.F$3]*[.B308]/(1+([.B308]^[.H$3])))-[.G$3]*[.B333]" table:style-name="ce1">
            <text:p>0,995670194</text:p>
          </table:table-cell>
          <table:table-cell table:number-columns-repeated="16382"/>
        </table:table-row>
        <table:table-row table:style-name="ro1">
          <table:table-cell office:value-type="float" office:value="307" table:formula="of:=[.A334]+1" table:style-name="ce1">
            <text:p>307</text:p>
          </table:table-cell>
          <table:table-cell office:value-type="float" office:value="1.0308322701149535" table:formula="of:=[.B334]+([.F$3]*[.B309]/(1+([.B309]^[.H$3])))-[.G$3]*[.B334]" table:style-name="ce1">
            <text:p>1,03083227</text:p>
          </table:table-cell>
          <table:table-cell table:number-columns-repeated="16382"/>
        </table:table-row>
        <table:table-row table:style-name="ro1">
          <table:table-cell office:value-type="float" office:value="308" table:formula="of:=[.A335]+1" table:style-name="ce1">
            <text:p>308</text:p>
          </table:table-cell>
          <table:table-cell office:value-type="float" office:value="1.0557415651602362" table:formula="of:=[.B335]+([.F$3]*[.B310]/(1+([.B310]^[.H$3])))-[.G$3]*[.B335]" table:style-name="ce1">
            <text:p>1,055741565</text:p>
          </table:table-cell>
          <table:table-cell table:number-columns-repeated="16382"/>
        </table:table-row>
        <table:table-row table:style-name="ro1">
          <table:table-cell office:value-type="float" office:value="309" table:formula="of:=[.A336]+1" table:style-name="ce1">
            <text:p>309</text:p>
          </table:table-cell>
          <table:table-cell office:value-type="float" office:value="1.0733151730457455" table:formula="of:=[.B336]+([.F$3]*[.B311]/(1+([.B311]^[.H$3])))-[.G$3]*[.B336]" table:style-name="ce1">
            <text:p>1,073315173</text:p>
          </table:table-cell>
          <table:table-cell table:number-columns-repeated="16382"/>
        </table:table-row>
        <table:table-row table:style-name="ro1">
          <table:table-cell office:value-type="float" office:value="310" table:formula="of:=[.A337]+1" table:style-name="ce1">
            <text:p>310</text:p>
          </table:table-cell>
          <table:table-cell office:value-type="float" office:value="1.0868002621296076" table:formula="of:=[.B337]+([.F$3]*[.B312]/(1+([.B312]^[.H$3])))-[.G$3]*[.B337]" table:style-name="ce1">
            <text:p>1,086800262</text:p>
          </table:table-cell>
          <table:table-cell table:number-columns-repeated="16382"/>
        </table:table-row>
        <table:table-row table:style-name="ro1">
          <table:table-cell office:value-type="float" office:value="311" table:formula="of:=[.A338]+1" table:style-name="ce1">
            <text:p>311</text:p>
          </table:table-cell>
          <table:table-cell office:value-type="float" office:value="1.0989850469988567" table:formula="of:=[.B338]+([.F$3]*[.B313]/(1+([.B313]^[.H$3])))-[.G$3]*[.B338]" table:style-name="ce1">
            <text:p>1,098985047</text:p>
          </table:table-cell>
          <table:table-cell table:number-columns-repeated="16382"/>
        </table:table-row>
        <table:table-row table:style-name="ro1">
          <table:table-cell office:value-type="float" office:value="312" table:formula="of:=[.A339]+1" table:style-name="ce1">
            <text:p>312</text:p>
          </table:table-cell>
          <table:table-cell office:value-type="float" office:value="1.1119203379514528" table:formula="of:=[.B339]+([.F$3]*[.B314]/(1+([.B314]^[.H$3])))-[.G$3]*[.B339]" table:style-name="ce1">
            <text:p>1,111920338</text:p>
          </table:table-cell>
          <table:table-cell table:number-columns-repeated="16382"/>
        </table:table-row>
        <table:table-row table:style-name="ro1">
          <table:table-cell office:value-type="float" office:value="313" table:formula="of:=[.A340]+1" table:style-name="ce1">
            <text:p>313</text:p>
          </table:table-cell>
          <table:table-cell office:value-type="float" office:value="1.1268792461869379" table:formula="of:=[.B340]+([.F$3]*[.B315]/(1+([.B315]^[.H$3])))-[.G$3]*[.B340]" table:style-name="ce1">
            <text:p>1,126879246</text:p>
          </table:table-cell>
          <table:table-cell table:number-columns-repeated="16382"/>
        </table:table-row>
        <table:table-row table:style-name="ro1">
          <table:table-cell office:value-type="float" office:value="314" table:formula="of:=[.A341]+1" table:style-name="ce1">
            <text:p>314</text:p>
          </table:table-cell>
          <table:table-cell office:value-type="float" office:value="1.1444160024521979" table:formula="of:=[.B341]+([.F$3]*[.B316]/(1+([.B316]^[.H$3])))-[.G$3]*[.B341]" table:style-name="ce1">
            <text:p>1,144416002</text:p>
          </table:table-cell>
          <table:table-cell table:number-columns-repeated="16382"/>
        </table:table-row>
        <table:table-row table:style-name="ro1">
          <table:table-cell office:value-type="float" office:value="315" table:formula="of:=[.A342]+1" table:style-name="ce1">
            <text:p>315</text:p>
          </table:table-cell>
          <table:table-cell office:value-type="float" office:value="1.16446573048738" table:formula="of:=[.B342]+([.F$3]*[.B317]/(1+([.B317]^[.H$3])))-[.G$3]*[.B342]" table:style-name="ce1">
            <text:p>1,16446573</text:p>
          </table:table-cell>
          <table:table-cell table:number-columns-repeated="16382"/>
        </table:table-row>
        <table:table-row table:style-name="ro1">
          <table:table-cell office:value-type="float" office:value="316" table:formula="of:=[.A343]+1" table:style-name="ce1">
            <text:p>316</text:p>
          </table:table-cell>
          <table:table-cell office:value-type="float" office:value="1.186456732677043" table:formula="of:=[.B343]+([.F$3]*[.B318]/(1+([.B318]^[.H$3])))-[.G$3]*[.B343]" table:style-name="ce1">
            <text:p>1,186456733</text:p>
          </table:table-cell>
          <table:table-cell table:number-columns-repeated="16382"/>
        </table:table-row>
        <table:table-row table:style-name="ro1">
          <table:table-cell office:value-type="float" office:value="317" table:formula="of:=[.A344]+1" table:style-name="ce1">
            <text:p>317</text:p>
          </table:table-cell>
          <table:table-cell office:value-type="float" office:value="1.2094284172099894" table:formula="of:=[.B344]+([.F$3]*[.B319]/(1+([.B319]^[.H$3])))-[.G$3]*[.B344]" table:style-name="ce1">
            <text:p>1,209428417</text:p>
          </table:table-cell>
          <table:table-cell table:number-columns-repeated="16382"/>
        </table:table-row>
        <table:table-row table:style-name="ro1">
          <table:table-cell office:value-type="float" office:value="318" table:formula="of:=[.A345]+1" table:style-name="ce1">
            <text:p>318</text:p>
          </table:table-cell>
          <table:table-cell office:value-type="float" office:value="1.2321756416782896" table:formula="of:=[.B345]+([.F$3]*[.B320]/(1+([.B320]^[.H$3])))-[.G$3]*[.B345]" table:style-name="ce1">
            <text:p>1,232175642</text:p>
          </table:table-cell>
          <table:table-cell table:number-columns-repeated="16382"/>
        </table:table-row>
        <table:table-row table:style-name="ro1">
          <table:table-cell office:value-type="float" office:value="319" table:formula="of:=[.A346]+1" table:style-name="ce1">
            <text:p>319</text:p>
          </table:table-cell>
          <table:table-cell office:value-type="float" office:value="1.2534423175231761" table:formula="of:=[.B346]+([.F$3]*[.B321]/(1+([.B321]^[.H$3])))-[.G$3]*[.B346]" table:style-name="ce1">
            <text:p>1,253442318</text:p>
          </table:table-cell>
          <table:table-cell table:number-columns-repeated="16382"/>
        </table:table-row>
        <table:table-row table:style-name="ro1">
          <table:table-cell office:value-type="float" office:value="320" table:formula="of:=[.A347]+1" table:style-name="ce1">
            <text:p>320</text:p>
          </table:table-cell>
          <table:table-cell office:value-type="float" office:value="1.2721451635709033" table:formula="of:=[.B347]+([.F$3]*[.B322]/(1+([.B322]^[.H$3])))-[.G$3]*[.B347]" table:style-name="ce1">
            <text:p>1,272145164</text:p>
          </table:table-cell>
          <table:table-cell table:number-columns-repeated="16382"/>
        </table:table-row>
        <table:table-row table:style-name="ro1">
          <table:table-cell office:value-type="float" office:value="321" table:formula="of:=[.A348]+1" table:style-name="ce1">
            <text:p>321</text:p>
          </table:table-cell>
          <table:table-cell office:value-type="float" office:value="1.2875732636299195" table:formula="of:=[.B348]+([.F$3]*[.B323]/(1+([.B323]^[.H$3])))-[.G$3]*[.B348]" table:style-name="ce1">
            <text:p>1,287573264</text:p>
          </table:table-cell>
          <table:table-cell table:number-columns-repeated="16382"/>
        </table:table-row>
        <table:table-row table:style-name="ro1">
          <table:table-cell office:value-type="float" office:value="322" table:formula="of:=[.A349]+1" table:style-name="ce1">
            <text:p>322</text:p>
          </table:table-cell>
          <table:table-cell office:value-type="float" office:value="1.2995221121837712" table:formula="of:=[.B349]+([.F$3]*[.B324]/(1+([.B324]^[.H$3])))-[.G$3]*[.B349]" table:style-name="ce1">
            <text:p>1,299522112</text:p>
          </table:table-cell>
          <table:table-cell table:number-columns-repeated="16382"/>
        </table:table-row>
        <table:table-row table:style-name="ro1">
          <table:table-cell office:value-type="float" office:value="323" table:formula="of:=[.A350]+1" table:style-name="ce1">
            <text:p>323</text:p>
          </table:table-cell>
          <table:table-cell office:value-type="float" office:value="1.3083560195305866" table:formula="of:=[.B350]+([.F$3]*[.B325]/(1+([.B325]^[.H$3])))-[.G$3]*[.B350]" table:style-name="ce1">
            <text:p>1,30835602</text:p>
          </table:table-cell>
          <table:table-cell table:number-columns-repeated="16382"/>
        </table:table-row>
        <table:table-row table:style-name="ro1">
          <table:table-cell office:value-type="float" office:value="324" table:formula="of:=[.A351]+1" table:style-name="ce1">
            <text:p>324</text:p>
          </table:table-cell>
          <table:table-cell office:value-type="float" office:value="1.3150074359165282" table:formula="of:=[.B351]+([.F$3]*[.B326]/(1+([.B326]^[.H$3])))-[.G$3]*[.B351]" table:style-name="ce1">
            <text:p>1,315007436</text:p>
          </table:table-cell>
          <table:table-cell table:number-columns-repeated="16382"/>
        </table:table-row>
        <table:table-row table:style-name="ro1">
          <table:table-cell office:value-type="float" office:value="325" table:formula="of:=[.A352]+1" table:style-name="ce1">
            <text:p>325</text:p>
          </table:table-cell>
          <table:table-cell office:value-type="float" office:value="1.3208931490031735" table:formula="of:=[.B352]+([.F$3]*[.B327]/(1+([.B327]^[.H$3])))-[.G$3]*[.B352]" table:style-name="ce1">
            <text:p>1,320893149</text:p>
          </table:table-cell>
          <table:table-cell table:number-columns-repeated="16382"/>
        </table:table-row>
        <table:table-row table:style-name="ro1">
          <table:table-cell office:value-type="float" office:value="326" table:formula="of:=[.A353]+1" table:style-name="ce1">
            <text:p>326</text:p>
          </table:table-cell>
          <table:table-cell office:value-type="float" office:value="1.3276524673967003" table:formula="of:=[.B353]+([.F$3]*[.B328]/(1+([.B328]^[.H$3])))-[.G$3]*[.B353]" table:style-name="ce1">
            <text:p>1,327652467</text:p>
          </table:table-cell>
          <table:table-cell table:number-columns-repeated="16382"/>
        </table:table-row>
        <table:table-row table:style-name="ro1">
          <table:table-cell office:value-type="float" office:value="327" table:formula="of:=[.A354]+1" table:style-name="ce1">
            <text:p>327</text:p>
          </table:table-cell>
          <table:table-cell office:value-type="float" office:value="1.3365156940861551" table:formula="of:=[.B354]+([.F$3]*[.B329]/(1+([.B329]^[.H$3])))-[.G$3]*[.B354]" table:style-name="ce1">
            <text:p>1,336515694</text:p>
          </table:table-cell>
          <table:table-cell table:number-columns-repeated="16382"/>
        </table:table-row>
        <table:table-row table:style-name="ro1">
          <table:table-cell office:value-type="float" office:value="328" table:formula="of:=[.A355]+1" table:style-name="ce1">
            <text:p>328</text:p>
          </table:table-cell>
          <table:table-cell office:value-type="float" office:value="1.3470733749143891" table:formula="of:=[.B355]+([.F$3]*[.B330]/(1+([.B330]^[.H$3])))-[.G$3]*[.B355]" table:style-name="ce1">
            <text:p>1,347073375</text:p>
          </table:table-cell>
          <table:table-cell table:number-columns-repeated="16382"/>
        </table:table-row>
        <table:table-row table:style-name="ro1">
          <table:table-cell office:value-type="float" office:value="329" table:formula="of:=[.A356]+1" table:style-name="ce1">
            <text:p>329</text:p>
          </table:table-cell>
          <table:table-cell office:value-type="float" office:value="1.3555949131827019" table:formula="of:=[.B356]+([.F$3]*[.B331]/(1+([.B331]^[.H$3])))-[.G$3]*[.B356]" table:style-name="ce1">
            <text:p>1,355594913</text:p>
          </table:table-cell>
          <table:table-cell table:number-columns-repeated="16382"/>
        </table:table-row>
        <table:table-row table:style-name="ro1">
          <table:table-cell office:value-type="float" office:value="330" table:formula="of:=[.A357]+1" table:style-name="ce1">
            <text:p>330</text:p>
          </table:table-cell>
          <table:table-cell office:value-type="float" office:value="1.3548342724292159" table:formula="of:=[.B357]+([.F$3]*[.B332]/(1+([.B332]^[.H$3])))-[.G$3]*[.B357]" table:style-name="ce1">
            <text:p>1,354834272</text:p>
          </table:table-cell>
          <table:table-cell table:number-columns-repeated="16382"/>
        </table:table-row>
        <table:table-row table:style-name="ro1">
          <table:table-cell office:value-type="float" office:value="331" table:formula="of:=[.A358]+1" table:style-name="ce1">
            <text:p>331</text:p>
          </table:table-cell>
          <table:table-cell office:value-type="float" office:value="1.3384625867299595" table:formula="of:=[.B358]+([.F$3]*[.B333]/(1+([.B333]^[.H$3])))-[.G$3]*[.B358]" table:style-name="ce1">
            <text:p>1,338462587</text:p>
          </table:table-cell>
          <table:table-cell table:number-columns-repeated="16382"/>
        </table:table-row>
        <table:table-row table:style-name="ro1">
          <table:table-cell office:value-type="float" office:value="332" table:formula="of:=[.A359]+1" table:style-name="ce1">
            <text:p>332</text:p>
          </table:table-cell>
          <table:table-cell office:value-type="float" office:value="1.3063432181614452" table:formula="of:=[.B359]+([.F$3]*[.B334]/(1+([.B334]^[.H$3])))-[.G$3]*[.B359]" table:style-name="ce1">
            <text:p>1,306343218</text:p>
          </table:table-cell>
          <table:table-cell table:number-columns-repeated="16382"/>
        </table:table-row>
        <table:table-row table:style-name="ro1">
          <table:table-cell office:value-type="float" office:value="333" table:formula="of:=[.A360]+1" table:style-name="ce1">
            <text:p>333</text:p>
          </table:table-cell>
          <table:table-cell office:value-type="float" office:value="1.263259908893025" table:formula="of:=[.B360]+([.F$3]*[.B335]/(1+([.B335]^[.H$3])))-[.G$3]*[.B360]" table:style-name="ce1">
            <text:p>1,263259909</text:p>
          </table:table-cell>
          <table:table-cell table:number-columns-repeated="16382"/>
        </table:table-row>
        <table:table-row table:style-name="ro1">
          <table:table-cell office:value-type="float" office:value="334" table:formula="of:=[.A361]+1" table:style-name="ce1">
            <text:p>334</text:p>
          </table:table-cell>
          <table:table-cell office:value-type="float" office:value="1.2145565764497792" table:formula="of:=[.B361]+([.F$3]*[.B336]/(1+([.B336]^[.H$3])))-[.G$3]*[.B361]" table:style-name="ce1">
            <text:p>1,214556576</text:p>
          </table:table-cell>
          <table:table-cell table:number-columns-repeated="16382"/>
        </table:table-row>
        <table:table-row table:style-name="ro1">
          <table:table-cell office:value-type="float" office:value="335" table:formula="of:=[.A362]+1" table:style-name="ce1">
            <text:p>335</text:p>
          </table:table-cell>
          <table:table-cell office:value-type="float" office:value="1.1639712169815655" table:formula="of:=[.B362]+([.F$3]*[.B337]/(1+([.B337]^[.H$3])))-[.G$3]*[.B362]" table:style-name="ce1">
            <text:p>1,163971217</text:p>
          </table:table-cell>
          <table:table-cell table:number-columns-repeated="16382"/>
        </table:table-row>
        <table:table-row table:style-name="ro1">
          <table:table-cell office:value-type="float" office:value="336" table:formula="of:=[.A363]+1" table:style-name="ce1">
            <text:p>336</text:p>
          </table:table-cell>
          <table:table-cell office:value-type="float" office:value="1.1134651444328787" table:formula="of:=[.B363]+([.F$3]*[.B338]/(1+([.B338]^[.H$3])))-[.G$3]*[.B363]" table:style-name="ce1">
            <text:p>1,113465144</text:p>
          </table:table-cell>
          <table:table-cell table:number-columns-repeated="16382"/>
        </table:table-row>
        <table:table-row table:style-name="ro1">
          <table:table-cell office:value-type="float" office:value="337" table:formula="of:=[.A364]+1" table:style-name="ce1">
            <text:p>337</text:p>
          </table:table-cell>
          <table:table-cell office:value-type="float" office:value="1.063687980132624" table:formula="of:=[.B364]+([.F$3]*[.B339]/(1+([.B339]^[.H$3])))-[.G$3]*[.B364]" table:style-name="ce1">
            <text:p>1,06368798</text:p>
          </table:table-cell>
          <table:table-cell table:number-columns-repeated="16382"/>
        </table:table-row>
        <table:table-row table:style-name="ro1">
          <table:table-cell office:value-type="float" office:value="338" table:formula="of:=[.A365]+1" table:style-name="ce1">
            <text:p>338</text:p>
          </table:table-cell>
          <table:table-cell office:value-type="float" office:value="1.0145030794867822" table:formula="of:=[.B365]+([.F$3]*[.B340]/(1+([.B340]^[.H$3])))-[.G$3]*[.B365]" table:style-name="ce1">
            <text:p>1,014503079</text:p>
          </table:table-cell>
          <table:table-cell table:number-columns-repeated="16382"/>
        </table:table-row>
        <table:table-row table:style-name="ro1">
          <table:table-cell office:value-type="float" office:value="339" table:formula="of:=[.A366]+1" table:style-name="ce1">
            <text:p>339</text:p>
          </table:table-cell>
          <table:table-cell office:value-type="float" office:value="0.96544169510684552" table:formula="of:=[.B366]+([.F$3]*[.B341]/(1+([.B341]^[.H$3])))-[.G$3]*[.B366]" table:style-name="ce1">
            <text:p>0,965441695</text:p>
          </table:table-cell>
          <table:table-cell table:number-columns-repeated="16382"/>
        </table:table-row>
        <table:table-row table:style-name="ro1">
          <table:table-cell office:value-type="float" office:value="340" table:formula="of:=[.A367]+1" table:style-name="ce1">
            <text:p>340</text:p>
          </table:table-cell>
          <table:table-cell office:value-type="float" office:value="0.91605729807931335" table:formula="of:=[.B367]+([.F$3]*[.B342]/(1+([.B342]^[.H$3])))-[.G$3]*[.B367]" table:style-name="ce1">
            <text:p>0,916057298</text:p>
          </table:table-cell>
          <table:table-cell table:number-columns-repeated="16382"/>
        </table:table-row>
        <table:table-row table:style-name="ro1">
          <table:table-cell office:value-type="float" office:value="341" table:formula="of:=[.A368]+1" table:style-name="ce1">
            <text:p>341</text:p>
          </table:table-cell>
          <table:table-cell office:value-type="float" office:value="0.86615701888766672" table:formula="of:=[.B368]+([.F$3]*[.B343]/(1+([.B343]^[.H$3])))-[.G$3]*[.B368]" table:style-name="ce1">
            <text:p>0,866157019</text:p>
          </table:table-cell>
          <table:table-cell table:number-columns-repeated="16382"/>
        </table:table-row>
        <table:table-row table:style-name="ro1">
          <table:table-cell office:value-type="float" office:value="342" table:formula="of:=[.A369]+1" table:style-name="ce1">
            <text:p>342</text:p>
          </table:table-cell>
          <table:table-cell office:value-type="float" office:value="0.81589456625635237" table:formula="of:=[.B369]+([.F$3]*[.B344]/(1+([.B344]^[.H$3])))-[.G$3]*[.B369]" table:style-name="ce1">
            <text:p>0,815894566</text:p>
          </table:table-cell>
          <table:table-cell table:number-columns-repeated="16382"/>
        </table:table-row>
        <table:table-row table:style-name="ro1">
          <table:table-cell office:value-type="float" office:value="343" table:formula="of:=[.A370]+1" table:style-name="ce1">
            <text:p>343</text:p>
          </table:table-cell>
          <table:table-cell office:value-type="float" office:value="0.76573602833007648" table:formula="of:=[.B370]+([.F$3]*[.B345]/(1+([.B345]^[.H$3])))-[.G$3]*[.B370]" table:style-name="ce1">
            <text:p>0,765736028</text:p>
          </table:table-cell>
          <table:table-cell table:number-columns-repeated="16382"/>
        </table:table-row>
        <table:table-row table:style-name="ro1">
          <table:table-cell office:value-type="float" office:value="344" table:formula="of:=[.A371]+1" table:style-name="ce1">
            <text:p>344</text:p>
          </table:table-cell>
          <table:table-cell office:value-type="float" office:value="0.71634098427223669" table:formula="of:=[.B371]+([.F$3]*[.B346]/(1+([.B346]^[.H$3])))-[.G$3]*[.B371]" table:style-name="ce1">
            <text:p>0,716340984</text:p>
          </table:table-cell>
          <table:table-cell table:number-columns-repeated="16382"/>
        </table:table-row>
        <table:table-row table:style-name="ro1">
          <table:table-cell office:value-type="float" office:value="345" table:formula="of:=[.A372]+1" table:style-name="ce1">
            <text:p>345</text:p>
          </table:table-cell>
          <table:table-cell office:value-type="float" office:value="0.66841735886960407" table:formula="of:=[.B372]+([.F$3]*[.B347]/(1+([.B347]^[.H$3])))-[.G$3]*[.B372]" table:style-name="ce1">
            <text:p>0,668417359</text:p>
          </table:table-cell>
          <table:table-cell table:number-columns-repeated="16382"/>
        </table:table-row>
        <table:table-row table:style-name="ro1">
          <table:table-cell office:value-type="float" office:value="346" table:formula="of:=[.A373]+1" table:style-name="ce1">
            <text:p>346</text:p>
          </table:table-cell>
          <table:table-cell office:value-type="float" office:value="0.62260087343053627" table:formula="of:=[.B373]+([.F$3]*[.B348]/(1+([.B348]^[.H$3])))-[.G$3]*[.B373]" table:style-name="ce1">
            <text:p>0,622600873</text:p>
          </table:table-cell>
          <table:table-cell table:number-columns-repeated="16382"/>
        </table:table-row>
        <table:table-row table:style-name="ro1">
          <table:table-cell office:value-type="float" office:value="347" table:formula="of:=[.A374]+1" table:style-name="ce1">
            <text:p>347</text:p>
          </table:table-cell>
          <table:table-cell office:value-type="float" office:value="0.57938305089791298" table:formula="of:=[.B374]+([.F$3]*[.B349]/(1+([.B349]^[.H$3])))-[.G$3]*[.B374]" table:style-name="ce1">
            <text:p>0,579383051</text:p>
          </table:table-cell>
          <table:table-cell table:number-columns-repeated="16382"/>
        </table:table-row>
        <table:table-row table:style-name="ro1">
          <table:table-cell office:value-type="float" office:value="348" table:formula="of:=[.A375]+1" table:style-name="ce1">
            <text:p>348</text:p>
          </table:table-cell>
          <table:table-cell office:value-type="float" office:value="0.53908301652090274" table:formula="of:=[.B375]+([.F$3]*[.B350]/(1+([.B350]^[.H$3])))-[.G$3]*[.B375]" table:style-name="ce1">
            <text:p>0,539083017</text:p>
          </table:table-cell>
          <table:table-cell table:number-columns-repeated="16382"/>
        </table:table-row>
        <table:table-row table:style-name="ro1">
          <table:table-cell office:value-type="float" office:value="349" table:formula="of:=[.A376]+1" table:style-name="ce1">
            <text:p>349</text:p>
          </table:table-cell>
          <table:table-cell office:value-type="float" office:value="0.50184375353140409" table:formula="of:=[.B376]+([.F$3]*[.B351]/(1+([.B351]^[.H$3])))-[.G$3]*[.B376]" table:style-name="ce1">
            <text:p>0,501843754</text:p>
          </table:table-cell>
          <table:table-cell table:number-columns-repeated="16382"/>
        </table:table-row>
        <table:table-row table:style-name="ro1">
          <table:table-cell office:value-type="float" office:value="350" table:formula="of:=[.A377]+1" table:style-name="ce1">
            <text:p>350</text:p>
          </table:table-cell>
          <table:table-cell office:value-type="float" office:value="0.46763508886096189" table:formula="of:=[.B377]+([.F$3]*[.B352]/(1+([.B352]^[.H$3])))-[.G$3]*[.B377]" table:style-name="ce1">
            <text:p>0,467635089</text:p>
          </table:table-cell>
          <table:table-cell table:number-columns-repeated="16382"/>
        </table:table-row>
        <table:table-row table:style-name="ro1">
          <table:table-cell office:value-type="float" office:value="351" table:formula="of:=[.A378]+1" table:style-name="ce1">
            <text:p>351</text:p>
          </table:table-cell>
          <table:table-cell office:value-type="float" office:value="0.43625874463060166" table:formula="of:=[.B378]+([.F$3]*[.B353]/(1+([.B353]^[.H$3])))-[.G$3]*[.B378]" table:style-name="ce1">
            <text:p>0,436258745</text:p>
          </table:table-cell>
          <table:table-cell table:number-columns-repeated="16382"/>
        </table:table-row>
        <table:table-row table:style-name="ro1">
          <table:table-cell office:value-type="float" office:value="352" table:formula="of:=[.A379]+1" table:style-name="ce1">
            <text:p>352</text:p>
          </table:table-cell>
          <table:table-cell office:value-type="float" office:value="0.40737189304092264" table:formula="of:=[.B379]+([.F$3]*[.B354]/(1+([.B354]^[.H$3])))-[.G$3]*[.B379]" table:style-name="ce1">
            <text:p>0,407371893</text:p>
          </table:table-cell>
          <table:table-cell table:number-columns-repeated="16382"/>
        </table:table-row>
        <table:table-row table:style-name="ro1">
          <table:table-cell office:value-type="float" office:value="353" table:formula="of:=[.A380]+1" table:style-name="ce1">
            <text:p>353</text:p>
          </table:table-cell>
          <table:table-cell office:value-type="float" office:value="0.38056679645690461" table:formula="of:=[.B380]+([.F$3]*[.B355]/(1+([.B355]^[.H$3])))-[.G$3]*[.B380]" table:style-name="ce1">
            <text:p>0,380566796</text:p>
          </table:table-cell>
          <table:table-cell table:number-columns-repeated="16382"/>
        </table:table-row>
        <table:table-row table:style-name="ro1">
          <table:table-cell office:value-type="float" office:value="354" table:formula="of:=[.A381]+1" table:style-name="ce1">
            <text:p>354</text:p>
          </table:table-cell>
          <table:table-cell office:value-type="float" office:value="0.35554111967460095" table:formula="of:=[.B381]+([.F$3]*[.B356]/(1+([.B356]^[.H$3])))-[.G$3]*[.B381]" table:style-name="ce1">
            <text:p>0,35554112</text:p>
          </table:table-cell>
          <table:table-cell table:number-columns-repeated="16382"/>
        </table:table-row>
        <table:table-row table:style-name="ro1">
          <table:table-cell office:value-type="float" office:value="355" table:formula="of:=[.A382]+1" table:style-name="ce1">
            <text:p>355</text:p>
          </table:table-cell>
          <table:table-cell office:value-type="float" office:value="0.33233554094650447" table:formula="of:=[.B382]+([.F$3]*[.B357]/(1+([.B357]^[.H$3])))-[.G$3]*[.B382]" table:style-name="ce1">
            <text:p>0,332335541</text:p>
          </table:table-cell>
          <table:table-cell table:number-columns-repeated="16382"/>
        </table:table-row>
        <table:table-row table:style-name="ro1">
          <table:table-cell office:value-type="float" office:value="356" table:formula="of:=[.A383]+1" table:style-name="ce1">
            <text:p>356</text:p>
          </table:table-cell>
          <table:table-cell office:value-type="float" office:value="0.31150987475621461" table:formula="of:=[.B383]+([.F$3]*[.B358]/(1+([.B358]^[.H$3])))-[.G$3]*[.B383]" table:style-name="ce1">
            <text:p>0,311509875</text:p>
          </table:table-cell>
          <table:table-cell table:number-columns-repeated="16382"/>
        </table:table-row>
        <table:table-row table:style-name="ro1">
          <table:table-cell office:value-type="float" office:value="357" table:formula="of:=[.A384]+1" table:style-name="ce1">
            <text:p>357</text:p>
          </table:table-cell>
          <table:table-cell office:value-type="float" office:value="0.29412001507797242" table:formula="of:=[.B384]+([.F$3]*[.B359]/(1+([.B359]^[.H$3])))-[.G$3]*[.B384]" table:style-name="ce1">
            <text:p>0,294120015</text:p>
          </table:table-cell>
          <table:table-cell table:number-columns-repeated="16382"/>
        </table:table-row>
        <table:table-row table:style-name="ro1">
          <table:table-cell office:value-type="float" office:value="358" table:formula="of:=[.A385]+1" table:style-name="ce1">
            <text:p>358</text:p>
          </table:table-cell>
          <table:table-cell office:value-type="float" office:value="0.28159294522959355" table:formula="of:=[.B385]+([.F$3]*[.B360]/(1+([.B360]^[.H$3])))-[.G$3]*[.B385]" table:style-name="ce1">
            <text:p>0,281592945</text:p>
          </table:table-cell>
          <table:table-cell table:number-columns-repeated="16382"/>
        </table:table-row>
        <table:table-row table:style-name="ro1">
          <table:table-cell office:value-type="float" office:value="359" table:formula="of:=[.A386]+1" table:style-name="ce1">
            <text:p>359</text:p>
          </table:table-cell>
          <table:table-cell office:value-type="float" office:value="0.27569435487682453" table:formula="of:=[.B386]+([.F$3]*[.B361]/(1+([.B361]^[.H$3])))-[.G$3]*[.B386]" table:style-name="ce1">
            <text:p>0,275694355</text:p>
          </table:table-cell>
          <table:table-cell table:number-columns-repeated="16382"/>
        </table:table-row>
        <table:table-row table:style-name="ro1">
          <table:table-cell office:value-type="float" office:value="360" table:formula="of:=[.A387]+1" table:style-name="ce1">
            <text:p>360</text:p>
          </table:table-cell>
          <table:table-cell office:value-type="float" office:value="0.27854519364380737" table:formula="of:=[.B387]+([.F$3]*[.B362]/(1+([.B362]^[.H$3])))-[.G$3]*[.B387]" table:style-name="ce1">
            <text:p>0,278545194</text:p>
          </table:table-cell>
          <table:table-cell table:number-columns-repeated="16382"/>
        </table:table-row>
        <table:table-row table:style-name="ro1">
          <table:table-cell office:value-type="float" office:value="361" table:formula="of:=[.A388]+1" table:style-name="ce1">
            <text:p>361</text:p>
          </table:table-cell>
          <table:table-cell office:value-type="float" office:value="0.29252397551361559" table:formula="of:=[.B388]+([.F$3]*[.B363]/(1+([.B363]^[.H$3])))-[.G$3]*[.B388]" table:style-name="ce1">
            <text:p>0,292523976</text:p>
          </table:table-cell>
          <table:table-cell table:number-columns-repeated="16382"/>
        </table:table-row>
        <table:table-row table:style-name="ro1">
          <table:table-cell office:value-type="float" office:value="362" table:formula="of:=[.A389]+1" table:style-name="ce1">
            <text:p>362</text:p>
          </table:table-cell>
          <table:table-cell office:value-type="float" office:value="0.31994633073577194" table:formula="of:=[.B389]+([.F$3]*[.B364]/(1+([.B364]^[.H$3])))-[.G$3]*[.B389]" table:style-name="ce1">
            <text:p>0,319946331</text:p>
          </table:table-cell>
          <table:table-cell table:number-columns-repeated="16382"/>
        </table:table-row>
        <table:table-row table:style-name="ro1">
          <table:table-cell office:value-type="float" office:value="363" table:formula="of:=[.A390]+1" table:style-name="ce1">
            <text:p>363</text:p>
          </table:table-cell>
          <table:table-cell office:value-type="float" office:value="0.36248819486146255" table:formula="of:=[.B390]+([.F$3]*[.B365]/(1+([.B365]^[.H$3])))-[.G$3]*[.B390]" table:style-name="ce1">
            <text:p>0,362488195</text:p>
          </table:table-cell>
          <table:table-cell table:number-columns-repeated="16382"/>
        </table:table-row>
        <table:table-row table:style-name="ro1">
          <table:table-cell office:value-type="float" office:value="364" table:formula="of:=[.A391]+1" table:style-name="ce1">
            <text:p>364</text:p>
          </table:table-cell>
          <table:table-cell office:value-type="float" office:value="0.42039840422054042" table:formula="of:=[.B391]+([.F$3]*[.B366]/(1+([.B366]^[.H$3])))-[.G$3]*[.B391]" table:style-name="ce1">
            <text:p>0,420398404</text:p>
          </table:table-cell>
          <table:table-cell table:number-columns-repeated="16382"/>
        </table:table-row>
        <table:table-row table:style-name="ro1">
          <table:table-cell office:value-type="float" office:value="365" table:formula="of:=[.A392]+1" table:style-name="ce1">
            <text:p>365</text:p>
          </table:table-cell>
          <table:table-cell office:value-type="float" office:value="0.49170696324676272" table:formula="of:=[.B392]+([.F$3]*[.B367]/(1+([.B367]^[.H$3])))-[.G$3]*[.B392]" table:style-name="ce1">
            <text:p>0,491706963</text:p>
          </table:table-cell>
          <table:table-cell table:number-columns-repeated="16382"/>
        </table:table-row>
        <table:table-row table:style-name="ro1">
          <table:table-cell office:value-type="float" office:value="366" table:formula="of:=[.A393]+1" table:style-name="ce1">
            <text:p>366</text:p>
          </table:table-cell>
          <table:table-cell office:value-type="float" office:value="0.57191124408958482" table:formula="of:=[.B393]+([.F$3]*[.B368]/(1+([.B368]^[.H$3])))-[.G$3]*[.B393]" table:style-name="ce1">
            <text:p>0,571911244</text:p>
          </table:table-cell>
          <table:table-cell table:number-columns-repeated="16382"/>
        </table:table-row>
        <table:table-row table:style-name="ro1">
          <table:table-cell office:value-type="float" office:value="367" table:formula="of:=[.A394]+1" table:style-name="ce1">
            <text:p>367</text:p>
          </table:table-cell>
          <table:table-cell office:value-type="float" office:value="0.65468636460867846" table:formula="of:=[.B394]+([.F$3]*[.B369]/(1+([.B369]^[.H$3])))-[.G$3]*[.B394]" table:style-name="ce1">
            <text:p>0,654686365</text:p>
          </table:table-cell>
          <table:table-cell table:number-columns-repeated="16382"/>
        </table:table-row>
        <table:table-row table:style-name="ro1">
          <table:table-cell office:value-type="float" office:value="368" table:formula="of:=[.A395]+1" table:style-name="ce1">
            <text:p>368</text:p>
          </table:table-cell>
          <table:table-cell office:value-type="float" office:value="0.73353195634473645" table:formula="of:=[.B395]+([.F$3]*[.B370]/(1+([.B370]^[.H$3])))-[.G$3]*[.B395]" table:style-name="ce1">
            <text:p>0,733531956</text:p>
          </table:table-cell>
          <table:table-cell table:number-columns-repeated="16382"/>
        </table:table-row>
        <table:table-row table:style-name="ro1">
          <table:table-cell office:value-type="float" office:value="369" table:formula="of:=[.A396]+1" table:style-name="ce1">
            <text:p>369</text:p>
          </table:table-cell>
          <table:table-cell office:value-type="float" office:value="0.8033994561985337" table:formula="of:=[.B396]+([.F$3]*[.B371]/(1+([.B371]^[.H$3])))-[.G$3]*[.B396]" table:style-name="ce1">
            <text:p>0,803399456</text:p>
          </table:table-cell>
          <table:table-cell table:number-columns-repeated="16382"/>
        </table:table-row>
        <table:table-row table:style-name="ro1">
          <table:table-cell office:value-type="float" office:value="370" table:formula="of:=[.A397]+1" table:style-name="ce1">
            <text:p>370</text:p>
          </table:table-cell>
          <table:table-cell office:value-type="float" office:value="0.86140544905446603" table:formula="of:=[.B397]+([.F$3]*[.B372]/(1+([.B372]^[.H$3])))-[.G$3]*[.B397]" table:style-name="ce1">
            <text:p>0,861405449</text:p>
          </table:table-cell>
          <table:table-cell table:number-columns-repeated="16382"/>
        </table:table-row>
        <table:table-row table:style-name="ro1">
          <table:table-cell office:value-type="float" office:value="371" table:formula="of:=[.A398]+1" table:style-name="ce1">
            <text:p>371</text:p>
          </table:table-cell>
          <table:table-cell office:value-type="float" office:value="0.90661012308997257" table:formula="of:=[.B398]+([.F$3]*[.B373]/(1+([.B373]^[.H$3])))-[.G$3]*[.B398]" table:style-name="ce1">
            <text:p>0,906610123</text:p>
          </table:table-cell>
          <table:table-cell table:number-columns-repeated="16382"/>
        </table:table-row>
        <table:table-row table:style-name="ro1">
          <table:table-cell office:value-type="float" office:value="372" table:formula="of:=[.A399]+1" table:style-name="ce1">
            <text:p>372</text:p>
          </table:table-cell>
          <table:table-cell office:value-type="float" office:value="0.93938896487130474" table:formula="of:=[.B399]+([.F$3]*[.B374]/(1+([.B374]^[.H$3])))-[.G$3]*[.B399]" table:style-name="ce1">
            <text:p>0,939388965</text:p>
          </table:table-cell>
          <table:table-cell table:number-columns-repeated="16382"/>
        </table:table-row>
        <table:table-row table:style-name="ro1">
          <table:table-cell office:value-type="float" office:value="373" table:formula="of:=[.A400]+1" table:style-name="ce1">
            <text:p>373</text:p>
          </table:table-cell>
          <table:table-cell office:value-type="float" office:value="0.9608348582903169" table:formula="of:=[.B400]+([.F$3]*[.B375]/(1+([.B375]^[.H$3])))-[.G$3]*[.B400]" table:style-name="ce1">
            <text:p>0,960834858</text:p>
          </table:table-cell>
          <table:table-cell table:number-columns-repeated="16382"/>
        </table:table-row>
        <table:table-row table:style-name="ro1">
          <table:table-cell office:value-type="float" office:value="374" table:formula="of:=[.A401]+1" table:style-name="ce1">
            <text:p>374</text:p>
          </table:table-cell>
          <table:table-cell office:value-type="float" office:value="0.97234495624785267" table:formula="of:=[.B401]+([.F$3]*[.B376]/(1+([.B376]^[.H$3])))-[.G$3]*[.B401]" table:style-name="ce1">
            <text:p>0,972344956</text:p>
          </table:table-cell>
          <table:table-cell table:number-columns-repeated="16382"/>
        </table:table-row>
        <table:table-row table:style-name="ro1">
          <table:table-cell office:value-type="float" office:value="375" table:formula="of:=[.A402]+1" table:style-name="ce1">
            <text:p>375</text:p>
          </table:table-cell>
          <table:table-cell office:value-type="float" office:value="0.97537762296858666" table:formula="of:=[.B402]+([.F$3]*[.B377]/(1+([.B377]^[.H$3])))-[.G$3]*[.B402]" table:style-name="ce1">
            <text:p>0,975377623</text:p>
          </table:table-cell>
          <table:table-cell table:number-columns-repeated="16382"/>
        </table:table-row>
        <table:table-row table:style-name="ro1">
          <table:table-cell office:value-type="float" office:value="376" table:formula="of:=[.A403]+1" table:style-name="ce1">
            <text:p>376</text:p>
          </table:table-cell>
          <table:table-cell office:value-type="float" office:value="0.97132012744962481" table:formula="of:=[.B403]+([.F$3]*[.B378]/(1+([.B378]^[.H$3])))-[.G$3]*[.B403]" table:style-name="ce1">
            <text:p>0,971320127</text:p>
          </table:table-cell>
          <table:table-cell table:number-columns-repeated="16382"/>
        </table:table-row>
        <table:table-row table:style-name="ro1">
          <table:table-cell office:value-type="float" office:value="377" table:formula="of:=[.A404]+1" table:style-name="ce1">
            <text:p>377</text:p>
          </table:table-cell>
          <table:table-cell office:value-type="float" office:value="0.96141808115907679" table:formula="of:=[.B404]+([.F$3]*[.B379]/(1+([.B379]^[.H$3])))-[.G$3]*[.B404]" table:style-name="ce1">
            <text:p>0,961418081</text:p>
          </table:table-cell>
          <table:table-cell table:number-columns-repeated="16382"/>
        </table:table-row>
        <table:table-row table:style-name="ro1">
          <table:table-cell office:value-type="float" office:value="378" table:formula="of:=[.A405]+1" table:style-name="ce1">
            <text:p>378</text:p>
          </table:table-cell>
          <table:table-cell office:value-type="float" office:value="0.94674039803629706" table:formula="of:=[.B405]+([.F$3]*[.B380]/(1+([.B380]^[.H$3])))-[.G$3]*[.B405]" table:style-name="ce1">
            <text:p>0,946740398</text:p>
          </table:table-cell>
          <table:table-cell table:number-columns-repeated="16382"/>
        </table:table-row>
        <table:table-row table:style-name="ro1">
          <table:table-cell office:value-type="float" office:value="379" table:formula="of:=[.A406]+1" table:style-name="ce1">
            <text:p>379</text:p>
          </table:table-cell>
          <table:table-cell office:value-type="float" office:value="0.92817486751934108" table:formula="of:=[.B406]+([.F$3]*[.B381]/(1+([.B381]^[.H$3])))-[.G$3]*[.B406]" table:style-name="ce1">
            <text:p>0,928174868</text:p>
          </table:table-cell>
          <table:table-cell table:number-columns-repeated="16382"/>
        </table:table-row>
        <table:table-row table:style-name="ro1">
          <table:table-cell office:value-type="float" office:value="380" table:formula="of:=[.A407]+1" table:style-name="ce1">
            <text:p>380</text:p>
          </table:table-cell>
          <table:table-cell office:value-type="float" office:value="0.90646330958880628" table:formula="of:=[.B407]+([.F$3]*[.B382]/(1+([.B382]^[.H$3])))-[.G$3]*[.B407]" table:style-name="ce1">
            <text:p>0,90646331</text:p>
          </table:table-cell>
          <table:table-cell table:number-columns-repeated="16382"/>
        </table:table-row>
        <table:table-row table:style-name="ro1">
          <table:table-cell office:value-type="float" office:value="381" table:formula="of:=[.A408]+1" table:style-name="ce1">
            <text:p>381</text:p>
          </table:table-cell>
          <table:table-cell office:value-type="float" office:value="0.88228299445484282" table:formula="of:=[.B408]+([.F$3]*[.B383]/(1+([.B383]^[.H$3])))-[.G$3]*[.B408]" table:style-name="ce1">
            <text:p>0,882282994</text:p>
          </table:table-cell>
          <table:table-cell table:number-columns-repeated="16382"/>
        </table:table-row>
        <table:table-row table:style-name="ro1">
          <table:table-cell office:value-type="float" office:value="382" table:formula="of:=[.A409]+1" table:style-name="ce1">
            <text:p>382</text:p>
          </table:table-cell>
          <table:table-cell office:value-type="float" office:value="0.85635613389707499" table:formula="of:=[.B409]+([.F$3]*[.B384]/(1+([.B384]^[.H$3])))-[.G$3]*[.B409]" table:style-name="ce1">
            <text:p>0,856356134</text:p>
          </table:table-cell>
          <table:table-cell table:number-columns-repeated="16382"/>
        </table:table-row>
        <table:table-row table:style-name="ro1">
          <table:table-cell office:value-type="float" office:value="383" table:formula="of:=[.A410]+1" table:style-name="ce1">
            <text:p>383</text:p>
          </table:table-cell>
          <table:table-cell office:value-type="float" office:value="0.82954423855353643" table:formula="of:=[.B410]+([.F$3]*[.B385]/(1+([.B385]^[.H$3])))-[.G$3]*[.B410]" table:style-name="ce1">
            <text:p>0,829544239</text:p>
          </table:table-cell>
          <table:table-cell table:number-columns-repeated="16382"/>
        </table:table-row>
        <table:table-row table:style-name="ro1">
          <table:table-cell office:value-type="float" office:value="384" table:formula="of:=[.A411]+1" table:style-name="ce1">
            <text:p>384</text:p>
          </table:table-cell>
          <table:table-cell office:value-type="float" office:value="0.80290822719394517" table:formula="of:=[.B411]+([.F$3]*[.B386]/(1+([.B386]^[.H$3])))-[.G$3]*[.B411]" table:style-name="ce1">
            <text:p>0,802908227</text:p>
          </table:table-cell>
          <table:table-cell table:number-columns-repeated="16382"/>
        </table:table-row>
        <table:table-row table:style-name="ro1">
          <table:table-cell office:value-type="float" office:value="385" table:formula="of:=[.A412]+1" table:style-name="ce1">
            <text:p>385</text:p>
          </table:table-cell>
          <table:table-cell office:value-type="float" office:value="0.77775613557639578" table:formula="of:=[.B412]+([.F$3]*[.B387]/(1+([.B387]^[.H$3])))-[.G$3]*[.B412]" table:style-name="ce1">
            <text:p>0,777756136</text:p>
          </table:table-cell>
          <table:table-cell table:number-columns-repeated="16382"/>
        </table:table-row>
        <table:table-row table:style-name="ro1">
          <table:table-cell office:value-type="float" office:value="386" table:formula="of:=[.A413]+1" table:style-name="ce1">
            <text:p>386</text:p>
          </table:table-cell>
          <table:table-cell office:value-type="float" office:value="0.75568940411528662" table:formula="of:=[.B413]+([.F$3]*[.B388]/(1+([.B388]^[.H$3])))-[.G$3]*[.B413]" table:style-name="ce1">
            <text:p>0,755689404</text:p>
          </table:table-cell>
          <table:table-cell table:number-columns-repeated="16382"/>
        </table:table-row>
        <table:table-row table:style-name="ro1">
          <table:table-cell office:value-type="float" office:value="387" table:formula="of:=[.A414]+1" table:style-name="ce1">
            <text:p>387</text:p>
          </table:table-cell>
          <table:table-cell office:value-type="float" office:value="0.73862499039311369" table:formula="of:=[.B414]+([.F$3]*[.B389]/(1+([.B389]^[.H$3])))-[.G$3]*[.B414]" table:style-name="ce1">
            <text:p>0,73862499</text:p>
          </table:table-cell>
          <table:table-cell table:number-columns-repeated="16382"/>
        </table:table-row>
        <table:table-row table:style-name="ro1">
          <table:table-cell office:value-type="float" office:value="388" table:formula="of:=[.A415]+1" table:style-name="ce1">
            <text:p>388</text:p>
          </table:table-cell>
          <table:table-cell office:value-type="float" office:value="0.72875103826136323" table:formula="of:=[.B415]+([.F$3]*[.B390]/(1+([.B390]^[.H$3])))-[.G$3]*[.B415]" table:style-name="ce1">
            <text:p>0,728751038</text:p>
          </table:table-cell>
          <table:table-cell table:number-columns-repeated="16382"/>
        </table:table-row>
        <table:table-row table:style-name="ro1">
          <table:table-cell office:value-type="float" office:value="389" table:formula="of:=[.A416]+1" table:style-name="ce1">
            <text:p>389</text:p>
          </table:table-cell>
          <table:table-cell office:value-type="float" office:value="0.72837073388362494" table:formula="of:=[.B416]+([.F$3]*[.B391]/(1+([.B391]^[.H$3])))-[.G$3]*[.B416]" table:style-name="ce1">
            <text:p>0,728370734</text:p>
          </table:table-cell>
          <table:table-cell table:number-columns-repeated="16382"/>
        </table:table-row>
        <table:table-row table:style-name="ro1">
          <table:table-cell office:value-type="float" office:value="390" table:formula="of:=[.A417]+1" table:style-name="ce1">
            <text:p>390</text:p>
          </table:table-cell>
          <table:table-cell office:value-type="float" office:value="0.73959884605418436" table:formula="of:=[.B417]+([.F$3]*[.B392]/(1+([.B392]^[.H$3])))-[.G$3]*[.B417]" table:style-name="ce1">
            <text:p>0,739598846</text:p>
          </table:table-cell>
          <table:table-cell table:number-columns-repeated="16382"/>
        </table:table-row>
        <table:table-row table:style-name="ro1">
          <table:table-cell office:value-type="float" office:value="391" table:formula="of:=[.A418]+1" table:style-name="ce1">
            <text:p>391</text:p>
          </table:table-cell>
          <table:table-cell office:value-type="float" office:value="0.76389917554779163" table:formula="of:=[.B418]+([.F$3]*[.B393]/(1+([.B393]^[.H$3])))-[.G$3]*[.B418]" table:style-name="ce1">
            <text:p>0,763899176</text:p>
          </table:table-cell>
          <table:table-cell table:number-columns-repeated="16382"/>
        </table:table-row>
        <table:table-row table:style-name="ro1">
          <table:table-cell office:value-type="float" office:value="392" table:formula="of:=[.A419]+1" table:style-name="ce1">
            <text:p>392</text:p>
          </table:table-cell>
          <table:table-cell office:value-type="float" office:value="0.80146490548192084" table:formula="of:=[.B419]+([.F$3]*[.B394]/(1+([.B394]^[.H$3])))-[.G$3]*[.B419]" table:style-name="ce1">
            <text:p>0,801464905</text:p>
          </table:table-cell>
          <table:table-cell table:number-columns-repeated="16382"/>
        </table:table-row>
        <table:table-row table:style-name="ro1">
          <table:table-cell office:value-type="float" office:value="393" table:formula="of:=[.A420]+1" table:style-name="ce1">
            <text:p>393</text:p>
          </table:table-cell>
          <table:table-cell office:value-type="float" office:value="0.85038862484722777" table:formula="of:=[.B420]+([.F$3]*[.B395]/(1+([.B395]^[.H$3])))-[.G$3]*[.B420]" table:style-name="ce1">
            <text:p>0,850388625</text:p>
          </table:table-cell>
          <table:table-cell table:number-columns-repeated="16382"/>
        </table:table-row>
        <table:table-row table:style-name="ro1">
          <table:table-cell office:value-type="float" office:value="394" table:formula="of:=[.A421]+1" table:style-name="ce1">
            <text:p>394</text:p>
          </table:table-cell>
          <table:table-cell office:value-type="float" office:value="0.90572502735775251" table:formula="of:=[.B421]+([.F$3]*[.B396]/(1+([.B396]^[.H$3])))-[.G$3]*[.B421]" table:style-name="ce1">
            <text:p>0,905725027</text:p>
          </table:table-cell>
          <table:table-cell table:number-columns-repeated="16382"/>
        </table:table-row>
        <table:table-row table:style-name="ro1">
          <table:table-cell office:value-type="float" office:value="395" table:formula="of:=[.A422]+1" table:style-name="ce1">
            <text:p>395</text:p>
          </table:table-cell>
          <table:table-cell office:value-type="float" office:value="0.95964556840398341" table:formula="of:=[.B422]+([.F$3]*[.B397]/(1+([.B397]^[.H$3])))-[.G$3]*[.B422]" table:style-name="ce1">
            <text:p>0,959645568</text:p>
          </table:table-cell>
          <table:table-cell table:number-columns-repeated="16382"/>
        </table:table-row>
        <table:table-row table:style-name="ro1">
          <table:table-cell office:value-type="float" office:value="396" table:formula="of:=[.A423]+1" table:style-name="ce1">
            <text:p>396</text:p>
          </table:table-cell>
          <table:table-cell office:value-type="float" office:value="1.0043249622659154" table:formula="of:=[.B423]+([.F$3]*[.B398]/(1+([.B398]^[.H$3])))-[.G$3]*[.B423]" table:style-name="ce1">
            <text:p>1,004324962</text:p>
          </table:table-cell>
          <table:table-cell table:number-columns-repeated="16382"/>
        </table:table-row>
        <table:table-row table:style-name="ro1">
          <table:table-cell office:value-type="float" office:value="397" table:formula="of:=[.A424]+1" table:style-name="ce1">
            <text:p>397</text:p>
          </table:table-cell>
          <table:table-cell office:value-type="float" office:value="1.0357485879812292" table:formula="of:=[.B424]+([.F$3]*[.B399]/(1+([.B399]^[.H$3])))-[.G$3]*[.B424]" table:style-name="ce1">
            <text:p>1,035748588</text:p>
          </table:table-cell>
          <table:table-cell table:number-columns-repeated="16382"/>
        </table:table-row>
        <table:table-row table:style-name="ro1">
          <table:table-cell office:value-type="float" office:value="398" table:formula="of:=[.A425]+1" table:style-name="ce1">
            <text:p>398</text:p>
          </table:table-cell>
          <table:table-cell office:value-type="float" office:value="1.0545597879197917" table:formula="of:=[.B425]+([.F$3]*[.B400]/(1+([.B400]^[.H$3])))-[.G$3]*[.B425]" table:style-name="ce1">
            <text:p>1,054559788</text:p>
          </table:table-cell>
          <table:table-cell table:number-columns-repeated="16382"/>
        </table:table-row>
        <table:table-row table:style-name="ro1">
          <table:table-cell office:value-type="float" office:value="399" table:formula="of:=[.A426]+1" table:style-name="ce1">
            <text:p>399</text:p>
          </table:table-cell>
          <table:table-cell office:value-type="float" office:value="1.0641299773350688" table:formula="of:=[.B426]+([.F$3]*[.B401]/(1+([.B401]^[.H$3])))-[.G$3]*[.B426]" table:style-name="ce1">
            <text:p>1,064129977</text:p>
          </table:table-cell>
          <table:table-cell table:number-columns-repeated="16382"/>
        </table:table-row>
        <table:table-row table:style-name="ro1">
          <table:table-cell office:value-type="float" office:value="400" table:formula="of:=[.A427]+1" table:style-name="ce1">
            <text:p>400</text:p>
          </table:table-cell>
          <table:table-cell office:value-type="float" office:value="1.0684973434557254" table:formula="of:=[.B427]+([.F$3]*[.B402]/(1+([.B402]^[.H$3])))-[.G$3]*[.B427]" table:style-name="ce1">
            <text:p>1,068497343</text:p>
          </table:table-cell>
          <table:table-cell table:number-columns-repeated="16382"/>
        </table:table-row>
        <table:table-row table:style-name="ro1">
          <table:table-cell office:value-type="float" office:value="401" table:formula="of:=[.A428]+1" table:style-name="ce1">
            <text:p>401</text:p>
          </table:table-cell>
          <table:table-cell office:value-type="float" office:value="1.0712811503998279" table:formula="of:=[.B428]+([.F$3]*[.B403]/(1+([.B403]^[.H$3])))-[.G$3]*[.B428]" table:style-name="ce1">
            <text:p>1,07128115</text:p>
          </table:table-cell>
          <table:table-cell table:number-columns-repeated="16382"/>
        </table:table-row>
        <table:table-row table:style-name="ro1">
          <table:table-cell office:value-type="float" office:value="402" table:formula="of:=[.A429]+1" table:style-name="ce1">
            <text:p>402</text:p>
          </table:table-cell>
          <table:table-cell office:value-type="float" office:value="1.0753184707908094" table:formula="of:=[.B429]+([.F$3]*[.B404]/(1+([.B404]^[.H$3])))-[.G$3]*[.B429]" table:style-name="ce1">
            <text:p>1,075318471</text:p>
          </table:table-cell>
          <table:table-cell table:number-columns-repeated="16382"/>
        </table:table-row>
        <table:table-row table:style-name="ro1">
          <table:table-cell office:value-type="float" office:value="403" table:formula="of:=[.A430]+1" table:style-name="ce1">
            <text:p>403</text:p>
          </table:table-cell>
          <table:table-cell office:value-type="float" office:value="1.0826020830936018" table:formula="of:=[.B430]+([.F$3]*[.B405]/(1+([.B405]^[.H$3])))-[.G$3]*[.B430]" table:style-name="ce1">
            <text:p>1,082602083</text:p>
          </table:table-cell>
          <table:table-cell table:number-columns-repeated="16382"/>
        </table:table-row>
        <table:table-row table:style-name="ro1">
          <table:table-cell office:value-type="float" office:value="404" table:formula="of:=[.A431]+1" table:style-name="ce1">
            <text:p>404</text:p>
          </table:table-cell>
          <table:table-cell office:value-type="float" office:value="1.09429573245523" table:formula="of:=[.B431]+([.F$3]*[.B406]/(1+([.B406]^[.H$3])))-[.G$3]*[.B431]" table:style-name="ce1">
            <text:p>1,094295732</text:p>
          </table:table-cell>
          <table:table-cell table:number-columns-repeated="16382"/>
        </table:table-row>
        <table:table-row table:style-name="ro1">
          <table:table-cell office:value-type="float" office:value="405" table:formula="of:=[.A432]+1" table:style-name="ce1">
            <text:p>405</text:p>
          </table:table-cell>
          <table:table-cell office:value-type="float" office:value="1.1107572873171687" table:formula="of:=[.B432]+([.F$3]*[.B407]/(1+([.B407]^[.H$3])))-[.G$3]*[.B432]" table:style-name="ce1">
            <text:p>1,110757287</text:p>
          </table:table-cell>
          <table:table-cell table:number-columns-repeated="16382"/>
        </table:table-row>
        <table:table-row table:style-name="ro1">
          <table:table-cell office:value-type="float" office:value="406" table:formula="of:=[.A433]+1" table:style-name="ce1">
            <text:p>406</text:p>
          </table:table-cell>
          <table:table-cell office:value-type="float" office:value="1.1315745527170544" table:formula="of:=[.B433]+([.F$3]*[.B408]/(1+([.B408]^[.H$3])))-[.G$3]*[.B433]" table:style-name="ce1">
            <text:p>1,131574553</text:p>
          </table:table-cell>
          <table:table-cell table:number-columns-repeated="16382"/>
        </table:table-row>
        <table:table-row table:style-name="ro1">
          <table:table-cell office:value-type="float" office:value="407" table:formula="of:=[.A434]+1" table:style-name="ce1">
            <text:p>407</text:p>
          </table:table-cell>
          <table:table-cell office:value-type="float" office:value="1.155650785553139" table:formula="of:=[.B434]+([.F$3]*[.B409]/(1+([.B409]^[.H$3])))-[.G$3]*[.B434]" table:style-name="ce1">
            <text:p>1,155650786</text:p>
          </table:table-cell>
          <table:table-cell table:number-columns-repeated="16382"/>
        </table:table-row>
        <table:table-row table:style-name="ro1">
          <table:table-cell office:value-type="float" office:value="408" table:formula="of:=[.A435]+1" table:style-name="ce1">
            <text:p>408</text:p>
          </table:table-cell>
          <table:table-cell office:value-type="float" office:value="1.1813867448846918" table:formula="of:=[.B435]+([.F$3]*[.B410]/(1+([.B410]^[.H$3])))-[.G$3]*[.B435]" table:style-name="ce1">
            <text:p>1,181386745</text:p>
          </table:table-cell>
          <table:table-cell table:number-columns-repeated="16382"/>
        </table:table-row>
        <table:table-row table:style-name="ro1">
          <table:table-cell office:value-type="float" office:value="409" table:formula="of:=[.A436]+1" table:style-name="ce1">
            <text:p>409</text:p>
          </table:table-cell>
          <table:table-cell office:value-type="float" office:value="1.206977895185942" table:formula="of:=[.B436]+([.F$3]*[.B411]/(1+([.B411]^[.H$3])))-[.G$3]*[.B436]" table:style-name="ce1">
            <text:p>1,206977895</text:p>
          </table:table-cell>
          <table:table-cell table:number-columns-repeated="16382"/>
        </table:table-row>
        <table:table-row table:style-name="ro1">
          <table:table-cell office:value-type="float" office:value="410" table:formula="of:=[.A437]+1" table:style-name="ce1">
            <text:p>410</text:p>
          </table:table-cell>
          <table:table-cell office:value-type="float" office:value="1.2307735587459609" table:formula="of:=[.B437]+([.F$3]*[.B412]/(1+([.B412]^[.H$3])))-[.G$3]*[.B437]" table:style-name="ce1">
            <text:p>1,230773559</text:p>
          </table:table-cell>
          <table:table-cell table:number-columns-repeated="16382"/>
        </table:table-row>
        <table:table-row table:style-name="ro1">
          <table:table-cell office:value-type="float" office:value="411" table:formula="of:=[.A438]+1" table:style-name="ce1">
            <text:p>411</text:p>
          </table:table-cell>
          <table:table-cell office:value-type="float" office:value="1.2515931353213687" table:formula="of:=[.B438]+([.F$3]*[.B413]/(1+([.B413]^[.H$3])))-[.G$3]*[.B438]" table:style-name="ce1">
            <text:p>1,251593135</text:p>
          </table:table-cell>
          <table:table-cell table:number-columns-repeated="16382"/>
        </table:table-row>
        <table:table-row table:style-name="ro1">
          <table:table-cell office:value-type="float" office:value="412" table:formula="of:=[.A439]+1" table:style-name="ce1">
            <text:p>412</text:p>
          </table:table-cell>
          <table:table-cell office:value-type="float" office:value="1.2689180375029177" table:formula="of:=[.B439]+([.F$3]*[.B414]/(1+([.B414]^[.H$3])))-[.G$3]*[.B439]" table:style-name="ce1">
            <text:p>1,268918038</text:p>
          </table:table-cell>
          <table:table-cell table:number-columns-repeated="16382"/>
        </table:table-row>
        <table:table-row table:style-name="ro1">
          <table:table-cell office:value-type="float" office:value="413" table:formula="of:=[.A440]+1" table:style-name="ce1">
            <text:p>413</text:p>
          </table:table-cell>
          <table:table-cell office:value-type="float" office:value="1.2829404827003217" table:formula="of:=[.B440]+([.F$3]*[.B415]/(1+([.B415]^[.H$3])))-[.G$3]*[.B440]" table:style-name="ce1">
            <text:p>1,282940483</text:p>
          </table:table-cell>
          <table:table-cell table:number-columns-repeated="16382"/>
        </table:table-row>
        <table:table-row table:style-name="ro1">
          <table:table-cell office:value-type="float" office:value="414" table:formula="of:=[.A441]+1" table:style-name="ce1">
            <text:p>414</text:p>
          </table:table-cell>
          <table:table-cell office:value-type="float" office:value="1.29448877717282" table:formula="of:=[.B441]+([.F$3]*[.B416]/(1+([.B416]^[.H$3])))-[.G$3]*[.B441]" table:style-name="ce1">
            <text:p>1,294488777</text:p>
          </table:table-cell>
          <table:table-cell table:number-columns-repeated="16382"/>
        </table:table-row>
        <table:table-row table:style-name="ro1">
          <table:table-cell office:value-type="float" office:value="415" table:formula="of:=[.A442]+1" table:style-name="ce1">
            <text:p>415</text:p>
          </table:table-cell>
          <table:table-cell office:value-type="float" office:value="1.3048387667984866" table:formula="of:=[.B442]+([.F$3]*[.B417]/(1+([.B417]^[.H$3])))-[.G$3]*[.B442]" table:style-name="ce1">
            <text:p>1,304838767</text:p>
          </table:table-cell>
          <table:table-cell table:number-columns-repeated="16382"/>
        </table:table-row>
        <table:table-row table:style-name="ro1">
          <table:table-cell office:value-type="float" office:value="416" table:formula="of:=[.A443]+1" table:style-name="ce1">
            <text:p>416</text:p>
          </table:table-cell>
          <table:table-cell office:value-type="float" office:value="1.3153687018354197" table:formula="of:=[.B443]+([.F$3]*[.B418]/(1+([.B418]^[.H$3])))-[.G$3]*[.B443]" table:style-name="ce1">
            <text:p>1,315368702</text:p>
          </table:table-cell>
          <table:table-cell table:number-columns-repeated="16382"/>
        </table:table-row>
        <table:table-row table:style-name="ro1">
          <table:table-cell office:value-type="float" office:value="417" table:formula="of:=[.A444]+1" table:style-name="ce1">
            <text:p>417</text:p>
          </table:table-cell>
          <table:table-cell office:value-type="float" office:value="1.3269290737654011" table:formula="of:=[.B444]+([.F$3]*[.B419]/(1+([.B419]^[.H$3])))-[.G$3]*[.B444]" table:style-name="ce1">
            <text:p>1,326929074</text:p>
          </table:table-cell>
          <table:table-cell table:number-columns-repeated="16382"/>
        </table:table-row>
        <table:table-row table:style-name="ro1">
          <table:table-cell office:value-type="float" office:value="418" table:formula="of:=[.A445]+1" table:style-name="ce1">
            <text:p>418</text:p>
          </table:table-cell>
          <table:table-cell office:value-type="float" office:value="1.3387280072825667" table:formula="of:=[.B445]+([.F$3]*[.B420]/(1+([.B420]^[.H$3])))-[.G$3]*[.B445]" table:style-name="ce1">
            <text:p>1,338728007</text:p>
          </table:table-cell>
          <table:table-cell table:number-columns-repeated="16382"/>
        </table:table-row>
        <table:table-row table:style-name="ro1">
          <table:table-cell office:value-type="float" office:value="419" table:formula="of:=[.A446]+1" table:style-name="ce1">
            <text:p>419</text:p>
          </table:table-cell>
          <table:table-cell office:value-type="float" office:value="1.3468497623622249" table:formula="of:=[.B446]+([.F$3]*[.B421]/(1+([.B421]^[.H$3])))-[.G$3]*[.B446]" table:style-name="ce1">
            <text:p>1,346849762</text:p>
          </table:table-cell>
          <table:table-cell table:number-columns-repeated="16382"/>
        </table:table-row>
        <table:table-row table:style-name="ro1">
          <table:table-cell office:value-type="float" office:value="420" table:formula="of:=[.A447]+1" table:style-name="ce1">
            <text:p>420</text:p>
          </table:table-cell>
          <table:table-cell office:value-type="float" office:value="1.3442424059537743" table:formula="of:=[.B447]+([.F$3]*[.B422]/(1+([.B422]^[.H$3])))-[.G$3]*[.B447]" table:style-name="ce1">
            <text:p>1,344242406</text:p>
          </table:table-cell>
          <table:table-cell table:number-columns-repeated="16382"/>
        </table:table-row>
        <table:table-row table:style-name="ro1">
          <table:table-cell office:value-type="float" office:value="421" table:formula="of:=[.A448]+1" table:style-name="ce1">
            <text:p>421</text:p>
          </table:table-cell>
          <table:table-cell office:value-type="float" office:value="1.3252724329596901" table:formula="of:=[.B448]+([.F$3]*[.B423]/(1+([.B423]^[.H$3])))-[.G$3]*[.B448]" table:style-name="ce1">
            <text:p>1,325272433</text:p>
          </table:table-cell>
          <table:table-cell table:number-columns-repeated="16382"/>
        </table:table-row>
        <table:table-row table:style-name="ro1">
          <table:table-cell office:value-type="float" office:value="422" table:formula="of:=[.A449]+1" table:style-name="ce1">
            <text:p>422</text:p>
          </table:table-cell>
          <table:table-cell office:value-type="float" office:value="1.2910108714519395" table:formula="of:=[.B449]+([.F$3]*[.B424]/(1+([.B424]^[.H$3])))-[.G$3]*[.B449]" table:style-name="ce1">
            <text:p>1,291010871</text:p>
          </table:table-cell>
          <table:table-cell table:number-columns-repeated="16382"/>
        </table:table-row>
        <table:table-row table:style-name="ro1">
          <table:table-cell office:value-type="float" office:value="423" table:formula="of:=[.A450]+1" table:style-name="ce1">
            <text:p>423</text:p>
          </table:table-cell>
          <table:table-cell office:value-type="float" office:value="1.2474793332174894" table:formula="of:=[.B450]+([.F$3]*[.B425]/(1+([.B425]^[.H$3])))-[.G$3]*[.B450]" table:style-name="ce1">
            <text:p>1,247479333</text:p>
          </table:table-cell>
          <table:table-cell table:number-columns-repeated="16382"/>
        </table:table-row>
        <table:table-row table:style-name="ro1">
          <table:table-cell office:value-type="float" office:value="424" table:formula="of:=[.A451]+1" table:style-name="ce1">
            <text:p>424</text:p>
          </table:table-cell>
          <table:table-cell office:value-type="float" office:value="1.2008171405464054" table:formula="of:=[.B451]+([.F$3]*[.B426]/(1+([.B426]^[.H$3])))-[.G$3]*[.B451]" table:style-name="ce1">
            <text:p>1,200817141</text:p>
          </table:table-cell>
          <table:table-cell table:number-columns-repeated="16382"/>
        </table:table-row>
        <table:table-row table:style-name="ro1">
          <table:table-cell office:value-type="float" office:value="425" table:formula="of:=[.A452]+1" table:style-name="ce1">
            <text:p>425</text:p>
          </table:table-cell>
          <table:table-cell office:value-type="float" office:value="1.155101773300538" table:formula="of:=[.B452]+([.F$3]*[.B427]/(1+([.B427]^[.H$3])))-[.G$3]*[.B452]" table:style-name="ce1">
            <text:p>1,155101773</text:p>
          </table:table-cell>
          <table:table-cell table:number-columns-repeated="16382"/>
        </table:table-row>
        <table:table-row table:style-name="ro1">
          <table:table-cell office:value-type="float" office:value="426" table:formula="of:=[.A453]+1" table:style-name="ce1">
            <text:p>426</text:p>
          </table:table-cell>
          <table:table-cell office:value-type="float" office:value="1.1122859187377974" table:formula="of:=[.B453]+([.F$3]*[.B428]/(1+([.B428]^[.H$3])))-[.G$3]*[.B453]" table:style-name="ce1">
            <text:p>1,112285919</text:p>
          </table:table-cell>
          <table:table-cell table:number-columns-repeated="16382"/>
        </table:table-row>
        <table:table-row table:style-name="ro1">
          <table:table-cell office:value-type="float" office:value="427" table:formula="of:=[.A454]+1" table:style-name="ce1">
            <text:p>427</text:p>
          </table:table-cell>
          <table:table-cell office:value-type="float" office:value="1.0726949926112235" table:formula="of:=[.B454]+([.F$3]*[.B429]/(1+([.B429]^[.H$3])))-[.G$3]*[.B454]" table:style-name="ce1">
            <text:p>1,072694993</text:p>
          </table:table-cell>
          <table:table-cell table:number-columns-repeated="16382"/>
        </table:table-row>
        <table:table-row table:style-name="ro1">
          <table:table-cell office:value-type="float" office:value="428" table:formula="of:=[.A455]+1" table:style-name="ce1">
            <text:p>428</text:p>
          </table:table-cell>
          <table:table-cell office:value-type="float" office:value="1.0355440092135673" table:formula="of:=[.B455]+([.F$3]*[.B430]/(1+([.B430]^[.H$3])))-[.G$3]*[.B455]" table:style-name="ce1">
            <text:p>1,035544009</text:p>
          </table:table-cell>
          <table:table-cell table:number-columns-repeated="16382"/>
        </table:table-row>
        <table:table-row table:style-name="ro1">
          <table:table-cell office:value-type="float" office:value="429" table:formula="of:=[.A456]+1" table:style-name="ce1">
            <text:p>429</text:p>
          </table:table-cell>
          <table:table-cell office:value-type="float" office:value="0.99940977128818109" table:formula="of:=[.B456]+([.F$3]*[.B431]/(1+([.B431]^[.H$3])))-[.G$3]*[.B456]" table:style-name="ce1">
            <text:p>0,999409771</text:p>
          </table:table-cell>
          <table:table-cell table:number-columns-repeated="16382"/>
        </table:table-row>
        <table:table-row table:style-name="ro1">
          <table:table-cell office:value-type="float" office:value="430" table:formula="of:=[.A457]+1" table:style-name="ce1">
            <text:p>430</text:p>
          </table:table-cell>
          <table:table-cell office:value-type="float" office:value="0.9626802327165106" table:formula="of:=[.B457]+([.F$3]*[.B432]/(1+([.B432]^[.H$3])))-[.G$3]*[.B457]" table:style-name="ce1">
            <text:p>0,962680233</text:p>
          </table:table-cell>
          <table:table-cell table:number-columns-repeated="16382"/>
        </table:table-row>
        <table:table-row table:style-name="ro1">
          <table:table-cell office:value-type="float" office:value="431" table:formula="of:=[.A458]+1" table:style-name="ce1">
            <text:p>431</text:p>
          </table:table-cell>
          <table:table-cell office:value-type="float" office:value="0.92398151832436692" table:formula="of:=[.B458]+([.F$3]*[.B433]/(1+([.B433]^[.H$3])))-[.G$3]*[.B458]" table:style-name="ce1">
            <text:p>0,923981518</text:p>
          </table:table-cell>
          <table:table-cell table:number-columns-repeated="16382"/>
        </table:table-row>
        <table:table-row table:style-name="ro1">
          <table:table-cell office:value-type="float" office:value="432" table:formula="of:=[.A459]+1" table:style-name="ce1">
            <text:p>432</text:p>
          </table:table-cell>
          <table:table-cell office:value-type="float" office:value="0.88253034727511381" table:formula="of:=[.B459]+([.F$3]*[.B434]/(1+([.B434]^[.H$3])))-[.G$3]*[.B459]" table:style-name="ce1">
            <text:p>0,882530347</text:p>
          </table:table-cell>
          <table:table-cell table:number-columns-repeated="16382"/>
        </table:table-row>
        <table:table-row table:style-name="ro1">
          <table:table-cell office:value-type="float" office:value="433" table:formula="of:=[.A460]+1" table:style-name="ce1">
            <text:p>433</text:p>
          </table:table-cell>
          <table:table-cell office:value-type="float" office:value="0.83831217769471089" table:formula="of:=[.B460]+([.F$3]*[.B435]/(1+([.B435]^[.H$3])))-[.G$3]*[.B460]" table:style-name="ce1">
            <text:p>0,838312178</text:p>
          </table:table-cell>
          <table:table-cell table:number-columns-repeated="16382"/>
        </table:table-row>
        <table:table-row table:style-name="ro1">
          <table:table-cell office:value-type="float" office:value="434" table:formula="of:=[.A461]+1" table:style-name="ce1">
            <text:p>434</text:p>
          </table:table-cell>
          <table:table-cell office:value-type="float" office:value="0.79201109383724189" table:formula="of:=[.B461]+([.F$3]*[.B436]/(1+([.B436]^[.H$3])))-[.G$3]*[.B461]" table:style-name="ce1">
            <text:p>0,792011094</text:p>
          </table:table-cell>
          <table:table-cell table:number-columns-repeated="16382"/>
        </table:table-row>
        <table:table-row table:style-name="ro1">
          <table:table-cell office:value-type="float" office:value="435" table:formula="of:=[.A462]+1" table:style-name="ce1">
            <text:p>435</text:p>
          </table:table-cell>
          <table:table-cell office:value-type="float" office:value="0.74473491830997096" table:formula="of:=[.B462]+([.F$3]*[.B437]/(1+([.B437]^[.H$3])))-[.G$3]*[.B462]" table:style-name="ce1">
            <text:p>0,744734918</text:p>
          </table:table-cell>
          <table:table-cell table:number-columns-repeated="16382"/>
        </table:table-row>
        <table:table-row table:style-name="ro1">
          <table:table-cell office:value-type="float" office:value="436" table:formula="of:=[.A463]+1" table:style-name="ce1">
            <text:p>436</text:p>
          </table:table-cell>
          <table:table-cell office:value-type="float" office:value="0.69768528006099606" table:formula="of:=[.B463]+([.F$3]*[.B438]/(1+([.B438]^[.H$3])))-[.G$3]*[.B463]" table:style-name="ce1">
            <text:p>0,69768528</text:p>
          </table:table-cell>
          <table:table-cell table:number-columns-repeated="16382"/>
        </table:table-row>
        <table:table-row table:style-name="ro1">
          <table:table-cell office:value-type="float" office:value="437" table:formula="of:=[.A464]+1" table:style-name="ce1">
            <text:p>437</text:p>
          </table:table-cell>
          <table:table-cell office:value-type="float" office:value="0.65191062388065979" table:formula="of:=[.B464]+([.F$3]*[.B439]/(1+([.B439]^[.H$3])))-[.G$3]*[.B464]" table:style-name="ce1">
            <text:p>0,651910624</text:p>
          </table:table-cell>
          <table:table-cell table:number-columns-repeated="16382"/>
        </table:table-row>
        <table:table-row table:style-name="ro1">
          <table:table-cell office:value-type="float" office:value="438" table:formula="of:=[.A465]+1" table:style-name="ce1">
            <text:p>438</text:p>
          </table:table-cell>
          <table:table-cell office:value-type="float" office:value="0.60818534851017991" table:formula="of:=[.B465]+([.F$3]*[.B440]/(1+([.B440]^[.H$3])))-[.G$3]*[.B465]" table:style-name="ce1">
            <text:p>0,608185349</text:p>
          </table:table-cell>
          <table:table-cell table:number-columns-repeated="16382"/>
        </table:table-row>
        <table:table-row table:style-name="ro1">
          <table:table-cell office:value-type="float" office:value="439" table:formula="of:=[.A466]+1" table:style-name="ce1">
            <text:p>439</text:p>
          </table:table-cell>
          <table:table-cell office:value-type="float" office:value="0.56698371740272391" table:formula="of:=[.B466]+([.F$3]*[.B441]/(1+([.B441]^[.H$3])))-[.G$3]*[.B466]" table:style-name="ce1">
            <text:p>0,566983717</text:p>
          </table:table-cell>
          <table:table-cell table:number-columns-repeated="16382"/>
        </table:table-row>
        <table:table-row table:style-name="ro1">
          <table:table-cell office:value-type="float" office:value="440" table:formula="of:=[.A467]+1" table:style-name="ce1">
            <text:p>440</text:p>
          </table:table-cell>
          <table:table-cell office:value-type="float" office:value="0.52850162863235961" table:formula="of:=[.B467]+([.F$3]*[.B442]/(1+([.B442]^[.H$3])))-[.G$3]*[.B467]" table:style-name="ce1">
            <text:p>0,528501629</text:p>
          </table:table-cell>
          <table:table-cell table:number-columns-repeated="16382"/>
        </table:table-row>
        <table:table-row table:style-name="ro1">
          <table:table-cell office:value-type="float" office:value="441" table:formula="of:=[.A468]+1" table:style-name="ce1">
            <text:p>441</text:p>
          </table:table-cell>
          <table:table-cell office:value-type="float" office:value="0.49269965011060557" table:formula="of:=[.B468]+([.F$3]*[.B443]/(1+([.B443]^[.H$3])))-[.G$3]*[.B468]" table:style-name="ce1">
            <text:p>0,49269965</text:p>
          </table:table-cell>
          <table:table-cell table:number-columns-repeated="16382"/>
        </table:table-row>
        <table:table-row table:style-name="ro1">
          <table:table-cell office:value-type="float" office:value="442" table:formula="of:=[.A469]+1" table:style-name="ce1">
            <text:p>442</text:p>
          </table:table-cell>
          <table:table-cell office:value-type="float" office:value="0.459368605438428" table:formula="of:=[.B469]+([.F$3]*[.B444]/(1+([.B444]^[.H$3])))-[.G$3]*[.B469]" table:style-name="ce1">
            <text:p>0,459368605</text:p>
          </table:table-cell>
          <table:table-cell table:number-columns-repeated="16382"/>
        </table:table-row>
        <table:table-row table:style-name="ro1">
          <table:table-cell office:value-type="float" office:value="443" table:formula="of:=[.A470]+1" table:style-name="ce1">
            <text:p>443</text:p>
          </table:table-cell>
          <table:table-cell office:value-type="float" office:value="0.42823875055983918" table:formula="of:=[.B470]+([.F$3]*[.B445]/(1+([.B445]^[.H$3])))-[.G$3]*[.B470]" table:style-name="ce1">
            <text:p>0,428238751</text:p>
          </table:table-cell>
          <table:table-cell table:number-columns-repeated="16382"/>
        </table:table-row>
        <table:table-row table:style-name="ro1">
          <table:table-cell office:value-type="float" office:value="444" table:formula="of:=[.A471]+1" table:style-name="ce1">
            <text:p>444</text:p>
          </table:table-cell>
          <table:table-cell office:value-type="float" office:value="0.39915286676288986" table:formula="of:=[.B471]+([.F$3]*[.B446]/(1+([.B446]^[.H$3])))-[.G$3]*[.B471]" table:style-name="ce1">
            <text:p>0,399152867</text:p>
          </table:table-cell>
          <table:table-cell table:number-columns-repeated="16382"/>
        </table:table-row>
        <table:table-row table:style-name="ro1">
          <table:table-cell office:value-type="float" office:value="445" table:formula="of:=[.A472]+1" table:style-name="ce1">
            <text:p>445</text:p>
          </table:table-cell>
          <table:table-cell office:value-type="float" office:value="0.37228701859805258" table:formula="of:=[.B472]+([.F$3]*[.B447]/(1+([.B447]^[.H$3])))-[.G$3]*[.B472]" table:style-name="ce1">
            <text:p>0,372287019</text:p>
          </table:table-cell>
          <table:table-cell table:number-columns-repeated="16382"/>
        </table:table-row>
        <table:table-row table:style-name="ro1">
          <table:table-cell office:value-type="float" office:value="446" table:formula="of:=[.A473]+1" table:style-name="ce1">
            <text:p>446</text:p>
          </table:table-cell>
          <table:table-cell office:value-type="float" office:value="0.34832475732467827" table:formula="of:=[.B473]+([.F$3]*[.B448]/(1+([.B448]^[.H$3])))-[.G$3]*[.B473]" table:style-name="ce1">
            <text:p>0,348324757</text:p>
          </table:table-cell>
          <table:table-cell table:number-columns-repeated="16382"/>
        </table:table-row>
        <table:table-row table:style-name="ro1">
          <table:table-cell office:value-type="float" office:value="447" table:formula="of:=[.A474]+1" table:style-name="ce1">
            <text:p>447</text:p>
          </table:table-cell>
          <table:table-cell office:value-type="float" office:value="0.32845621101639894" table:formula="of:=[.B474]+([.F$3]*[.B449]/(1+([.B449]^[.H$3])))-[.G$3]*[.B474]" table:style-name="ce1">
            <text:p>0,328456211</text:p>
          </table:table-cell>
          <table:table-cell table:number-columns-repeated="16382"/>
        </table:table-row>
        <table:table-row table:style-name="ro1">
          <table:table-cell office:value-type="float" office:value="448" table:formula="of:=[.A475]+1" table:style-name="ce1">
            <text:p>448</text:p>
          </table:table-cell>
          <table:table-cell office:value-type="float" office:value="0.31423758609246849" table:formula="of:=[.B475]+([.F$3]*[.B450]/(1+([.B450]^[.H$3])))-[.G$3]*[.B475]" table:style-name="ce1">
            <text:p>0,314237586</text:p>
          </table:table-cell>
          <table:table-cell table:number-columns-repeated="16382"/>
        </table:table-row>
        <table:table-row table:style-name="ro1">
          <table:table-cell office:value-type="float" office:value="449" table:formula="of:=[.A476]+1" table:style-name="ce1">
            <text:p>449</text:p>
          </table:table-cell>
          <table:table-cell office:value-type="float" office:value="0.30745024459788872" table:formula="of:=[.B476]+([.F$3]*[.B451]/(1+([.B451]^[.H$3])))-[.G$3]*[.B476]" table:style-name="ce1">
            <text:p>0,307450245</text:p>
          </table:table-cell>
          <table:table-cell table:number-columns-repeated="16382"/>
        </table:table-row>
        <table:table-row table:style-name="ro1">
          <table:table-cell office:value-type="float" office:value="450" table:formula="of:=[.A477]+1" table:style-name="ce1">
            <text:p>450</text:p>
          </table:table-cell>
          <table:table-cell office:value-type="float" office:value="0.30990434669493822" table:formula="of:=[.B477]+([.F$3]*[.B452]/(1+([.B452]^[.H$3])))-[.G$3]*[.B477]" table:style-name="ce1">
            <text:p>0,309904347</text:p>
          </table:table-cell>
          <table:table-cell table:number-columns-repeated="16382"/>
        </table:table-row>
        <table:table-row table:style-name="ro1">
          <table:table-cell office:value-type="float" office:value="451" table:formula="of:=[.A478]+1" table:style-name="ce1">
            <text:p>451</text:p>
          </table:table-cell>
          <table:table-cell office:value-type="float" office:value="0.32309740594480207" table:formula="of:=[.B478]+([.F$3]*[.B453]/(1+([.B453]^[.H$3])))-[.G$3]*[.B478]" table:style-name="ce1">
            <text:p>0,323097406</text:p>
          </table:table-cell>
          <table:table-cell table:number-columns-repeated="16382"/>
        </table:table-row>
        <table:table-row table:style-name="ro1">
          <table:table-cell office:value-type="float" office:value="452" table:formula="of:=[.A479]+1" table:style-name="ce1">
            <text:p>452</text:p>
          </table:table-cell>
          <table:table-cell office:value-type="float" office:value="0.3478507865651545" table:formula="of:=[.B479]+([.F$3]*[.B454]/(1+([.B454]^[.H$3])))-[.G$3]*[.B479]" table:style-name="ce1">
            <text:p>0,347850787</text:p>
          </table:table-cell>
          <table:table-cell table:number-columns-repeated="16382"/>
        </table:table-row>
        <table:table-row table:style-name="ro1">
          <table:table-cell office:value-type="float" office:value="453" table:formula="of:=[.A480]+1" table:style-name="ce1">
            <text:p>453</text:p>
          </table:table-cell>
          <table:table-cell office:value-type="float" office:value="0.38416955106685058" table:formula="of:=[.B480]+([.F$3]*[.B455]/(1+([.B455]^[.H$3])))-[.G$3]*[.B480]" table:style-name="ce1">
            <text:p>0,384169551</text:p>
          </table:table-cell>
          <table:table-cell table:number-columns-repeated="16382"/>
        </table:table-row>
        <table:table-row table:style-name="ro1">
          <table:table-cell office:value-type="float" office:value="454" table:formula="of:=[.A481]+1" table:style-name="ce1">
            <text:p>454</text:p>
          </table:table-cell>
          <table:table-cell office:value-type="float" office:value="0.4314044487794455" table:formula="of:=[.B481]+([.F$3]*[.B456]/(1+([.B456]^[.H$3])))-[.G$3]*[.B481]" table:style-name="ce1">
            <text:p>0,431404449</text:p>
          </table:table-cell>
          <table:table-cell table:number-columns-repeated="16382"/>
        </table:table-row>
        <table:table-row table:style-name="ro1">
          <table:table-cell office:value-type="float" office:value="455" table:formula="of:=[.A482]+1" table:style-name="ce1">
            <text:p>455</text:p>
          </table:table-cell>
          <table:table-cell office:value-type="float" office:value="0.4885000074196143" table:formula="of:=[.B482]+([.F$3]*[.B457]/(1+([.B457]^[.H$3])))-[.G$3]*[.B482]" table:style-name="ce1">
            <text:p>0,488500007</text:p>
          </table:table-cell>
          <table:table-cell table:number-columns-repeated="16382"/>
        </table:table-row>
        <table:table-row table:style-name="ro1">
          <table:table-cell office:value-type="float" office:value="456" table:formula="of:=[.A483]+1" table:style-name="ce1">
            <text:p>456</text:p>
          </table:table-cell>
          <table:table-cell office:value-type="float" office:value="0.55400776292167575" table:formula="of:=[.B483]+([.F$3]*[.B458]/(1+([.B458]^[.H$3])))-[.G$3]*[.B483]" table:style-name="ce1">
            <text:p>0,554007763</text:p>
          </table:table-cell>
          <table:table-cell table:number-columns-repeated="16382"/>
        </table:table-row>
        <table:table-row table:style-name="ro1">
          <table:table-cell office:value-type="float" office:value="457" table:formula="of:=[.A484]+1" table:style-name="ce1">
            <text:p>457</text:p>
          </table:table-cell>
          <table:table-cell office:value-type="float" office:value="0.62574075214850611" table:formula="of:=[.B484]+([.F$3]*[.B459]/(1+([.B459]^[.H$3])))-[.G$3]*[.B484]" table:style-name="ce1">
            <text:p>0,625740752</text:p>
          </table:table-cell>
          <table:table-cell table:number-columns-repeated="16382"/>
        </table:table-row>
        <table:table-row table:style-name="ro1">
          <table:table-cell office:value-type="float" office:value="458" table:formula="of:=[.A485]+1" table:style-name="ce1">
            <text:p>458</text:p>
          </table:table-cell>
          <table:table-cell office:value-type="float" office:value="0.70035323990925524" table:formula="of:=[.B485]+([.F$3]*[.B460]/(1+([.B460]^[.H$3])))-[.G$3]*[.B485]" table:style-name="ce1">
            <text:p>0,70035324</text:p>
          </table:table-cell>
          <table:table-cell table:number-columns-repeated="16382"/>
        </table:table-row>
        <table:table-row table:style-name="ro1">
          <table:table-cell office:value-type="float" office:value="459" table:formula="of:=[.A486]+1" table:style-name="ce1">
            <text:p>459</text:p>
          </table:table-cell>
          <table:table-cell office:value-type="float" office:value="0.77344561297949466" table:formula="of:=[.B486]+([.F$3]*[.B461]/(1+([.B461]^[.H$3])))-[.G$3]*[.B486]" table:style-name="ce1">
            <text:p>0,773445613</text:p>
          </table:table-cell>
          <table:table-cell table:number-columns-repeated="16382"/>
        </table:table-row>
        <table:table-row table:style-name="ro1">
          <table:table-cell office:value-type="float" office:value="460" table:formula="of:=[.A487]+1" table:style-name="ce1">
            <text:p>460</text:p>
          </table:table-cell>
          <table:table-cell office:value-type="float" office:value="0.84048096493247915" table:formula="of:=[.B487]+([.F$3]*[.B462]/(1+([.B462]^[.H$3])))-[.G$3]*[.B487]" table:style-name="ce1">
            <text:p>0,840480965</text:p>
          </table:table-cell>
          <table:table-cell table:number-columns-repeated="16382"/>
        </table:table-row>
        <table:table-row table:style-name="ro1">
          <table:table-cell office:value-type="float" office:value="461" table:formula="of:=[.A488]+1" table:style-name="ce1">
            <text:p>461</text:p>
          </table:table-cell>
          <table:table-cell office:value-type="float" office:value="0.89795250248486325" table:formula="of:=[.B488]+([.F$3]*[.B463]/(1+([.B463]^[.H$3])))-[.G$3]*[.B488]" table:style-name="ce1">
            <text:p>0,897952502</text:p>
          </table:table-cell>
          <table:table-cell table:number-columns-repeated="16382"/>
        </table:table-row>
        <table:table-row table:style-name="ro1">
          <table:table-cell office:value-type="float" office:value="462" table:formula="of:=[.A489]+1" table:style-name="ce1">
            <text:p>462</text:p>
          </table:table-cell>
          <table:table-cell office:value-type="float" office:value="0.94398257840461908" table:formula="of:=[.B489]+([.F$3]*[.B464]/(1+([.B464]^[.H$3])))-[.G$3]*[.B489]" table:style-name="ce1">
            <text:p>0,943982578</text:p>
          </table:table-cell>
          <table:table-cell table:number-columns-repeated="16382"/>
        </table:table-row>
        <table:table-row table:style-name="ro1">
          <table:table-cell office:value-type="float" office:value="463" table:formula="of:=[.A490]+1" table:style-name="ce1">
            <text:p>463</text:p>
          </table:table-cell>
          <table:table-cell office:value-type="float" office:value="0.97818357792949584" table:formula="of:=[.B490]+([.F$3]*[.B465]/(1+([.B465]^[.H$3])))-[.G$3]*[.B490]" table:style-name="ce1">
            <text:p>0,978183578</text:p>
          </table:table-cell>
          <table:table-cell table:number-columns-repeated="16382"/>
        </table:table-row>
        <table:table-row table:style-name="ro1">
          <table:table-cell office:value-type="float" office:value="464" table:formula="of:=[.A491]+1" table:style-name="ce1">
            <text:p>464</text:p>
          </table:table-cell>
          <table:table-cell office:value-type="float" office:value="1.001165861428831" table:formula="of:=[.B491]+([.F$3]*[.B466]/(1+([.B466]^[.H$3])))-[.G$3]*[.B491]" table:style-name="ce1">
            <text:p>1,001165861</text:p>
          </table:table-cell>
          <table:table-cell table:number-columns-repeated="16382"/>
        </table:table-row>
        <table:table-row table:style-name="ro1">
          <table:table-cell office:value-type="float" office:value="465" table:formula="of:=[.A492]+1" table:style-name="ce1">
            <text:p>465</text:p>
          </table:table-cell>
          <table:table-cell office:value-type="float" office:value="1.0140580310611989" table:formula="of:=[.B492]+([.F$3]*[.B467]/(1+([.B467]^[.H$3])))-[.G$3]*[.B492]" table:style-name="ce1">
            <text:p>1,014058031</text:p>
          </table:table-cell>
          <table:table-cell table:number-columns-repeated="16382"/>
        </table:table-row>
        <table:table-row table:style-name="ro1">
          <table:table-cell office:value-type="float" office:value="466" table:formula="of:=[.A493]+1" table:style-name="ce1">
            <text:p>466</text:p>
          </table:table-cell>
          <table:table-cell office:value-type="float" office:value="1.0181731621543446" table:formula="of:=[.B493]+([.F$3]*[.B468]/(1+([.B468]^[.H$3])))-[.G$3]*[.B493]" table:style-name="ce1">
            <text:p>1,018173162</text:p>
          </table:table-cell>
          <table:table-cell table:number-columns-repeated="16382"/>
        </table:table-row>
        <table:table-row table:style-name="ro1">
          <table:table-cell office:value-type="float" office:value="467" table:formula="of:=[.A494]+1" table:style-name="ce1">
            <text:p>467</text:p>
          </table:table-cell>
          <table:table-cell office:value-type="float" office:value="1.0148127777299705" table:formula="of:=[.B494]+([.F$3]*[.B469]/(1+([.B469]^[.H$3])))-[.G$3]*[.B494]" table:style-name="ce1">
            <text:p>1,014812778</text:p>
          </table:table-cell>
          <table:table-cell table:number-columns-repeated="16382"/>
        </table:table-row>
        <table:table-row table:style-name="ro1">
          <table:table-cell office:value-type="float" office:value="468" table:formula="of:=[.A495]+1" table:style-name="ce1">
            <text:p>468</text:p>
          </table:table-cell>
          <table:table-cell office:value-type="float" office:value="1.0051667952607326" table:formula="of:=[.B495]+([.F$3]*[.B470]/(1+([.B470]^[.H$3])))-[.G$3]*[.B495]" table:style-name="ce1">
            <text:p>1,005166795</text:p>
          </table:table-cell>
          <table:table-cell table:number-columns-repeated="16382"/>
        </table:table-row>
        <table:table-row table:style-name="ro1">
          <table:table-cell office:value-type="float" office:value="469" table:formula="of:=[.A496]+1" table:style-name="ce1">
            <text:p>469</text:p>
          </table:table-cell>
          <table:table-cell office:value-type="float" office:value="0.99028010410624878" table:formula="of:=[.B496]+([.F$3]*[.B471]/(1+([.B471]^[.H$3])))-[.G$3]*[.B496]" table:style-name="ce1">
            <text:p>0,990280104</text:p>
          </table:table-cell>
          <table:table-cell table:number-columns-repeated="16382"/>
        </table:table-row>
        <table:table-row table:style-name="ro1">
          <table:table-cell office:value-type="float" office:value="470" table:formula="of:=[.A497]+1" table:style-name="ce1">
            <text:p>470</text:p>
          </table:table-cell>
          <table:table-cell office:value-type="float" office:value="0.97107447264754221" table:formula="of:=[.B497]+([.F$3]*[.B472]/(1+([.B472]^[.H$3])))-[.G$3]*[.B497]" table:style-name="ce1">
            <text:p>0,971074473</text:p>
          </table:table-cell>
          <table:table-cell table:number-columns-repeated="16382"/>
        </table:table-row>
        <table:table-row table:style-name="ro1">
          <table:table-cell office:value-type="float" office:value="471" table:formula="of:=[.A498]+1" table:style-name="ce1">
            <text:p>471</text:p>
          </table:table-cell>
          <table:table-cell office:value-type="float" office:value="0.94842062138588368" table:formula="of:=[.B498]+([.F$3]*[.B473]/(1+([.B473]^[.H$3])))-[.G$3]*[.B498]" table:style-name="ce1">
            <text:p>0,948420621</text:p>
          </table:table-cell>
          <table:table-cell table:number-columns-repeated="16382"/>
        </table:table-row>
        <table:table-row table:style-name="ro1">
          <table:table-cell office:value-type="float" office:value="472" table:formula="of:=[.A499]+1" table:style-name="ce1">
            <text:p>472</text:p>
          </table:table-cell>
          <table:table-cell office:value-type="float" office:value="0.92324167904594345" table:formula="of:=[.B499]+([.F$3]*[.B474]/(1+([.B474]^[.H$3])))-[.G$3]*[.B499]" table:style-name="ce1">
            <text:p>0,923241679</text:p>
          </table:table-cell>
          <table:table-cell table:number-columns-repeated="16382"/>
        </table:table-row>
        <table:table-row table:style-name="ro1">
          <table:table-cell office:value-type="float" office:value="473" table:formula="of:=[.A500]+1" table:style-name="ce1">
            <text:p>473</text:p>
          </table:table-cell>
          <table:table-cell office:value-type="float" office:value="0.89660779333428109" table:formula="of:=[.B500]+([.F$3]*[.B475]/(1+([.B475]^[.H$3])))-[.G$3]*[.B500]" table:style-name="ce1">
            <text:p>0,896607793</text:p>
          </table:table-cell>
          <table:table-cell table:number-columns-repeated="16382"/>
        </table:table-row>
        <table:table-row table:style-name="ro1">
          <table:table-cell office:value-type="float" office:value="474" table:formula="of:=[.A501]+1" table:style-name="ce1">
            <text:p>474</text:p>
          </table:table-cell>
          <table:table-cell office:value-type="float" office:value="0.86979394120122866" table:formula="of:=[.B501]+([.F$3]*[.B476]/(1+([.B476]^[.H$3])))-[.G$3]*[.B501]" table:style-name="ce1">
            <text:p>0,869793941</text:p>
          </table:table-cell>
          <table:table-cell table:number-columns-repeated="16382"/>
        </table:table-row>
        <table:table-row table:style-name="ro1">
          <table:table-cell office:value-type="float" office:value="475" table:formula="of:=[.A502]+1" table:style-name="ce1">
            <text:p>475</text:p>
          </table:table-cell>
          <table:table-cell office:value-type="float" office:value="0.84430413196648335" table:formula="of:=[.B502]+([.F$3]*[.B477]/(1+([.B477]^[.H$3])))-[.G$3]*[.B502]" table:style-name="ce1">
            <text:p>0,844304132</text:p>
          </table:table-cell>
          <table:table-cell table:number-columns-repeated="16382"/>
        </table:table-row>
        <table:table-row table:style-name="ro1">
          <table:table-cell office:value-type="float" office:value="476" table:formula="of:=[.A503]+1" table:style-name="ce1">
            <text:p>476</text:p>
          </table:table-cell>
          <table:table-cell office:value-type="float" office:value="0.82185408166556773" table:formula="of:=[.B503]+([.F$3]*[.B478]/(1+([.B478]^[.H$3])))-[.G$3]*[.B503]" table:style-name="ce1">
            <text:p>0,821854082</text:p>
          </table:table-cell>
          <table:table-cell table:number-columns-repeated="16382"/>
        </table:table-row>
        <table:table-row table:style-name="ro1">
          <table:table-cell office:value-type="float" office:value="477" table:formula="of:=[.A504]+1" table:style-name="ce1">
            <text:p>477</text:p>
          </table:table-cell>
          <table:table-cell office:value-type="float" office:value="0.80428735357678738" table:formula="of:=[.B504]+([.F$3]*[.B479]/(1+([.B479]^[.H$3])))-[.G$3]*[.B504]" table:style-name="ce1">
            <text:p>0,804287354</text:p>
          </table:table-cell>
          <table:table-cell table:number-columns-repeated="16382"/>
        </table:table-row>
        <table:table-row table:style-name="ro1">
          <table:table-cell office:value-type="float" office:value="478" table:formula="of:=[.A505]+1" table:style-name="ce1">
            <text:p>478</text:p>
          </table:table-cell>
          <table:table-cell office:value-type="float" office:value="0.79342697109557769" table:formula="of:=[.B505]+([.F$3]*[.B480]/(1+([.B480]^[.H$3])))-[.G$3]*[.B505]" table:style-name="ce1">
            <text:p>0,793426971</text:p>
          </table:table-cell>
          <table:table-cell table:number-columns-repeated="16382"/>
        </table:table-row>
        <table:table-row table:style-name="ro1">
          <table:table-cell office:value-type="float" office:value="479" table:formula="of:=[.A506]+1" table:style-name="ce1">
            <text:p>479</text:p>
          </table:table-cell>
          <table:table-cell office:value-type="float" office:value="0.79091280457532087" table:formula="of:=[.B506]+([.F$3]*[.B481]/(1+([.B481]^[.H$3])))-[.G$3]*[.B506]" table:style-name="ce1">
            <text:p>0,790912805</text:p>
          </table:table-cell>
          <table:table-cell table:number-columns-repeated="16382"/>
        </table:table-row>
        <table:table-row table:style-name="ro1">
          <table:table-cell office:value-type="float" office:value="480" table:formula="of:=[.A507]+1" table:style-name="ce1">
            <text:p>480</text:p>
          </table:table-cell>
          <table:table-cell office:value-type="float" office:value="0.79808315353803627" table:formula="of:=[.B507]+([.F$3]*[.B482]/(1+([.B482]^[.H$3])))-[.G$3]*[.B507]" table:style-name="ce1">
            <text:p>0,798083154</text:p>
          </table:table-cell>
          <table:table-cell table:number-columns-repeated="16382"/>
        </table:table-row>
        <table:table-row table:style-name="ro1">
          <table:table-cell office:value-type="float" office:value="481" table:formula="of:=[.A508]+1" table:style-name="ce1">
            <text:p>481</text:p>
          </table:table-cell>
          <table:table-cell office:value-type="float" office:value="0.81589929490280966" table:formula="of:=[.B508]+([.F$3]*[.B483]/(1+([.B483]^[.H$3])))-[.G$3]*[.B508]" table:style-name="ce1">
            <text:p>0,815899295</text:p>
          </table:table-cell>
          <table:table-cell table:number-columns-repeated="16382"/>
        </table:table-row>
        <table:table-row table:style-name="ro1">
          <table:table-cell office:value-type="float" office:value="482" table:formula="of:=[.A509]+1" table:style-name="ce1">
            <text:p>482</text:p>
          </table:table-cell>
          <table:table-cell office:value-type="float" office:value="0.84480994809237697" table:formula="of:=[.B509]+([.F$3]*[.B484]/(1+([.B484]^[.H$3])))-[.G$3]*[.B509]" table:style-name="ce1">
            <text:p>0,844809948</text:p>
          </table:table-cell>
          <table:table-cell table:number-columns-repeated="16382"/>
        </table:table-row>
        <table:table-row table:style-name="ro1">
          <table:table-cell office:value-type="float" office:value="483" table:formula="of:=[.A510]+1" table:style-name="ce1">
            <text:p>483</text:p>
          </table:table-cell>
          <table:table-cell office:value-type="float" office:value="0.88433582907865693" table:formula="of:=[.B510]+([.F$3]*[.B485]/(1+([.B485]^[.H$3])))-[.G$3]*[.B510]" table:style-name="ce1">
            <text:p>0,884335829</text:p>
          </table:table-cell>
          <table:table-cell table:number-columns-repeated="16382"/>
        </table:table-row>
        <table:table-row table:style-name="ro1">
          <table:table-cell office:value-type="float" office:value="484" table:formula="of:=[.A511]+1" table:style-name="ce1">
            <text:p>484</text:p>
          </table:table-cell>
          <table:table-cell office:value-type="float" office:value="0.93210601546766747" table:formula="of:=[.B511]+([.F$3]*[.B486]/(1+([.B486]^[.H$3])))-[.G$3]*[.B511]" table:style-name="ce1">
            <text:p>0,932106015</text:p>
          </table:table-cell>
          <table:table-cell table:number-columns-repeated="16382"/>
        </table:table-row>
        <table:table-row table:style-name="ro1">
          <table:table-cell office:value-type="float" office:value="485" table:formula="of:=[.A512]+1" table:style-name="ce1">
            <text:p>485</text:p>
          </table:table-cell>
          <table:table-cell office:value-type="float" office:value="0.98257679322234781" table:formula="of:=[.B512]+([.F$3]*[.B487]/(1+([.B487]^[.H$3])))-[.G$3]*[.B512]" table:style-name="ce1">
            <text:p>0,982576793</text:p>
          </table:table-cell>
          <table:table-cell table:number-columns-repeated="16382"/>
        </table:table-row>
        <table:table-row table:style-name="ro1">
          <table:table-cell office:value-type="float" office:value="486" table:formula="of:=[.A513]+1" table:style-name="ce1">
            <text:p>486</text:p>
          </table:table-cell>
          <table:table-cell office:value-type="float" office:value="1.0272695700500163" table:formula="of:=[.B513]+([.F$3]*[.B488]/(1+([.B488]^[.H$3])))-[.G$3]*[.B513]" table:style-name="ce1">
            <text:p>1,02726957</text:p>
          </table:table-cell>
          <table:table-cell table:number-columns-repeated="16382"/>
        </table:table-row>
        <table:table-row table:style-name="ro1">
          <table:table-cell office:value-type="float" office:value="487" table:formula="of:=[.A514]+1" table:style-name="ce1">
            <text:p>487</text:p>
          </table:table-cell>
          <table:table-cell office:value-type="float" office:value="1.0584827382895279" table:formula="of:=[.B514]+([.F$3]*[.B489]/(1+([.B489]^[.H$3])))-[.G$3]*[.B514]" table:style-name="ce1">
            <text:p>1,058482738</text:p>
          </table:table-cell>
          <table:table-cell table:number-columns-repeated="16382"/>
        </table:table-row>
        <table:table-row table:style-name="ro1">
          <table:table-cell office:value-type="float" office:value="488" table:formula="of:=[.A515]+1" table:style-name="ce1">
            <text:p>488</text:p>
          </table:table-cell>
          <table:table-cell office:value-type="float" office:value="1.0735125773570959" table:formula="of:=[.B515]+([.F$3]*[.B490]/(1+([.B490]^[.H$3])))-[.G$3]*[.B515]" table:style-name="ce1">
            <text:p>1,073512577</text:p>
          </table:table-cell>
          <table:table-cell table:number-columns-repeated="16382"/>
        </table:table-row>
        <table:table-row table:style-name="ro1">
          <table:table-cell office:value-type="float" office:value="489" table:formula="of:=[.A516]+1" table:style-name="ce1">
            <text:p>489</text:p>
          </table:table-cell>
          <table:table-cell office:value-type="float" office:value="1.0747244938852409" table:formula="of:=[.B516]+([.F$3]*[.B491]/(1+([.B491]^[.H$3])))-[.G$3]*[.B516]" table:style-name="ce1">
            <text:p>1,074724494</text:p>
          </table:table-cell>
          <table:table-cell table:number-columns-repeated="16382"/>
        </table:table-row>
        <table:table-row table:style-name="ro1">
          <table:table-cell office:value-type="float" office:value="490" table:formula="of:=[.A517]+1" table:style-name="ce1">
            <text:p>490</text:p>
          </table:table-cell>
          <table:table-cell office:value-type="float" office:value="1.0667853668478313" table:formula="of:=[.B517]+([.F$3]*[.B492]/(1+([.B492]^[.H$3])))-[.G$3]*[.B517]" table:style-name="ce1">
            <text:p>1,066785367</text:p>
          </table:table-cell>
          <table:table-cell table:number-columns-repeated="16382"/>
        </table:table-row>
        <table:table-row table:style-name="ro1">
          <table:table-cell office:value-type="float" office:value="491" table:formula="of:=[.A518]+1" table:style-name="ce1">
            <text:p>491</text:p>
          </table:table-cell>
          <table:table-cell office:value-type="float" office:value="1.0544459135278417" table:formula="of:=[.B518]+([.F$3]*[.B493]/(1+([.B493]^[.H$3])))-[.G$3]*[.B518]" table:style-name="ce1">
            <text:p>1,054445914</text:p>
          </table:table-cell>
          <table:table-cell table:number-columns-repeated="16382"/>
        </table:table-row>
        <table:table-row table:style-name="ro1">
          <table:table-cell office:value-type="float" office:value="492" table:formula="of:=[.A519]+1" table:style-name="ce1">
            <text:p>492</text:p>
          </table:table-cell>
          <table:table-cell office:value-type="float" office:value="1.041674689783836" table:formula="of:=[.B519]+([.F$3]*[.B494]/(1+([.B494]^[.H$3])))-[.G$3]*[.B519]" table:style-name="ce1">
            <text:p>1,04167469</text:p>
          </table:table-cell>
          <table:table-cell table:number-columns-repeated="16382"/>
        </table:table-row>
        <table:table-row table:style-name="ro1">
          <table:table-cell office:value-type="float" office:value="493" table:formula="of:=[.A520]+1" table:style-name="ce1">
            <text:p>493</text:p>
          </table:table-cell>
          <table:table-cell office:value-type="float" office:value="1.0315409378958293" table:formula="of:=[.B520]+([.F$3]*[.B495]/(1+([.B495]^[.H$3])))-[.G$3]*[.B520]" table:style-name="ce1">
            <text:p>1,031540938</text:p>
          </table:table-cell>
          <table:table-cell table:number-columns-repeated="16382"/>
        </table:table-row>
        <table:table-row table:style-name="ro1">
          <table:table-cell office:value-type="float" office:value="494" table:formula="of:=[.A521]+1" table:style-name="ce1">
            <text:p>494</text:p>
          </table:table-cell>
          <table:table-cell office:value-type="float" office:value="1.026314036605219" table:formula="of:=[.B521]+([.F$3]*[.B496]/(1+([.B496]^[.H$3])))-[.G$3]*[.B521]" table:style-name="ce1">
            <text:p>1,026314037</text:p>
          </table:table-cell>
          <table:table-cell table:number-columns-repeated="16382"/>
        </table:table-row>
        <table:table-row table:style-name="ro1">
          <table:table-cell office:value-type="float" office:value="495" table:formula="of:=[.A522]+1" table:style-name="ce1">
            <text:p>495</text:p>
          </table:table-cell>
          <table:table-cell office:value-type="float" office:value="1.0275430540352071" table:formula="of:=[.B522]+([.F$3]*[.B497]/(1+([.B497]^[.H$3])))-[.G$3]*[.B522]" table:style-name="ce1">
            <text:p>1,027543054</text:p>
          </table:table-cell>
          <table:table-cell table:number-columns-repeated="16382"/>
        </table:table-row>
        <table:table-row table:style-name="ro1">
          <table:table-cell office:value-type="float" office:value="496" table:formula="of:=[.A523]+1" table:style-name="ce1">
            <text:p>496</text:p>
          </table:table-cell>
          <table:table-cell office:value-type="float" office:value="1.0360462956950296" table:formula="of:=[.B523]+([.F$3]*[.B498]/(1+([.B498]^[.H$3])))-[.G$3]*[.B523]" table:style-name="ce1">
            <text:p>1,036046296</text:p>
          </table:table-cell>
          <table:table-cell table:number-columns-repeated="16382"/>
        </table:table-row>
        <table:table-row table:style-name="ro1">
          <table:table-cell office:value-type="float" office:value="497" table:formula="of:=[.A524]+1" table:style-name="ce1">
            <text:p>497</text:p>
          </table:table-cell>
          <table:table-cell office:value-type="float" office:value="1.0518256747466717" table:formula="of:=[.B524]+([.F$3]*[.B499]/(1+([.B499]^[.H$3])))-[.G$3]*[.B524]" table:style-name="ce1">
            <text:p>1,051825675</text:p>
          </table:table-cell>
          <table:table-cell table:number-columns-repeated="16382"/>
        </table:table-row>
        <table:table-row table:style-name="ro1">
          <table:table-cell office:value-type="float" office:value="498" table:formula="of:=[.A525]+1" table:style-name="ce1">
            <text:p>498</text:p>
          </table:table-cell>
          <table:table-cell office:value-type="float" office:value="1.0739921097554421" table:formula="of:=[.B525]+([.F$3]*[.B500]/(1+([.B500]^[.H$3])))-[.G$3]*[.B525]" table:style-name="ce1">
            <text:p>1,07399211</text:p>
          </table:table-cell>
          <table:table-cell table:number-columns-repeated="16382"/>
        </table:table-row>
        <table:table-row table:style-name="ro1">
          <table:table-cell office:value-type="float" office:value="499" table:formula="of:=[.A526]+1" table:style-name="ce1">
            <text:p>499</text:p>
          </table:table-cell>
          <table:table-cell office:value-type="float" office:value="1.100840038590172" table:formula="of:=[.B526]+([.F$3]*[.B501]/(1+([.B501]^[.H$3])))-[.G$3]*[.B526]" table:style-name="ce1">
            <text:p>1,100840039</text:p>
          </table:table-cell>
          <table:table-cell table:number-columns-repeated="16382"/>
        </table:table-row>
        <table:table-row table:style-name="ro1">
          <table:table-cell office:value-type="float" office:value="500" table:formula="of:=[.A527]+1" table:style-name="ce1">
            <text:p>500</text:p>
          </table:table-cell>
          <table:table-cell office:value-type="float" office:value="1.1301644479731077" table:formula="of:=[.B527]+([.F$3]*[.B502]/(1+([.B502]^[.H$3])))-[.G$3]*[.B527]" table:style-name="ce1">
            <text:p>1,130164448</text:p>
          </table:table-cell>
          <table:table-cell table:number-columns-repeated="16382"/>
        </table:table-row>
        <table:table-row table:style-name="ro1">
          <table:table-cell office:value-type="float" office:value="501" table:formula="of:=[.A528]+1" table:style-name="ce1">
            <text:p>501</text:p>
          </table:table-cell>
          <table:table-cell office:value-type="float" office:value="1.1597581998683788" table:formula="of:=[.B528]+([.F$3]*[.B503]/(1+([.B503]^[.H$3])))-[.G$3]*[.B528]" table:style-name="ce1">
            <text:p>1,1597582</text:p>
          </table:table-cell>
          <table:table-cell table:number-columns-repeated="16382"/>
        </table:table-row>
        <table:table-row table:style-name="ro1">
          <table:table-cell office:value-type="float" office:value="502" table:formula="of:=[.A529]+1" table:style-name="ce1">
            <text:p>502</text:p>
          </table:table-cell>
          <table:table-cell office:value-type="float" office:value="1.187893020298223" table:formula="of:=[.B529]+([.F$3]*[.B504]/(1+([.B504]^[.H$3])))-[.G$3]*[.B529]" table:style-name="ce1">
            <text:p>1,18789302</text:p>
          </table:table-cell>
          <table:table-cell table:number-columns-repeated="16382"/>
        </table:table-row>
        <table:table-row table:style-name="ro1">
          <table:table-cell office:value-type="float" office:value="503" table:formula="of:=[.A530]+1" table:style-name="ce1">
            <text:p>503</text:p>
          </table:table-cell>
          <table:table-cell office:value-type="float" office:value="1.2135947805826552" table:formula="of:=[.B530]+([.F$3]*[.B505]/(1+([.B505]^[.H$3])))-[.G$3]*[.B530]" table:style-name="ce1">
            <text:p>1,213594781</text:p>
          </table:table-cell>
          <table:table-cell table:number-columns-repeated="16382"/>
        </table:table-row>
        <table:table-row table:style-name="ro1">
          <table:table-cell office:value-type="float" office:value="504" table:formula="of:=[.A531]+1" table:style-name="ce1">
            <text:p>504</text:p>
          </table:table-cell>
          <table:table-cell office:value-type="float" office:value="1.2366429466159059" table:formula="of:=[.B531]+([.F$3]*[.B506]/(1+([.B506]^[.H$3])))-[.G$3]*[.B531]" table:style-name="ce1">
            <text:p>1,236642947</text:p>
          </table:table-cell>
          <table:table-cell table:number-columns-repeated="16382"/>
        </table:table-row>
        <table:table-row table:style-name="ro1">
          <table:table-cell office:value-type="float" office:value="505" table:formula="of:=[.A532]+1" table:style-name="ce1">
            <text:p>505</text:p>
          </table:table-cell>
          <table:table-cell office:value-type="float" office:value="1.2573344562793236" table:formula="of:=[.B532]+([.F$3]*[.B507]/(1+([.B507]^[.H$3])))-[.G$3]*[.B532]" table:style-name="ce1">
            <text:p>1,257334456</text:p>
          </table:table-cell>
          <table:table-cell table:number-columns-repeated="16382"/>
        </table:table-row>
        <table:table-row table:style-name="ro1">
          <table:table-cell office:value-type="float" office:value="506" table:formula="of:=[.A533]+1" table:style-name="ce1">
            <text:p>506</text:p>
          </table:table-cell>
          <table:table-cell office:value-type="float" office:value="1.2760728076197421" table:formula="of:=[.B533]+([.F$3]*[.B508]/(1+([.B508]^[.H$3])))-[.G$3]*[.B533]" table:style-name="ce1">
            <text:p>1,276072808</text:p>
          </table:table-cell>
          <table:table-cell table:number-columns-repeated="16382"/>
        </table:table-row>
        <table:table-row table:style-name="ro1">
          <table:table-cell office:value-type="float" office:value="507" table:formula="of:=[.A534]+1" table:style-name="ce1">
            <text:p>507</text:p>
          </table:table-cell>
          <table:table-cell office:value-type="float" office:value="1.2927796244909266" table:formula="of:=[.B534]+([.F$3]*[.B509]/(1+([.B509]^[.H$3])))-[.G$3]*[.B534]" table:style-name="ce1">
            <text:p>1,292779624</text:p>
          </table:table-cell>
          <table:table-cell table:number-columns-repeated="16382"/>
        </table:table-row>
        <table:table-row table:style-name="ro1">
          <table:table-cell office:value-type="float" office:value="508" table:formula="of:=[.A535]+1" table:style-name="ce1">
            <text:p>508</text:p>
          </table:table-cell>
          <table:table-cell office:value-type="float" office:value="1.3060641638573711" table:formula="of:=[.B535]+([.F$3]*[.B510]/(1+([.B510]^[.H$3])))-[.G$3]*[.B535]" table:style-name="ce1">
            <text:p>1,306064164</text:p>
          </table:table-cell>
          <table:table-cell table:number-columns-repeated="16382"/>
        </table:table-row>
        <table:table-row table:style-name="ro1">
          <table:table-cell office:value-type="float" office:value="509" table:formula="of:=[.A536]+1" table:style-name="ce1">
            <text:p>509</text:p>
          </table:table-cell>
          <table:table-cell office:value-type="float" office:value="1.312295577225433" table:formula="of:=[.B536]+([.F$3]*[.B511]/(1+([.B511]^[.H$3])))-[.G$3]*[.B536]" table:style-name="ce1">
            <text:p>1,312295577</text:p>
          </table:table-cell>
          <table:table-cell table:number-columns-repeated="16382"/>
        </table:table-row>
        <table:table-row table:style-name="ro1">
          <table:table-cell office:value-type="float" office:value="510" table:formula="of:=[.A537]+1" table:style-name="ce1">
            <text:p>510</text:p>
          </table:table-cell>
          <table:table-cell office:value-type="float" office:value="1.3057579217616981" table:formula="of:=[.B537]+([.F$3]*[.B512]/(1+([.B512]^[.H$3])))-[.G$3]*[.B537]" table:style-name="ce1">
            <text:p>1,305757922</text:p>
          </table:table-cell>
          <table:table-cell table:number-columns-repeated="16382"/>
        </table:table-row>
        <table:table-row table:style-name="ro1">
          <table:table-cell office:value-type="float" office:value="511" table:formula="of:=[.A538]+1" table:style-name="ce1">
            <text:p>511</text:p>
          </table:table-cell>
          <table:table-cell office:value-type="float" office:value="1.2820529123739497" table:formula="of:=[.B538]+([.F$3]*[.B513]/(1+([.B513]^[.H$3])))-[.G$3]*[.B538]" table:style-name="ce1">
            <text:p>1,282052912</text:p>
          </table:table-cell>
          <table:table-cell table:number-columns-repeated="16382"/>
        </table:table-row>
        <table:table-row table:style-name="ro1">
          <table:table-cell office:value-type="float" office:value="512" table:formula="of:=[.A539]+1" table:style-name="ce1">
            <text:p>512</text:p>
          </table:table-cell>
          <table:table-cell office:value-type="float" office:value="1.2428383109747223" table:formula="of:=[.B539]+([.F$3]*[.B514]/(1+([.B514]^[.H$3])))-[.G$3]*[.B539]" table:style-name="ce1">
            <text:p>1,242838311</text:p>
          </table:table-cell>
          <table:table-cell table:number-columns-repeated="16382"/>
        </table:table-row>
        <table:table-row table:style-name="ro1">
          <table:table-cell office:value-type="float" office:value="513" table:formula="of:=[.A540]+1" table:style-name="ce1">
            <text:p>513</text:p>
          </table:table-cell>
          <table:table-cell office:value-type="float" office:value="1.1951069511318417" table:formula="of:=[.B540]+([.F$3]*[.B515]/(1+([.B515]^[.H$3])))-[.G$3]*[.B540]" table:style-name="ce1">
            <text:p>1,195106951</text:p>
          </table:table-cell>
          <table:table-cell table:number-columns-repeated="16382"/>
        </table:table-row>
        <table:table-row table:style-name="ro1">
          <table:table-cell office:value-type="float" office:value="514" table:formula="of:=[.A541]+1" table:style-name="ce1">
            <text:p>514</text:p>
          </table:table-cell>
          <table:table-cell office:value-type="float" office:value="1.1463922960621638" table:formula="of:=[.B541]+([.F$3]*[.B516]/(1+([.B516]^[.H$3])))-[.G$3]*[.B541]" table:style-name="ce1">
            <text:p>1,146392296</text:p>
          </table:table-cell>
          <table:table-cell table:number-columns-repeated="16382"/>
        </table:table-row>
        <table:table-row table:style-name="ro1">
          <table:table-cell office:value-type="float" office:value="515" table:formula="of:=[.A542]+1" table:style-name="ce1">
            <text:p>515</text:p>
          </table:table-cell>
          <table:table-cell office:value-type="float" office:value="1.1020940659117346" table:formula="of:=[.B542]+([.F$3]*[.B517]/(1+([.B517]^[.H$3])))-[.G$3]*[.B542]" table:style-name="ce1">
            <text:p>1,102094066</text:p>
          </table:table-cell>
          <table:table-cell table:number-columns-repeated="16382"/>
        </table:table-row>
        <table:table-row table:style-name="ro1">
          <table:table-cell office:value-type="float" office:value="516" table:formula="of:=[.A543]+1" table:style-name="ce1">
            <text:p>516</text:p>
          </table:table-cell>
          <table:table-cell office:value-type="float" office:value="1.0652323719196426" table:formula="of:=[.B543]+([.F$3]*[.B518]/(1+([.B518]^[.H$3])))-[.G$3]*[.B543]" table:style-name="ce1">
            <text:p>1,065232372</text:p>
          </table:table-cell>
          <table:table-cell table:number-columns-repeated="16382"/>
        </table:table-row>
        <table:table-row table:style-name="ro1">
          <table:table-cell office:value-type="float" office:value="517" table:formula="of:=[.A544]+1" table:style-name="ce1">
            <text:p>517</text:p>
          </table:table-cell>
          <table:table-cell office:value-type="float" office:value="1.036839549820564" table:formula="of:=[.B544]+([.F$3]*[.B519]/(1+([.B519]^[.H$3])))-[.G$3]*[.B544]" table:style-name="ce1">
            <text:p>1,03683955</text:p>
          </table:table-cell>
          <table:table-cell table:number-columns-repeated="16382"/>
        </table:table-row>
        <table:table-row table:style-name="ro1">
          <table:table-cell office:value-type="float" office:value="518" table:formula="of:=[.A545]+1" table:style-name="ce1">
            <text:p>518</text:p>
          </table:table-cell>
          <table:table-cell office:value-type="float" office:value="1.0163480161751566" table:formula="of:=[.B545]+([.F$3]*[.B520]/(1+([.B520]^[.H$3])))-[.G$3]*[.B545]" table:style-name="ce1">
            <text:p>1,016348016</text:p>
          </table:table-cell>
          <table:table-cell table:number-columns-repeated="16382"/>
        </table:table-row>
        <table:table-row table:style-name="ro1">
          <table:table-cell office:value-type="float" office:value="519" table:formula="of:=[.A546]+1" table:style-name="ce1">
            <text:p>519</text:p>
          </table:table-cell>
          <table:table-cell office:value-type="float" office:value="1.001978188237417" table:formula="of:=[.B546]+([.F$3]*[.B521]/(1+([.B521]^[.H$3])))-[.G$3]*[.B546]" table:style-name="ce1">
            <text:p>1,001978188</text:p>
          </table:table-cell>
          <table:table-cell table:number-columns-repeated="16382"/>
        </table:table-row>
        <table:table-row table:style-name="ro1">
          <table:table-cell office:value-type="float" office:value="520" table:formula="of:=[.A547]+1" table:style-name="ce1">
            <text:p>520</text:p>
          </table:table-cell>
          <table:table-cell office:value-type="float" office:value="0.9911575774811926" table:formula="of:=[.B547]+([.F$3]*[.B522]/(1+([.B522]^[.H$3])))-[.G$3]*[.B547]" table:style-name="ce1">
            <text:p>0,991157577</text:p>
          </table:table-cell>
          <table:table-cell table:number-columns-repeated="16382"/>
        </table:table-row>
        <table:table-row table:style-name="ro1">
          <table:table-cell office:value-type="float" office:value="521" table:formula="of:=[.A548]+1" table:style-name="ce1">
            <text:p>521</text:p>
          </table:table-cell>
          <table:table-cell office:value-type="float" office:value="0.9809219101078126" table:formula="of:=[.B548]+([.F$3]*[.B523]/(1+([.B523]^[.H$3])))-[.G$3]*[.B548]" table:style-name="ce1">
            <text:p>0,98092191</text:p>
          </table:table-cell>
          <table:table-cell table:number-columns-repeated="16382"/>
        </table:table-row>
        <table:table-row table:style-name="ro1">
          <table:table-cell office:value-type="float" office:value="522" table:formula="of:=[.A549]+1" table:style-name="ce1">
            <text:p>522</text:p>
          </table:table-cell>
          <table:table-cell office:value-type="float" office:value="0.9682795233669157" table:formula="of:=[.B549]+([.F$3]*[.B524]/(1+([.B524]^[.H$3])))-[.G$3]*[.B549]" table:style-name="ce1">
            <text:p>0,968279523</text:p>
          </table:table-cell>
          <table:table-cell table:number-columns-repeated="16382"/>
        </table:table-row>
        <table:table-row table:style-name="ro1">
          <table:table-cell office:value-type="float" office:value="523" table:formula="of:=[.A550]+1" table:style-name="ce1">
            <text:p>523</text:p>
          </table:table-cell>
          <table:table-cell office:value-type="float" office:value="0.9506124089607294" table:formula="of:=[.B550]+([.F$3]*[.B525]/(1+([.B525]^[.H$3])))-[.G$3]*[.B550]" table:style-name="ce1">
            <text:p>0,950612409</text:p>
          </table:table-cell>
          <table:table-cell table:number-columns-repeated="16382"/>
        </table:table-row>
        <table:table-row table:style-name="ro1">
          <table:table-cell office:value-type="float" office:value="524" table:formula="of:=[.A551]+1" table:style-name="ce1">
            <text:p>524</text:p>
          </table:table-cell>
          <table:table-cell office:value-type="float" office:value="0.92616698199786729" table:formula="of:=[.B551]+([.F$3]*[.B526]/(1+([.B526]^[.H$3])))-[.G$3]*[.B551]" table:style-name="ce1">
            <text:p>0,926166982</text:p>
          </table:table-cell>
          <table:table-cell table:number-columns-repeated="16382"/>
        </table:table-row>
        <table:table-row table:style-name="ro1">
          <table:table-cell office:value-type="float" office:value="525" table:formula="of:=[.A552]+1" table:style-name="ce1">
            <text:p>525</text:p>
          </table:table-cell>
          <table:table-cell office:value-type="float" office:value="0.89447758354802831" table:formula="of:=[.B552]+([.F$3]*[.B527]/(1+([.B527]^[.H$3])))-[.G$3]*[.B552]" table:style-name="ce1">
            <text:p>0,894477584</text:p>
          </table:table-cell>
          <table:table-cell table:number-columns-repeated="16382"/>
        </table:table-row>
        <table:table-row table:style-name="ro1">
          <table:table-cell office:value-type="float" office:value="526" table:formula="of:=[.A553]+1" table:style-name="ce1">
            <text:p>526</text:p>
          </table:table-cell>
          <table:table-cell office:value-type="float" office:value="0.85640664965604429" table:formula="of:=[.B553]+([.F$3]*[.B528]/(1+([.B528]^[.H$3])))-[.G$3]*[.B553]" table:style-name="ce1">
            <text:p>0,85640665</text:p>
          </table:table-cell>
          <table:table-cell table:number-columns-repeated="16382"/>
        </table:table-row>
        <table:table-row table:style-name="ro1">
          <table:table-cell office:value-type="float" office:value="527" table:formula="of:=[.A554]+1" table:style-name="ce1">
            <text:p>527</text:p>
          </table:table-cell>
          <table:table-cell office:value-type="float" office:value="0.81370211687397676" table:formula="of:=[.B554]+([.F$3]*[.B529]/(1+([.B529]^[.H$3])))-[.G$3]*[.B554]" table:style-name="ce1">
            <text:p>0,813702117</text:p>
          </table:table-cell>
          <table:table-cell table:number-columns-repeated="16382"/>
        </table:table-row>
        <table:table-row table:style-name="ro1">
          <table:table-cell office:value-type="float" office:value="528" table:formula="of:=[.A555]+1" table:style-name="ce1">
            <text:p>528</text:p>
          </table:table-cell>
          <table:table-cell office:value-type="float" office:value="0.76835783927210677" table:formula="of:=[.B555]+([.F$3]*[.B530]/(1+([.B530]^[.H$3])))-[.G$3]*[.B555]" table:style-name="ce1">
            <text:p>0,768357839</text:p>
          </table:table-cell>
          <table:table-cell table:number-columns-repeated="16382"/>
        </table:table-row>
        <table:table-row table:style-name="ro1">
          <table:table-cell office:value-type="float" office:value="529" table:formula="of:=[.A556]+1" table:style-name="ce1">
            <text:p>529</text:p>
          </table:table-cell>
          <table:table-cell office:value-type="float" office:value="0.72212951022800043" table:formula="of:=[.B556]+([.F$3]*[.B531]/(1+([.B531]^[.H$3])))-[.G$3]*[.B556]" table:style-name="ce1">
            <text:p>0,72212951</text:p>
          </table:table-cell>
          <table:table-cell table:number-columns-repeated="16382"/>
        </table:table-row>
        <table:table-row table:style-name="ro1">
          <table:table-cell office:value-type="float" office:value="530" table:formula="of:=[.A557]+1" table:style-name="ce1">
            <text:p>530</text:p>
          </table:table-cell>
          <table:table-cell office:value-type="float" office:value="0.67632767884835121" table:formula="of:=[.B557]+([.F$3]*[.B532]/(1+([.B532]^[.H$3])))-[.G$3]*[.B557]" table:style-name="ce1">
            <text:p>0,676327679</text:p>
          </table:table-cell>
          <table:table-cell table:number-columns-repeated="16382"/>
        </table:table-row>
        <table:table-row table:style-name="ro1">
          <table:table-cell office:value-type="float" office:value="531" table:formula="of:=[.A558]+1" table:style-name="ce1">
            <text:p>531</text:p>
          </table:table-cell>
          <table:table-cell office:value-type="float" office:value="0.63181970209831739" table:formula="of:=[.B558]+([.F$3]*[.B533]/(1+([.B533]^[.H$3])))-[.G$3]*[.B558]" table:style-name="ce1">
            <text:p>0,631819702</text:p>
          </table:table-cell>
          <table:table-cell table:number-columns-repeated="16382"/>
        </table:table-row>
        <table:table-row table:style-name="ro1">
          <table:table-cell office:value-type="float" office:value="532" table:formula="of:=[.A559]+1" table:style-name="ce1">
            <text:p>532</text:p>
          </table:table-cell>
          <table:table-cell office:value-type="float" office:value="0.58913910506387468" table:formula="of:=[.B559]+([.F$3]*[.B534]/(1+([.B534]^[.H$3])))-[.G$3]*[.B559]" table:style-name="ce1">
            <text:p>0,589139105</text:p>
          </table:table-cell>
          <table:table-cell table:number-columns-repeated="16382"/>
        </table:table-row>
        <table:table-row table:style-name="ro1">
          <table:table-cell office:value-type="float" office:value="533" table:formula="of:=[.A560]+1" table:style-name="ce1">
            <text:p>533</text:p>
          </table:table-cell>
          <table:table-cell office:value-type="float" office:value="0.54864214289115965" table:formula="of:=[.B560]+([.F$3]*[.B535]/(1+([.B535]^[.H$3])))-[.G$3]*[.B560]" table:style-name="ce1">
            <text:p>0,548642143</text:p>
          </table:table-cell>
          <table:table-cell table:number-columns-repeated="16382"/>
        </table:table-row>
        <table:table-row table:style-name="ro1">
          <table:table-cell office:value-type="float" office:value="534" table:formula="of:=[.A561]+1" table:style-name="ce1">
            <text:p>534</text:p>
          </table:table-cell>
          <table:table-cell office:value-type="float" office:value="0.51069301889689811" table:formula="of:=[.B561]+([.F$3]*[.B536]/(1+([.B536]^[.H$3])))-[.G$3]*[.B561]" table:style-name="ce1">
            <text:p>0,510693019</text:p>
          </table:table-cell>
          <table:table-cell table:number-columns-repeated="16382"/>
        </table:table-row>
        <table:table-row table:style-name="ro1">
          <table:table-cell office:value-type="float" office:value="535" table:formula="of:=[.A562]+1" table:style-name="ce1">
            <text:p>535</text:p>
          </table:table-cell>
          <table:table-cell office:value-type="float" office:value="0.47587842499058086" table:formula="of:=[.B562]+([.F$3]*[.B537]/(1+([.B537]^[.H$3])))-[.G$3]*[.B562]" table:style-name="ce1">
            <text:p>0,475878425</text:p>
          </table:table-cell>
          <table:table-cell table:number-columns-repeated="16382"/>
        </table:table-row>
        <table:table-row table:style-name="ro1">
          <table:table-cell office:value-type="float" office:value="536" table:formula="of:=[.A563]+1" table:style-name="ce1">
            <text:p>536</text:p>
          </table:table-cell>
          <table:table-cell office:value-type="float" office:value="0.44523883376992379" table:formula="of:=[.B563]+([.F$3]*[.B538]/(1+([.B538]^[.H$3])))-[.G$3]*[.B563]" table:style-name="ce1">
            <text:p>0,445238834</text:p>
          </table:table-cell>
          <table:table-cell table:number-columns-repeated="16382"/>
        </table:table-row>
        <table:table-row table:style-name="ro1">
          <table:table-cell office:value-type="float" office:value="537" table:formula="of:=[.A564]+1" table:style-name="ce1">
            <text:p>537</text:p>
          </table:table-cell>
          <table:table-cell office:value-type="float" office:value="0.42044394602076607" table:formula="of:=[.B564]+([.F$3]*[.B539]/(1+([.B539]^[.H$3])))-[.G$3]*[.B564]" table:style-name="ce1">
            <text:p>0,420443946</text:p>
          </table:table-cell>
          <table:table-cell table:number-columns-repeated="16382"/>
        </table:table-row>
        <table:table-row table:style-name="ro1">
          <table:table-cell office:value-type="float" office:value="538" table:formula="of:=[.A565]+1" table:style-name="ce1">
            <text:p>538</text:p>
          </table:table-cell>
          <table:table-cell office:value-type="float" office:value="0.403781243424158" table:formula="of:=[.B565]+([.F$3]*[.B540]/(1+([.B540]^[.H$3])))-[.G$3]*[.B565]" table:style-name="ce1">
            <text:p>0,403781243</text:p>
          </table:table-cell>
          <table:table-cell table:number-columns-repeated="16382"/>
        </table:table-row>
        <table:table-row table:style-name="ro1">
          <table:table-cell office:value-type="float" office:value="539" table:formula="of:=[.A566]+1" table:style-name="ce1">
            <text:p>539</text:p>
          </table:table-cell>
          <table:table-cell office:value-type="float" office:value="0.39782515373257055" table:formula="of:=[.B566]+([.F$3]*[.B541]/(1+([.B541]^[.H$3])))-[.G$3]*[.B566]" table:style-name="ce1">
            <text:p>0,397825154</text:p>
          </table:table-cell>
          <table:table-cell table:number-columns-repeated="16382"/>
        </table:table-row>
        <table:table-row table:style-name="ro1">
          <table:table-cell office:value-type="float" office:value="540" table:formula="of:=[.A567]+1" table:style-name="ce1">
            <text:p>540</text:p>
          </table:table-cell>
          <table:table-cell office:value-type="float" office:value="0.40463997401577118" table:formula="of:=[.B567]+([.F$3]*[.B542]/(1+([.B542]^[.H$3])))-[.G$3]*[.B567]" table:style-name="ce1">
            <text:p>0,404639974</text:p>
          </table:table-cell>
          <table:table-cell table:number-columns-repeated="16382"/>
        </table:table-row>
        <table:table-row table:style-name="ro1">
          <table:table-cell office:value-type="float" office:value="541" table:formula="of:=[.A568]+1" table:style-name="ce1">
            <text:p>541</text:p>
          </table:table-cell>
          <table:table-cell office:value-type="float" office:value="0.42467168563190366" table:formula="of:=[.B568]+([.F$3]*[.B543]/(1+([.B543]^[.H$3])))-[.G$3]*[.B568]" table:style-name="ce1">
            <text:p>0,424671686</text:p>
          </table:table-cell>
          <table:table-cell table:number-columns-repeated="16382"/>
        </table:table-row>
        <table:table-row table:style-name="ro1">
          <table:table-cell office:value-type="float" office:value="542" table:formula="of:=[.A569]+1" table:style-name="ce1">
            <text:p>542</text:p>
          </table:table-cell>
          <table:table-cell office:value-type="float" office:value="0.45614722259046947" table:formula="of:=[.B569]+([.F$3]*[.B544]/(1+([.B544]^[.H$3])))-[.G$3]*[.B569]" table:style-name="ce1">
            <text:p>0,456147223</text:p>
          </table:table-cell>
          <table:table-cell table:number-columns-repeated="16382"/>
        </table:table-row>
        <table:table-row table:style-name="ro1">
          <table:table-cell office:value-type="float" office:value="543" table:formula="of:=[.A570]+1" table:style-name="ce1">
            <text:p>543</text:p>
          </table:table-cell>
          <table:table-cell office:value-type="float" office:value="0.4956633939832229" table:formula="of:=[.B570]+([.F$3]*[.B545]/(1+([.B545]^[.H$3])))-[.G$3]*[.B570]" table:style-name="ce1">
            <text:p>0,495663394</text:p>
          </table:table-cell>
          <table:table-cell table:number-columns-repeated="16382"/>
        </table:table-row>
        <table:table-row table:style-name="ro1">
          <table:table-cell office:value-type="float" office:value="544" table:formula="of:=[.A571]+1" table:style-name="ce1">
            <text:p>544</text:p>
          </table:table-cell>
          <table:table-cell office:value-type="float" office:value="0.53950940461607011" table:formula="of:=[.B571]+([.F$3]*[.B546]/(1+([.B546]^[.H$3])))-[.G$3]*[.B571]" table:style-name="ce1">
            <text:p>0,539509405</text:p>
          </table:table-cell>
          <table:table-cell table:number-columns-repeated="16382"/>
        </table:table-row>
        <table:table-row table:style-name="ro1">
          <table:table-cell office:value-type="float" office:value="545" table:formula="of:=[.A572]+1" table:style-name="ce1">
            <text:p>545</text:p>
          </table:table-cell>
          <table:table-cell office:value-type="float" office:value="0.58476624341824135" table:formula="of:=[.B572]+([.F$3]*[.B547]/(1+([.B547]^[.H$3])))-[.G$3]*[.B572]" table:style-name="ce1">
            <text:p>0,584766243</text:p>
          </table:table-cell>
          <table:table-cell table:number-columns-repeated="16382"/>
        </table:table-row>
        <table:table-row table:style-name="ro1">
          <table:table-cell office:value-type="float" office:value="546" table:formula="of:=[.A573]+1" table:style-name="ce1">
            <text:p>546</text:p>
          </table:table-cell>
          <table:table-cell office:value-type="float" office:value="0.62980409186218111" table:formula="of:=[.B573]+([.F$3]*[.B548]/(1+([.B548]^[.H$3])))-[.G$3]*[.B573]" table:style-name="ce1">
            <text:p>0,629804092</text:p>
          </table:table-cell>
          <table:table-cell table:number-columns-repeated="16382"/>
        </table:table-row>
        <table:table-row table:style-name="ro1">
          <table:table-cell office:value-type="float" office:value="547" table:formula="of:=[.A574]+1" table:style-name="ce1">
            <text:p>547</text:p>
          </table:table-cell>
          <table:table-cell office:value-type="float" office:value="0.67433423734352727" table:formula="of:=[.B574]+([.F$3]*[.B549]/(1+([.B549]^[.H$3])))-[.G$3]*[.B574]" table:style-name="ce1">
            <text:p>0,674334237</text:p>
          </table:table-cell>
          <table:table-cell table:number-columns-repeated="16382"/>
        </table:table-row>
        <table:table-row table:style-name="ro1">
          <table:table-cell office:value-type="float" office:value="548" table:formula="of:=[.A575]+1" table:style-name="ce1">
            <text:p>548</text:p>
          </table:table-cell>
          <table:table-cell office:value-type="float" office:value="0.71920101405201908" table:formula="of:=[.B575]+([.F$3]*[.B550]/(1+([.B550]^[.H$3])))-[.G$3]*[.B575]" table:style-name="ce1">
            <text:p>0,719201014</text:p>
          </table:table-cell>
          <table:table-cell table:number-columns-repeated="16382"/>
        </table:table-row>
        <table:table-row table:style-name="ro1">
          <table:table-cell office:value-type="float" office:value="549" table:formula="of:=[.A576]+1" table:style-name="ce1">
            <text:p>549</text:p>
          </table:table-cell>
          <table:table-cell office:value-type="float" office:value="0.76591410212832278" table:formula="of:=[.B576]+([.F$3]*[.B551]/(1+([.B551]^[.H$3])))-[.G$3]*[.B576]" table:style-name="ce1">
            <text:p>0,765914102</text:p>
          </table:table-cell>
          <table:table-cell table:number-columns-repeated="16382"/>
        </table:table-row>
        <table:table-row table:style-name="ro1">
          <table:table-cell office:value-type="float" office:value="550" table:formula="of:=[.A577]+1" table:style-name="ce1">
            <text:p>550</text:p>
          </table:table-cell>
          <table:table-cell office:value-type="float" office:value="0.81581360795290925" table:formula="of:=[.B577]+([.F$3]*[.B552]/(1+([.B552]^[.H$3])))-[.G$3]*[.B577]" table:style-name="ce1">
            <text:p>0,815813608</text:p>
          </table:table-cell>
          <table:table-cell table:number-columns-repeated="16382"/>
        </table:table-row>
        <table:table-row table:style-name="ro1">
          <table:table-cell office:value-type="float" office:value="551" table:formula="of:=[.A578]+1" table:style-name="ce1">
            <text:p>551</text:p>
          </table:table-cell>
          <table:table-cell office:value-type="float" office:value="0.868956456340509" table:formula="of:=[.B578]+([.F$3]*[.B553]/(1+([.B553]^[.H$3])))-[.G$3]*[.B578]" table:style-name="ce1">
            <text:p>0,868956456</text:p>
          </table:table-cell>
          <table:table-cell table:number-columns-repeated="16382"/>
        </table:table-row>
        <table:table-row table:style-name="ro1">
          <table:table-cell office:value-type="float" office:value="552" table:formula="of:=[.A579]+1" table:style-name="ce1">
            <text:p>552</text:p>
          </table:table-cell>
          <table:table-cell office:value-type="float" office:value="0.92335559504834286" table:formula="of:=[.B579]+([.F$3]*[.B554]/(1+([.B554]^[.H$3])))-[.G$3]*[.B579]" table:style-name="ce1">
            <text:p>0,923355595</text:p>
          </table:table-cell>
          <table:table-cell table:number-columns-repeated="16382"/>
        </table:table-row>
        <table:table-row table:style-name="ro1">
          <table:table-cell office:value-type="float" office:value="553" table:formula="of:=[.A580]+1" table:style-name="ce1">
            <text:p>553</text:p>
          </table:table-cell>
          <table:table-cell office:value-type="float" office:value="0.97538957588597519" table:formula="of:=[.B580]+([.F$3]*[.B555]/(1+([.B555]^[.H$3])))-[.G$3]*[.B580]" table:style-name="ce1">
            <text:p>0,975389576</text:p>
          </table:table-cell>
          <table:table-cell table:number-columns-repeated="16382"/>
        </table:table-row>
        <table:table-row table:style-name="ro1">
          <table:table-cell office:value-type="float" office:value="554" table:formula="of:=[.A581]+1" table:style-name="ce1">
            <text:p>554</text:p>
          </table:table-cell>
          <table:table-cell office:value-type="float" office:value="1.0212385242877495" table:formula="of:=[.B581]+([.F$3]*[.B556]/(1+([.B556]^[.H$3])))-[.G$3]*[.B581]" table:style-name="ce1">
            <text:p>1,021238524</text:p>
          </table:table-cell>
          <table:table-cell table:number-columns-repeated="16382"/>
        </table:table-row>
        <table:table-row table:style-name="ro1">
          <table:table-cell office:value-type="float" office:value="555" table:formula="of:=[.A582]+1" table:style-name="ce1">
            <text:p>555</text:p>
          </table:table-cell>
          <table:table-cell office:value-type="float" office:value="1.0581781158134889" table:formula="of:=[.B582]+([.F$3]*[.B557]/(1+([.B557]^[.H$3])))-[.G$3]*[.B582]" table:style-name="ce1">
            <text:p>1,058178116</text:p>
          </table:table-cell>
          <table:table-cell table:number-columns-repeated="16382"/>
        </table:table-row>
        <table:table-row table:style-name="ro1">
          <table:table-cell office:value-type="float" office:value="556" table:formula="of:=[.A583]+1" table:style-name="ce1">
            <text:p>556</text:p>
          </table:table-cell>
          <table:table-cell office:value-type="float" office:value="1.0849703298097386" table:formula="of:=[.B583]+([.F$3]*[.B558]/(1+([.B558]^[.H$3])))-[.G$3]*[.B583]" table:style-name="ce1">
            <text:p>1,08497033</text:p>
          </table:table-cell>
          <table:table-cell table:number-columns-repeated="16382"/>
        </table:table-row>
        <table:table-row table:style-name="ro1">
          <table:table-cell office:value-type="float" office:value="557" table:formula="of:=[.A584]+1" table:style-name="ce1">
            <text:p>557</text:p>
          </table:table-cell>
          <table:table-cell office:value-type="float" office:value="1.1015690765127855" table:formula="of:=[.B584]+([.F$3]*[.B559]/(1+([.B559]^[.H$3])))-[.G$3]*[.B584]" table:style-name="ce1">
            <text:p>1,101569077</text:p>
          </table:table-cell>
          <table:table-cell table:number-columns-repeated="16382"/>
        </table:table-row>
        <table:table-row table:style-name="ro1">
          <table:table-cell office:value-type="float" office:value="558" table:formula="of:=[.A585]+1" table:style-name="ce1">
            <text:p>558</text:p>
          </table:table-cell>
          <table:table-cell office:value-type="float" office:value="1.1086494567406566" table:formula="of:=[.B585]+([.F$3]*[.B560]/(1+([.B560]^[.H$3])))-[.G$3]*[.B585]" table:style-name="ce1">
            <text:p>1,108649457</text:p>
          </table:table-cell>
          <table:table-cell table:number-columns-repeated="16382"/>
        </table:table-row>
        <table:table-row table:style-name="ro1">
          <table:table-cell office:value-type="float" office:value="559" table:formula="of:=[.A586]+1" table:style-name="ce1">
            <text:p>559</text:p>
          </table:table-cell>
          <table:table-cell office:value-type="float" office:value="1.1072424572919555" table:formula="of:=[.B586]+([.F$3]*[.B561]/(1+([.B561]^[.H$3])))-[.G$3]*[.B586]" table:style-name="ce1">
            <text:p>1,107242457</text:p>
          </table:table-cell>
          <table:table-cell table:number-columns-repeated="16382"/>
        </table:table-row>
        <table:table-row table:style-name="ro1">
          <table:table-cell office:value-type="float" office:value="560" table:formula="of:=[.A587]+1" table:style-name="ce1">
            <text:p>560</text:p>
          </table:table-cell>
          <table:table-cell office:value-type="float" office:value="1.0985337132649291" table:formula="of:=[.B587]+([.F$3]*[.B562]/(1+([.B562]^[.H$3])))-[.G$3]*[.B587]" table:style-name="ce1">
            <text:p>1,098533713</text:p>
          </table:table-cell>
          <table:table-cell table:number-columns-repeated="16382"/>
        </table:table-row>
        <table:table-row table:style-name="ro1">
          <table:table-cell office:value-type="float" office:value="561" table:formula="of:=[.A588]+1" table:style-name="ce1">
            <text:p>561</text:p>
          </table:table-cell>
          <table:table-cell office:value-type="float" office:value="1.0837993733283857" table:formula="of:=[.B588]+([.F$3]*[.B563]/(1+([.B563]^[.H$3])))-[.G$3]*[.B588]" table:style-name="ce1">
            <text:p>1,083799373</text:p>
          </table:table-cell>
          <table:table-cell table:number-columns-repeated="16382"/>
        </table:table-row>
        <table:table-row table:style-name="ro1">
          <table:table-cell office:value-type="float" office:value="562" table:formula="of:=[.A589]+1" table:style-name="ce1">
            <text:p>562</text:p>
          </table:table-cell>
          <table:table-cell office:value-type="float" office:value="1.0644399493640151" table:formula="of:=[.B589]+([.F$3]*[.B564]/(1+([.B564]^[.H$3])))-[.G$3]*[.B589]" table:style-name="ce1">
            <text:p>1,064439949</text:p>
          </table:table-cell>
          <table:table-cell table:number-columns-repeated="16382"/>
        </table:table-row>
        <table:table-row table:style-name="ro1">
          <table:table-cell office:value-type="float" office:value="563" table:formula="of:=[.A590]+1" table:style-name="ce1">
            <text:p>563</text:p>
          </table:table-cell>
          <table:table-cell office:value-type="float" office:value="1.042070231066901" table:formula="of:=[.B590]+([.F$3]*[.B565]/(1+([.B565]^[.H$3])))-[.G$3]*[.B590]" table:style-name="ce1">
            <text:p>1,042070231</text:p>
          </table:table-cell>
          <table:table-cell table:number-columns-repeated="16382"/>
        </table:table-row>
        <table:table-row table:style-name="ro1">
          <table:table-cell office:value-type="float" office:value="564" table:formula="of:=[.A591]+1" table:style-name="ce1">
            <text:p>564</text:p>
          </table:table-cell>
          <table:table-cell office:value-type="float" office:value="1.018610154405502" table:formula="of:=[.B591]+([.F$3]*[.B566]/(1+([.B566]^[.H$3])))-[.G$3]*[.B591]" table:style-name="ce1">
            <text:p>1,018610154</text:p>
          </table:table-cell>
          <table:table-cell table:number-columns-repeated="16382"/>
        </table:table-row>
        <table:table-row table:style-name="ro1">
          <table:table-cell office:value-type="float" office:value="565" table:formula="of:=[.A592]+1" table:style-name="ce1">
            <text:p>565</text:p>
          </table:table-cell>
          <table:table-cell office:value-type="float" office:value="0.99630627017684015" table:formula="of:=[.B592]+([.F$3]*[.B567]/(1+([.B567]^[.H$3])))-[.G$3]*[.B592]" table:style-name="ce1">
            <text:p>0,99630627</text:p>
          </table:table-cell>
          <table:table-cell table:number-columns-repeated="16382"/>
        </table:table-row>
        <table:table-row table:style-name="ro1">
          <table:table-cell office:value-type="float" office:value="566" table:formula="of:=[.A593]+1" table:style-name="ce1">
            <text:p>566</text:p>
          </table:table-cell>
          <table:table-cell office:value-type="float" office:value="0.97759411580136202" table:formula="of:=[.B593]+([.F$3]*[.B568]/(1+([.B568]^[.H$3])))-[.G$3]*[.B593]" table:style-name="ce1">
            <text:p>0,977594116</text:p>
          </table:table-cell>
          <table:table-cell table:number-columns-repeated="16382"/>
        </table:table-row>
        <table:table-row table:style-name="ro1">
          <table:table-cell office:value-type="float" office:value="567" table:formula="of:=[.A594]+1" table:style-name="ce1">
            <text:p>567</text:p>
          </table:table-cell>
          <table:table-cell office:value-type="float" office:value="0.96475284065749578" table:formula="of:=[.B594]+([.F$3]*[.B569]/(1+([.B569]^[.H$3])))-[.G$3]*[.B594]" table:style-name="ce1">
            <text:p>0,964752841</text:p>
          </table:table-cell>
          <table:table-cell table:number-columns-repeated="16382"/>
        </table:table-row>
        <table:table-row table:style-name="ro1">
          <table:table-cell office:value-type="float" office:value="568" table:formula="of:=[.A595]+1" table:style-name="ce1">
            <text:p>568</text:p>
          </table:table-cell>
          <table:table-cell office:value-type="float" office:value="0.95947143666425883" table:formula="of:=[.B595]+([.F$3]*[.B570]/(1+([.B570]^[.H$3])))-[.G$3]*[.B595]" table:style-name="ce1">
            <text:p>0,959471437</text:p>
          </table:table-cell>
          <table:table-cell table:number-columns-repeated="16382"/>
        </table:table-row>
        <table:table-row table:style-name="ro1">
          <table:table-cell office:value-type="float" office:value="569" table:formula="of:=[.A596]+1" table:style-name="ce1">
            <text:p>569</text:p>
          </table:table-cell>
          <table:table-cell office:value-type="float" office:value="0.96256831811915577" table:formula="of:=[.B596]+([.F$3]*[.B571]/(1+([.B571]^[.H$3])))-[.G$3]*[.B596]" table:style-name="ce1">
            <text:p>0,962568318</text:p>
          </table:table-cell>
          <table:table-cell table:number-columns-repeated="16382"/>
        </table:table-row>
        <table:table-row table:style-name="ro1">
          <table:table-cell office:value-type="float" office:value="570" table:formula="of:=[.A597]+1" table:style-name="ce1">
            <text:p>570</text:p>
          </table:table-cell>
          <table:table-cell office:value-type="float" office:value="0.97398840334274006" table:formula="of:=[.B597]+([.F$3]*[.B572]/(1+([.B572]^[.H$3])))-[.G$3]*[.B597]" table:style-name="ce1">
            <text:p>0,973988403</text:p>
          </table:table-cell>
          <table:table-cell table:number-columns-repeated="16382"/>
        </table:table-row>
        <table:table-row table:style-name="ro1">
          <table:table-cell office:value-type="float" office:value="571" table:formula="of:=[.A598]+1" table:style-name="ce1">
            <text:p>571</text:p>
          </table:table-cell>
          <table:table-cell office:value-type="float" office:value="0.99299854789743502" table:formula="of:=[.B598]+([.F$3]*[.B573]/(1+([.B573]^[.H$3])))-[.G$3]*[.B598]" table:style-name="ce1">
            <text:p>0,992998548</text:p>
          </table:table-cell>
          <table:table-cell table:number-columns-repeated="16382"/>
        </table:table-row>
        <table:table-row table:style-name="ro1">
          <table:table-cell office:value-type="float" office:value="572" table:formula="of:=[.A599]+1" table:style-name="ce1">
            <text:p>572</text:p>
          </table:table-cell>
          <table:table-cell office:value-type="float" office:value="1.0184347632048583" table:formula="of:=[.B599]+([.F$3]*[.B574]/(1+([.B574]^[.H$3])))-[.G$3]*[.B599]" table:style-name="ce1">
            <text:p>1,018434763</text:p>
          </table:table-cell>
          <table:table-cell table:number-columns-repeated="16382"/>
        </table:table-row>
        <table:table-row table:style-name="ro1">
          <table:table-cell office:value-type="float" office:value="573" table:formula="of:=[.A600]+1" table:style-name="ce1">
            <text:p>573</text:p>
          </table:table-cell>
          <table:table-cell office:value-type="float" office:value="1.0488859945291573" table:formula="of:=[.B600]+([.F$3]*[.B575]/(1+([.B575]^[.H$3])))-[.G$3]*[.B600]" table:style-name="ce1">
            <text:p>1,048885995</text:p>
          </table:table-cell>
          <table:table-cell table:number-columns-repeated="16382"/>
        </table:table-row>
        <table:table-row table:style-name="ro1">
          <table:table-cell office:value-type="float" office:value="574" table:formula="of:=[.A601]+1" table:style-name="ce1">
            <text:p>574</text:p>
          </table:table-cell>
          <table:table-cell office:value-type="float" office:value="1.0827019683124366" table:formula="of:=[.B601]+([.F$3]*[.B576]/(1+([.B576]^[.H$3])))-[.G$3]*[.B601]" table:style-name="ce1">
            <text:p>1,082701968</text:p>
          </table:table-cell>
          <table:table-cell table:number-columns-repeated="16382"/>
        </table:table-row>
        <table:table-row table:style-name="ro1">
          <table:table-cell office:value-type="float" office:value="575" table:formula="of:=[.A602]+1" table:style-name="ce1">
            <text:p>575</text:p>
          </table:table-cell>
          <table:table-cell office:value-type="float" office:value="1.1176641608338764" table:formula="of:=[.B602]+([.F$3]*[.B577]/(1+([.B577]^[.H$3])))-[.G$3]*[.B602]" table:style-name="ce1">
            <text:p>1,117664161</text:p>
          </table:table-cell>
          <table:table-cell table:number-columns-repeated="16382"/>
        </table:table-row>
        <table:table-row table:style-name="ro1">
          <table:table-cell office:value-type="float" office:value="576" table:formula="of:=[.A603]+1" table:style-name="ce1">
            <text:p>576</text:p>
          </table:table-cell>
          <table:table-cell office:value-type="float" office:value="1.1502142007547498" table:formula="of:=[.B603]+([.F$3]*[.B578]/(1+([.B578]^[.H$3])))-[.G$3]*[.B603]" table:style-name="ce1">
            <text:p>1,150214201</text:p>
          </table:table-cell>
          <table:table-cell table:number-columns-repeated="16382"/>
        </table:table-row>
        <table:table-row table:style-name="ro1">
          <table:table-cell office:value-type="float" office:value="577" table:formula="of:=[.A604]+1" table:style-name="ce1">
            <text:p>577</text:p>
          </table:table-cell>
          <table:table-cell office:value-type="float" office:value="1.1747326595168532" table:formula="of:=[.B604]+([.F$3]*[.B579]/(1+([.B579]^[.H$3])))-[.G$3]*[.B604]" table:style-name="ce1">
            <text:p>1,17473266</text:p>
          </table:table-cell>
          <table:table-cell table:number-columns-repeated="16382"/>
        </table:table-row>
        <table:table-row table:style-name="ro1">
          <table:table-cell office:value-type="float" office:value="578" table:formula="of:=[.A605]+1" table:style-name="ce1">
            <text:p>578</text:p>
          </table:table-cell>
          <table:table-cell office:value-type="float" office:value="1.1845753342393317" table:formula="of:=[.B605]+([.F$3]*[.B580]/(1+([.B580]^[.H$3])))-[.G$3]*[.B605]" table:style-name="ce1">
            <text:p>1,184575334</text:p>
          </table:table-cell>
          <table:table-cell table:number-columns-repeated="16382"/>
        </table:table-row>
        <table:table-row table:style-name="ro1">
          <table:table-cell office:value-type="float" office:value="579" table:formula="of:=[.A606]+1" table:style-name="ce1">
            <text:p>579</text:p>
          </table:table-cell>
          <table:table-cell office:value-type="float" office:value="1.1757468009976582" table:formula="of:=[.B606]+([.F$3]*[.B581]/(1+([.B581]^[.H$3])))-[.G$3]*[.B606]" table:style-name="ce1">
            <text:p>1,175746801</text:p>
          </table:table-cell>
          <table:table-cell table:number-columns-repeated="16382"/>
        </table:table-row>
        <table:table-row table:style-name="ro1">
          <table:table-cell office:value-type="float" office:value="580" table:formula="of:=[.A607]+1" table:style-name="ce1">
            <text:p>580</text:p>
          </table:table-cell>
          <table:table-cell office:value-type="float" office:value="1.1496040566703645" table:formula="of:=[.B607]+([.F$3]*[.B582]/(1+([.B582]^[.H$3])))-[.G$3]*[.B607]" table:style-name="ce1">
            <text:p>1,149604057</text:p>
          </table:table-cell>
          <table:table-cell table:number-columns-repeated="16382"/>
        </table:table-row>
        <table:table-row table:style-name="ro1">
          <table:table-cell office:value-type="float" office:value="581" table:formula="of:=[.A608]+1" table:style-name="ce1">
            <text:p>581</text:p>
          </table:table-cell>
          <table:table-cell office:value-type="float" office:value="1.1113147706039763" table:formula="of:=[.B608]+([.F$3]*[.B583]/(1+([.B583]^[.H$3])))-[.G$3]*[.B608]" table:style-name="ce1">
            <text:p>1,111314771</text:p>
          </table:table-cell>
          <table:table-cell table:number-columns-repeated="16382"/>
        </table:table-row>
        <table:table-row table:style-name="ro1">
          <table:table-cell office:value-type="float" office:value="582" table:formula="of:=[.A609]+1" table:style-name="ce1">
            <text:p>582</text:p>
          </table:table-cell>
          <table:table-cell office:value-type="float" office:value="1.0667384339604387" table:formula="of:=[.B609]+([.F$3]*[.B584]/(1+([.B584]^[.H$3])))-[.G$3]*[.B609]" table:style-name="ce1">
            <text:p>1,066738434</text:p>
          </table:table-cell>
          <table:table-cell table:number-columns-repeated="16382"/>
        </table:table-row>
        <table:table-row table:style-name="ro1">
          <table:table-cell office:value-type="float" office:value="583" table:formula="of:=[.A610]+1" table:style-name="ce1">
            <text:p>583</text:p>
          </table:table-cell>
          <table:table-cell office:value-type="float" office:value="1.0207407398764097" table:formula="of:=[.B610]+([.F$3]*[.B585]/(1+([.B585]^[.H$3])))-[.G$3]*[.B610]" table:style-name="ce1">
            <text:p>1,02074074</text:p>
          </table:table-cell>
          <table:table-cell table:number-columns-repeated="16382"/>
        </table:table-row>
        <table:table-row table:style-name="ro1">
          <table:table-cell office:value-type="float" office:value="584" table:formula="of:=[.A611]+1" table:style-name="ce1">
            <text:p>584</text:p>
          </table:table-cell>
          <table:table-cell office:value-type="float" office:value="0.97693901038358566" table:formula="of:=[.B611]+([.F$3]*[.B586]/(1+([.B586]^[.H$3])))-[.G$3]*[.B611]" table:style-name="ce1">
            <text:p>0,97693901</text:p>
          </table:table-cell>
          <table:table-cell table:number-columns-repeated="16382"/>
        </table:table-row>
        <table:table-row table:style-name="ro1">
          <table:table-cell office:value-type="float" office:value="585" table:formula="of:=[.A612]+1" table:style-name="ce1">
            <text:p>585</text:p>
          </table:table-cell>
          <table:table-cell office:value-type="float" office:value="0.93798997613103641" table:formula="of:=[.B612]+([.F$3]*[.B587]/(1+([.B587]^[.H$3])))-[.G$3]*[.B612]" table:style-name="ce1">
            <text:p>0,937989976</text:p>
          </table:table-cell>
          <table:table-cell table:number-columns-repeated="16382"/>
        </table:table-row>
        <table:table-row table:style-name="ro1">
          <table:table-cell office:value-type="float" office:value="586" table:formula="of:=[.A613]+1" table:style-name="ce1">
            <text:p>586</text:p>
          </table:table-cell>
          <table:table-cell office:value-type="float" office:value="0.90591719516738556" table:formula="of:=[.B613]+([.F$3]*[.B588]/(1+([.B588]^[.H$3])))-[.G$3]*[.B613]" table:style-name="ce1">
            <text:p>0,905917195</text:p>
          </table:table-cell>
          <table:table-cell table:number-columns-repeated="16382"/>
        </table:table-row>
        <table:table-row table:style-name="ro1">
          <table:table-cell office:value-type="float" office:value="587" table:formula="of:=[.A614]+1" table:style-name="ce1">
            <text:p>587</text:p>
          </table:table-cell>
          <table:table-cell office:value-type="float" office:value="0.88230753929552042" table:formula="of:=[.B614]+([.F$3]*[.B589]/(1+([.B589]^[.H$3])))-[.G$3]*[.B614]" table:style-name="ce1">
            <text:p>0,882307539</text:p>
          </table:table-cell>
          <table:table-cell table:number-columns-repeated="16382"/>
        </table:table-row>
        <table:table-row table:style-name="ro1">
          <table:table-cell office:value-type="float" office:value="588" table:formula="of:=[.A615]+1" table:style-name="ce1">
            <text:p>588</text:p>
          </table:table-cell>
          <table:table-cell office:value-type="float" office:value="0.86832390602570131" table:formula="of:=[.B615]+([.F$3]*[.B590]/(1+([.B590]^[.H$3])))-[.G$3]*[.B615]" table:style-name="ce1">
            <text:p>0,868323906</text:p>
          </table:table-cell>
          <table:table-cell table:number-columns-repeated="16382"/>
        </table:table-row>
        <table:table-row table:style-name="ro1">
          <table:table-cell office:value-type="float" office:value="589" table:formula="of:=[.A616]+1" table:style-name="ce1">
            <text:p>589</text:p>
          </table:table-cell>
          <table:table-cell office:value-type="float" office:value="0.86452581108229354" table:formula="of:=[.B616]+([.F$3]*[.B591]/(1+([.B591]^[.H$3])))-[.G$3]*[.B616]" table:style-name="ce1">
            <text:p>0,864525811</text:p>
          </table:table-cell>
          <table:table-cell table:number-columns-repeated="16382"/>
        </table:table-row>
        <table:table-row table:style-name="ro1">
          <table:table-cell office:value-type="float" office:value="590" table:formula="of:=[.A617]+1" table:style-name="ce1">
            <text:p>590</text:p>
          </table:table-cell>
          <table:table-cell office:value-type="float" office:value="0.87056963401097887" table:formula="of:=[.B617]+([.F$3]*[.B592]/(1+([.B592]^[.H$3])))-[.G$3]*[.B617]" table:style-name="ce1">
            <text:p>0,870569634</text:p>
          </table:table-cell>
          <table:table-cell table:number-columns-repeated="16382"/>
        </table:table-row>
        <table:table-row table:style-name="ro1">
          <table:table-cell office:value-type="float" office:value="591" table:formula="of:=[.A618]+1" table:style-name="ce1">
            <text:p>591</text:p>
          </table:table-cell>
          <table:table-cell office:value-type="float" office:value="0.88498653707898678" table:formula="of:=[.B618]+([.F$3]*[.B593]/(1+([.B593]^[.H$3])))-[.G$3]*[.B618]" table:style-name="ce1">
            <text:p>0,884986537</text:p>
          </table:table-cell>
          <table:table-cell table:number-columns-repeated="16382"/>
        </table:table-row>
        <table:table-row table:style-name="ro1">
          <table:table-cell office:value-type="float" office:value="592" table:formula="of:=[.A619]+1" table:style-name="ce1">
            <text:p>592</text:p>
          </table:table-cell>
          <table:table-cell office:value-type="float" office:value="0.9052766264207186" table:formula="of:=[.B619]+([.F$3]*[.B594]/(1+([.B594]^[.H$3])))-[.G$3]*[.B619]" table:style-name="ce1">
            <text:p>0,905276626</text:p>
          </table:table-cell>
          <table:table-cell table:number-columns-repeated="16382"/>
        </table:table-row>
        <table:table-row table:style-name="ro1">
          <table:table-cell office:value-type="float" office:value="593" table:formula="of:=[.A620]+1" table:style-name="ce1">
            <text:p>593</text:p>
          </table:table-cell>
          <table:table-cell office:value-type="float" office:value="0.92835015235466467" table:formula="of:=[.B620]+([.F$3]*[.B595]/(1+([.B595]^[.H$3])))-[.G$3]*[.B620]" table:style-name="ce1">
            <text:p>0,928350152</text:p>
          </table:table-cell>
          <table:table-cell table:number-columns-repeated="16382"/>
        </table:table-row>
        <table:table-row table:style-name="ro1">
          <table:table-cell office:value-type="float" office:value="594" table:formula="of:=[.A621]+1" table:style-name="ce1">
            <text:p>594</text:p>
          </table:table-cell>
          <table:table-cell office:value-type="float" office:value="0.95103190677245664" table:formula="of:=[.B621]+([.F$3]*[.B596]/(1+([.B596]^[.H$3])))-[.G$3]*[.B621]" table:style-name="ce1">
            <text:p>0,951031907</text:p>
          </table:table-cell>
          <table:table-cell table:number-columns-repeated="16382"/>
        </table:table-row>
        <table:table-row table:style-name="ro1">
          <table:table-cell office:value-type="float" office:value="595" table:formula="of:=[.A622]+1" table:style-name="ce1">
            <text:p>595</text:p>
          </table:table-cell>
          <table:table-cell office:value-type="float" office:value="0.97032715028696459" table:formula="of:=[.B622]+([.F$3]*[.B597]/(1+([.B597]^[.H$3])))-[.G$3]*[.B622]" table:style-name="ce1">
            <text:p>0,97032715</text:p>
          </table:table-cell>
          <table:table-cell table:number-columns-repeated="16382"/>
        </table:table-row>
        <table:table-row table:style-name="ro1">
          <table:table-cell office:value-type="float" office:value="596" table:formula="of:=[.A623]+1" table:style-name="ce1">
            <text:p>596</text:p>
          </table:table-cell>
          <table:table-cell office:value-type="float" office:value="0.98345465195031601" table:formula="of:=[.B623]+([.F$3]*[.B598]/(1+([.B598]^[.H$3])))-[.G$3]*[.B623]" table:style-name="ce1">
            <text:p>0,983454652</text:p>
          </table:table-cell>
          <table:table-cell table:number-columns-repeated="16382"/>
        </table:table-row>
        <table:table-row table:style-name="ro1">
          <table:table-cell office:value-type="float" office:value="597" table:formula="of:=[.A624]+1" table:style-name="ce1">
            <text:p>597</text:p>
          </table:table-cell>
          <table:table-cell office:value-type="float" office:value="0.98789604943975007" table:formula="of:=[.B624]+([.F$3]*[.B599]/(1+([.B599]^[.H$3])))-[.G$3]*[.B624]" table:style-name="ce1">
            <text:p>0,987896049</text:p>
          </table:table-cell>
          <table:table-cell table:number-columns-repeated="16382"/>
        </table:table-row>
        <table:table-row table:style-name="ro1">
          <table:table-cell office:value-type="float" office:value="598" table:formula="of:=[.A625]+1" table:style-name="ce1">
            <text:p>598</text:p>
          </table:table-cell>
          <table:table-cell office:value-type="float" office:value="0.9816738756399993" table:formula="of:=[.B625]+([.F$3]*[.B600]/(1+([.B600]^[.H$3])))-[.G$3]*[.B625]" table:style-name="ce1">
            <text:p>0,981673876</text:p>
          </table:table-cell>
          <table:table-cell table:number-columns-repeated="16382"/>
        </table:table-row>
        <table:table-row table:style-name="ro1">
          <table:table-cell office:value-type="float" office:value="599" table:formula="of:=[.A626]+1" table:style-name="ce1">
            <text:p>599</text:p>
          </table:table-cell>
          <table:table-cell office:value-type="float" office:value="0.96382872982673273" table:formula="of:=[.B626]+([.F$3]*[.B601]/(1+([.B601]^[.H$3])))-[.G$3]*[.B626]" table:style-name="ce1">
            <text:p>0,96382873</text:p>
          </table:table-cell>
          <table:table-cell table:number-columns-repeated="16382"/>
        </table:table-row>
        <table:table-row table:style-name="ro1">
          <table:table-cell office:value-type="float" office:value="600" table:formula="of:=[.A627]+1" table:style-name="ce1">
            <text:p>600</text:p>
          </table:table-cell>
          <table:table-cell office:value-type="float" office:value="0.93482941048727519" table:formula="of:=[.B627]+([.F$3]*[.B602]/(1+([.B602]^[.H$3])))-[.G$3]*[.B627]" table:style-name="ce1">
            <text:p>0,93482941</text:p>
          </table:table-cell>
          <table:table-cell table:number-columns-repeated="16382"/>
        </table:table-row>
        <table:table-row table:style-name="ro1">
          <table:table-cell office:value-type="float" office:value="601" table:formula="of:=[.A628]+1" table:style-name="ce1">
            <text:p>601</text:p>
          </table:table-cell>
          <table:table-cell office:value-type="float" office:value="0.89665340555154227" table:formula="of:=[.B628]+([.F$3]*[.B603]/(1+([.B603]^[.H$3])))-[.G$3]*[.B628]" table:style-name="ce1">
            <text:p>0,896653406</text:p>
          </table:table-cell>
          <table:table-cell table:number-columns-repeated="16382"/>
        </table:table-row>
        <table:table-row table:style-name="ro1">
          <table:table-cell office:value-type="float" office:value="602" table:formula="of:=[.A629]+1" table:style-name="ce1">
            <text:p>602</text:p>
          </table:table-cell>
          <table:table-cell office:value-type="float" office:value="0.85251316220900586" table:formula="of:=[.B629]+([.F$3]*[.B604]/(1+([.B604]^[.H$3])))-[.G$3]*[.B629]" table:style-name="ce1">
            <text:p>0,852513162</text:p>
          </table:table-cell>
          <table:table-cell table:number-columns-repeated="16382"/>
        </table:table-row>
        <table:table-row table:style-name="ro1">
          <table:table-cell office:value-type="float" office:value="603" table:formula="of:=[.A630]+1" table:style-name="ce1">
            <text:p>603</text:p>
          </table:table-cell>
          <table:table-cell office:value-type="float" office:value="0.80638802207218352" table:formula="of:=[.B630]+([.F$3]*[.B605]/(1+([.B605]^[.H$3])))-[.G$3]*[.B630]" table:style-name="ce1">
            <text:p>0,806388022</text:p>
          </table:table-cell>
          <table:table-cell table:number-columns-repeated="16382"/>
        </table:table-row>
        <table:table-row table:style-name="ro1">
          <table:table-cell office:value-type="float" office:value="604" table:formula="of:=[.A631]+1" table:style-name="ce1">
            <text:p>604</text:p>
          </table:table-cell>
          <table:table-cell office:value-type="float" office:value="0.76253527357257034" table:formula="of:=[.B631]+([.F$3]*[.B606]/(1+([.B606]^[.H$3])))-[.G$3]*[.B631]" table:style-name="ce1">
            <text:p>0,762535274</text:p>
          </table:table-cell>
          <table:table-cell table:number-columns-repeated="16382"/>
        </table:table-row>
        <table:table-row table:style-name="ro1">
          <table:table-cell office:value-type="float" office:value="605" table:formula="of:=[.A632]+1" table:style-name="ce1">
            <text:p>605</text:p>
          </table:table-cell>
          <table:table-cell office:value-type="float" office:value="0.72516086395412227" table:formula="of:=[.B632]+([.F$3]*[.B607]/(1+([.B607]^[.H$3])))-[.G$3]*[.B632]" table:style-name="ce1">
            <text:p>0,725160864</text:p>
          </table:table-cell>
          <table:table-cell table:number-columns-repeated="16382"/>
        </table:table-row>
        <table:table-row table:style-name="ro1">
          <table:table-cell office:value-type="float" office:value="606" table:formula="of:=[.A633]+1" table:style-name="ce1">
            <text:p>606</text:p>
          </table:table-cell>
          <table:table-cell office:value-type="float" office:value="0.69833968648369626" table:formula="of:=[.B633]+([.F$3]*[.B608]/(1+([.B608]^[.H$3])))-[.G$3]*[.B633]" table:style-name="ce1">
            <text:p>0,698339686</text:p>
          </table:table-cell>
          <table:table-cell table:number-columns-repeated="16382"/>
        </table:table-row>
        <table:table-row table:style-name="ro1">
          <table:table-cell office:value-type="float" office:value="607" table:formula="of:=[.A634]+1" table:style-name="ce1">
            <text:p>607</text:p>
          </table:table-cell>
          <table:table-cell office:value-type="float" office:value="0.68589006478726411" table:formula="of:=[.B634]+([.F$3]*[.B609]/(1+([.B609]^[.H$3])))-[.G$3]*[.B634]" table:style-name="ce1">
            <text:p>0,685890065</text:p>
          </table:table-cell>
          <table:table-cell table:number-columns-repeated="16382"/>
        </table:table-row>
        <table:table-row table:style-name="ro1">
          <table:table-cell office:value-type="float" office:value="608" table:formula="of:=[.A635]+1" table:style-name="ce1">
            <text:p>608</text:p>
          </table:table-cell>
          <table:table-cell office:value-type="float" office:value="0.69066672064102885" table:formula="of:=[.B635]+([.F$3]*[.B610]/(1+([.B610]^[.H$3])))-[.G$3]*[.B635]" table:style-name="ce1">
            <text:p>0,690666721</text:p>
          </table:table-cell>
          <table:table-cell table:number-columns-repeated="16382"/>
        </table:table-row>
        <table:table-row table:style-name="ro1">
          <table:table-cell office:value-type="float" office:value="609" table:formula="of:=[.A636]+1" table:style-name="ce1">
            <text:p>609</text:p>
          </table:table-cell>
          <table:table-cell office:value-type="float" office:value="0.71323358388389124" table:formula="of:=[.B636]+([.F$3]*[.B611]/(1+([.B611]^[.H$3])))-[.G$3]*[.B636]" table:style-name="ce1">
            <text:p>0,713233584</text:p>
          </table:table-cell>
          <table:table-cell table:number-columns-repeated="16382"/>
        </table:table-row>
        <table:table-row table:style-name="ro1">
          <table:table-cell office:value-type="float" office:value="610" table:formula="of:=[.A637]+1" table:style-name="ce1">
            <text:p>610</text:p>
          </table:table-cell>
          <table:table-cell office:value-type="float" office:value="0.7509492186576382" table:formula="of:=[.B637]+([.F$3]*[.B612]/(1+([.B612]^[.H$3])))-[.G$3]*[.B637]" table:style-name="ce1">
            <text:p>0,750949219</text:p>
          </table:table-cell>
          <table:table-cell table:number-columns-repeated="16382"/>
        </table:table-row>
        <table:table-row table:style-name="ro1">
          <table:table-cell office:value-type="float" office:value="611" table:formula="of:=[.A638]+1" table:style-name="ce1">
            <text:p>611</text:p>
          </table:table-cell>
          <table:table-cell office:value-type="float" office:value="0.79869152526634801" table:formula="of:=[.B638]+([.F$3]*[.B613]/(1+([.B613]^[.H$3])))-[.G$3]*[.B638]" table:style-name="ce1">
            <text:p>0,798691525</text:p>
          </table:table-cell>
          <table:table-cell table:number-columns-repeated="16382"/>
        </table:table-row>
        <table:table-row table:style-name="ro1">
          <table:table-cell office:value-type="float" office:value="612" table:formula="of:=[.A639]+1" table:style-name="ce1">
            <text:p>612</text:p>
          </table:table-cell>
          <table:table-cell office:value-type="float" office:value="0.85085206386146051" table:formula="of:=[.B639]+([.F$3]*[.B614]/(1+([.B614]^[.H$3])))-[.G$3]*[.B639]" table:style-name="ce1">
            <text:p>0,850852064</text:p>
          </table:table-cell>
          <table:table-cell table:number-columns-repeated="16382"/>
        </table:table-row>
        <table:table-row table:style-name="ro1">
          <table:table-cell office:value-type="float" office:value="613" table:formula="of:=[.A640]+1" table:style-name="ce1">
            <text:p>613</text:p>
          </table:table-cell>
          <table:table-cell office:value-type="float" office:value="0.90299587637511647" table:formula="of:=[.B640]+([.F$3]*[.B615]/(1+([.B615]^[.H$3])))-[.G$3]*[.B640]" table:style-name="ce1">
            <text:p>0,902995876</text:p>
          </table:table-cell>
          <table:table-cell table:number-columns-repeated="16382"/>
        </table:table-row>
        <table:table-row table:style-name="ro1">
          <table:table-cell office:value-type="float" office:value="614" table:formula="of:=[.A641]+1" table:style-name="ce1">
            <text:p>614</text:p>
          </table:table-cell>
          <table:table-cell office:value-type="float" office:value="0.95233426795866172" table:formula="of:=[.B641]+([.F$3]*[.B616]/(1+([.B616]^[.H$3])))-[.G$3]*[.B641]" table:style-name="ce1">
            <text:p>0,952334268</text:p>
          </table:table-cell>
          <table:table-cell table:number-columns-repeated="16382"/>
        </table:table-row>
        <table:table-row table:style-name="ro1">
          <table:table-cell office:value-type="float" office:value="615" table:formula="of:=[.A642]+1" table:style-name="ce1">
            <text:p>615</text:p>
          </table:table-cell>
          <table:table-cell office:value-type="float" office:value="0.99730625421888897" table:formula="of:=[.B642]+([.F$3]*[.B617]/(1+([.B617]^[.H$3])))-[.G$3]*[.B642]" table:style-name="ce1">
            <text:p>0,997306254</text:p>
          </table:table-cell>
          <table:table-cell table:number-columns-repeated="16382"/>
        </table:table-row>
        <table:table-row table:style-name="ro1">
          <table:table-cell office:value-type="float" office:value="616" table:formula="of:=[.A643]+1" table:style-name="ce1">
            <text:p>616</text:p>
          </table:table-cell>
          <table:table-cell office:value-type="float" office:value="1.0368606671420966" table:formula="of:=[.B643]+([.F$3]*[.B618]/(1+([.B618]^[.H$3])))-[.G$3]*[.B643]" table:style-name="ce1">
            <text:p>1,036860667</text:p>
          </table:table-cell>
          <table:table-cell table:number-columns-repeated="16382"/>
        </table:table-row>
        <table:table-row table:style-name="ro1">
          <table:table-cell office:value-type="float" office:value="617" table:formula="of:=[.A644]+1" table:style-name="ce1">
            <text:p>617</text:p>
          </table:table-cell>
          <table:table-cell office:value-type="float" office:value="1.0698846949384966" table:formula="of:=[.B644]+([.F$3]*[.B619]/(1+([.B619]^[.H$3])))-[.G$3]*[.B644]" table:style-name="ce1">
            <text:p>1,069884695</text:p>
          </table:table-cell>
          <table:table-cell table:number-columns-repeated="16382"/>
        </table:table-row>
        <table:table-row table:style-name="ro1">
          <table:table-cell office:value-type="float" office:value="618" table:formula="of:=[.A645]+1" table:style-name="ce1">
            <text:p>618</text:p>
          </table:table-cell>
          <table:table-cell office:value-type="float" office:value="1.0950853314927185" table:formula="of:=[.B645]+([.F$3]*[.B620]/(1+([.B620]^[.H$3])))-[.G$3]*[.B645]" table:style-name="ce1">
            <text:p>1,095085331</text:p>
          </table:table-cell>
          <table:table-cell table:number-columns-repeated="16382"/>
        </table:table-row>
        <table:table-row table:style-name="ro1">
          <table:table-cell office:value-type="float" office:value="619" table:formula="of:=[.A646]+1" table:style-name="ce1">
            <text:p>619</text:p>
          </table:table-cell>
          <table:table-cell office:value-type="float" office:value="1.111415153526454" table:formula="of:=[.B646]+([.F$3]*[.B621]/(1+([.B621]^[.H$3])))-[.G$3]*[.B646]" table:style-name="ce1">
            <text:p>1,111415154</text:p>
          </table:table-cell>
          <table:table-cell table:number-columns-repeated="16382"/>
        </table:table-row>
        <table:table-row table:style-name="ro1">
          <table:table-cell office:value-type="float" office:value="620" table:formula="of:=[.A647]+1" table:style-name="ce1">
            <text:p>620</text:p>
          </table:table-cell>
          <table:table-cell office:value-type="float" office:value="1.1187621766283897" table:formula="of:=[.B647]+([.F$3]*[.B622]/(1+([.B622]^[.H$3])))-[.G$3]*[.B647]" table:style-name="ce1">
            <text:p>1,118762177</text:p>
          </table:table-cell>
          <table:table-cell table:number-columns-repeated="16382"/>
        </table:table-row>
        <table:table-row table:style-name="ro1">
          <table:table-cell office:value-type="float" office:value="621" table:formula="of:=[.A648]+1" table:style-name="ce1">
            <text:p>621</text:p>
          </table:table-cell>
          <table:table-cell office:value-type="float" office:value="1.1184232637850706" table:formula="of:=[.B648]+([.F$3]*[.B623]/(1+([.B623]^[.H$3])))-[.G$3]*[.B648]" table:style-name="ce1">
            <text:p>1,118423264</text:p>
          </table:table-cell>
          <table:table-cell table:number-columns-repeated="16382"/>
        </table:table-row>
        <table:table-row table:style-name="ro1">
          <table:table-cell office:value-type="float" office:value="622" table:formula="of:=[.A649]+1" table:style-name="ce1">
            <text:p>622</text:p>
          </table:table-cell>
          <table:table-cell office:value-type="float" office:value="1.1131112823565874" table:formula="of:=[.B649]+([.F$3]*[.B624]/(1+([.B624]^[.H$3])))-[.G$3]*[.B649]" table:style-name="ce1">
            <text:p>1,113111282</text:p>
          </table:table-cell>
          <table:table-cell table:number-columns-repeated="16382"/>
        </table:table-row>
        <table:table-row table:style-name="ro1">
          <table:table-cell office:value-type="float" office:value="623" table:formula="of:=[.A650]+1" table:style-name="ce1">
            <text:p>623</text:p>
          </table:table-cell>
          <table:table-cell office:value-type="float" office:value="1.1065975365469698" table:formula="of:=[.B650]+([.F$3]*[.B625]/(1+([.B625]^[.H$3])))-[.G$3]*[.B650]" table:style-name="ce1">
            <text:p>1,106597537</text:p>
          </table:table-cell>
          <table:table-cell table:number-columns-repeated="16382"/>
        </table:table-row>
        <table:table-row table:style-name="ro1">
          <table:table-cell office:value-type="float" office:value="624" table:formula="of:=[.A651]+1" table:style-name="ce1">
            <text:p>624</text:p>
          </table:table-cell>
          <table:table-cell office:value-type="float" office:value="1.1031579594796603" table:formula="of:=[.B651]+([.F$3]*[.B626]/(1+([.B626]^[.H$3])))-[.G$3]*[.B651]" table:style-name="ce1">
            <text:p>1,103157959</text:p>
          </table:table-cell>
          <table:table-cell table:number-columns-repeated="16382"/>
        </table:table-row>
        <table:table-row table:style-name="ro1">
          <table:table-cell office:value-type="float" office:value="625" table:formula="of:=[.A652]+1" table:style-name="ce1">
            <text:p>625</text:p>
          </table:table-cell>
          <table:table-cell office:value-type="float" office:value="1.1067814338018565" table:formula="of:=[.B652]+([.F$3]*[.B627]/(1+([.B627]^[.H$3])))-[.G$3]*[.B652]" table:style-name="ce1">
            <text:p>1,106781434</text:p>
          </table:table-cell>
          <table:table-cell table:number-columns-repeated="16382"/>
        </table:table-row>
        <table:table-row table:style-name="ro1">
          <table:table-cell office:value-type="float" office:value="626" table:formula="of:=[.A653]+1" table:style-name="ce1">
            <text:p>626</text:p>
          </table:table-cell>
          <table:table-cell office:value-type="float" office:value="1.119945489808353" table:formula="of:=[.B653]+([.F$3]*[.B628]/(1+([.B628]^[.H$3])))-[.G$3]*[.B653]" table:style-name="ce1">
            <text:p>1,11994549</text:p>
          </table:table-cell>
          <table:table-cell table:number-columns-repeated="16382"/>
        </table:table-row>
        <table:table-row table:style-name="ro1">
          <table:table-cell office:value-type="float" office:value="627" table:formula="of:=[.A654]+1" table:style-name="ce1">
            <text:p>627</text:p>
          </table:table-cell>
          <table:table-cell office:value-type="float" office:value="1.1421877409644605" table:formula="of:=[.B654]+([.F$3]*[.B629]/(1+([.B629]^[.H$3])))-[.G$3]*[.B654]" table:style-name="ce1">
            <text:p>1,142187741</text:p>
          </table:table-cell>
          <table:table-cell table:number-columns-repeated="16382"/>
        </table:table-row>
        <table:table-row table:style-name="ro1">
          <table:table-cell office:value-type="float" office:value="628" table:formula="of:=[.A655]+1" table:style-name="ce1">
            <text:p>628</text:p>
          </table:table-cell>
          <table:table-cell office:value-type="float" office:value="1.1697268707416775" table:formula="of:=[.B655]+([.F$3]*[.B630]/(1+([.B630]^[.H$3])))-[.G$3]*[.B655]" table:style-name="ce1">
            <text:p>1,169726871</text:p>
          </table:table-cell>
          <table:table-cell table:number-columns-repeated="16382"/>
        </table:table-row>
        <table:table-row table:style-name="ro1">
          <table:table-cell office:value-type="float" office:value="629" table:formula="of:=[.A656]+1" table:style-name="ce1">
            <text:p>629</text:p>
          </table:table-cell>
          <table:table-cell office:value-type="float" office:value="1.1972341467358638" table:formula="of:=[.B656]+([.F$3]*[.B631]/(1+([.B631]^[.H$3])))-[.G$3]*[.B656]" table:style-name="ce1">
            <text:p>1,197234147</text:p>
          </table:table-cell>
          <table:table-cell table:number-columns-repeated="16382"/>
        </table:table-row>
        <table:table-row table:style-name="ro1">
          <table:table-cell office:value-type="float" office:value="630" table:formula="of:=[.A657]+1" table:style-name="ce1">
            <text:p>630</text:p>
          </table:table-cell>
          <table:table-cell office:value-type="float" office:value="1.2205130014668388" table:formula="of:=[.B657]+([.F$3]*[.B632]/(1+([.B632]^[.H$3])))-[.G$3]*[.B657]" table:style-name="ce1">
            <text:p>1,220513001</text:p>
          </table:table-cell>
          <table:table-cell table:number-columns-repeated="16382"/>
        </table:table-row>
        <table:table-row table:style-name="ro1">
          <table:table-cell office:value-type="float" office:value="631" table:formula="of:=[.A658]+1" table:style-name="ce1">
            <text:p>631</text:p>
          </table:table-cell>
          <table:table-cell office:value-type="float" office:value="1.2378874423742887" table:formula="of:=[.B658]+([.F$3]*[.B633]/(1+([.B633]^[.H$3])))-[.G$3]*[.B658]" table:style-name="ce1">
            <text:p>1,237887442</text:p>
          </table:table-cell>
          <table:table-cell table:number-columns-repeated="16382"/>
        </table:table-row>
        <table:table-row table:style-name="ro1">
          <table:table-cell office:value-type="float" office:value="632" table:formula="of:=[.A659]+1" table:style-name="ce1">
            <text:p>632</text:p>
          </table:table-cell>
          <table:table-cell office:value-type="float" office:value="1.2500173685698095" table:formula="of:=[.B659]+([.F$3]*[.B634]/(1+([.B634]^[.H$3])))-[.G$3]*[.B659]" table:style-name="ce1">
            <text:p>1,250017369</text:p>
          </table:table-cell>
          <table:table-cell table:number-columns-repeated="16382"/>
        </table:table-row>
        <table:table-row table:style-name="ro1">
          <table:table-cell office:value-type="float" office:value="633" table:formula="of:=[.A660]+1" table:style-name="ce1">
            <text:p>633</text:p>
          </table:table-cell>
          <table:table-cell office:value-type="float" office:value="1.259103807430892" table:formula="of:=[.B660]+([.F$3]*[.B635]/(1+([.B635]^[.H$3])))-[.G$3]*[.B660]" table:style-name="ce1">
            <text:p>1,259103807</text:p>
          </table:table-cell>
          <table:table-cell table:number-columns-repeated="16382"/>
        </table:table-row>
        <table:table-row table:style-name="ro1">
          <table:table-cell office:value-type="float" office:value="634" table:formula="of:=[.A661]+1" table:style-name="ce1">
            <text:p>634</text:p>
          </table:table-cell>
          <table:table-cell office:value-type="float" office:value="1.2679972067677134" table:formula="of:=[.B661]+([.F$3]*[.B636]/(1+([.B636]^[.H$3])))-[.G$3]*[.B661]" table:style-name="ce1">
            <text:p>1,267997207</text:p>
          </table:table-cell>
          <table:table-cell table:number-columns-repeated="16382"/>
        </table:table-row>
        <table:table-row table:style-name="ro1">
          <table:table-cell office:value-type="float" office:value="635" table:formula="of:=[.A662]+1" table:style-name="ce1">
            <text:p>635</text:p>
          </table:table-cell>
          <table:table-cell office:value-type="float" office:value="1.2791449212167374" table:formula="of:=[.B662]+([.F$3]*[.B637]/(1+([.B637]^[.H$3])))-[.G$3]*[.B662]" table:style-name="ce1">
            <text:p>1,279144921</text:p>
          </table:table-cell>
          <table:table-cell table:number-columns-repeated="16382"/>
        </table:table-row>
        <table:table-row table:style-name="ro1">
          <table:table-cell office:value-type="float" office:value="636" table:formula="of:=[.A663]+1" table:style-name="ce1">
            <text:p>636</text:p>
          </table:table-cell>
          <table:table-cell office:value-type="float" office:value="1.2933170305467054" table:formula="of:=[.B663]+([.F$3]*[.B638]/(1+([.B638]^[.H$3])))-[.G$3]*[.B663]" table:style-name="ce1">
            <text:p>1,293317031</text:p>
          </table:table-cell>
          <table:table-cell table:number-columns-repeated="16382"/>
        </table:table-row>
        <table:table-row table:style-name="ro1">
          <table:table-cell office:value-type="float" office:value="637" table:formula="of:=[.A664]+1" table:style-name="ce1">
            <text:p>637</text:p>
          </table:table-cell>
          <table:table-cell office:value-type="float" office:value="1.3084623972782876" table:formula="of:=[.B664]+([.F$3]*[.B639]/(1+([.B639]^[.H$3])))-[.G$3]*[.B664]" table:style-name="ce1">
            <text:p>1,308462397</text:p>
          </table:table-cell>
          <table:table-cell table:number-columns-repeated="16382"/>
        </table:table-row>
        <table:table-row table:style-name="ro1">
          <table:table-cell office:value-type="float" office:value="638" table:formula="of:=[.A665]+1" table:style-name="ce1">
            <text:p>638</text:p>
          </table:table-cell>
          <table:table-cell office:value-type="float" office:value="1.3195600535851817" table:formula="of:=[.B665]+([.F$3]*[.B640]/(1+([.B640]^[.H$3])))-[.G$3]*[.B665]" table:style-name="ce1">
            <text:p>1,319560054</text:p>
          </table:table-cell>
          <table:table-cell table:number-columns-repeated="16382"/>
        </table:table-row>
        <table:table-row table:style-name="ro1">
          <table:table-cell office:value-type="float" office:value="639" table:formula="of:=[.A666]+1" table:style-name="ce1">
            <text:p>639</text:p>
          </table:table-cell>
          <table:table-cell office:value-type="float" office:value="1.3203526112238235" table:formula="of:=[.B666]+([.F$3]*[.B641]/(1+([.B641]^[.H$3])))-[.G$3]*[.B666]" table:style-name="ce1">
            <text:p>1,320352611</text:p>
          </table:table-cell>
          <table:table-cell table:number-columns-repeated="16382"/>
        </table:table-row>
        <table:table-row table:style-name="ro1">
          <table:table-cell office:value-type="float" office:value="640" table:formula="of:=[.A667]+1" table:style-name="ce1">
            <text:p>640</text:p>
          </table:table-cell>
          <table:table-cell office:value-type="float" office:value="1.3063549005146646" table:formula="of:=[.B667]+([.F$3]*[.B642]/(1+([.B642]^[.H$3])))-[.G$3]*[.B667]" table:style-name="ce1">
            <text:p>1,306354901</text:p>
          </table:table-cell>
          <table:table-cell table:number-columns-repeated="16382"/>
        </table:table-row>
        <table:table-row table:style-name="ro1">
          <table:table-cell office:value-type="float" office:value="641" table:formula="of:=[.A668]+1" table:style-name="ce1">
            <text:p>641</text:p>
          </table:table-cell>
          <table:table-cell office:value-type="float" office:value="1.2767950115301709" table:formula="of:=[.B668]+([.F$3]*[.B643]/(1+([.B643]^[.H$3])))-[.G$3]*[.B668]" table:style-name="ce1">
            <text:p>1,276795012</text:p>
          </table:table-cell>
          <table:table-cell table:number-columns-repeated="16382"/>
        </table:table-row>
        <table:table-row table:style-name="ro1">
          <table:table-cell office:value-type="float" office:value="642" table:formula="of:=[.A669]+1" table:style-name="ce1">
            <text:p>642</text:p>
          </table:table-cell>
          <table:table-cell office:value-type="float" office:value="1.2342379173901297" table:formula="of:=[.B669]+([.F$3]*[.B644]/(1+([.B644]^[.H$3])))-[.G$3]*[.B669]" table:style-name="ce1">
            <text:p>1,234237917</text:p>
          </table:table-cell>
          <table:table-cell table:number-columns-repeated="16382"/>
        </table:table-row>
        <table:table-row table:style-name="ro1">
          <table:table-cell office:value-type="float" office:value="643" table:formula="of:=[.A670]+1" table:style-name="ce1">
            <text:p>643</text:p>
          </table:table-cell>
          <table:table-cell office:value-type="float" office:value="1.1829809351185347" table:formula="of:=[.B670]+([.F$3]*[.B645]/(1+([.B645]^[.H$3])))-[.G$3]*[.B670]" table:style-name="ce1">
            <text:p>1,182980935</text:p>
          </table:table-cell>
          <table:table-cell table:number-columns-repeated="16382"/>
        </table:table-row>
        <table:table-row table:style-name="ro1">
          <table:table-cell office:value-type="float" office:value="644" table:formula="of:=[.A671]+1" table:style-name="ce1">
            <text:p>644</text:p>
          </table:table-cell>
          <table:table-cell office:value-type="float" office:value="1.1276158951953754" table:formula="of:=[.B671]+([.F$3]*[.B646]/(1+([.B646]^[.H$3])))-[.G$3]*[.B671]" table:style-name="ce1">
            <text:p>1,127615895</text:p>
          </table:table-cell>
          <table:table-cell table:number-columns-repeated="16382"/>
        </table:table-row>
        <table:table-row table:style-name="ro1">
          <table:table-cell office:value-type="float" office:value="645" table:formula="of:=[.A672]+1" table:style-name="ce1">
            <text:p>645</text:p>
          </table:table-cell>
          <table:table-cell office:value-type="float" office:value="1.0722053911966085" table:formula="of:=[.B672]+([.F$3]*[.B647]/(1+([.B647]^[.H$3])))-[.G$3]*[.B672]" table:style-name="ce1">
            <text:p>1,072205391</text:p>
          </table:table-cell>
          <table:table-cell table:number-columns-repeated="16382"/>
        </table:table-row>
        <table:table-row table:style-name="ro1">
          <table:table-cell office:value-type="float" office:value="646" table:formula="of:=[.A673]+1" table:style-name="ce1">
            <text:p>646</text:p>
          </table:table-cell>
          <table:table-cell office:value-type="float" office:value="1.0199380268434246" table:formula="of:=[.B673]+([.F$3]*[.B648]/(1+([.B648]^[.H$3])))-[.G$3]*[.B673]" table:style-name="ce1">
            <text:p>1,019938027</text:p>
          </table:table-cell>
          <table:table-cell table:number-columns-repeated="16382"/>
        </table:table-row>
        <table:table-row table:style-name="ro1">
          <table:table-cell office:value-type="float" office:value="647" table:formula="of:=[.A674]+1" table:style-name="ce1">
            <text:p>647</text:p>
          </table:table-cell>
          <table:table-cell office:value-type="float" office:value="0.97300641672040389" table:formula="of:=[.B674]+([.F$3]*[.B649]/(1+([.B649]^[.H$3])))-[.G$3]*[.B674]" table:style-name="ce1">
            <text:p>0,973006417</text:p>
          </table:table-cell>
          <table:table-cell table:number-columns-repeated="16382"/>
        </table:table-row>
        <table:table-row table:style-name="ro1">
          <table:table-cell office:value-type="float" office:value="648" table:formula="of:=[.A675]+1" table:style-name="ce1">
            <text:p>648</text:p>
          </table:table-cell>
          <table:table-cell office:value-type="float" office:value="0.93249687518784485" table:formula="of:=[.B675]+([.F$3]*[.B650]/(1+([.B650]^[.H$3])))-[.G$3]*[.B675]" table:style-name="ce1">
            <text:p>0,932496875</text:p>
          </table:table-cell>
          <table:table-cell table:number-columns-repeated="16382"/>
        </table:table-row>
        <table:table-row table:style-name="ro1">
          <table:table-cell office:value-type="float" office:value="649" table:formula="of:=[.A676]+1" table:style-name="ce1">
            <text:p>649</text:p>
          </table:table-cell>
          <table:table-cell office:value-type="float" office:value="0.89820950416017298" table:formula="of:=[.B676]+([.F$3]*[.B651]/(1+([.B651]^[.H$3])))-[.G$3]*[.B676]" table:style-name="ce1">
            <text:p>0,898209504</text:p>
          </table:table-cell>
          <table:table-cell table:number-columns-repeated="16382"/>
        </table:table-row>
        <table:table-row table:style-name="ro1">
          <table:table-cell office:value-type="float" office:value="650" table:formula="of:=[.A677]+1" table:style-name="ce1">
            <text:p>650</text:p>
          </table:table-cell>
          <table:table-cell office:value-type="float" office:value="0.86851967294757149" table:formula="of:=[.B677]+([.F$3]*[.B652]/(1+([.B652]^[.H$3])))-[.G$3]*[.B677]" table:style-name="ce1">
            <text:p>0,868519673</text:p>
          </table:table-cell>
          <table:table-cell table:number-columns-repeated="16382"/>
        </table:table-row>
        <table:table-row table:style-name="ro1">
          <table:table-cell office:value-type="float" office:value="651" table:formula="of:=[.A678]+1" table:style-name="ce1">
            <text:p>651</text:p>
          </table:table-cell>
          <table:table-cell office:value-type="float" office:value="0.84056796195382111" table:formula="of:=[.B678]+([.F$3]*[.B653]/(1+([.B653]^[.H$3])))-[.G$3]*[.B678]" table:style-name="ce1">
            <text:p>0,840567962</text:p>
          </table:table-cell>
          <table:table-cell table:number-columns-repeated="16382"/>
        </table:table-row>
        <table:table-row table:style-name="ro1">
          <table:table-cell office:value-type="float" office:value="652" table:formula="of:=[.A679]+1" table:style-name="ce1">
            <text:p>652</text:p>
          </table:table-cell>
          <table:table-cell office:value-type="float" office:value="0.81108492562421575" table:formula="of:=[.B679]+([.F$3]*[.B654]/(1+([.B654]^[.H$3])))-[.G$3]*[.B679]" table:style-name="ce1">
            <text:p>0,811084926</text:p>
          </table:table-cell>
          <table:table-cell table:number-columns-repeated="16382"/>
        </table:table-row>
        <table:table-row table:style-name="ro1">
          <table:table-cell office:value-type="float" office:value="653" table:formula="of:=[.A680]+1" table:style-name="ce1">
            <text:p>653</text:p>
          </table:table-cell>
          <table:table-cell office:value-type="float" office:value="0.77777688453304095" table:formula="of:=[.B680]+([.F$3]*[.B655]/(1+([.B655]^[.H$3])))-[.G$3]*[.B680]" table:style-name="ce1">
            <text:p>0,777776885</text:p>
          </table:table-cell>
          <table:table-cell table:number-columns-repeated="16382"/>
        </table:table-row>
        <table:table-row table:style-name="ro1">
          <table:table-cell office:value-type="float" office:value="654" table:formula="of:=[.A681]+1" table:style-name="ce1">
            <text:p>654</text:p>
          </table:table-cell>
          <table:table-cell office:value-type="float" office:value="0.74036509610142653" table:formula="of:=[.B681]+([.F$3]*[.B656]/(1+([.B656]^[.H$3])))-[.G$3]*[.B681]" table:style-name="ce1">
            <text:p>0,740365096</text:p>
          </table:table-cell>
          <table:table-cell table:number-columns-repeated="16382"/>
        </table:table-row>
        <table:table-row table:style-name="ro1">
          <table:table-cell office:value-type="float" office:value="655" table:formula="of:=[.A682]+1" table:style-name="ce1">
            <text:p>655</text:p>
          </table:table-cell>
          <table:table-cell office:value-type="float" office:value="0.70029028828120543" table:formula="of:=[.B682]+([.F$3]*[.B657]/(1+([.B657]^[.H$3])))-[.G$3]*[.B682]" table:style-name="ce1">
            <text:p>0,700290288</text:p>
          </table:table-cell>
          <table:table-cell table:number-columns-repeated="16382"/>
        </table:table-row>
        <table:table-row table:style-name="ro1">
          <table:table-cell office:value-type="float" office:value="656" table:formula="of:=[.A683]+1" table:style-name="ce1">
            <text:p>656</text:p>
          </table:table-cell>
          <table:table-cell office:value-type="float" office:value="0.65954629100030404" table:formula="of:=[.B683]+([.F$3]*[.B658]/(1+([.B658]^[.H$3])))-[.G$3]*[.B683]" table:style-name="ce1">
            <text:p>0,659546291</text:p>
          </table:table-cell>
          <table:table-cell table:number-columns-repeated="16382"/>
        </table:table-row>
        <table:table-row table:style-name="ro1">
          <table:table-cell office:value-type="float" office:value="657" table:formula="of:=[.A684]+1" table:style-name="ce1">
            <text:p>657</text:p>
          </table:table-cell>
          <table:table-cell office:value-type="float" office:value="0.61979277271113808" table:formula="of:=[.B684]+([.F$3]*[.B659]/(1+([.B659]^[.H$3])))-[.G$3]*[.B684]" table:style-name="ce1">
            <text:p>0,619792773</text:p>
          </table:table-cell>
          <table:table-cell table:number-columns-repeated="16382"/>
        </table:table-row>
        <table:table-row table:style-name="ro1">
          <table:table-cell office:value-type="float" office:value="658" table:formula="of:=[.A685]+1" table:style-name="ce1">
            <text:p>658</text:p>
          </table:table-cell>
          <table:table-cell office:value-type="float" office:value="0.58205150908179204" table:formula="of:=[.B685]+([.F$3]*[.B660]/(1+([.B660]^[.H$3])))-[.G$3]*[.B685]" table:style-name="ce1">
            <text:p>0,582051509</text:p>
          </table:table-cell>
          <table:table-cell table:number-columns-repeated="16382"/>
        </table:table-row>
        <table:table-row table:style-name="ro1">
          <table:table-cell office:value-type="float" office:value="659" table:formula="of:=[.A686]+1" table:style-name="ce1">
            <text:p>659</text:p>
          </table:table-cell>
          <table:table-cell office:value-type="float" office:value="0.54670968278973764" table:formula="of:=[.B686]+([.F$3]*[.B661]/(1+([.B661]^[.H$3])))-[.G$3]*[.B686]" table:style-name="ce1">
            <text:p>0,546709683</text:p>
          </table:table-cell>
          <table:table-cell table:number-columns-repeated="16382"/>
        </table:table-row>
        <table:table-row table:style-name="ro1">
          <table:table-cell office:value-type="float" office:value="660" table:formula="of:=[.A687]+1" table:style-name="ce1">
            <text:p>660</text:p>
          </table:table-cell>
          <table:table-cell office:value-type="float" office:value="0.51363190052251928" table:formula="of:=[.B687]+([.F$3]*[.B662]/(1+([.B662]^[.H$3])))-[.G$3]*[.B687]" table:style-name="ce1">
            <text:p>0,513631901</text:p>
          </table:table-cell>
          <table:table-cell table:number-columns-repeated="16382"/>
        </table:table-row>
        <table:table-row table:style-name="ro1">
          <table:table-cell office:value-type="float" office:value="661" table:formula="of:=[.A688]+1" table:style-name="ce1">
            <text:p>661</text:p>
          </table:table-cell>
          <table:table-cell office:value-type="float" office:value="0.48236953862818083" table:formula="of:=[.B688]+([.F$3]*[.B663]/(1+([.B663]^[.H$3])))-[.G$3]*[.B688]" table:style-name="ce1">
            <text:p>0,482369539</text:p>
          </table:table-cell>
          <table:table-cell table:number-columns-repeated="16382"/>
        </table:table-row>
        <table:table-row table:style-name="ro1">
          <table:table-cell office:value-type="float" office:value="662" table:formula="of:=[.A689]+1" table:style-name="ce1">
            <text:p>662</text:p>
          </table:table-cell>
          <table:table-cell office:value-type="float" office:value="0.45248619521341643" table:formula="of:=[.B689]+([.F$3]*[.B664]/(1+([.B664]^[.H$3])))-[.G$3]*[.B689]" table:style-name="ce1">
            <text:p>0,452486195</text:p>
          </table:table-cell>
          <table:table-cell table:number-columns-repeated="16382"/>
        </table:table-row>
        <table:table-row table:style-name="ro1">
          <table:table-cell office:value-type="float" office:value="663" table:formula="of:=[.A690]+1" table:style-name="ce1">
            <text:p>663</text:p>
          </table:table-cell>
          <table:table-cell office:value-type="float" office:value="0.42389528399649506" table:formula="of:=[.B690]+([.F$3]*[.B665]/(1+([.B665]^[.H$3])))-[.G$3]*[.B690]" table:style-name="ce1">
            <text:p>0,423895284</text:p>
          </table:table-cell>
          <table:table-cell table:number-columns-repeated="16382"/>
        </table:table-row>
        <table:table-row table:style-name="ro1">
          <table:table-cell office:value-type="float" office:value="664" table:formula="of:=[.A691]+1" table:style-name="ce1">
            <text:p>664</text:p>
          </table:table-cell>
          <table:table-cell office:value-type="float" office:value="0.39702421881517264" table:formula="of:=[.B691]+([.F$3]*[.B666]/(1+([.B666]^[.H$3])))-[.G$3]*[.B691]" table:style-name="ce1">
            <text:p>0,397024219</text:p>
          </table:table-cell>
          <table:table-cell table:number-columns-repeated="16382"/>
        </table:table-row>
        <table:table-row table:style-name="ro1">
          <table:table-cell office:value-type="float" office:value="665" table:formula="of:=[.A692]+1" table:style-name="ce1">
            <text:p>665</text:p>
          </table:table-cell>
          <table:table-cell office:value-type="float" office:value="0.37276206001706191" table:formula="of:=[.B692]+([.F$3]*[.B667]/(1+([.B667]^[.H$3])))-[.G$3]*[.B692]" table:style-name="ce1">
            <text:p>0,37276206</text:p>
          </table:table-cell>
          <table:table-cell table:number-columns-repeated="16382"/>
        </table:table-row>
        <table:table-row table:style-name="ro1">
          <table:table-cell office:value-type="float" office:value="666" table:formula="of:=[.A693]+1" table:style-name="ce1">
            <text:p>666</text:p>
          </table:table-cell>
          <table:table-cell office:value-type="float" office:value="0.35236952432314006" table:formula="of:=[.B693]+([.F$3]*[.B668]/(1+([.B668]^[.H$3])))-[.G$3]*[.B693]" table:style-name="ce1">
            <text:p>0,352369524</text:p>
          </table:table-cell>
          <table:table-cell table:number-columns-repeated="16382"/>
        </table:table-row>
        <table:table-row table:style-name="ro1">
          <table:table-cell office:value-type="float" office:value="667" table:formula="of:=[.A694]+1" table:style-name="ce1">
            <text:p>667</text:p>
          </table:table-cell>
          <table:table-cell office:value-type="float" office:value="0.33753906234066683" table:formula="of:=[.B694]+([.F$3]*[.B669]/(1+([.B669]^[.H$3])))-[.G$3]*[.B694]" table:style-name="ce1">
            <text:p>0,337539062</text:p>
          </table:table-cell>
          <table:table-cell table:number-columns-repeated="16382"/>
        </table:table-row>
        <table:table-row table:style-name="ro1">
          <table:table-cell office:value-type="float" office:value="668" table:formula="of:=[.A695]+1" table:style-name="ce1">
            <text:p>668</text:p>
          </table:table-cell>
          <table:table-cell office:value-type="float" office:value="0.33060678064283566" table:formula="of:=[.B695]+([.F$3]*[.B670]/(1+([.B670]^[.H$3])))-[.G$3]*[.B695]" table:style-name="ce1">
            <text:p>0,330606781</text:p>
          </table:table-cell>
          <table:table-cell table:number-columns-repeated="16382"/>
        </table:table-row>
        <table:table-row table:style-name="ro1">
          <table:table-cell office:value-type="float" office:value="669" table:formula="of:=[.A696]+1" table:style-name="ce1">
            <text:p>669</text:p>
          </table:table-cell>
          <table:table-cell office:value-type="float" office:value="0.33470255422281042" table:formula="of:=[.B696]+([.F$3]*[.B671]/(1+([.B671]^[.H$3])))-[.G$3]*[.B696]" table:style-name="ce1">
            <text:p>0,334702554</text:p>
          </table:table-cell>
          <table:table-cell table:number-columns-repeated="16382"/>
        </table:table-row>
        <table:table-row table:style-name="ro1">
          <table:table-cell office:value-type="float" office:value="670" table:formula="of:=[.A697]+1" table:style-name="ce1">
            <text:p>670</text:p>
          </table:table-cell>
          <table:table-cell office:value-type="float" office:value="0.35339298087238102" table:formula="of:=[.B697]+([.F$3]*[.B672]/(1+([.B672]^[.H$3])))-[.G$3]*[.B697]" table:style-name="ce1">
            <text:p>0,353392981</text:p>
          </table:table-cell>
          <table:table-cell table:number-columns-repeated="16382"/>
        </table:table-row>
        <table:table-row table:style-name="ro1">
          <table:table-cell office:value-type="float" office:value="671" table:formula="of:=[.A698]+1" table:style-name="ce1">
            <text:p>671</text:p>
          </table:table-cell>
          <table:table-cell office:value-type="float" office:value="0.38934216434077434" table:formula="of:=[.B698]+([.F$3]*[.B673]/(1+([.B673]^[.H$3])))-[.G$3]*[.B698]" table:style-name="ce1">
            <text:p>0,389342164</text:p>
          </table:table-cell>
          <table:table-cell table:number-columns-repeated="16382"/>
        </table:table-row>
        <table:table-row table:style-name="ro1">
          <table:table-cell office:value-type="float" office:value="672" table:formula="of:=[.A699]+1" table:style-name="ce1">
            <text:p>672</text:p>
          </table:table-cell>
          <table:table-cell office:value-type="float" office:value="0.44236658143916685" table:formula="of:=[.B699]+([.F$3]*[.B674]/(1+([.B674]^[.H$3])))-[.G$3]*[.B699]" table:style-name="ce1">
            <text:p>0,442366581</text:p>
          </table:table-cell>
          <table:table-cell table:number-columns-repeated="16382"/>
        </table:table-row>
        <table:table-row table:style-name="ro1">
          <table:table-cell office:value-type="float" office:value="673" table:formula="of:=[.A700]+1" table:style-name="ce1">
            <text:p>673</text:p>
          </table:table-cell>
          <table:table-cell office:value-type="float" office:value="0.50866107377057035" table:formula="of:=[.B700]+([.F$3]*[.B675]/(1+([.B675]^[.H$3])))-[.G$3]*[.B700]" table:style-name="ce1">
            <text:p>0,508661074</text:p>
          </table:table-cell>
          <table:table-cell table:number-columns-repeated="16382"/>
        </table:table-row>
        <table:table-row table:style-name="ro1">
          <table:table-cell office:value-type="float" office:value="674" table:formula="of:=[.A701]+1" table:style-name="ce1">
            <text:p>674</text:p>
          </table:table-cell>
          <table:table-cell office:value-type="float" office:value="0.58236585992819934" table:formula="of:=[.B701]+([.F$3]*[.B676]/(1+([.B676]^[.H$3])))-[.G$3]*[.B701]" table:style-name="ce1">
            <text:p>0,58236586</text:p>
          </table:table-cell>
          <table:table-cell table:number-columns-repeated="16382"/>
        </table:table-row>
        <table:table-row table:style-name="ro1">
          <table:table-cell office:value-type="float" office:value="675" table:formula="of:=[.A702]+1" table:style-name="ce1">
            <text:p>675</text:p>
          </table:table-cell>
          <table:table-cell office:value-type="float" office:value="0.65801020769301932" table:formula="of:=[.B702]+([.F$3]*[.B677]/(1+([.B677]^[.H$3])))-[.G$3]*[.B702]" table:style-name="ce1">
            <text:p>0,658010208</text:p>
          </table:table-cell>
          <table:table-cell table:number-columns-repeated="16382"/>
        </table:table-row>
        <table:table-row table:style-name="ro1">
          <table:table-cell office:value-type="float" office:value="676" table:formula="of:=[.A703]+1" table:style-name="ce1">
            <text:p>676</text:p>
          </table:table-cell>
          <table:table-cell office:value-type="float" office:value="0.73181691510527924" table:formula="of:=[.B703]+([.F$3]*[.B678]/(1+([.B678]^[.H$3])))-[.G$3]*[.B703]" table:style-name="ce1">
            <text:p>0,731816915</text:p>
          </table:table-cell>
          <table:table-cell table:number-columns-repeated="16382"/>
        </table:table-row>
        <table:table-row table:style-name="ro1">
          <table:table-cell office:value-type="float" office:value="677" table:formula="of:=[.A704]+1" table:style-name="ce1">
            <text:p>677</text:p>
          </table:table-cell>
          <table:table-cell office:value-type="float" office:value="0.80157833273402013" table:formula="of:=[.B704]+([.F$3]*[.B679]/(1+([.B679]^[.H$3])))-[.G$3]*[.B704]" table:style-name="ce1">
            <text:p>0,801578333</text:p>
          </table:table-cell>
          <table:table-cell table:number-columns-repeated="16382"/>
        </table:table-row>
        <table:table-row table:style-name="ro1">
          <table:table-cell office:value-type="float" office:value="678" table:formula="of:=[.A705]+1" table:style-name="ce1">
            <text:p>678</text:p>
          </table:table-cell>
          <table:table-cell office:value-type="float" office:value="0.86584253503453945" table:formula="of:=[.B705]+([.F$3]*[.B680]/(1+([.B680]^[.H$3])))-[.G$3]*[.B705]" table:style-name="ce1">
            <text:p>0,865842535</text:p>
          </table:table-cell>
          <table:table-cell table:number-columns-repeated="16382"/>
        </table:table-row>
        <table:table-row table:style-name="ro1">
          <table:table-cell office:value-type="float" office:value="679" table:formula="of:=[.A706]+1" table:style-name="ce1">
            <text:p>679</text:p>
          </table:table-cell>
          <table:table-cell office:value-type="float" office:value="0.92315617630932656" table:formula="of:=[.B706]+([.F$3]*[.B681]/(1+([.B681]^[.H$3])))-[.G$3]*[.B706]" table:style-name="ce1">
            <text:p>0,923156176</text:p>
          </table:table-cell>
          <table:table-cell table:number-columns-repeated="16382"/>
        </table:table-row>
        <table:table-row table:style-name="ro1">
          <table:table-cell office:value-type="float" office:value="680" table:formula="of:=[.A707]+1" table:style-name="ce1">
            <text:p>680</text:p>
          </table:table-cell>
          <table:table-cell office:value-type="float" office:value="0.97193190130727569" table:formula="of:=[.B707]+([.F$3]*[.B682]/(1+([.B682]^[.H$3])))-[.G$3]*[.B707]" table:style-name="ce1">
            <text:p>0,971931901</text:p>
          </table:table-cell>
          <table:table-cell table:number-columns-repeated="16382"/>
        </table:table-row>
        <table:table-row table:style-name="ro1">
          <table:table-cell office:value-type="float" office:value="681" table:formula="of:=[.A708]+1" table:style-name="ce1">
            <text:p>681</text:p>
          </table:table-cell>
          <table:table-cell office:value-type="float" office:value="1.0109336159482254" table:formula="of:=[.B708]+([.F$3]*[.B683]/(1+([.B683]^[.H$3])))-[.G$3]*[.B708]" table:style-name="ce1">
            <text:p>1,010933616</text:p>
          </table:table-cell>
          <table:table-cell table:number-columns-repeated="16382"/>
        </table:table-row>
        <table:table-row table:style-name="ro1">
          <table:table-cell office:value-type="float" office:value="682" table:formula="of:=[.A709]+1" table:style-name="ce1">
            <text:p>682</text:p>
          </table:table-cell>
          <table:table-cell office:value-type="float" office:value="1.0397264201436232" table:formula="of:=[.B709]+([.F$3]*[.B684]/(1+([.B684]^[.H$3])))-[.G$3]*[.B709]" table:style-name="ce1">
            <text:p>1,03972642</text:p>
          </table:table-cell>
          <table:table-cell table:number-columns-repeated="16382"/>
        </table:table-row>
        <table:table-row table:style-name="ro1">
          <table:table-cell office:value-type="float" office:value="683" table:formula="of:=[.A710]+1" table:style-name="ce1">
            <text:p>683</text:p>
          </table:table-cell>
          <table:table-cell office:value-type="float" office:value="1.0586840232270558" table:formula="of:=[.B710]+([.F$3]*[.B685]/(1+([.B685]^[.H$3])))-[.G$3]*[.B710]" table:style-name="ce1">
            <text:p>1,058684023</text:p>
          </table:table-cell>
          <table:table-cell table:number-columns-repeated="16382"/>
        </table:table-row>
        <table:table-row table:style-name="ro1">
          <table:table-cell office:value-type="float" office:value="684" table:formula="of:=[.A711]+1" table:style-name="ce1">
            <text:p>684</text:p>
          </table:table-cell>
          <table:table-cell office:value-type="float" office:value="1.0687087069920898" table:formula="of:=[.B711]+([.F$3]*[.B686]/(1+([.B686]^[.H$3])))-[.G$3]*[.B711]" table:style-name="ce1">
            <text:p>1,068708707</text:p>
          </table:table-cell>
          <table:table-cell table:number-columns-repeated="16382"/>
        </table:table-row>
        <table:table-row table:style-name="ro1">
          <table:table-cell office:value-type="float" office:value="685" table:formula="of:=[.A712]+1" table:style-name="ce1">
            <text:p>685</text:p>
          </table:table-cell>
          <table:table-cell office:value-type="float" office:value="1.0709195654340276" table:formula="of:=[.B712]+([.F$3]*[.B687]/(1+([.B687]^[.H$3])))-[.G$3]*[.B712]" table:style-name="ce1">
            <text:p>1,070919565</text:p>
          </table:table-cell>
          <table:table-cell table:number-columns-repeated="16382"/>
        </table:table-row>
        <table:table-row table:style-name="ro1">
          <table:table-cell office:value-type="float" office:value="686" table:formula="of:=[.A713]+1" table:style-name="ce1">
            <text:p>686</text:p>
          </table:table-cell>
          <table:table-cell office:value-type="float" office:value="1.0664228755544944" table:formula="of:=[.B713]+([.F$3]*[.B688]/(1+([.B688]^[.H$3])))-[.G$3]*[.B713]" table:style-name="ce1">
            <text:p>1,066422876</text:p>
          </table:table-cell>
          <table:table-cell table:number-columns-repeated="16382"/>
        </table:table-row>
        <table:table-row table:style-name="ro1">
          <table:table-cell office:value-type="float" office:value="687" table:formula="of:=[.A714]+1" table:style-name="ce1">
            <text:p>687</text:p>
          </table:table-cell>
          <table:table-cell office:value-type="float" office:value="1.0561887431871373" table:formula="of:=[.B714]+([.F$3]*[.B689]/(1+([.B689]^[.H$3])))-[.G$3]*[.B714]" table:style-name="ce1">
            <text:p>1,056188743</text:p>
          </table:table-cell>
          <table:table-cell table:number-columns-repeated="16382"/>
        </table:table-row>
        <table:table-row table:style-name="ro1">
          <table:table-cell office:value-type="float" office:value="688" table:formula="of:=[.A715]+1" table:style-name="ce1">
            <text:p>688</text:p>
          </table:table-cell>
          <table:table-cell office:value-type="float" office:value="1.0410345593015251" table:formula="of:=[.B715]+([.F$3]*[.B690]/(1+([.B690]^[.H$3])))-[.G$3]*[.B715]" table:style-name="ce1">
            <text:p>1,041034559</text:p>
          </table:table-cell>
          <table:table-cell table:number-columns-repeated="16382"/>
        </table:table-row>
        <table:table-row table:style-name="ro1">
          <table:table-cell office:value-type="float" office:value="689" table:formula="of:=[.A716]+1" table:style-name="ce1">
            <text:p>689</text:p>
          </table:table-cell>
          <table:table-cell office:value-type="float" office:value="1.0216942822698534" table:formula="of:=[.B716]+([.F$3]*[.B691]/(1+([.B691]^[.H$3])))-[.G$3]*[.B716]" table:style-name="ce1">
            <text:p>1,021694282</text:p>
          </table:table-cell>
          <table:table-cell table:number-columns-repeated="16382"/>
        </table:table-row>
        <table:table-row table:style-name="ro1">
          <table:table-cell office:value-type="float" office:value="690" table:formula="of:=[.A717]+1" table:style-name="ce1">
            <text:p>690</text:p>
          </table:table-cell>
          <table:table-cell office:value-type="float" office:value="0.99892197144955741" table:formula="of:=[.B717]+([.F$3]*[.B692]/(1+([.B692]^[.H$3])))-[.G$3]*[.B717]" table:style-name="ce1">
            <text:p>0,998921971</text:p>
          </table:table-cell>
          <table:table-cell table:number-columns-repeated="16382"/>
        </table:table-row>
        <table:table-row table:style-name="ro1">
          <table:table-cell office:value-type="float" office:value="691" table:formula="of:=[.A718]+1" table:style-name="ce1">
            <text:p>691</text:p>
          </table:table-cell>
          <table:table-cell office:value-type="float" office:value="0.97357832480627327" table:formula="of:=[.B718]+([.F$3]*[.B693]/(1+([.B693]^[.H$3])))-[.G$3]*[.B718]" table:style-name="ce1">
            <text:p>0,973578325</text:p>
          </table:table-cell>
          <table:table-cell table:number-columns-repeated="16382"/>
        </table:table-row>
        <table:table-row table:style-name="ro1">
          <table:table-cell office:value-type="float" office:value="692" table:formula="of:=[.A719]+1" table:style-name="ce1">
            <text:p>692</text:p>
          </table:table-cell>
          <table:table-cell office:value-type="float" office:value="0.94669231749875216" table:formula="of:=[.B719]+([.F$3]*[.B694]/(1+([.B694]^[.H$3])))-[.G$3]*[.B719]" table:style-name="ce1">
            <text:p>0,946692317</text:p>
          </table:table-cell>
          <table:table-cell table:number-columns-repeated="16382"/>
        </table:table-row>
        <table:table-row table:style-name="ro1">
          <table:table-cell office:value-type="float" office:value="693" table:formula="of:=[.A720]+1" table:style-name="ce1">
            <text:p>693</text:p>
          </table:table-cell>
          <table:table-cell office:value-type="float" office:value="0.91952960227343117" table:formula="of:=[.B720]+([.F$3]*[.B695]/(1+([.B695]^[.H$3])))-[.G$3]*[.B720]" table:style-name="ce1">
            <text:p>0,919529602</text:p>
          </table:table-cell>
          <table:table-cell table:number-columns-repeated="16382"/>
        </table:table-row>
        <table:table-row table:style-name="ro1">
          <table:table-cell office:value-type="float" office:value="694" table:formula="of:=[.A721]+1" table:style-name="ce1">
            <text:p>694</text:p>
          </table:table-cell>
          <table:table-cell office:value-type="float" office:value="0.89369696671429322" table:formula="of:=[.B721]+([.F$3]*[.B696]/(1+([.B696]^[.H$3])))-[.G$3]*[.B721]" table:style-name="ce1">
            <text:p>0,893696967</text:p>
          </table:table-cell>
          <table:table-cell table:number-columns-repeated="16382"/>
        </table:table-row>
        <table:table-row table:style-name="ro1">
          <table:table-cell office:value-type="float" office:value="695" table:formula="of:=[.A722]+1" table:style-name="ce1">
            <text:p>695</text:p>
          </table:table-cell>
          <table:table-cell office:value-type="float" office:value="0.87126659982833765" table:formula="of:=[.B722]+([.F$3]*[.B697]/(1+([.B697]^[.H$3])))-[.G$3]*[.B722]" table:style-name="ce1">
            <text:p>0,8712666</text:p>
          </table:table-cell>
          <table:table-cell table:number-columns-repeated="16382"/>
        </table:table-row>
        <table:table-row table:style-name="ro1">
          <table:table-cell office:value-type="float" office:value="696" table:formula="of:=[.A723]+1" table:style-name="ce1">
            <text:p>696</text:p>
          </table:table-cell>
          <table:table-cell office:value-type="float" office:value="0.85481638891186162" table:formula="of:=[.B723]+([.F$3]*[.B698]/(1+([.B698]^[.H$3])))-[.G$3]*[.B723]" table:style-name="ce1">
            <text:p>0,854816389</text:p>
          </table:table-cell>
          <table:table-cell table:number-columns-repeated="16382"/>
        </table:table-row>
        <table:table-row table:style-name="ro1">
          <table:table-cell office:value-type="float" office:value="697" table:formula="of:=[.A724]+1" table:style-name="ce1">
            <text:p>697</text:p>
          </table:table-cell>
          <table:table-cell office:value-type="float" office:value="0.84719695069342094" table:formula="of:=[.B724]+([.F$3]*[.B699]/(1+([.B699]^[.H$3])))-[.G$3]*[.B724]" table:style-name="ce1">
            <text:p>0,847196951</text:p>
          </table:table-cell>
          <table:table-cell table:number-columns-repeated="16382"/>
        </table:table-row>
        <table:table-row table:style-name="ro1">
          <table:table-cell office:value-type="float" office:value="698" table:formula="of:=[.A725]+1" table:style-name="ce1">
            <text:p>698</text:p>
          </table:table-cell>
          <table:table-cell office:value-type="float" office:value="0.85092519079050544" table:formula="of:=[.B725]+([.F$3]*[.B700]/(1+([.B700]^[.H$3])))-[.G$3]*[.B725]" table:style-name="ce1">
            <text:p>0,850925191</text:p>
          </table:table-cell>
          <table:table-cell table:number-columns-repeated="16382"/>
        </table:table-row>
        <table:table-row table:style-name="ro1">
          <table:table-cell office:value-type="float" office:value="699" table:formula="of:=[.A726]+1" table:style-name="ce1">
            <text:p>699</text:p>
          </table:table-cell>
          <table:table-cell office:value-type="float" office:value="0.86744706070624267" table:formula="of:=[.B726]+([.F$3]*[.B701]/(1+([.B701]^[.H$3])))-[.G$3]*[.B726]" table:style-name="ce1">
            <text:p>0,867447061</text:p>
          </table:table-cell>
          <table:table-cell table:number-columns-repeated="16382"/>
        </table:table-row>
        <table:table-row table:style-name="ro1">
          <table:table-cell office:value-type="float" office:value="700" table:formula="of:=[.A727]+1" table:style-name="ce1">
            <text:p>700</text:p>
          </table:table-cell>
          <table:table-cell office:value-type="float" office:value="0.89665524241472849" table:formula="of:=[.B727]+([.F$3]*[.B702]/(1+([.B702]^[.H$3])))-[.G$3]*[.B727]" table:style-name="ce1">
            <text:p>0,896655242</text:p>
          </table:table-cell>
          <table:table-cell table:number-columns-repeated="16382"/>
        </table:table-row>
        <table:table-row table:style-name="ro1">
          <table:table-cell office:value-type="float" office:value="701" table:formula="of:=[.A728]+1" table:style-name="ce1">
            <text:p>701</text:p>
          </table:table-cell>
          <table:table-cell office:value-type="float" office:value="0.93661920029112189" table:formula="of:=[.B728]+([.F$3]*[.B703]/(1+([.B703]^[.H$3])))-[.G$3]*[.B728]" table:style-name="ce1">
            <text:p>0,9366192</text:p>
          </table:table-cell>
          <table:table-cell table:number-columns-repeated="16382"/>
        </table:table-row>
        <table:table-row table:style-name="ro1">
          <table:table-cell office:value-type="float" office:value="702" table:formula="of:=[.A729]+1" table:style-name="ce1">
            <text:p>702</text:p>
          </table:table-cell>
          <table:table-cell office:value-type="float" office:value="0.98314430809937758" table:formula="of:=[.B729]+([.F$3]*[.B704]/(1+([.B704]^[.H$3])))-[.G$3]*[.B729]" table:style-name="ce1">
            <text:p>0,983144308</text:p>
          </table:table-cell>
          <table:table-cell table:number-columns-repeated="16382"/>
        </table:table-row>
        <table:table-row table:style-name="ro1">
          <table:table-cell office:value-type="float" office:value="703" table:formula="of:=[.A730]+1" table:style-name="ce1">
            <text:p>703</text:p>
          </table:table-cell>
          <table:table-cell office:value-type="float" office:value="1.0293219963713822" table:formula="of:=[.B730]+([.F$3]*[.B705]/(1+([.B705]^[.H$3])))-[.G$3]*[.B730]" table:style-name="ce1">
            <text:p>1,029321996</text:p>
          </table:table-cell>
          <table:table-cell table:number-columns-repeated="16382"/>
        </table:table-row>
        <table:table-row table:style-name="ro1">
          <table:table-cell office:value-type="float" office:value="704" table:formula="of:=[.A731]+1" table:style-name="ce1">
            <text:p>704</text:p>
          </table:table-cell>
          <table:table-cell office:value-type="float" office:value="1.0664026820774439" table:formula="of:=[.B731]+([.F$3]*[.B706]/(1+([.B706]^[.H$3])))-[.G$3]*[.B731]" table:style-name="ce1">
            <text:p>1,066402682</text:p>
          </table:table-cell>
          <table:table-cell table:number-columns-repeated="16382"/>
        </table:table-row>
        <table:table-row table:style-name="ro1">
          <table:table-cell office:value-type="float" office:value="705" table:formula="of:=[.A732]+1" table:style-name="ce1">
            <text:p>705</text:p>
          </table:table-cell>
          <table:table-cell office:value-type="float" office:value="1.0871362128418967" table:formula="of:=[.B732]+([.F$3]*[.B707]/(1+([.B707]^[.H$3])))-[.G$3]*[.B732]" table:style-name="ce1">
            <text:p>1,087136213</text:p>
          </table:table-cell>
          <table:table-cell table:number-columns-repeated="16382"/>
        </table:table-row>
        <table:table-row table:style-name="ro1">
          <table:table-cell office:value-type="float" office:value="706" table:formula="of:=[.A733]+1" table:style-name="ce1">
            <text:p>706</text:p>
          </table:table-cell>
          <table:table-cell office:value-type="float" office:value="1.0893583116177887" table:formula="of:=[.B733]+([.F$3]*[.B708]/(1+([.B708]^[.H$3])))-[.G$3]*[.B733]" table:style-name="ce1">
            <text:p>1,089358312</text:p>
          </table:table-cell>
          <table:table-cell table:number-columns-repeated="16382"/>
        </table:table-row>
        <table:table-row table:style-name="ro1">
          <table:table-cell office:value-type="float" office:value="707" table:formula="of:=[.A734]+1" table:style-name="ce1">
            <text:p>707</text:p>
          </table:table-cell>
          <table:table-cell office:value-type="float" office:value="1.0760246664407493" table:formula="of:=[.B734]+([.F$3]*[.B709]/(1+([.B709]^[.H$3])))-[.G$3]*[.B734]" table:style-name="ce1">
            <text:p>1,076024666</text:p>
          </table:table-cell>
          <table:table-cell table:number-columns-repeated="16382"/>
        </table:table-row>
        <table:table-row table:style-name="ro1">
          <table:table-cell office:value-type="float" office:value="708" table:formula="of:=[.A735]+1" table:style-name="ce1">
            <text:p>708</text:p>
          </table:table-cell>
          <table:table-cell office:value-type="float" office:value="1.052394523758817" table:formula="of:=[.B735]+([.F$3]*[.B710]/(1+([.B710]^[.H$3])))-[.G$3]*[.B735]" table:style-name="ce1">
            <text:p>1,052394524</text:p>
          </table:table-cell>
          <table:table-cell table:number-columns-repeated="16382"/>
        </table:table-row>
        <table:table-row table:style-name="ro1">
          <table:table-cell office:value-type="float" office:value="709" table:formula="of:=[.A736]+1" table:style-name="ce1">
            <text:p>709</text:p>
          </table:table-cell>
          <table:table-cell office:value-type="float" office:value="1.023629182777932" table:formula="of:=[.B736]+([.F$3]*[.B711]/(1+([.B711]^[.H$3])))-[.G$3]*[.B736]" table:style-name="ce1">
            <text:p>1,023629183</text:p>
          </table:table-cell>
          <table:table-cell table:number-columns-repeated="16382"/>
        </table:table-row>
        <table:table-row table:style-name="ro1">
          <table:table-cell office:value-type="float" office:value="710" table:formula="of:=[.A737]+1" table:style-name="ce1">
            <text:p>710</text:p>
          </table:table-cell>
          <table:table-cell office:value-type="float" office:value="0.99388010479529498" table:formula="of:=[.B737]+([.F$3]*[.B712]/(1+([.B712]^[.H$3])))-[.G$3]*[.B737]" table:style-name="ce1">
            <text:p>0,993880105</text:p>
          </table:table-cell>
          <table:table-cell table:number-columns-repeated="16382"/>
        </table:table-row>
        <table:table-row table:style-name="ro1">
          <table:table-cell office:value-type="float" office:value="711" table:formula="of:=[.A738]+1" table:style-name="ce1">
            <text:p>711</text:p>
          </table:table-cell>
          <table:table-cell office:value-type="float" office:value="0.96626659320545039" table:formula="of:=[.B738]+([.F$3]*[.B713]/(1+([.B713]^[.H$3])))-[.G$3]*[.B738]" table:style-name="ce1">
            <text:p>0,966266593</text:p>
          </table:table-cell>
          <table:table-cell table:number-columns-repeated="16382"/>
        </table:table-row>
        <table:table-row table:style-name="ro1">
          <table:table-cell office:value-type="float" office:value="712" table:formula="of:=[.A739]+1" table:style-name="ce1">
            <text:p>712</text:p>
          </table:table-cell>
          <table:table-cell office:value-type="float" office:value="0.94312633449112793" table:formula="of:=[.B739]+([.F$3]*[.B714]/(1+([.B714]^[.H$3])))-[.G$3]*[.B739]" table:style-name="ce1">
            <text:p>0,943126334</text:p>
          </table:table-cell>
          <table:table-cell table:number-columns-repeated="16382"/>
        </table:table-row>
        <table:table-row table:style-name="ro1">
          <table:table-cell office:value-type="float" office:value="713" table:formula="of:=[.A740]+1" table:style-name="ce1">
            <text:p>713</text:p>
          </table:table-cell>
          <table:table-cell office:value-type="float" office:value="0.92626139448173472" table:formula="of:=[.B740]+([.F$3]*[.B715]/(1+([.B715]^[.H$3])))-[.G$3]*[.B740]" table:style-name="ce1">
            <text:p>0,926261394</text:p>
          </table:table-cell>
          <table:table-cell table:number-columns-repeated="16382"/>
        </table:table-row>
        <table:table-row table:style-name="ro1">
          <table:table-cell office:value-type="float" office:value="714" table:formula="of:=[.A741]+1" table:style-name="ce1">
            <text:p>714</text:p>
          </table:table-cell>
          <table:table-cell office:value-type="float" office:value="0.91708373575295055" table:formula="of:=[.B741]+([.F$3]*[.B716]/(1+([.B716]^[.H$3])))-[.G$3]*[.B741]" table:style-name="ce1">
            <text:p>0,917083736</text:p>
          </table:table-cell>
          <table:table-cell table:number-columns-repeated="16382"/>
        </table:table-row>
        <table:table-row table:style-name="ro1">
          <table:table-cell office:value-type="float" office:value="715" table:formula="of:=[.A742]+1" table:style-name="ce1">
            <text:p>715</text:p>
          </table:table-cell>
          <table:table-cell office:value-type="float" office:value="0.9166227237222484" table:formula="of:=[.B742]+([.F$3]*[.B717]/(1+([.B717]^[.H$3])))-[.G$3]*[.B742]" table:style-name="ce1">
            <text:p>0,916622724</text:p>
          </table:table-cell>
          <table:table-cell table:number-columns-repeated="16382"/>
        </table:table-row>
        <table:table-row table:style-name="ro1">
          <table:table-cell office:value-type="float" office:value="716" table:formula="of:=[.A743]+1" table:style-name="ce1">
            <text:p>716</text:p>
          </table:table-cell>
          <table:table-cell office:value-type="float" office:value="0.92539136690648993" table:formula="of:=[.B743]+([.F$3]*[.B718]/(1+([.B718]^[.H$3])))-[.G$3]*[.B743]" table:style-name="ce1">
            <text:p>0,925391367</text:p>
          </table:table-cell>
          <table:table-cell table:number-columns-repeated="16382"/>
        </table:table-row>
        <table:table-row table:style-name="ro1">
          <table:table-cell office:value-type="float" office:value="717" table:formula="of:=[.A744]+1" table:style-name="ce1">
            <text:p>717</text:p>
          </table:table-cell>
          <table:table-cell office:value-type="float" office:value="0.94316748725041766" table:formula="of:=[.B744]+([.F$3]*[.B719]/(1+([.B719]^[.H$3])))-[.G$3]*[.B744]" table:style-name="ce1">
            <text:p>0,943167487</text:p>
          </table:table-cell>
          <table:table-cell table:number-columns-repeated="16382"/>
        </table:table-row>
        <table:table-row table:style-name="ro1">
          <table:table-cell office:value-type="float" office:value="718" table:formula="of:=[.A745]+1" table:style-name="ce1">
            <text:p>718</text:p>
          </table:table-cell>
          <table:table-cell office:value-type="float" office:value="0.9688208284285329" table:formula="of:=[.B745]+([.F$3]*[.B720]/(1+([.B720]^[.H$3])))-[.G$3]*[.B745]" table:style-name="ce1">
            <text:p>0,968820828</text:p>
          </table:table-cell>
          <table:table-cell table:number-columns-repeated="16382"/>
        </table:table-row>
        <table:table-row table:style-name="ro1">
          <table:table-cell office:value-type="float" office:value="719" table:formula="of:=[.A746]+1" table:style-name="ce1">
            <text:p>719</text:p>
          </table:table-cell>
          <table:table-cell office:value-type="float" office:value="1.0003491973490406" table:formula="of:=[.B746]+([.F$3]*[.B721]/(1+([.B721]^[.H$3])))-[.G$3]*[.B746]" table:style-name="ce1">
            <text:p>1,000349197</text:p>
          </table:table-cell>
          <table:table-cell table:number-columns-repeated="16382"/>
        </table:table-row>
        <table:table-row table:style-name="ro1">
          <table:table-cell office:value-type="float" office:value="720" table:formula="of:=[.A747]+1" table:style-name="ce1">
            <text:p>720</text:p>
          </table:table-cell>
          <table:table-cell office:value-type="float" office:value="1.0352104489525507" table:formula="of:=[.B747]+([.F$3]*[.B722]/(1+([.B722]^[.H$3])))-[.G$3]*[.B747]" table:style-name="ce1">
            <text:p>1,035210449</text:p>
          </table:table-cell>
          <table:table-cell table:number-columns-repeated="16382"/>
        </table:table-row>
        <table:table-row table:style-name="ro1">
          <table:table-cell office:value-type="float" office:value="721" table:formula="of:=[.A748]+1" table:style-name="ce1">
            <text:p>721</text:p>
          </table:table-cell>
          <table:table-cell office:value-type="float" office:value="1.0708622686441527" table:formula="of:=[.B748]+([.F$3]*[.B723]/(1+([.B723]^[.H$3])))-[.G$3]*[.B748]" table:style-name="ce1">
            <text:p>1,070862269</text:p>
          </table:table-cell>
          <table:table-cell table:number-columns-repeated="16382"/>
        </table:table-row>
        <table:table-row table:style-name="ro1">
          <table:table-cell office:value-type="float" office:value="722" table:formula="of:=[.A749]+1" table:style-name="ce1">
            <text:p>722</text:p>
          </table:table-cell>
          <table:table-cell office:value-type="float" office:value="1.1052645977545432" table:formula="of:=[.B749]+([.F$3]*[.B724]/(1+([.B724]^[.H$3])))-[.G$3]*[.B749]" table:style-name="ce1">
            <text:p>1,105264598</text:p>
          </table:table-cell>
          <table:table-cell table:number-columns-repeated="16382"/>
        </table:table-row>
        <table:table-row table:style-name="ro1">
          <table:table-cell office:value-type="float" office:value="723" table:formula="of:=[.A750]+1" table:style-name="ce1">
            <text:p>723</text:p>
          </table:table-cell>
          <table:table-cell office:value-type="float" office:value="1.137067060893354" table:formula="of:=[.B750]+([.F$3]*[.B725]/(1+([.B725]^[.H$3])))-[.G$3]*[.B750]" table:style-name="ce1">
            <text:p>1,137067061</text:p>
          </table:table-cell>
          <table:table-cell table:number-columns-repeated="16382"/>
        </table:table-row>
        <table:table-row table:style-name="ro1">
          <table:table-cell office:value-type="float" office:value="724" table:formula="of:=[.A751]+1" table:style-name="ce1">
            <text:p>724</text:p>
          </table:table-cell>
          <table:table-cell office:value-type="float" office:value="1.1652962081335387" table:formula="of:=[.B751]+([.F$3]*[.B726]/(1+([.B726]^[.H$3])))-[.G$3]*[.B751]" table:style-name="ce1">
            <text:p>1,165296208</text:p>
          </table:table-cell>
          <table:table-cell table:number-columns-repeated="16382"/>
        </table:table-row>
        <table:table-row table:style-name="ro1">
          <table:table-cell office:value-type="float" office:value="725" table:formula="of:=[.A752]+1" table:style-name="ce1">
            <text:p>725</text:p>
          </table:table-cell>
          <table:table-cell office:value-type="float" office:value="1.1885388535996206" table:formula="of:=[.B752]+([.F$3]*[.B727]/(1+([.B727]^[.H$3])))-[.G$3]*[.B752]" table:style-name="ce1">
            <text:p>1,188538854</text:p>
          </table:table-cell>
          <table:table-cell table:number-columns-repeated="16382"/>
        </table:table-row>
        <table:table-row table:style-name="ro1">
          <table:table-cell office:value-type="float" office:value="726" table:formula="of:=[.A753]+1" table:style-name="ce1">
            <text:p>726</text:p>
          </table:table-cell>
          <table:table-cell office:value-type="float" office:value="1.2039213518752891" table:formula="of:=[.B753]+([.F$3]*[.B728]/(1+([.B728]^[.H$3])))-[.G$3]*[.B753]" table:style-name="ce1">
            <text:p>1,203921352</text:p>
          </table:table-cell>
          <table:table-cell table:number-columns-repeated="16382"/>
        </table:table-row>
        <table:table-row table:style-name="ro1">
          <table:table-cell office:value-type="float" office:value="727" table:formula="of:=[.A754]+1" table:style-name="ce1">
            <text:p>727</text:p>
          </table:table-cell>
          <table:table-cell office:value-type="float" office:value="1.2068047692949626" table:formula="of:=[.B754]+([.F$3]*[.B729]/(1+([.B729]^[.H$3])))-[.G$3]*[.B754]" table:style-name="ce1">
            <text:p>1,206804769</text:p>
          </table:table-cell>
          <table:table-cell table:number-columns-repeated="16382"/>
        </table:table-row>
        <table:table-row table:style-name="ro1">
          <table:table-cell office:value-type="float" office:value="728" table:formula="of:=[.A755]+1" table:style-name="ce1">
            <text:p>728</text:p>
          </table:table-cell>
          <table:table-cell office:value-type="float" office:value="1.1927750725139377" table:formula="of:=[.B755]+([.F$3]*[.B730]/(1+([.B730]^[.H$3])))-[.G$3]*[.B755]" table:style-name="ce1">
            <text:p>1,192775073</text:p>
          </table:table-cell>
          <table:table-cell table:number-columns-repeated="16382"/>
        </table:table-row>
        <table:table-row table:style-name="ro1">
          <table:table-cell office:value-type="float" office:value="729" table:formula="of:=[.A756]+1" table:style-name="ce1">
            <text:p>729</text:p>
          </table:table-cell>
          <table:table-cell office:value-type="float" office:value="1.1616585607699659" table:formula="of:=[.B756]+([.F$3]*[.B731]/(1+([.B731]^[.H$3])))-[.G$3]*[.B756]" table:style-name="ce1">
            <text:p>1,161658561</text:p>
          </table:table-cell>
          <table:table-cell table:number-columns-repeated="16382"/>
        </table:table-row>
        <table:table-row table:style-name="ro1">
          <table:table-cell office:value-type="float" office:value="730" table:formula="of:=[.A757]+1" table:style-name="ce1">
            <text:p>730</text:p>
          </table:table-cell>
          <table:table-cell office:value-type="float" office:value="1.1189868347166514" table:formula="of:=[.B757]+([.F$3]*[.B732]/(1+([.B732]^[.H$3])))-[.G$3]*[.B757]" table:style-name="ce1">
            <text:p>1,118986835</text:p>
          </table:table-cell>
          <table:table-cell table:number-columns-repeated="16382"/>
        </table:table-row>
        <table:table-row table:style-name="ro1">
          <table:table-cell office:value-type="float" office:value="731" table:formula="of:=[.A758]+1" table:style-name="ce1">
            <text:p>731</text:p>
          </table:table-cell>
          <table:table-cell office:value-type="float" office:value="1.0728576958539662" table:formula="of:=[.B758]+([.F$3]*[.B733]/(1+([.B733]^[.H$3])))-[.G$3]*[.B758]" table:style-name="ce1">
            <text:p>1,072857696</text:p>
          </table:table-cell>
          <table:table-cell table:number-columns-repeated="16382"/>
        </table:table-row>
        <table:table-row table:style-name="ro1">
          <table:table-cell office:value-type="float" office:value="732" table:formula="of:=[.A759]+1" table:style-name="ce1">
            <text:p>732</text:p>
          </table:table-cell>
          <table:table-cell office:value-type="float" office:value="1.0305410681810736" table:formula="of:=[.B759]+([.F$3]*[.B734]/(1+([.B734]^[.H$3])))-[.G$3]*[.B759]" table:style-name="ce1">
            <text:p>1,030541068</text:p>
          </table:table-cell>
          <table:table-cell table:number-columns-repeated="16382"/>
        </table:table-row>
        <table:table-row table:style-name="ro1">
          <table:table-cell office:value-type="float" office:value="733" table:formula="of:=[.A760]+1" table:style-name="ce1">
            <text:p>733</text:p>
          </table:table-cell>
          <table:table-cell office:value-type="float" office:value="0.99734142568650508" table:formula="of:=[.B760]+([.F$3]*[.B735]/(1+([.B735]^[.H$3])))-[.G$3]*[.B760]" table:style-name="ce1">
            <text:p>0,997341426</text:p>
          </table:table-cell>
          <table:table-cell table:number-columns-repeated="16382"/>
        </table:table-row>
        <table:table-row table:style-name="ro1">
          <table:table-cell office:value-type="float" office:value="734" table:formula="of:=[.A761]+1" table:style-name="ce1">
            <text:p>734</text:p>
          </table:table-cell>
          <table:table-cell office:value-type="float" office:value="0.97654402344161217" table:formula="of:=[.B761]+([.F$3]*[.B736]/(1+([.B736]^[.H$3])))-[.G$3]*[.B761]" table:style-name="ce1">
            <text:p>0,976544023</text:p>
          </table:table-cell>
          <table:table-cell table:number-columns-repeated="16382"/>
        </table:table-row>
        <table:table-row table:style-name="ro1">
          <table:table-cell office:value-type="float" office:value="735" table:formula="of:=[.A762]+1" table:style-name="ce1">
            <text:p>735</text:p>
          </table:table-cell>
          <table:table-cell office:value-type="float" office:value="0.96935348460970672" table:formula="of:=[.B762]+([.F$3]*[.B737]/(1+([.B737]^[.H$3])))-[.G$3]*[.B762]" table:style-name="ce1">
            <text:p>0,969353485</text:p>
          </table:table-cell>
          <table:table-cell table:number-columns-repeated="16382"/>
        </table:table-row>
        <table:table-row table:style-name="ro1">
          <table:table-cell office:value-type="float" office:value="736" table:formula="of:=[.A763]+1" table:style-name="ce1">
            <text:p>736</text:p>
          </table:table-cell>
          <table:table-cell office:value-type="float" office:value="0.97485575418324899" table:formula="of:=[.B763]+([.F$3]*[.B738]/(1+([.B738]^[.H$3])))-[.G$3]*[.B763]" table:style-name="ce1">
            <text:p>0,974855754</text:p>
          </table:table-cell>
          <table:table-cell table:number-columns-repeated="16382"/>
        </table:table-row>
        <table:table-row table:style-name="ro1">
          <table:table-cell office:value-type="float" office:value="737" table:formula="of:=[.A764]+1" table:style-name="ce1">
            <text:p>737</text:p>
          </table:table-cell>
          <table:table-cell office:value-type="float" office:value="0.99041500648397041" table:formula="of:=[.B764]+([.F$3]*[.B739]/(1+([.B739]^[.H$3])))-[.G$3]*[.B764]" table:style-name="ce1">
            <text:p>0,990415006</text:p>
          </table:table-cell>
          <table:table-cell table:number-columns-repeated="16382"/>
        </table:table-row>
        <table:table-row table:style-name="ro1">
          <table:table-cell office:value-type="float" office:value="738" table:formula="of:=[.A765]+1" table:style-name="ce1">
            <text:p>738</text:p>
          </table:table-cell>
          <table:table-cell office:value-type="float" office:value="1.0125357271649793" table:formula="of:=[.B765]+([.F$3]*[.B740]/(1+([.B740]^[.H$3])))-[.G$3]*[.B765]" table:style-name="ce1">
            <text:p>1,012535727</text:p>
          </table:table-cell>
          <table:table-cell table:number-columns-repeated="16382"/>
        </table:table-row>
        <table:table-row table:style-name="ro1">
          <table:table-cell office:value-type="float" office:value="739" table:formula="of:=[.A766]+1" table:style-name="ce1">
            <text:p>739</text:p>
          </table:table-cell>
          <table:table-cell office:value-type="float" office:value="1.0377450636863372" table:formula="of:=[.B766]+([.F$3]*[.B741]/(1+([.B741]^[.H$3])))-[.G$3]*[.B766]" table:style-name="ce1">
            <text:p>1,037745064</text:p>
          </table:table-cell>
          <table:table-cell table:number-columns-repeated="16382"/>
        </table:table-row>
        <table:table-row table:style-name="ro1">
          <table:table-cell office:value-type="float" office:value="740" table:formula="of:=[.A767]+1" table:style-name="ce1">
            <text:p>740</text:p>
          </table:table-cell>
          <table:table-cell office:value-type="float" office:value="1.0630633030197769" table:formula="of:=[.B767]+([.F$3]*[.B742]/(1+([.B742]^[.H$3])))-[.G$3]*[.B767]" table:style-name="ce1">
            <text:p>1,063063303</text:p>
          </table:table-cell>
          <table:table-cell table:number-columns-repeated="16382"/>
        </table:table-row>
        <table:table-row table:style-name="ro1">
          <table:table-cell office:value-type="float" office:value="741" table:formula="of:=[.A768]+1" table:style-name="ce1">
            <text:p>741</text:p>
          </table:table-cell>
          <table:table-cell office:value-type="float" office:value="1.0859767808719263" table:formula="of:=[.B768]+([.F$3]*[.B743]/(1+([.B743]^[.H$3])))-[.G$3]*[.B768]" table:style-name="ce1">
            <text:p>1,085976781</text:p>
          </table:table-cell>
          <table:table-cell table:number-columns-repeated="16382"/>
        </table:table-row>
        <table:table-row table:style-name="ro1">
          <table:table-cell office:value-type="float" office:value="742" table:formula="of:=[.A769]+1" table:style-name="ce1">
            <text:p>742</text:p>
          </table:table-cell>
          <table:table-cell office:value-type="float" office:value="1.10409936352037" table:formula="of:=[.B769]+([.F$3]*[.B744]/(1+([.B744]^[.H$3])))-[.G$3]*[.B769]" table:style-name="ce1">
            <text:p>1,104099364</text:p>
          </table:table-cell>
          <table:table-cell table:number-columns-repeated="16382"/>
        </table:table-row>
        <table:table-row table:style-name="ro1">
          <table:table-cell office:value-type="float" office:value="743" table:formula="of:=[.A770]+1" table:style-name="ce1">
            <text:p>743</text:p>
          </table:table-cell>
          <table:table-cell office:value-type="float" office:value="1.1148380250214727" table:formula="of:=[.B770]+([.F$3]*[.B745]/(1+([.B745]^[.H$3])))-[.G$3]*[.B770]" table:style-name="ce1">
            <text:p>1,114838025</text:p>
          </table:table-cell>
          <table:table-cell table:number-columns-repeated="16382"/>
        </table:table-row>
        <table:table-row table:style-name="ro1">
          <table:table-cell office:value-type="float" office:value="744" table:formula="of:=[.A771]+1" table:style-name="ce1">
            <text:p>744</text:p>
          </table:table-cell>
          <table:table-cell office:value-type="float" office:value="1.1154532702672721" table:formula="of:=[.B771]+([.F$3]*[.B746]/(1+([.B746]^[.H$3])))-[.G$3]*[.B771]" table:style-name="ce1">
            <text:p>1,11545327</text:p>
          </table:table-cell>
          <table:table-cell table:number-columns-repeated="16382"/>
        </table:table-row>
        <table:table-row table:style-name="ro1">
          <table:table-cell office:value-type="float" office:value="745" table:formula="of:=[.A772]+1" table:style-name="ce1">
            <text:p>745</text:p>
          </table:table-cell>
          <table:table-cell office:value-type="float" office:value="1.1037682339971677" table:formula="of:=[.B772]+([.F$3]*[.B747]/(1+([.B747]^[.H$3])))-[.G$3]*[.B772]" table:style-name="ce1">
            <text:p>1,103768234</text:p>
          </table:table-cell>
          <table:table-cell table:number-columns-repeated="16382"/>
        </table:table-row>
        <table:table-row table:style-name="ro1">
          <table:table-cell office:value-type="float" office:value="746" table:formula="of:=[.A773]+1" table:style-name="ce1">
            <text:p>746</text:p>
          </table:table-cell>
          <table:table-cell office:value-type="float" office:value="1.0791774883168896" table:formula="of:=[.B773]+([.F$3]*[.B748]/(1+([.B748]^[.H$3])))-[.G$3]*[.B773]" table:style-name="ce1">
            <text:p>1,079177488</text:p>
          </table:table-cell>
          <table:table-cell table:number-columns-repeated="16382"/>
        </table:table-row>
        <table:table-row table:style-name="ro1">
          <table:table-cell office:value-type="float" office:value="747" table:formula="of:=[.A774]+1" table:style-name="ce1">
            <text:p>747</text:p>
          </table:table-cell>
          <table:table-cell office:value-type="float" office:value="1.0430559324589641" table:formula="of:=[.B774]+([.F$3]*[.B749]/(1+([.B749]^[.H$3])))-[.G$3]*[.B774]" table:style-name="ce1">
            <text:p>1,043055932</text:p>
          </table:table-cell>
          <table:table-cell table:number-columns-repeated="16382"/>
        </table:table-row>
        <table:table-row table:style-name="ro1">
          <table:table-cell office:value-type="float" office:value="748" table:formula="of:=[.A775]+1" table:style-name="ce1">
            <text:p>748</text:p>
          </table:table-cell>
          <table:table-cell office:value-type="float" office:value="0.99816379416390422" table:formula="of:=[.B775]+([.F$3]*[.B750]/(1+([.B750]^[.H$3])))-[.G$3]*[.B775]" table:style-name="ce1">
            <text:p>0,998163794</text:p>
          </table:table-cell>
          <table:table-cell table:number-columns-repeated="16382"/>
        </table:table-row>
        <table:table-row table:style-name="ro1">
          <table:table-cell office:value-type="float" office:value="749" table:formula="of:=[.A776]+1" table:style-name="ce1">
            <text:p>749</text:p>
          </table:table-cell>
          <table:table-cell office:value-type="float" office:value="0.94764642927049159" table:formula="of:=[.B776]+([.F$3]*[.B751]/(1+([.B751]^[.H$3])))-[.G$3]*[.B776]" table:style-name="ce1">
            <text:p>0,947646429</text:p>
          </table:table-cell>
          <table:table-cell table:number-columns-repeated="16382"/>
        </table:table-row>
        <table:table-row table:style-name="ro1">
          <table:table-cell office:value-type="float" office:value="750" table:formula="of:=[.A777]+1" table:style-name="ce1">
            <text:p>750</text:p>
          </table:table-cell>
          <table:table-cell office:value-type="float" office:value="0.89437327935797484" table:formula="of:=[.B777]+([.F$3]*[.B752]/(1+([.B752]^[.H$3])))-[.G$3]*[.B777]" table:style-name="ce1">
            <text:p>0,894373279</text:p>
          </table:table-cell>
          <table:table-cell table:number-columns-repeated="16382"/>
        </table:table-row>
        <table:table-row table:style-name="ro1">
          <table:table-cell office:value-type="float" office:value="751" table:formula="of:=[.A778]+1" table:style-name="ce1">
            <text:p>751</text:p>
          </table:table-cell>
          <table:table-cell office:value-type="float" office:value="0.84081557642683014" table:formula="of:=[.B778]+([.F$3]*[.B753]/(1+([.B753]^[.H$3])))-[.G$3]*[.B778]" table:style-name="ce1">
            <text:p>0,840815576</text:p>
          </table:table-cell>
          <table:table-cell table:number-columns-repeated="16382"/>
        </table:table-row>
        <table:table-row table:style-name="ro1">
          <table:table-cell office:value-type="float" office:value="752" table:formula="of:=[.A779]+1" table:style-name="ce1">
            <text:p>752</text:p>
          </table:table-cell>
          <table:table-cell office:value-type="float" office:value="0.78928531800936153" table:formula="of:=[.B779]+([.F$3]*[.B754]/(1+([.B754]^[.H$3])))-[.G$3]*[.B779]" table:style-name="ce1">
            <text:p>0,789285318</text:p>
          </table:table-cell>
          <table:table-cell table:number-columns-repeated="16382"/>
        </table:table-row>
        <table:table-row table:style-name="ro1">
          <table:table-cell office:value-type="float" office:value="753" table:formula="of:=[.A780]+1" table:style-name="ce1">
            <text:p>753</text:p>
          </table:table-cell>
          <table:table-cell office:value-type="float" office:value="0.74231689516855115" table:formula="of:=[.B780]+([.F$3]*[.B755]/(1+([.B755]^[.H$3])))-[.G$3]*[.B780]" table:style-name="ce1">
            <text:p>0,742316895</text:p>
          </table:table-cell>
          <table:table-cell table:number-columns-repeated="16382"/>
        </table:table-row>
        <table:table-row table:style-name="ro1">
          <table:table-cell office:value-type="float" office:value="754" table:formula="of:=[.A781]+1" table:style-name="ce1">
            <text:p>754</text:p>
          </table:table-cell>
          <table:table-cell office:value-type="float" office:value="0.70301843239491668" table:formula="of:=[.B781]+([.F$3]*[.B756]/(1+([.B756]^[.H$3])))-[.G$3]*[.B781]" table:style-name="ce1">
            <text:p>0,703018432</text:p>
          </table:table-cell>
          <table:table-cell table:number-columns-repeated="16382"/>
        </table:table-row>
        <table:table-row table:style-name="ro1">
          <table:table-cell office:value-type="float" office:value="755" table:formula="of:=[.A782]+1" table:style-name="ce1">
            <text:p>755</text:p>
          </table:table-cell>
          <table:table-cell office:value-type="float" office:value="0.67515224932841422" table:formula="of:=[.B782]+([.F$3]*[.B757]/(1+([.B757]^[.H$3])))-[.G$3]*[.B782]" table:style-name="ce1">
            <text:p>0,675152249</text:p>
          </table:table-cell>
          <table:table-cell table:number-columns-repeated="16382"/>
        </table:table-row>
        <table:table-row table:style-name="ro1">
          <table:table-cell office:value-type="float" office:value="756" table:formula="of:=[.A783]+1" table:style-name="ce1">
            <text:p>756</text:p>
          </table:table-cell>
          <table:table-cell office:value-type="float" office:value="0.66251801930323817" table:formula="of:=[.B783]+([.F$3]*[.B758]/(1+([.B758]^[.H$3])))-[.G$3]*[.B783]" table:style-name="ce1">
            <text:p>0,662518019</text:p>
          </table:table-cell>
          <table:table-cell table:number-columns-repeated="16382"/>
        </table:table-row>
        <table:table-row table:style-name="ro1">
          <table:table-cell office:value-type="float" office:value="757" table:formula="of:=[.A784]+1" table:style-name="ce1">
            <text:p>757</text:p>
          </table:table-cell>
          <table:table-cell office:value-type="float" office:value="0.66730875382835997" table:formula="of:=[.B784]+([.F$3]*[.B759]/(1+([.B759]^[.H$3])))-[.G$3]*[.B784]" table:style-name="ce1">
            <text:p>0,667308754</text:p>
          </table:table-cell>
          <table:table-cell table:number-columns-repeated="16382"/>
        </table:table-row>
        <table:table-row table:style-name="ro1">
          <table:table-cell office:value-type="float" office:value="758" table:formula="of:=[.A785]+1" table:style-name="ce1">
            <text:p>758</text:p>
          </table:table-cell>
          <table:table-cell office:value-type="float" office:value="0.68824646395343869" table:formula="of:=[.B785]+([.F$3]*[.B760]/(1+([.B760]^[.H$3])))-[.G$3]*[.B785]" table:style-name="ce1">
            <text:p>0,688246464</text:p>
          </table:table-cell>
          <table:table-cell table:number-columns-repeated="16382"/>
        </table:table-row>
        <table:table-row table:style-name="ro1">
          <table:table-cell office:value-type="float" office:value="759" table:formula="of:=[.A786]+1" table:style-name="ce1">
            <text:p>759</text:p>
          </table:table-cell>
          <table:table-cell office:value-type="float" office:value="0.72048340031729297" table:formula="of:=[.B786]+([.F$3]*[.B761]/(1+([.B761]^[.H$3])))-[.G$3]*[.B786]" table:style-name="ce1">
            <text:p>0,7204834</text:p>
          </table:table-cell>
          <table:table-cell table:number-columns-repeated="16382"/>
        </table:table-row>
        <table:table-row table:style-name="ro1">
          <table:table-cell office:value-type="float" office:value="760" table:formula="of:=[.A787]+1" table:style-name="ce1">
            <text:p>760</text:p>
          </table:table-cell>
          <table:table-cell office:value-type="float" office:value="0.75762471251280827" table:formula="of:=[.B787]+([.F$3]*[.B762]/(1+([.B762]^[.H$3])))-[.G$3]*[.B787]" table:style-name="ce1">
            <text:p>0,757624713</text:p>
          </table:table-cell>
          <table:table-cell table:number-columns-repeated="16382"/>
        </table:table-row>
        <table:table-row table:style-name="ro1">
          <table:table-cell office:value-type="float" office:value="761" table:formula="of:=[.A788]+1" table:style-name="ce1">
            <text:p>761</text:p>
          </table:table-cell>
          <table:table-cell office:value-type="float" office:value="0.7937629801695838" table:formula="of:=[.B788]+([.F$3]*[.B763]/(1+([.B763]^[.H$3])))-[.G$3]*[.B788]" table:style-name="ce1">
            <text:p>0,79376298</text:p>
          </table:table-cell>
          <table:table-cell table:number-columns-repeated="16382"/>
        </table:table-row>
        <table:table-row table:style-name="ro1">
          <table:table-cell office:value-type="float" office:value="762" table:formula="of:=[.A789]+1" table:style-name="ce1">
            <text:p>762</text:p>
          </table:table-cell>
          <table:table-cell office:value-type="float" office:value="0.82421833177805026" table:formula="of:=[.B789]+([.F$3]*[.B764]/(1+([.B764]^[.H$3])))-[.G$3]*[.B789]" table:style-name="ce1">
            <text:p>0,824218332</text:p>
          </table:table-cell>
          <table:table-cell table:number-columns-repeated="16382"/>
        </table:table-row>
        <table:table-row table:style-name="ro1">
          <table:table-cell office:value-type="float" office:value="763" table:formula="of:=[.A790]+1" table:style-name="ce1">
            <text:p>763</text:p>
          </table:table-cell>
          <table:table-cell office:value-type="float" office:value="0.84560377085310567" table:formula="of:=[.B790]+([.F$3]*[.B765]/(1+([.B765]^[.H$3])))-[.G$3]*[.B790]" table:style-name="ce1">
            <text:p>0,845603771</text:p>
          </table:table-cell>
          <table:table-cell table:number-columns-repeated="16382"/>
        </table:table-row>
        <table:table-row table:style-name="ro1">
          <table:table-cell office:value-type="float" office:value="764" table:formula="of:=[.A791]+1" table:style-name="ce1">
            <text:p>764</text:p>
          </table:table-cell>
          <table:table-cell office:value-type="float" office:value="0.85599812416120225" table:formula="of:=[.B791]+([.F$3]*[.B766]/(1+([.B766]^[.H$3])))-[.G$3]*[.B791]" table:style-name="ce1">
            <text:p>0,855998124</text:p>
          </table:table-cell>
          <table:table-cell table:number-columns-repeated="16382"/>
        </table:table-row>
        <table:table-row table:style-name="ro1">
          <table:table-cell office:value-type="float" office:value="765" table:formula="of:=[.A792]+1" table:style-name="ce1">
            <text:p>765</text:p>
          </table:table-cell>
          <table:table-cell office:value-type="float" office:value="0.85516544718366083" table:formula="of:=[.B792]+([.F$3]*[.B767]/(1+([.B767]^[.H$3])))-[.G$3]*[.B792]" table:style-name="ce1">
            <text:p>0,855165447</text:p>
          </table:table-cell>
          <table:table-cell table:number-columns-repeated="16382"/>
        </table:table-row>
        <table:table-row table:style-name="ro1">
          <table:table-cell office:value-type="float" office:value="766" table:formula="of:=[.A793]+1" table:style-name="ce1">
            <text:p>766</text:p>
          </table:table-cell>
          <table:table-cell office:value-type="float" office:value="0.84442615796663956" table:formula="of:=[.B793]+([.F$3]*[.B768]/(1+([.B768]^[.H$3])))-[.G$3]*[.B793]" table:style-name="ce1">
            <text:p>0,844426158</text:p>
          </table:table-cell>
          <table:table-cell table:number-columns-repeated="16382"/>
        </table:table-row>
        <table:table-row table:style-name="ro1">
          <table:table-cell office:value-type="float" office:value="767" table:formula="of:=[.A794]+1" table:style-name="ce1">
            <text:p>767</text:p>
          </table:table-cell>
          <table:table-cell office:value-type="float" office:value="0.82617296715423505" table:formula="of:=[.B794]+([.F$3]*[.B769]/(1+([.B769]^[.H$3])))-[.G$3]*[.B794]" table:style-name="ce1">
            <text:p>0,826172967</text:p>
          </table:table-cell>
          <table:table-cell table:number-columns-repeated="16382"/>
        </table:table-row>
        <table:table-row table:style-name="ro1">
          <table:table-cell office:value-type="float" office:value="768" table:formula="of:=[.A795]+1" table:style-name="ce1">
            <text:p>768</text:p>
          </table:table-cell>
          <table:table-cell office:value-type="float" office:value="0.8033653801372338" table:formula="of:=[.B795]+([.F$3]*[.B770]/(1+([.B770]^[.H$3])))-[.G$3]*[.B795]" table:style-name="ce1">
            <text:p>0,80336538</text:p>
          </table:table-cell>
          <table:table-cell table:number-columns-repeated="16382"/>
        </table:table-row>
        <table:table-row table:style-name="ro1">
          <table:table-cell office:value-type="float" office:value="769" table:formula="of:=[.A796]+1" table:style-name="ce1">
            <text:p>769</text:p>
          </table:table-cell>
          <table:table-cell office:value-type="float" office:value="0.77925378262552425" table:formula="of:=[.B796]+([.F$3]*[.B771]/(1+([.B771]^[.H$3])))-[.G$3]*[.B796]" table:style-name="ce1">
            <text:p>0,779253783</text:p>
          </table:table-cell>
          <table:table-cell table:number-columns-repeated="16382"/>
        </table:table-row>
        <table:table-row table:style-name="ro1">
          <table:table-cell office:value-type="float" office:value="770" table:formula="of:=[.A797]+1" table:style-name="ce1">
            <text:p>770</text:p>
          </table:table-cell>
          <table:table-cell office:value-type="float" office:value="0.7573525831438791" table:formula="of:=[.B797]+([.F$3]*[.B772]/(1+([.B772]^[.H$3])))-[.G$3]*[.B797]" table:style-name="ce1">
            <text:p>0,757352583</text:p>
          </table:table-cell>
          <table:table-cell table:number-columns-repeated="16382"/>
        </table:table-row>
        <table:table-row table:style-name="ro1">
          <table:table-cell office:value-type="float" office:value="771" table:formula="of:=[.A798]+1" table:style-name="ce1">
            <text:p>771</text:p>
          </table:table-cell>
          <table:table-cell office:value-type="float" office:value="0.74153995789258709" table:formula="of:=[.B798]+([.F$3]*[.B773]/(1+([.B773]^[.H$3])))-[.G$3]*[.B798]" table:style-name="ce1">
            <text:p>0,741539958</text:p>
          </table:table-cell>
          <table:table-cell table:number-columns-repeated="16382"/>
        </table:table-row>
        <table:table-row table:style-name="ro1">
          <table:table-cell office:value-type="float" office:value="772" table:formula="of:=[.A799]+1" table:style-name="ce1">
            <text:p>772</text:p>
          </table:table-cell>
          <table:table-cell office:value-type="float" office:value="0.7360678416047608" table:formula="of:=[.B799]+([.F$3]*[.B774]/(1+([.B774]^[.H$3])))-[.G$3]*[.B799]" table:style-name="ce1">
            <text:p>0,736067842</text:p>
          </table:table-cell>
          <table:table-cell table:number-columns-repeated="16382"/>
        </table:table-row>
        <table:table-row table:style-name="ro1">
          <table:table-cell office:value-type="float" office:value="773" table:formula="of:=[.A800]+1" table:style-name="ce1">
            <text:p>773</text:p>
          </table:table-cell>
          <table:table-cell office:value-type="float" office:value="0.74510162465677154" table:formula="of:=[.B800]+([.F$3]*[.B775]/(1+([.B775]^[.H$3])))-[.G$3]*[.B800]" table:style-name="ce1">
            <text:p>0,745101625</text:p>
          </table:table-cell>
          <table:table-cell table:number-columns-repeated="16382"/>
        </table:table-row>
        <table:table-row table:style-name="ro1">
          <table:table-cell office:value-type="float" office:value="774" table:formula="of:=[.A801]+1" table:style-name="ce1">
            <text:p>774</text:p>
          </table:table-cell>
          <table:table-cell office:value-type="float" office:value="0.7713250752773082" table:formula="of:=[.B801]+([.F$3]*[.B776]/(1+([.B776]^[.H$3])))-[.G$3]*[.B801]" table:style-name="ce1">
            <text:p>0,771325075</text:p>
          </table:table-cell>
          <table:table-cell table:number-columns-repeated="16382"/>
        </table:table-row>
        <table:table-row table:style-name="ro1">
          <table:table-cell office:value-type="float" office:value="775" table:formula="of:=[.A802]+1" table:style-name="ce1">
            <text:p>775</text:p>
          </table:table-cell>
          <table:table-cell office:value-type="float" office:value="0.81383976922378887" table:formula="of:=[.B802]+([.F$3]*[.B777]/(1+([.B777]^[.H$3])))-[.G$3]*[.B802]" table:style-name="ce1">
            <text:p>0,813839769</text:p>
          </table:table-cell>
          <table:table-cell table:number-columns-repeated="16382"/>
        </table:table-row>
        <table:table-row table:style-name="ro1">
          <table:table-cell office:value-type="float" office:value="776" table:formula="of:=[.A803]+1" table:style-name="ce1">
            <text:p>776</text:p>
          </table:table-cell>
          <table:table-cell office:value-type="float" office:value="0.86720306761705668" table:formula="of:=[.B803]+([.F$3]*[.B778]/(1+([.B778]^[.H$3])))-[.G$3]*[.B803]" table:style-name="ce1">
            <text:p>0,867203068</text:p>
          </table:table-cell>
          <table:table-cell table:number-columns-repeated="16382"/>
        </table:table-row>
        <table:table-row table:style-name="ro1">
          <table:table-cell office:value-type="float" office:value="777" table:formula="of:=[.A804]+1" table:style-name="ce1">
            <text:p>777</text:p>
          </table:table-cell>
          <table:table-cell office:value-type="float" office:value="0.92340485815721585" table:formula="of:=[.B804]+([.F$3]*[.B779]/(1+([.B779]^[.H$3])))-[.G$3]*[.B804]" table:style-name="ce1">
            <text:p>0,923404858</text:p>
          </table:table-cell>
          <table:table-cell table:number-columns-repeated="16382"/>
        </table:table-row>
        <table:table-row table:style-name="ro1">
          <table:table-cell office:value-type="float" office:value="778" table:formula="of:=[.A805]+1" table:style-name="ce1">
            <text:p>778</text:p>
          </table:table-cell>
          <table:table-cell office:value-type="float" office:value="0.97538031681241677" table:formula="of:=[.B805]+([.F$3]*[.B780]/(1+([.B780]^[.H$3])))-[.G$3]*[.B805]" table:style-name="ce1">
            <text:p>0,975380317</text:p>
          </table:table-cell>
          <table:table-cell table:number-columns-repeated="16382"/>
        </table:table-row>
        <table:table-row table:style-name="ro1">
          <table:table-cell office:value-type="float" office:value="779" table:formula="of:=[.A806]+1" table:style-name="ce1">
            <text:p>779</text:p>
          </table:table-cell>
          <table:table-cell office:value-type="float" office:value="1.0191278651871865" table:formula="of:=[.B806]+([.F$3]*[.B781]/(1+([.B781]^[.H$3])))-[.G$3]*[.B806]" table:style-name="ce1">
            <text:p>1,019127865</text:p>
          </table:table-cell>
          <table:table-cell table:number-columns-repeated="16382"/>
        </table:table-row>
        <table:table-row table:style-name="ro1">
          <table:table-cell office:value-type="float" office:value="780" table:formula="of:=[.A807]+1" table:style-name="ce1">
            <text:p>780</text:p>
          </table:table-cell>
          <table:table-cell office:value-type="float" office:value="1.0537912061260888" table:formula="of:=[.B807]+([.F$3]*[.B782]/(1+([.B782]^[.H$3])))-[.G$3]*[.B807]" table:style-name="ce1">
            <text:p>1,053791206</text:p>
          </table:table-cell>
          <table:table-cell table:number-columns-repeated="16382"/>
        </table:table-row>
        <table:table-row table:style-name="ro1">
          <table:table-cell office:value-type="float" office:value="781" table:formula="of:=[.A808]+1" table:style-name="ce1">
            <text:p>781</text:p>
          </table:table-cell>
          <table:table-cell office:value-type="float" office:value="1.0808364709117613" table:formula="of:=[.B808]+([.F$3]*[.B783]/(1+([.B783]^[.H$3])))-[.G$3]*[.B808]" table:style-name="ce1">
            <text:p>1,080836471</text:p>
          </table:table-cell>
          <table:table-cell table:number-columns-repeated="16382"/>
        </table:table-row>
        <table:table-row table:style-name="ro1">
          <table:table-cell office:value-type="float" office:value="782" table:formula="of:=[.A809]+1" table:style-name="ce1">
            <text:p>782</text:p>
          </table:table-cell>
          <table:table-cell office:value-type="float" office:value="1.1031322732358588" table:formula="of:=[.B809]+([.F$3]*[.B784]/(1+([.B784]^[.H$3])))-[.G$3]*[.B809]" table:style-name="ce1">
            <text:p>1,103132273</text:p>
          </table:table-cell>
          <table:table-cell table:number-columns-repeated="16382"/>
        </table:table-row>
        <table:table-row table:style-name="ro1">
          <table:table-cell office:value-type="float" office:value="783" table:formula="of:=[.A810]+1" table:style-name="ce1">
            <text:p>783</text:p>
          </table:table-cell>
          <table:table-cell office:value-type="float" office:value="1.1239841898053093" table:formula="of:=[.B810]+([.F$3]*[.B785]/(1+([.B785]^[.H$3])))-[.G$3]*[.B810]" table:style-name="ce1">
            <text:p>1,12398419</text:p>
          </table:table-cell>
          <table:table-cell table:number-columns-repeated="16382"/>
        </table:table-row>
        <table:table-row table:style-name="ro1">
          <table:table-cell office:value-type="float" office:value="784" table:formula="of:=[.A811]+1" table:style-name="ce1">
            <text:p>784</text:p>
          </table:table-cell>
          <table:table-cell office:value-type="float" office:value="1.1460289517815099" table:formula="of:=[.B811]+([.F$3]*[.B786]/(1+([.B786]^[.H$3])))-[.G$3]*[.B811]" table:style-name="ce1">
            <text:p>1,146028952</text:p>
          </table:table-cell>
          <table:table-cell table:number-columns-repeated="16382"/>
        </table:table-row>
        <table:table-row table:style-name="ro1">
          <table:table-cell office:value-type="float" office:value="785" table:formula="of:=[.A812]+1" table:style-name="ce1">
            <text:p>785</text:p>
          </table:table-cell>
          <table:table-cell office:value-type="float" office:value="1.1702888340216882" table:formula="of:=[.B812]+([.F$3]*[.B787]/(1+([.B787]^[.H$3])))-[.G$3]*[.B812]" table:style-name="ce1">
            <text:p>1,170288834</text:p>
          </table:table-cell>
          <table:table-cell table:number-columns-repeated="16382"/>
        </table:table-row>
        <table:table-row table:style-name="ro1">
          <table:table-cell office:value-type="float" office:value="786" table:formula="of:=[.A813]+1" table:style-name="ce1">
            <text:p>786</text:p>
          </table:table-cell>
          <table:table-cell office:value-type="float" office:value="1.1958974845908281" table:formula="of:=[.B813]+([.F$3]*[.B788]/(1+([.B788]^[.H$3])))-[.G$3]*[.B813]" table:style-name="ce1">
            <text:p>1,195897485</text:p>
          </table:table-cell>
          <table:table-cell table:number-columns-repeated="16382"/>
        </table:table-row>
        <table:table-row table:style-name="ro1">
          <table:table-cell office:value-type="float" office:value="787" table:formula="of:=[.A814]+1" table:style-name="ce1">
            <text:p>787</text:p>
          </table:table-cell>
          <table:table-cell office:value-type="float" office:value="1.2207214036424714" table:formula="of:=[.B814]+([.F$3]*[.B789]/(1+([.B789]^[.H$3])))-[.G$3]*[.B814]" table:style-name="ce1">
            <text:p>1,220721404</text:p>
          </table:table-cell>
          <table:table-cell table:number-columns-repeated="16382"/>
        </table:table-row>
        <table:table-row table:style-name="ro1">
          <table:table-cell office:value-type="float" office:value="788" table:formula="of:=[.A815]+1" table:style-name="ce1">
            <text:p>788</text:p>
          </table:table-cell>
          <table:table-cell office:value-type="float" office:value="1.2426571827789581" table:formula="of:=[.B815]+([.F$3]*[.B790]/(1+([.B790]^[.H$3])))-[.G$3]*[.B815]" table:style-name="ce1">
            <text:p>1,242657183</text:p>
          </table:table-cell>
          <table:table-cell table:number-columns-repeated="16382"/>
        </table:table-row>
        <table:table-row table:style-name="ro1">
          <table:table-cell office:value-type="float" office:value="789" table:formula="of:=[.A816]+1" table:style-name="ce1">
            <text:p>789</text:p>
          </table:table-cell>
          <table:table-cell office:value-type="float" office:value="1.2608778462500192" table:formula="of:=[.B816]+([.F$3]*[.B791]/(1+([.B791]^[.H$3])))-[.G$3]*[.B816]" table:style-name="ce1">
            <text:p>1,260877846</text:p>
          </table:table-cell>
          <table:table-cell table:number-columns-repeated="16382"/>
        </table:table-row>
        <table:table-row table:style-name="ro1">
          <table:table-cell office:value-type="float" office:value="790" table:formula="of:=[.A817]+1" table:style-name="ce1">
            <text:p>790</text:p>
          </table:table-cell>
          <table:table-cell office:value-type="float" office:value="1.27613523405756" table:formula="of:=[.B817]+([.F$3]*[.B792]/(1+([.B792]^[.H$3])))-[.G$3]*[.B817]" table:style-name="ce1">
            <text:p>1,276135234</text:p>
          </table:table-cell>
          <table:table-cell table:number-columns-repeated="16382"/>
        </table:table-row>
        <table:table-row table:style-name="ro1">
          <table:table-cell office:value-type="float" office:value="791" table:formula="of:=[.A818]+1" table:style-name="ce1">
            <text:p>791</text:p>
          </table:table-cell>
          <table:table-cell office:value-type="float" office:value="1.2899682810782278" table:formula="of:=[.B818]+([.F$3]*[.B793]/(1+([.B793]^[.H$3])))-[.G$3]*[.B818]" table:style-name="ce1">
            <text:p>1,289968281</text:p>
          </table:table-cell>
          <table:table-cell table:number-columns-repeated="16382"/>
        </table:table-row>
        <table:table-row table:style-name="ro1">
          <table:table-cell office:value-type="float" office:value="792" table:formula="of:=[.A819]+1" table:style-name="ce1">
            <text:p>792</text:p>
          </table:table-cell>
          <table:table-cell office:value-type="float" office:value="1.3035702009771524" table:formula="of:=[.B819]+([.F$3]*[.B794]/(1+([.B794]^[.H$3])))-[.G$3]*[.B819]" table:style-name="ce1">
            <text:p>1,303570201</text:p>
          </table:table-cell>
          <table:table-cell table:number-columns-repeated="16382"/>
        </table:table-row>
        <table:table-row table:style-name="ro1">
          <table:table-cell office:value-type="float" office:value="793" table:formula="of:=[.A820]+1" table:style-name="ce1">
            <text:p>793</text:p>
          </table:table-cell>
          <table:table-cell office:value-type="float" office:value="1.3171266010370246" table:formula="of:=[.B820]+([.F$3]*[.B795]/(1+([.B795]^[.H$3])))-[.G$3]*[.B820]" table:style-name="ce1">
            <text:p>1,317126601</text:p>
          </table:table-cell>
          <table:table-cell table:number-columns-repeated="16382"/>
        </table:table-row>
        <table:table-row table:style-name="ro1">
          <table:table-cell office:value-type="float" office:value="794" table:formula="of:=[.A821]+1" table:style-name="ce1">
            <text:p>794</text:p>
          </table:table-cell>
          <table:table-cell office:value-type="float" office:value="1.3299070288738648" table:formula="of:=[.B821]+([.F$3]*[.B796]/(1+([.B796]^[.H$3])))-[.G$3]*[.B821]" table:style-name="ce1">
            <text:p>1,329907029</text:p>
          </table:table-cell>
          <table:table-cell table:number-columns-repeated="16382"/>
        </table:table-row>
        <table:table-row table:style-name="ro1">
          <table:table-cell office:value-type="float" office:value="795" table:formula="of:=[.A822]+1" table:style-name="ce1">
            <text:p>795</text:p>
          </table:table-cell>
          <table:table-cell office:value-type="float" office:value="1.3408808384925957" table:formula="of:=[.B822]+([.F$3]*[.B797]/(1+([.B797]^[.H$3])))-[.G$3]*[.B822]" table:style-name="ce1">
            <text:p>1,340880838</text:p>
          </table:table-cell>
          <table:table-cell table:number-columns-repeated="16382"/>
        </table:table-row>
        <table:table-row table:style-name="ro1">
          <table:table-cell office:value-type="float" office:value="796" table:formula="of:=[.A823]+1" table:style-name="ce1">
            <text:p>796</text:p>
          </table:table-cell>
          <table:table-cell office:value-type="float" office:value="1.3494090521095612" table:formula="of:=[.B823]+([.F$3]*[.B798]/(1+([.B798]^[.H$3])))-[.G$3]*[.B823]" table:style-name="ce1">
            <text:p>1,349409052</text:p>
          </table:table-cell>
          <table:table-cell table:number-columns-repeated="16382"/>
        </table:table-row>
        <table:table-row table:style-name="ro1">
          <table:table-cell office:value-type="float" office:value="797" table:formula="of:=[.A824]+1" table:style-name="ce1">
            <text:p>797</text:p>
          </table:table-cell>
          <table:table-cell office:value-type="float" office:value="1.3556769710881973" table:formula="of:=[.B824]+([.F$3]*[.B799]/(1+([.B799]^[.H$3])))-[.G$3]*[.B824]" table:style-name="ce1">
            <text:p>1,355676971</text:p>
          </table:table-cell>
          <table:table-cell table:number-columns-repeated="16382"/>
        </table:table-row>
        <table:table-row table:style-name="ro1">
          <table:table-cell office:value-type="float" office:value="798" table:formula="of:=[.A825]+1" table:style-name="ce1">
            <text:p>798</text:p>
          </table:table-cell>
          <table:table-cell office:value-type="float" office:value="1.3607567008848778" table:formula="of:=[.B825]+([.F$3]*[.B800]/(1+([.B800]^[.H$3])))-[.G$3]*[.B825]" table:style-name="ce1">
            <text:p>1,360756701</text:p>
          </table:table-cell>
          <table:table-cell table:number-columns-repeated="16382"/>
        </table:table-row>
        <table:table-row table:style-name="ro1">
          <table:table-cell office:value-type="float" office:value="799" table:formula="of:=[.A826]+1" table:style-name="ce1">
            <text:p>799</text:p>
          </table:table-cell>
          <table:table-cell office:value-type="float" office:value="1.3662355147631988" table:formula="of:=[.B826]+([.F$3]*[.B801]/(1+([.B801]^[.H$3])))-[.G$3]*[.B826]" table:style-name="ce1">
            <text:p>1,366235515</text:p>
          </table:table-cell>
          <table:table-cell table:number-columns-repeated="16382"/>
        </table:table-row>
        <table:table-row table:style-name="ro1">
          <table:table-cell office:value-type="float" office:value="800" table:formula="of:=[.A827]+1" table:style-name="ce1">
            <text:p>800</text:p>
          </table:table-cell>
          <table:table-cell office:value-type="float" office:value="1.3731760761662177" table:formula="of:=[.B827]+([.F$3]*[.B802]/(1+([.B802]^[.H$3])))-[.G$3]*[.B827]" table:style-name="ce1">
            <text:p>1,373176076</text:p>
          </table:table-cell>
          <table:table-cell table:number-columns-repeated="16382"/>
        </table:table-row>
        <table:table-row table:style-name="ro1">
          <table:table-cell office:value-type="float" office:value="801" table:formula="of:=[.A828]+1" table:style-name="ce1">
            <text:p>801</text:p>
          </table:table-cell>
          <table:table-cell office:value-type="float" office:value="1.3802248417394938" table:formula="of:=[.B828]+([.F$3]*[.B803]/(1+([.B803]^[.H$3])))-[.G$3]*[.B828]" table:style-name="ce1">
            <text:p>1,380224842</text:p>
          </table:table-cell>
          <table:table-cell table:number-columns-repeated="16382"/>
        </table:table-row>
        <table:table-row table:style-name="ro1">
          <table:table-cell office:value-type="float" office:value="802" table:formula="of:=[.A829]+1" table:style-name="ce1">
            <text:p>802</text:p>
          </table:table-cell>
          <table:table-cell office:value-type="float" office:value="1.3820116397027724" table:formula="of:=[.B829]+([.F$3]*[.B804]/(1+([.B804]^[.H$3])))-[.G$3]*[.B829]" table:style-name="ce1">
            <text:p>1,38201164</text:p>
          </table:table-cell>
          <table:table-cell table:number-columns-repeated="16382"/>
        </table:table-row>
        <table:table-row table:style-name="ro1">
          <table:table-cell office:value-type="float" office:value="803" table:formula="of:=[.A830]+1" table:style-name="ce1">
            <text:p>803</text:p>
          </table:table-cell>
          <table:table-cell office:value-type="float" office:value="1.3711121098610042" table:formula="of:=[.B830]+([.F$3]*[.B805]/(1+([.B805]^[.H$3])))-[.G$3]*[.B830]" table:style-name="ce1">
            <text:p>1,37111211</text:p>
          </table:table-cell>
          <table:table-cell table:number-columns-repeated="16382"/>
        </table:table-row>
        <table:table-row table:style-name="ro1">
          <table:table-cell office:value-type="float" office:value="804" table:formula="of:=[.A831]+1" table:style-name="ce1">
            <text:p>804</text:p>
          </table:table-cell>
          <table:table-cell office:value-type="float" office:value="1.3436334167436625" table:formula="of:=[.B831]+([.F$3]*[.B806]/(1+([.B806]^[.H$3])))-[.G$3]*[.B831]" table:style-name="ce1">
            <text:p>1,343633417</text:p>
          </table:table-cell>
          <table:table-cell table:number-columns-repeated="16382"/>
        </table:table-row>
        <table:table-row table:style-name="ro1">
          <table:table-cell office:value-type="float" office:value="805" table:formula="of:=[.A832]+1" table:style-name="ce1">
            <text:p>805</text:p>
          </table:table-cell>
          <table:table-cell office:value-type="float" office:value="1.3015568183647157" table:formula="of:=[.B832]+([.F$3]*[.B807]/(1+([.B807]^[.H$3])))-[.G$3]*[.B832]" table:style-name="ce1">
            <text:p>1,301556818</text:p>
          </table:table-cell>
          <table:table-cell table:number-columns-repeated="16382"/>
        </table:table-row>
        <table:table-row table:style-name="ro1">
          <table:table-cell office:value-type="float" office:value="806" table:formula="of:=[.A833]+1" table:style-name="ce1">
            <text:p>806</text:p>
          </table:table-cell>
          <table:table-cell office:value-type="float" office:value="1.2497885782897649" table:formula="of:=[.B833]+([.F$3]*[.B808]/(1+([.B808]^[.H$3])))-[.G$3]*[.B833]" table:style-name="ce1">
            <text:p>1,249788578</text:p>
          </table:table-cell>
          <table:table-cell table:number-columns-repeated="16382"/>
        </table:table-row>
        <table:table-row table:style-name="ro1">
          <table:table-cell office:value-type="float" office:value="807" table:formula="of:=[.A834]+1" table:style-name="ce1">
            <text:p>807</text:p>
          </table:table-cell>
          <table:table-cell office:value-type="float" office:value="1.1928788040296932" table:formula="of:=[.B834]+([.F$3]*[.B809]/(1+([.B809]^[.H$3])))-[.G$3]*[.B834]" table:style-name="ce1">
            <text:p>1,192878804</text:p>
          </table:table-cell>
          <table:table-cell table:number-columns-repeated="16382"/>
        </table:table-row>
        <table:table-row table:style-name="ro1">
          <table:table-cell office:value-type="float" office:value="808" table:formula="of:=[.A835]+1" table:style-name="ce1">
            <text:p>808</text:p>
          </table:table-cell>
          <table:table-cell office:value-type="float" office:value="1.1337308283699858" table:formula="of:=[.B835]+([.F$3]*[.B810]/(1+([.B810]^[.H$3])))-[.G$3]*[.B835]" table:style-name="ce1">
            <text:p>1,133730828</text:p>
          </table:table-cell>
          <table:table-cell table:number-columns-repeated="16382"/>
        </table:table-row>
        <table:table-row table:style-name="ro1">
          <table:table-cell office:value-type="float" office:value="809" table:formula="of:=[.A836]+1" table:style-name="ce1">
            <text:p>809</text:p>
          </table:table-cell>
          <table:table-cell office:value-type="float" office:value="1.073650900078694" table:formula="of:=[.B836]+([.F$3]*[.B811]/(1+([.B811]^[.H$3])))-[.G$3]*[.B836]" table:style-name="ce1">
            <text:p>1,0736509</text:p>
          </table:table-cell>
          <table:table-cell table:number-columns-repeated="16382"/>
        </table:table-row>
        <table:table-row table:style-name="ro1">
          <table:table-cell office:value-type="float" office:value="810" table:formula="of:=[.A837]+1" table:style-name="ce1">
            <text:p>810</text:p>
          </table:table-cell>
          <table:table-cell office:value-type="float" office:value="1.01298614186403" table:formula="of:=[.B837]+([.F$3]*[.B812]/(1+([.B812]^[.H$3])))-[.G$3]*[.B837]" table:style-name="ce1">
            <text:p>1,012986142</text:p>
          </table:table-cell>
          <table:table-cell table:number-columns-repeated="16382"/>
        </table:table-row>
        <table:table-row table:style-name="ro1">
          <table:table-cell office:value-type="float" office:value="811" table:formula="of:=[.A838]+1" table:style-name="ce1">
            <text:p>811</text:p>
          </table:table-cell>
          <table:table-cell office:value-type="float" office:value="0.95191256823033621" table:formula="of:=[.B838]+([.F$3]*[.B813]/(1+([.B813]^[.H$3])))-[.G$3]*[.B838]" table:style-name="ce1">
            <text:p>0,951912568</text:p>
          </table:table-cell>
          <table:table-cell table:number-columns-repeated="16382"/>
        </table:table-row>
        <table:table-row table:style-name="ro1">
          <table:table-cell office:value-type="float" office:value="812" table:formula="of:=[.A839]+1" table:style-name="ce1">
            <text:p>812</text:p>
          </table:table-cell>
          <table:table-cell office:value-type="float" office:value="0.8909716069615351" table:formula="of:=[.B839]+([.F$3]*[.B814]/(1+([.B814]^[.H$3])))-[.G$3]*[.B839]" table:style-name="ce1">
            <text:p>0,890971607</text:p>
          </table:table-cell>
          <table:table-cell table:number-columns-repeated="16382"/>
        </table:table-row>
        <table:table-row table:style-name="ro1">
          <table:table-cell office:value-type="float" office:value="813" table:formula="of:=[.A840]+1" table:style-name="ce1">
            <text:p>813</text:p>
          </table:table-cell>
          <table:table-cell office:value-type="float" office:value="0.83112049792075737" table:formula="of:=[.B840]+([.F$3]*[.B815]/(1+([.B815]^[.H$3])))-[.G$3]*[.B840]" table:style-name="ce1">
            <text:p>0,831120498</text:p>
          </table:table-cell>
          <table:table-cell table:number-columns-repeated="16382"/>
        </table:table-row>
        <table:table-row table:style-name="ro1">
          <table:table-cell office:value-type="float" office:value="814" table:formula="of:=[.A841]+1" table:style-name="ce1">
            <text:p>814</text:p>
          </table:table-cell>
          <table:table-cell office:value-type="float" office:value="0.77341967138418077" table:formula="of:=[.B841]+([.F$3]*[.B816]/(1+([.B816]^[.H$3])))-[.G$3]*[.B841]" table:style-name="ce1">
            <text:p>0,773419671</text:p>
          </table:table-cell>
          <table:table-cell table:number-columns-repeated="16382"/>
        </table:table-row>
        <table:table-row table:style-name="ro1">
          <table:table-cell office:value-type="float" office:value="815" table:formula="of:=[.A842]+1" table:style-name="ce1">
            <text:p>815</text:p>
          </table:table-cell>
          <table:table-cell office:value-type="float" office:value="0.71868183039231126" table:formula="of:=[.B842]+([.F$3]*[.B817]/(1+([.B817]^[.H$3])))-[.G$3]*[.B842]" table:style-name="ce1">
            <text:p>0,71868183</text:p>
          </table:table-cell>
          <table:table-cell table:number-columns-repeated="16382"/>
        </table:table-row>
        <table:table-row table:style-name="ro1">
          <table:table-cell office:value-type="float" office:value="816" table:formula="of:=[.A843]+1" table:style-name="ce1">
            <text:p>816</text:p>
          </table:table-cell>
          <table:table-cell office:value-type="float" office:value="0.6673068013767649" table:formula="of:=[.B843]+([.F$3]*[.B818]/(1+([.B818]^[.H$3])))-[.G$3]*[.B843]" table:style-name="ce1">
            <text:p>0,667306801</text:p>
          </table:table-cell>
          <table:table-cell table:number-columns-repeated="16382"/>
        </table:table-row>
        <table:table-row table:style-name="ro1">
          <table:table-cell office:value-type="float" office:value="817" table:formula="of:=[.A844]+1" table:style-name="ce1">
            <text:p>817</text:p>
          </table:table-cell>
          <table:table-cell office:value-type="float" office:value="0.61932807679243196" table:formula="of:=[.B844]+([.F$3]*[.B819]/(1+([.B819]^[.H$3])))-[.G$3]*[.B844]" table:style-name="ce1">
            <text:p>0,619328077</text:p>
          </table:table-cell>
          <table:table-cell table:number-columns-repeated="16382"/>
        </table:table-row>
        <table:table-row table:style-name="ro1">
          <table:table-cell office:value-type="float" office:value="818" table:formula="of:=[.A845]+1" table:style-name="ce1">
            <text:p>818</text:p>
          </table:table-cell>
          <table:table-cell office:value-type="float" office:value="0.57458237528374179" table:formula="of:=[.B845]+([.F$3]*[.B820]/(1+([.B820]^[.H$3])))-[.G$3]*[.B845]" table:style-name="ce1">
            <text:p>0,574582375</text:p>
          </table:table-cell>
          <table:table-cell table:number-columns-repeated="16382"/>
        </table:table-row>
        <table:table-row table:style-name="ro1">
          <table:table-cell office:value-type="float" office:value="819" table:formula="of:=[.A846]+1" table:style-name="ce1">
            <text:p>819</text:p>
          </table:table-cell>
          <table:table-cell office:value-type="float" office:value="0.53288529012419761" table:formula="of:=[.B846]+([.F$3]*[.B821]/(1+([.B821]^[.H$3])))-[.G$3]*[.B846]" table:style-name="ce1">
            <text:p>0,53288529</text:p>
          </table:table-cell>
          <table:table-cell table:number-columns-repeated="16382"/>
        </table:table-row>
        <table:table-row table:style-name="ro1">
          <table:table-cell office:value-type="float" office:value="820" table:formula="of:=[.A847]+1" table:style-name="ce1">
            <text:p>820</text:p>
          </table:table-cell>
          <table:table-cell office:value-type="float" office:value="0.49412599064807861" table:formula="of:=[.B847]+([.F$3]*[.B822]/(1+([.B822]^[.H$3])))-[.G$3]*[.B847]" table:style-name="ce1">
            <text:p>0,494125991</text:p>
          </table:table-cell>
          <table:table-cell table:number-columns-repeated="16382"/>
        </table:table-row>
        <table:table-row table:style-name="ro1">
          <table:table-cell office:value-type="float" office:value="821" table:formula="of:=[.A848]+1" table:style-name="ce1">
            <text:p>821</text:p>
          </table:table-cell>
          <table:table-cell office:value-type="float" office:value="0.45826522516330026" table:formula="of:=[.B848]+([.F$3]*[.B823]/(1+([.B823]^[.H$3])))-[.G$3]*[.B848]" table:style-name="ce1">
            <text:p>0,458265225</text:p>
          </table:table-cell>
          <table:table-cell table:number-columns-repeated="16382"/>
        </table:table-row>
        <table:table-row table:style-name="ro1">
          <table:table-cell office:value-type="float" office:value="822" table:formula="of:=[.A849]+1" table:style-name="ce1">
            <text:p>822</text:p>
          </table:table-cell>
          <table:table-cell office:value-type="float" office:value="0.42527877462168306" table:formula="of:=[.B849]+([.F$3]*[.B824]/(1+([.B824]^[.H$3])))-[.G$3]*[.B849]" table:style-name="ce1">
            <text:p>0,425278775</text:p>
          </table:table-cell>
          <table:table-cell table:number-columns-repeated="16382"/>
        </table:table-row>
        <table:table-row table:style-name="ro1">
          <table:table-cell office:value-type="float" office:value="823" table:formula="of:=[.A850]+1" table:style-name="ce1">
            <text:p>823</text:p>
          </table:table-cell>
          <table:table-cell office:value-type="float" office:value="0.39509304518400895" table:formula="of:=[.B850]+([.F$3]*[.B825]/(1+([.B825]^[.H$3])))-[.G$3]*[.B850]" table:style-name="ce1">
            <text:p>0,395093045</text:p>
          </table:table-cell>
          <table:table-cell table:number-columns-repeated="16382"/>
        </table:table-row>
        <table:table-row table:style-name="ro1">
          <table:table-cell office:value-type="float" office:value="824" table:formula="of:=[.A851]+1" table:style-name="ce1">
            <text:p>824</text:p>
          </table:table-cell>
          <table:table-cell office:value-type="float" office:value="0.36753734027245211" table:formula="of:=[.B851]+([.F$3]*[.B826]/(1+([.B826]^[.H$3])))-[.G$3]*[.B851]" table:style-name="ce1">
            <text:p>0,36753734</text:p>
          </table:table-cell>
          <table:table-cell table:number-columns-repeated="16382"/>
        </table:table-row>
        <table:table-row table:style-name="ro1">
          <table:table-cell office:value-type="float" office:value="825" table:formula="of:=[.A852]+1" table:style-name="ce1">
            <text:p>825</text:p>
          </table:table-cell>
          <table:table-cell office:value-type="float" office:value="0.34233261868620646" table:formula="of:=[.B852]+([.F$3]*[.B827]/(1+([.B827]^[.H$3])))-[.G$3]*[.B852]" table:style-name="ce1">
            <text:p>0,342332619</text:p>
          </table:table-cell>
          <table:table-cell table:number-columns-repeated="16382"/>
        </table:table-row>
        <table:table-row table:style-name="ro1">
          <table:table-cell office:value-type="float" office:value="826" table:formula="of:=[.A853]+1" table:style-name="ce1">
            <text:p>826</text:p>
          </table:table-cell>
          <table:table-cell office:value-type="float" office:value="0.319156599188893" table:formula="of:=[.B853]+([.F$3]*[.B828]/(1+([.B828]^[.H$3])))-[.G$3]*[.B853]" table:style-name="ce1">
            <text:p>0,319156599</text:p>
          </table:table-cell>
          <table:table-cell table:number-columns-repeated="16382"/>
        </table:table-row>
        <table:table-row table:style-name="ro1">
          <table:table-cell office:value-type="float" office:value="827" table:formula="of:=[.A854]+1" table:style-name="ce1">
            <text:p>827</text:p>
          </table:table-cell>
          <table:table-cell office:value-type="float" office:value="0.29782148171281231" table:formula="of:=[.B854]+([.F$3]*[.B829]/(1+([.B829]^[.H$3])))-[.G$3]*[.B854]" table:style-name="ce1">
            <text:p>0,297821482</text:p>
          </table:table-cell>
          <table:table-cell table:number-columns-repeated="16382"/>
        </table:table-row>
        <table:table-row table:style-name="ro1">
          <table:table-cell office:value-type="float" office:value="828" table:formula="of:=[.A855]+1" table:style-name="ce1">
            <text:p>828</text:p>
          </table:table-cell>
          <table:table-cell office:value-type="float" office:value="0.27850254989418982" table:formula="of:=[.B855]+([.F$3]*[.B830]/(1+([.B830]^[.H$3])))-[.G$3]*[.B855]" table:style-name="ce1">
            <text:p>0,27850255</text:p>
          </table:table-cell>
          <table:table-cell table:number-columns-repeated="16382"/>
        </table:table-row>
        <table:table-row table:style-name="ro1">
          <table:table-cell office:value-type="float" office:value="829" table:formula="of:=[.A856]+1" table:style-name="ce1">
            <text:p>829</text:p>
          </table:table-cell>
          <table:table-cell office:value-type="float" office:value="0.26185341013508379" table:formula="of:=[.B856]+([.F$3]*[.B831]/(1+([.B831]^[.H$3])))-[.G$3]*[.B856]" table:style-name="ce1">
            <text:p>0,26185341</text:p>
          </table:table-cell>
          <table:table-cell table:number-columns-repeated="16382"/>
        </table:table-row>
        <table:table-row table:style-name="ro1">
          <table:table-cell office:value-type="float" office:value="830" table:formula="of:=[.A857]+1" table:style-name="ce1">
            <text:p>830</text:p>
          </table:table-cell>
          <table:table-cell office:value-type="float" office:value="0.24898573930160278" table:formula="of:=[.B857]+([.F$3]*[.B832]/(1+([.B832]^[.H$3])))-[.G$3]*[.B857]" table:style-name="ce1">
            <text:p>0,248985739</text:p>
          </table:table-cell>
          <table:table-cell table:number-columns-repeated="16382"/>
        </table:table-row>
        <table:table-row table:style-name="ro1">
          <table:table-cell office:value-type="float" office:value="831" table:formula="of:=[.A858]+1" table:style-name="ce1">
            <text:p>831</text:p>
          </table:table-cell>
          <table:table-cell office:value-type="float" office:value="0.2414971603471586" table:formula="of:=[.B858]+([.F$3]*[.B833]/(1+([.B833]^[.H$3])))-[.G$3]*[.B858]" table:style-name="ce1">
            <text:p>0,24149716</text:p>
          </table:table-cell>
          <table:table-cell table:number-columns-repeated="16382"/>
        </table:table-row>
        <table:table-row table:style-name="ro1">
          <table:table-cell office:value-type="float" office:value="832" table:formula="of:=[.A859]+1" table:style-name="ce1">
            <text:p>832</text:p>
          </table:table-cell>
          <table:table-cell office:value-type="float" office:value="0.24162110933415573" table:formula="of:=[.B859]+([.F$3]*[.B834]/(1+([.B834]^[.H$3])))-[.G$3]*[.B859]" table:style-name="ce1">
            <text:p>0,241621109</text:p>
          </table:table-cell>
          <table:table-cell table:number-columns-repeated="16382"/>
        </table:table-row>
        <table:table-row table:style-name="ro1">
          <table:table-cell office:value-type="float" office:value="833" table:formula="of:=[.A860]+1" table:style-name="ce1">
            <text:p>833</text:p>
          </table:table-cell>
          <table:table-cell office:value-type="float" office:value="0.25236933857466187" table:formula="of:=[.B860]+([.F$3]*[.B835]/(1+([.B835]^[.H$3])))-[.G$3]*[.B860]" table:style-name="ce1">
            <text:p>0,252369339</text:p>
          </table:table-cell>
          <table:table-cell table:number-columns-repeated="16382"/>
        </table:table-row>
        <table:table-row table:style-name="ro1">
          <table:table-cell office:value-type="float" office:value="834" table:formula="of:=[.A861]+1" table:style-name="ce1">
            <text:p>834</text:p>
          </table:table-cell>
          <table:table-cell office:value-type="float" office:value="0.27742741896378115" table:formula="of:=[.B861]+([.F$3]*[.B836]/(1+([.B836]^[.H$3])))-[.G$3]*[.B861]" table:style-name="ce1">
            <text:p>0,277427419</text:p>
          </table:table-cell>
          <table:table-cell table:number-columns-repeated="16382"/>
        </table:table-row>
        <table:table-row table:style-name="ro1">
          <table:table-cell office:value-type="float" office:value="835" table:formula="of:=[.A862]+1" table:style-name="ce1">
            <text:p>835</text:p>
          </table:table-cell>
          <table:table-cell office:value-type="float" office:value="0.320428706854269" table:formula="of:=[.B862]+([.F$3]*[.B837]/(1+([.B837]^[.H$3])))-[.G$3]*[.B862]" table:style-name="ce1">
            <text:p>0,320428707</text:p>
          </table:table-cell>
          <table:table-cell table:number-columns-repeated="16382"/>
        </table:table-row>
        <table:table-row table:style-name="ro1">
          <table:table-cell office:value-type="float" office:value="836" table:formula="of:=[.A863]+1" table:style-name="ce1">
            <text:p>836</text:p>
          </table:table-cell>
          <table:table-cell office:value-type="float" office:value="0.38315845176434182" table:formula="of:=[.B863]+([.F$3]*[.B838]/(1+([.B838]^[.H$3])))-[.G$3]*[.B863]" table:style-name="ce1">
            <text:p>0,383158452</text:p>
          </table:table-cell>
          <table:table-cell table:number-columns-repeated="16382"/>
        </table:table-row>
        <table:table-row table:style-name="ro1">
          <table:table-cell office:value-type="float" office:value="837" table:formula="of:=[.A864]+1" table:style-name="ce1">
            <text:p>837</text:p>
          </table:table-cell>
          <table:table-cell office:value-type="float" office:value="0.46302649956394493" table:formula="of:=[.B864]+([.F$3]*[.B839]/(1+([.B839]^[.H$3])))-[.G$3]*[.B864]" table:style-name="ce1">
            <text:p>0,4630265</text:p>
          </table:table-cell>
          <table:table-cell table:number-columns-repeated="16382"/>
        </table:table-row>
        <table:table-row table:style-name="ro1">
          <table:table-cell office:value-type="float" office:value="838" table:formula="of:=[.A865]+1" table:style-name="ce1">
            <text:p>838</text:p>
          </table:table-cell>
          <table:table-cell office:value-type="float" office:value="0.55220831211365806" table:formula="of:=[.B865]+([.F$3]*[.B840]/(1+([.B840]^[.H$3])))-[.G$3]*[.B865]" table:style-name="ce1">
            <text:p>0,552208312</text:p>
          </table:table-cell>
          <table:table-cell table:number-columns-repeated="16382"/>
        </table:table-row>
        <table:table-row table:style-name="ro1">
          <table:table-cell office:value-type="float" office:value="839" table:formula="of:=[.A866]+1" table:style-name="ce1">
            <text:p>839</text:p>
          </table:table-cell>
          <table:table-cell office:value-type="float" office:value="0.64062242278088855" table:formula="of:=[.B866]+([.F$3]*[.B841]/(1+([.B841]^[.H$3])))-[.G$3]*[.B866]" table:style-name="ce1">
            <text:p>0,640622423</text:p>
          </table:table-cell>
          <table:table-cell table:number-columns-repeated="16382"/>
        </table:table-row>
        <table:table-row table:style-name="ro1">
          <table:table-cell office:value-type="float" office:value="840" table:formula="of:=[.A867]+1" table:style-name="ce1">
            <text:p>840</text:p>
          </table:table-cell>
          <table:table-cell office:value-type="float" office:value="0.7202401694407975" table:formula="of:=[.B867]+([.F$3]*[.B842]/(1+([.B842]^[.H$3])))-[.G$3]*[.B867]" table:style-name="ce1">
            <text:p>0,720240169</text:p>
          </table:table-cell>
          <table:table-cell table:number-columns-repeated="16382"/>
        </table:table-row>
        <table:table-row table:style-name="ro1">
          <table:table-cell office:value-type="float" office:value="841" table:formula="of:=[.A868]+1" table:style-name="ce1">
            <text:p>841</text:p>
          </table:table-cell>
          <table:table-cell office:value-type="float" office:value="0.78685621378056636" table:formula="of:=[.B868]+([.F$3]*[.B843]/(1+([.B843]^[.H$3])))-[.G$3]*[.B868]" table:style-name="ce1">
            <text:p>0,786856214</text:p>
          </table:table-cell>
          <table:table-cell table:number-columns-repeated="16382"/>
        </table:table-row>
        <table:table-row table:style-name="ro1">
          <table:table-cell office:value-type="float" office:value="842" table:formula="of:=[.A869]+1" table:style-name="ce1">
            <text:p>842</text:p>
          </table:table-cell>
          <table:table-cell office:value-type="float" office:value="0.83933541856293625" table:formula="of:=[.B869]+([.F$3]*[.B844]/(1+([.B844]^[.H$3])))-[.G$3]*[.B869]" table:style-name="ce1">
            <text:p>0,839335419</text:p>
          </table:table-cell>
          <table:table-cell table:number-columns-repeated="16382"/>
        </table:table-row>
        <table:table-row table:style-name="ro1">
          <table:table-cell office:value-type="float" office:value="843" table:formula="of:=[.A870]+1" table:style-name="ce1">
            <text:p>843</text:p>
          </table:table-cell>
          <table:table-cell office:value-type="float" office:value="0.87824756851631625" table:formula="of:=[.B870]+([.F$3]*[.B845]/(1+([.B845]^[.H$3])))-[.G$3]*[.B870]" table:style-name="ce1">
            <text:p>0,878247569</text:p>
          </table:table-cell>
          <table:table-cell table:number-columns-repeated="16382"/>
        </table:table-row>
        <table:table-row table:style-name="ro1">
          <table:table-cell office:value-type="float" office:value="844" table:formula="of:=[.A871]+1" table:style-name="ce1">
            <text:p>844</text:p>
          </table:table-cell>
          <table:table-cell office:value-type="float" office:value="0.904890329183627" table:formula="of:=[.B871]+([.F$3]*[.B846]/(1+([.B846]^[.H$3])))-[.G$3]*[.B871]" table:style-name="ce1">
            <text:p>0,904890329</text:p>
          </table:table-cell>
          <table:table-cell table:number-columns-repeated="16382"/>
        </table:table-row>
        <table:table-row table:style-name="ro1">
          <table:table-cell office:value-type="float" office:value="845" table:formula="of:=[.A872]+1" table:style-name="ce1">
            <text:p>845</text:p>
          </table:table-cell>
          <table:table-cell office:value-type="float" office:value="0.92078192787751134" table:formula="of:=[.B872]+([.F$3]*[.B847]/(1+([.B847]^[.H$3])))-[.G$3]*[.B872]" table:style-name="ce1">
            <text:p>0,920781928</text:p>
          </table:table-cell>
          <table:table-cell table:number-columns-repeated="16382"/>
        </table:table-row>
        <table:table-row table:style-name="ro1">
          <table:table-cell office:value-type="float" office:value="846" table:formula="of:=[.A873]+1" table:style-name="ce1">
            <text:p>846</text:p>
          </table:table-cell>
          <table:table-cell office:value-type="float" office:value="0.92744325548102124" table:formula="of:=[.B873]+([.F$3]*[.B848]/(1+([.B848]^[.H$3])))-[.G$3]*[.B873]" table:style-name="ce1">
            <text:p>0,927443255</text:p>
          </table:table-cell>
          <table:table-cell table:number-columns-repeated="16382"/>
        </table:table-row>
        <table:table-row table:style-name="ro1">
          <table:table-cell office:value-type="float" office:value="847" table:formula="of:=[.A874]+1" table:style-name="ce1">
            <text:p>847</text:p>
          </table:table-cell>
          <table:table-cell office:value-type="float" office:value="0.92631455196889667" table:formula="of:=[.B874]+([.F$3]*[.B849]/(1+([.B849]^[.H$3])))-[.G$3]*[.B874]" table:style-name="ce1">
            <text:p>0,926314552</text:p>
          </table:table-cell>
          <table:table-cell table:number-columns-repeated="16382"/>
        </table:table-row>
        <table:table-row table:style-name="ro1">
          <table:table-cell office:value-type="float" office:value="848" table:formula="of:=[.A875]+1" table:style-name="ce1">
            <text:p>848</text:p>
          </table:table-cell>
          <table:table-cell office:value-type="float" office:value="0.91872239446614534" table:formula="of:=[.B875]+([.F$3]*[.B850]/(1+([.B850]^[.H$3])))-[.G$3]*[.B875]" table:style-name="ce1">
            <text:p>0,918722394</text:p>
          </table:table-cell>
          <table:table-cell table:number-columns-repeated="16382"/>
        </table:table-row>
        <table:table-row table:style-name="ro1">
          <table:table-cell office:value-type="float" office:value="849" table:formula="of:=[.A876]+1" table:style-name="ce1">
            <text:p>849</text:p>
          </table:table-cell>
          <table:table-cell office:value-type="float" office:value="0.90586144115841627" table:formula="of:=[.B876]+([.F$3]*[.B851]/(1+([.B851]^[.H$3])))-[.G$3]*[.B876]" table:style-name="ce1">
            <text:p>0,905861441</text:p>
          </table:table-cell>
          <table:table-cell table:number-columns-repeated="16382"/>
        </table:table-row>
        <table:table-row table:style-name="ro1">
          <table:table-cell office:value-type="float" office:value="850" table:formula="of:=[.A877]+1" table:style-name="ce1">
            <text:p>850</text:p>
          </table:table-cell>
          <table:table-cell office:value-type="float" office:value="0.88877945891617138" table:formula="of:=[.B877]+([.F$3]*[.B852]/(1+([.B852]^[.H$3])))-[.G$3]*[.B877]" table:style-name="ce1">
            <text:p>0,888779459</text:p>
          </table:table-cell>
          <table:table-cell table:number-columns-repeated="16382"/>
        </table:table-row>
        <table:table-row table:style-name="ro1">
          <table:table-cell office:value-type="float" office:value="851" table:formula="of:=[.A878]+1" table:style-name="ce1">
            <text:p>851</text:p>
          </table:table-cell>
          <table:table-cell office:value-type="float" office:value="0.86836652336956299" table:formula="of:=[.B878]+([.F$3]*[.B853]/(1+([.B853]^[.H$3])))-[.G$3]*[.B878]" table:style-name="ce1">
            <text:p>0,868366523</text:p>
          </table:table-cell>
          <table:table-cell table:number-columns-repeated="16382"/>
        </table:table-row>
        <table:table-row table:style-name="ro1">
          <table:table-cell office:value-type="float" office:value="852" table:formula="of:=[.A879]+1" table:style-name="ce1">
            <text:p>852</text:p>
          </table:table-cell>
          <table:table-cell office:value-type="float" office:value="0.84536049091985066" table:formula="of:=[.B879]+([.F$3]*[.B854]/(1+([.B854]^[.H$3])))-[.G$3]*[.B879]" table:style-name="ce1">
            <text:p>0,845360491</text:p>
          </table:table-cell>
          <table:table-cell table:number-columns-repeated="16382"/>
        </table:table-row>
        <table:table-row table:style-name="ro1">
          <table:table-cell office:value-type="float" office:value="853" table:formula="of:=[.A880]+1" table:style-name="ce1">
            <text:p>853</text:p>
          </table:table-cell>
          <table:table-cell office:value-type="float" office:value="0.82038841117338057" table:formula="of:=[.B880]+([.F$3]*[.B855]/(1+([.B855]^[.H$3])))-[.G$3]*[.B880]" table:style-name="ce1">
            <text:p>0,820388411</text:p>
          </table:table-cell>
          <table:table-cell table:number-columns-repeated="16382"/>
        </table:table-row>
        <table:table-row table:style-name="ro1">
          <table:table-cell office:value-type="float" office:value="854" table:formula="of:=[.A881]+1" table:style-name="ce1">
            <text:p>854</text:p>
          </table:table-cell>
          <table:table-cell office:value-type="float" office:value="0.79404992366622196" table:formula="of:=[.B881]+([.F$3]*[.B856]/(1+([.B856]^[.H$3])))-[.G$3]*[.B881]" table:style-name="ce1">
            <text:p>0,794049924</text:p>
          </table:table-cell>
          <table:table-cell table:number-columns-repeated="16382"/>
        </table:table-row>
        <table:table-row table:style-name="ro1">
          <table:table-cell office:value-type="float" office:value="855" table:formula="of:=[.A882]+1" table:style-name="ce1">
            <text:p>855</text:p>
          </table:table-cell>
          <table:table-cell office:value-type="float" office:value="0.76701553395414335" table:formula="of:=[.B882]+([.F$3]*[.B857]/(1+([.B857]^[.H$3])))-[.G$3]*[.B882]" table:style-name="ce1">
            <text:p>0,767015534</text:p>
          </table:table-cell>
          <table:table-cell table:number-columns-repeated="16382"/>
        </table:table-row>
        <table:table-row table:style-name="ro1">
          <table:table-cell office:value-type="float" office:value="856" table:formula="of:=[.A883]+1" table:style-name="ce1">
            <text:p>856</text:p>
          </table:table-cell>
          <table:table-cell office:value-type="float" office:value="0.74011108282073335" table:formula="of:=[.B883]+([.F$3]*[.B858]/(1+([.B858]^[.H$3])))-[.G$3]*[.B883]" table:style-name="ce1">
            <text:p>0,740111083</text:p>
          </table:table-cell>
          <table:table-cell table:number-columns-repeated="16382"/>
        </table:table-row>
        <table:table-row table:style-name="ro1">
          <table:table-cell office:value-type="float" office:value="857" table:formula="of:=[.A884]+1" table:style-name="ce1">
            <text:p>857</text:p>
          </table:table-cell>
          <table:table-cell office:value-type="float" office:value="0.7143993740197685" table:formula="of:=[.B884]+([.F$3]*[.B859]/(1+([.B859]^[.H$3])))-[.G$3]*[.B884]" table:style-name="ce1">
            <text:p>0,714399374</text:p>
          </table:table-cell>
          <table:table-cell table:number-columns-repeated="16382"/>
        </table:table-row>
        <table:table-row table:style-name="ro1">
          <table:table-cell office:value-type="float" office:value="858" table:formula="of:=[.A885]+1" table:style-name="ce1">
            <text:p>858</text:p>
          </table:table-cell>
          <table:table-cell office:value-type="float" office:value="0.69128362571184043" table:formula="of:=[.B885]+([.F$3]*[.B860]/(1+([.B860]^[.H$3])))-[.G$3]*[.B885]" table:style-name="ce1">
            <text:p>0,691283626</text:p>
          </table:table-cell>
          <table:table-cell table:number-columns-repeated="16382"/>
        </table:table-row>
        <table:table-row table:style-name="ro1">
          <table:table-cell office:value-type="float" office:value="859" table:formula="of:=[.A886]+1" table:style-name="ce1">
            <text:p>859</text:p>
          </table:table-cell>
          <table:table-cell office:value-type="float" office:value="0.67262907795846905" table:formula="of:=[.B886]+([.F$3]*[.B861]/(1+([.B861]^[.H$3])))-[.G$3]*[.B886]" table:style-name="ce1">
            <text:p>0,672629078</text:p>
          </table:table-cell>
          <table:table-cell table:number-columns-repeated="16382"/>
        </table:table-row>
        <table:table-row table:style-name="ro1">
          <table:table-cell office:value-type="float" office:value="860" table:formula="of:=[.A887]+1" table:style-name="ce1">
            <text:p>860</text:p>
          </table:table-cell>
          <table:table-cell office:value-type="float" office:value="0.66085150410010907" table:formula="of:=[.B887]+([.F$3]*[.B862]/(1+([.B862]^[.H$3])))-[.G$3]*[.B887]" table:style-name="ce1">
            <text:p>0,660851504</text:p>
          </table:table-cell>
          <table:table-cell table:number-columns-repeated="16382"/>
        </table:table-row>
        <table:table-row table:style-name="ro1">
          <table:table-cell office:value-type="float" office:value="861" table:formula="of:=[.A888]+1" table:style-name="ce1">
            <text:p>861</text:p>
          </table:table-cell>
          <table:table-cell office:value-type="float" office:value="0.65885136380295517" table:formula="of:=[.B888]+([.F$3]*[.B863]/(1+([.B863]^[.H$3])))-[.G$3]*[.B888]" table:style-name="ce1">
            <text:p>0,658851364</text:p>
          </table:table-cell>
          <table:table-cell table:number-columns-repeated="16382"/>
        </table:table-row>
        <table:table-row table:style-name="ro1">
          <table:table-cell office:value-type="float" office:value="862" table:formula="of:=[.A889]+1" table:style-name="ce1">
            <text:p>862</text:p>
          </table:table-cell>
          <table:table-cell office:value-type="float" office:value="0.66959269185399151" table:formula="of:=[.B889]+([.F$3]*[.B864]/(1+([.B864]^[.H$3])))-[.G$3]*[.B889]" table:style-name="ce1">
            <text:p>0,669592692</text:p>
          </table:table-cell>
          <table:table-cell table:number-columns-repeated="16382"/>
        </table:table-row>
        <table:table-row table:style-name="ro1">
          <table:table-cell office:value-type="float" office:value="863" table:formula="of:=[.A890]+1" table:style-name="ce1">
            <text:p>863</text:p>
          </table:table-cell>
          <table:table-cell office:value-type="float" office:value="0.69519679520964972" table:formula="of:=[.B890]+([.F$3]*[.B865]/(1+([.B865]^[.H$3])))-[.G$3]*[.B890]" table:style-name="ce1">
            <text:p>0,695196795</text:p>
          </table:table-cell>
          <table:table-cell table:number-columns-repeated="16382"/>
        </table:table-row>
        <table:table-row table:style-name="ro1">
          <table:table-cell office:value-type="float" office:value="864" table:formula="of:=[.A891]+1" table:style-name="ce1">
            <text:p>864</text:p>
          </table:table-cell>
          <table:table-cell office:value-type="float" office:value="0.73582836326387213" table:formula="of:=[.B891]+([.F$3]*[.B866]/(1+([.B866]^[.H$3])))-[.G$3]*[.B891]" table:style-name="ce1">
            <text:p>0,735828363</text:p>
          </table:table-cell>
          <table:table-cell table:number-columns-repeated="16382"/>
        </table:table-row>
        <table:table-row table:style-name="ro1">
          <table:table-cell office:value-type="float" office:value="865" table:formula="of:=[.A892]+1" table:style-name="ce1">
            <text:p>865</text:p>
          </table:table-cell>
          <table:table-cell office:value-type="float" office:value="0.78889557284157397" table:formula="of:=[.B892]+([.F$3]*[.B867]/(1+([.B867]^[.H$3])))-[.G$3]*[.B892]" table:style-name="ce1">
            <text:p>0,788895573</text:p>
          </table:table-cell>
          <table:table-cell table:number-columns-repeated="16382"/>
        </table:table-row>
        <table:table-row table:style-name="ro1">
          <table:table-cell office:value-type="float" office:value="866" table:formula="of:=[.A893]+1" table:style-name="ce1">
            <text:p>866</text:p>
          </table:table-cell>
          <table:table-cell office:value-type="float" office:value="0.84883891178446158" table:formula="of:=[.B893]+([.F$3]*[.B868]/(1+([.B868]^[.H$3])))-[.G$3]*[.B893]" table:style-name="ce1">
            <text:p>0,848838912</text:p>
          </table:table-cell>
          <table:table-cell table:number-columns-repeated="16382"/>
        </table:table-row>
        <table:table-row table:style-name="ro1">
          <table:table-cell office:value-type="float" office:value="867" table:formula="of:=[.A894]+1" table:style-name="ce1">
            <text:p>867</text:p>
          </table:table-cell>
          <table:table-cell office:value-type="float" office:value="0.90820239945830428" table:formula="of:=[.B894]+([.F$3]*[.B869]/(1+([.B869]^[.H$3])))-[.G$3]*[.B894]" table:style-name="ce1">
            <text:p>0,908202399</text:p>
          </table:table-cell>
          <table:table-cell table:number-columns-repeated="16382"/>
        </table:table-row>
        <table:table-row table:style-name="ro1">
          <table:table-cell office:value-type="float" office:value="868" table:formula="of:=[.A895]+1" table:style-name="ce1">
            <text:p>868</text:p>
          </table:table-cell>
          <table:table-cell office:value-type="float" office:value="0.96042764916530343" table:formula="of:=[.B895]+([.F$3]*[.B870]/(1+([.B870]^[.H$3])))-[.G$3]*[.B895]" table:style-name="ce1">
            <text:p>0,960427649</text:p>
          </table:table-cell>
          <table:table-cell table:number-columns-repeated="16382"/>
        </table:table-row>
        <table:table-row table:style-name="ro1">
          <table:table-cell office:value-type="float" office:value="869" table:formula="of:=[.A896]+1" table:style-name="ce1">
            <text:p>869</text:p>
          </table:table-cell>
          <table:table-cell office:value-type="float" office:value="1.0023651780586196" table:formula="of:=[.B896]+([.F$3]*[.B871]/(1+([.B871]^[.H$3])))-[.G$3]*[.B896]" table:style-name="ce1">
            <text:p>1,002365178</text:p>
          </table:table-cell>
          <table:table-cell table:number-columns-repeated="16382"/>
        </table:table-row>
        <table:table-row table:style-name="ro1">
          <table:table-cell office:value-type="float" office:value="870" table:formula="of:=[.A897]+1" table:style-name="ce1">
            <text:p>870</text:p>
          </table:table-cell>
          <table:table-cell office:value-type="float" office:value="1.034413418481237" table:formula="of:=[.B897]+([.F$3]*[.B872]/(1+([.B872]^[.H$3])))-[.G$3]*[.B897]" table:style-name="ce1">
            <text:p>1,034413418</text:p>
          </table:table-cell>
          <table:table-cell table:number-columns-repeated="16382"/>
        </table:table-row>
        <table:table-row table:style-name="ro1">
          <table:table-cell office:value-type="float" office:value="871" table:formula="of:=[.A898]+1" table:style-name="ce1">
            <text:p>871</text:p>
          </table:table-cell>
          <table:table-cell office:value-type="float" office:value="1.0590279011016812" table:formula="of:=[.B898]+([.F$3]*[.B873]/(1+([.B873]^[.H$3])))-[.G$3]*[.B898]" table:style-name="ce1">
            <text:p>1,059027901</text:p>
          </table:table-cell>
          <table:table-cell table:number-columns-repeated="16382"/>
        </table:table-row>
        <table:table-row table:style-name="ro1">
          <table:table-cell office:value-type="float" office:value="872" table:formula="of:=[.A899]+1" table:style-name="ce1">
            <text:p>872</text:p>
          </table:table-cell>
          <table:table-cell office:value-type="float" office:value="1.0792357922434546" table:formula="of:=[.B899]+([.F$3]*[.B874]/(1+([.B874]^[.H$3])))-[.G$3]*[.B899]" table:style-name="ce1">
            <text:p>1,079235792</text:p>
          </table:table-cell>
          <table:table-cell table:number-columns-repeated="16382"/>
        </table:table-row>
        <table:table-row table:style-name="ro1">
          <table:table-cell office:value-type="float" office:value="873" table:formula="of:=[.A900]+1" table:style-name="ce1">
            <text:p>873</text:p>
          </table:table-cell>
          <table:table-cell office:value-type="float" office:value="1.0977593449243639" table:formula="of:=[.B900]+([.F$3]*[.B875]/(1+([.B875]^[.H$3])))-[.G$3]*[.B900]" table:style-name="ce1">
            <text:p>1,097759345</text:p>
          </table:table-cell>
          <table:table-cell table:number-columns-repeated="16382"/>
        </table:table-row>
        <table:table-row table:style-name="ro1">
          <table:table-cell office:value-type="float" office:value="874" table:formula="of:=[.A901]+1" table:style-name="ce1">
            <text:p>874</text:p>
          </table:table-cell>
          <table:table-cell office:value-type="float" office:value="1.116620553688402" table:formula="of:=[.B901]+([.F$3]*[.B876]/(1+([.B876]^[.H$3])))-[.G$3]*[.B901]" table:style-name="ce1">
            <text:p>1,116620554</text:p>
          </table:table-cell>
          <table:table-cell table:number-columns-repeated="16382"/>
        </table:table-row>
        <table:table-row table:style-name="ro1">
          <table:table-cell office:value-type="float" office:value="875" table:formula="of:=[.A902]+1" table:style-name="ce1">
            <text:p>875</text:p>
          </table:table-cell>
          <table:table-cell office:value-type="float" office:value="1.1370021043417" table:formula="of:=[.B902]+([.F$3]*[.B877]/(1+([.B877]^[.H$3])))-[.G$3]*[.B902]" table:style-name="ce1">
            <text:p>1,137002104</text:p>
          </table:table-cell>
          <table:table-cell table:number-columns-repeated="16382"/>
        </table:table-row>
        <table:table-row table:style-name="ro1">
          <table:table-cell office:value-type="float" office:value="876" table:formula="of:=[.A903]+1" table:style-name="ce1">
            <text:p>876</text:p>
          </table:table-cell>
          <table:table-cell office:value-type="float" office:value="1.1592458707179809" table:formula="of:=[.B903]+([.F$3]*[.B878]/(1+([.B878]^[.H$3])))-[.G$3]*[.B903]" table:style-name="ce1">
            <text:p>1,159245871</text:p>
          </table:table-cell>
          <table:table-cell table:number-columns-repeated="16382"/>
        </table:table-row>
        <table:table-row table:style-name="ro1">
          <table:table-cell office:value-type="float" office:value="877" table:formula="of:=[.A904]+1" table:style-name="ce1">
            <text:p>877</text:p>
          </table:table-cell>
          <table:table-cell office:value-type="float" office:value="1.1829526857743606" table:formula="of:=[.B904]+([.F$3]*[.B879]/(1+([.B879]^[.H$3])))-[.G$3]*[.B904]" table:style-name="ce1">
            <text:p>1,182952686</text:p>
          </table:table-cell>
          <table:table-cell table:number-columns-repeated="16382"/>
        </table:table-row>
        <table:table-row table:style-name="ro1">
          <table:table-cell office:value-type="float" office:value="878" table:formula="of:=[.A905]+1" table:style-name="ce1">
            <text:p>878</text:p>
          </table:table-cell>
          <table:table-cell office:value-type="float" office:value="1.2071672919961987" table:formula="of:=[.B905]+([.F$3]*[.B880]/(1+([.B880]^[.H$3])))-[.G$3]*[.B905]" table:style-name="ce1">
            <text:p>1,207167292</text:p>
          </table:table-cell>
          <table:table-cell table:number-columns-repeated="16382"/>
        </table:table-row>
        <table:table-row table:style-name="ro1">
          <table:table-cell office:value-type="float" office:value="879" table:formula="of:=[.A906]+1" table:style-name="ce1">
            <text:p>879</text:p>
          </table:table-cell>
          <table:table-cell office:value-type="float" office:value="1.230618574320262" table:formula="of:=[.B906]+([.F$3]*[.B881]/(1+([.B881]^[.H$3])))-[.G$3]*[.B906]" table:style-name="ce1">
            <text:p>1,230618574</text:p>
          </table:table-cell>
          <table:table-cell table:number-columns-repeated="16382"/>
        </table:table-row>
        <table:table-row table:style-name="ro1">
          <table:table-cell office:value-type="float" office:value="880" table:formula="of:=[.A907]+1" table:style-name="ce1">
            <text:p>880</text:p>
          </table:table-cell>
          <table:table-cell office:value-type="float" office:value="1.2519753581610709" table:formula="of:=[.B907]+([.F$3]*[.B882]/(1+([.B882]^[.H$3])))-[.G$3]*[.B907]" table:style-name="ce1">
            <text:p>1,251975358</text:p>
          </table:table-cell>
          <table:table-cell table:number-columns-repeated="16382"/>
        </table:table-row>
        <table:table-row table:style-name="ro1">
          <table:table-cell office:value-type="float" office:value="881" table:formula="of:=[.A908]+1" table:style-name="ce1">
            <text:p>881</text:p>
          </table:table-cell>
          <table:table-cell office:value-type="float" office:value="1.2700814542610663" table:formula="of:=[.B908]+([.F$3]*[.B883]/(1+([.B883]^[.H$3])))-[.G$3]*[.B908]" table:style-name="ce1">
            <text:p>1,270081454</text:p>
          </table:table-cell>
          <table:table-cell table:number-columns-repeated="16382"/>
        </table:table-row>
        <table:table-row table:style-name="ro1">
          <table:table-cell office:value-type="float" office:value="882" table:formula="of:=[.A909]+1" table:style-name="ce1">
            <text:p>882</text:p>
          </table:table-cell>
          <table:table-cell office:value-type="float" office:value="1.2841390289716121" table:formula="of:=[.B909]+([.F$3]*[.B884]/(1+([.B884]^[.H$3])))-[.G$3]*[.B909]" table:style-name="ce1">
            <text:p>1,284139029</text:p>
          </table:table-cell>
          <table:table-cell table:number-columns-repeated="16382"/>
        </table:table-row>
        <table:table-row table:style-name="ro1">
          <table:table-cell office:value-type="float" office:value="883" table:formula="of:=[.A910]+1" table:style-name="ce1">
            <text:p>883</text:p>
          </table:table-cell>
          <table:table-cell office:value-type="float" office:value="1.2938231277682548" table:formula="of:=[.B910]+([.F$3]*[.B885]/(1+([.B885]^[.H$3])))-[.G$3]*[.B910]" table:style-name="ce1">
            <text:p>1,293823128</text:p>
          </table:table-cell>
          <table:table-cell table:number-columns-repeated="16382"/>
        </table:table-row>
        <table:table-row table:style-name="ro1">
          <table:table-cell office:value-type="float" office:value="884" table:formula="of:=[.A911]+1" table:style-name="ce1">
            <text:p>884</text:p>
          </table:table-cell>
          <table:table-cell office:value-type="float" office:value="1.2993358425588757" table:formula="of:=[.B911]+([.F$3]*[.B886]/(1+([.B886]^[.H$3])))-[.G$3]*[.B911]" table:style-name="ce1">
            <text:p>1,299335843</text:p>
          </table:table-cell>
          <table:table-cell table:number-columns-repeated="16382"/>
        </table:table-row>
        <table:table-row table:style-name="ro1">
          <table:table-cell office:value-type="float" office:value="885" table:formula="of:=[.A912]+1" table:style-name="ce1">
            <text:p>885</text:p>
          </table:table-cell>
          <table:table-cell office:value-type="float" office:value="1.3014253876689501" table:formula="of:=[.B912]+([.F$3]*[.B887]/(1+([.B887]^[.H$3])))-[.G$3]*[.B912]" table:style-name="ce1">
            <text:p>1,301425388</text:p>
          </table:table-cell>
          <table:table-cell table:number-columns-repeated="16382"/>
        </table:table-row>
        <table:table-row table:style-name="ro1">
          <table:table-cell office:value-type="float" office:value="886" table:formula="of:=[.A913]+1" table:style-name="ce1">
            <text:p>886</text:p>
          </table:table-cell>
          <table:table-cell office:value-type="float" office:value="1.301386212189358" table:formula="of:=[.B913]+([.F$3]*[.B888]/(1+([.B888]^[.H$3])))-[.G$3]*[.B913]" table:style-name="ce1">
            <text:p>1,301386212</text:p>
          </table:table-cell>
          <table:table-cell table:number-columns-repeated="16382"/>
        </table:table-row>
        <table:table-row table:style-name="ro1">
          <table:table-cell office:value-type="float" office:value="887" table:formula="of:=[.A914]+1" table:style-name="ce1">
            <text:p>887</text:p>
          </table:table-cell>
          <table:table-cell office:value-type="float" office:value="1.3010177743192504" table:formula="of:=[.B914]+([.F$3]*[.B889]/(1+([.B889]^[.H$3])))-[.G$3]*[.B914]" table:style-name="ce1">
            <text:p>1,301017774</text:p>
          </table:table-cell>
          <table:table-cell table:number-columns-repeated="16382"/>
        </table:table-row>
        <table:table-row table:style-name="ro1">
          <table:table-cell office:value-type="float" office:value="888" table:formula="of:=[.A915]+1" table:style-name="ce1">
            <text:p>888</text:p>
          </table:table-cell>
          <table:table-cell office:value-type="float" office:value="1.3024513945137048" table:formula="of:=[.B915]+([.F$3]*[.B890]/(1+([.B890]^[.H$3])))-[.G$3]*[.B915]" table:style-name="ce1">
            <text:p>1,302451395</text:p>
          </table:table-cell>
          <table:table-cell table:number-columns-repeated="16382"/>
        </table:table-row>
        <table:table-row table:style-name="ro1">
          <table:table-cell office:value-type="float" office:value="889" table:formula="of:=[.A916]+1" table:style-name="ce1">
            <text:p>889</text:p>
          </table:table-cell>
          <table:table-cell office:value-type="float" office:value="1.307673607469662" table:formula="of:=[.B916]+([.F$3]*[.B891]/(1+([.B891]^[.H$3])))-[.G$3]*[.B916]" table:style-name="ce1">
            <text:p>1,307673607</text:p>
          </table:table-cell>
          <table:table-cell table:number-columns-repeated="16382"/>
        </table:table-row>
        <table:table-row table:style-name="ro1">
          <table:table-cell office:value-type="float" office:value="890" table:formula="of:=[.A917]+1" table:style-name="ce1">
            <text:p>890</text:p>
          </table:table-cell>
          <table:table-cell office:value-type="float" office:value="1.3175282906885881" table:formula="of:=[.B917]+([.F$3]*[.B892]/(1+([.B892]^[.H$3])))-[.G$3]*[.B917]" table:style-name="ce1">
            <text:p>1,317528291</text:p>
          </table:table-cell>
          <table:table-cell table:number-columns-repeated="16382"/>
        </table:table-row>
        <table:table-row table:style-name="ro1">
          <table:table-cell office:value-type="float" office:value="891" table:formula="of:=[.A918]+1" table:style-name="ce1">
            <text:p>891</text:p>
          </table:table-cell>
          <table:table-cell office:value-type="float" office:value="1.3300811331989078" table:formula="of:=[.B918]+([.F$3]*[.B893]/(1+([.B893]^[.H$3])))-[.G$3]*[.B918]" table:style-name="ce1">
            <text:p>1,330081133</text:p>
          </table:table-cell>
          <table:table-cell table:number-columns-repeated="16382"/>
        </table:table-row>
        <table:table-row table:style-name="ro1">
          <table:table-cell office:value-type="float" office:value="892" table:formula="of:=[.A919]+1" table:style-name="ce1">
            <text:p>892</text:p>
          </table:table-cell>
          <table:table-cell office:value-type="float" office:value="1.3392330895343918" table:formula="of:=[.B919]+([.F$3]*[.B894]/(1+([.B894]^[.H$3])))-[.G$3]*[.B919]" table:style-name="ce1">
            <text:p>1,33923309</text:p>
          </table:table-cell>
          <table:table-cell table:number-columns-repeated="16382"/>
        </table:table-row>
        <table:table-row table:style-name="ro1">
          <table:table-cell office:value-type="float" office:value="893" table:formula="of:=[.A920]+1" table:style-name="ce1">
            <text:p>893</text:p>
          </table:table-cell>
          <table:table-cell office:value-type="float" office:value="1.3367626498646117" table:formula="of:=[.B920]+([.F$3]*[.B895]/(1+([.B895]^[.H$3])))-[.G$3]*[.B920]" table:style-name="ce1">
            <text:p>1,33676265</text:p>
          </table:table-cell>
          <table:table-cell table:number-columns-repeated="16382"/>
        </table:table-row>
        <table:table-row table:style-name="ro1">
          <table:table-cell office:value-type="float" office:value="894" table:formula="of:=[.A921]+1" table:style-name="ce1">
            <text:p>894</text:p>
          </table:table-cell>
          <table:table-cell office:value-type="float" office:value="1.3182593716183195" table:formula="of:=[.B921]+([.F$3]*[.B896]/(1+([.B896]^[.H$3])))-[.G$3]*[.B921]" table:style-name="ce1">
            <text:p>1,318259372</text:p>
          </table:table-cell>
          <table:table-cell table:number-columns-repeated="16382"/>
        </table:table-row>
        <table:table-row table:style-name="ro1">
          <table:table-cell office:value-type="float" office:value="895" table:formula="of:=[.A922]+1" table:style-name="ce1">
            <text:p>895</text:p>
          </table:table-cell>
          <table:table-cell office:value-type="float" office:value="1.2854860208783363" table:formula="of:=[.B922]+([.F$3]*[.B897]/(1+([.B897]^[.H$3])))-[.G$3]*[.B922]" table:style-name="ce1">
            <text:p>1,285486021</text:p>
          </table:table-cell>
          <table:table-cell table:number-columns-repeated="16382"/>
        </table:table-row>
        <table:table-row table:style-name="ro1">
          <table:table-cell office:value-type="float" office:value="896" table:formula="of:=[.A923]+1" table:style-name="ce1">
            <text:p>896</text:p>
          </table:table-cell>
          <table:table-cell office:value-type="float" office:value="1.2430443713430219" table:formula="of:=[.B923]+([.F$3]*[.B898]/(1+([.B898]^[.H$3])))-[.G$3]*[.B923]" table:style-name="ce1">
            <text:p>1,243044371</text:p>
          </table:table-cell>
          <table:table-cell table:number-columns-repeated="16382"/>
        </table:table-row>
        <table:table-row table:style-name="ro1">
          <table:table-cell office:value-type="float" office:value="897" table:formula="of:=[.A924]+1" table:style-name="ce1">
            <text:p>897</text:p>
          </table:table-cell>
          <table:table-cell office:value-type="float" office:value="1.1950802472273356" table:formula="of:=[.B924]+([.F$3]*[.B899]/(1+([.B899]^[.H$3])))-[.G$3]*[.B924]" table:style-name="ce1">
            <text:p>1,195080247</text:p>
          </table:table-cell>
          <table:table-cell table:number-columns-repeated="16382"/>
        </table:table-row>
        <table:table-row table:style-name="ro1">
          <table:table-cell office:value-type="float" office:value="898" table:formula="of:=[.A925]+1" table:style-name="ce1">
            <text:p>898</text:p>
          </table:table-cell>
          <table:table-cell office:value-type="float" office:value="1.1442325159097371" table:formula="of:=[.B925]+([.F$3]*[.B900]/(1+([.B900]^[.H$3])))-[.G$3]*[.B925]" table:style-name="ce1">
            <text:p>1,144232516</text:p>
          </table:table-cell>
          <table:table-cell table:number-columns-repeated="16382"/>
        </table:table-row>
        <table:table-row table:style-name="ro1">
          <table:table-cell office:value-type="float" office:value="899" table:formula="of:=[.A926]+1" table:style-name="ce1">
            <text:p>899</text:p>
          </table:table-cell>
          <table:table-cell office:value-type="float" office:value="1.0918052118219315" table:formula="of:=[.B926]+([.F$3]*[.B901]/(1+([.B901]^[.H$3])))-[.G$3]*[.B926]" table:style-name="ce1">
            <text:p>1,091805212</text:p>
          </table:table-cell>
          <table:table-cell table:number-columns-repeated="16382"/>
        </table:table-row>
        <table:table-row table:style-name="ro1">
          <table:table-cell office:value-type="float" office:value="900" table:formula="of:=[.A927]+1" table:style-name="ce1">
            <text:p>900</text:p>
          </table:table-cell>
          <table:table-cell office:value-type="float" office:value="1.0382693672726448" table:formula="of:=[.B927]+([.F$3]*[.B902]/(1+([.B902]^[.H$3])))-[.G$3]*[.B927]" table:style-name="ce1">
            <text:p>1,038269367</text:p>
          </table:table-cell>
          <table:table-cell table:number-columns-repeated="16382"/>
        </table:table-row>
        <table:table-row table:style-name="ro1">
          <table:table-cell office:value-type="float" office:value="901" table:formula="of:=[.A928]+1" table:style-name="ce1">
            <text:p>901</text:p>
          </table:table-cell>
          <table:table-cell office:value-type="float" office:value="0.98376068932228955" table:formula="of:=[.B928]+([.F$3]*[.B903]/(1+([.B903]^[.H$3])))-[.G$3]*[.B928]" table:style-name="ce1">
            <text:p>0,983760689</text:p>
          </table:table-cell>
          <table:table-cell table:number-columns-repeated="16382"/>
        </table:table-row>
        <table:table-row table:style-name="ro1">
          <table:table-cell office:value-type="float" office:value="902" table:formula="of:=[.A929]+1" table:style-name="ce1">
            <text:p>902</text:p>
          </table:table-cell>
          <table:table-cell office:value-type="float" office:value="0.92845652886290841" table:formula="of:=[.B929]+([.F$3]*[.B904]/(1+([.B904]^[.H$3])))-[.G$3]*[.B929]" table:style-name="ce1">
            <text:p>0,928456529</text:p>
          </table:table-cell>
          <table:table-cell table:number-columns-repeated="16382"/>
        </table:table-row>
        <table:table-row table:style-name="ro1">
          <table:table-cell office:value-type="float" office:value="903" table:formula="of:=[.A930]+1" table:style-name="ce1">
            <text:p>903</text:p>
          </table:table-cell>
          <table:table-cell office:value-type="float" office:value="0.872773920290844" table:formula="of:=[.B930]+([.F$3]*[.B905]/(1+([.B905]^[.H$3])))-[.G$3]*[.B930]" table:style-name="ce1">
            <text:p>0,87277392</text:p>
          </table:table-cell>
          <table:table-cell table:number-columns-repeated="16382"/>
        </table:table-row>
        <table:table-row table:style-name="ro1">
          <table:table-cell office:value-type="float" office:value="904" table:formula="of:=[.A931]+1" table:style-name="ce1">
            <text:p>904</text:p>
          </table:table-cell>
          <table:table-cell office:value-type="float" office:value="0.81738302263349416" table:formula="of:=[.B931]+([.F$3]*[.B906]/(1+([.B906]^[.H$3])))-[.G$3]*[.B931]" table:style-name="ce1">
            <text:p>0,817383023</text:p>
          </table:table-cell>
          <table:table-cell table:number-columns-repeated="16382"/>
        </table:table-row>
        <table:table-row table:style-name="ro1">
          <table:table-cell office:value-type="float" office:value="905" table:formula="of:=[.A932]+1" table:style-name="ce1">
            <text:p>905</text:p>
          </table:table-cell>
          <table:table-cell office:value-type="float" office:value="0.76309581970690954" table:formula="of:=[.B932]+([.F$3]*[.B907]/(1+([.B907]^[.H$3])))-[.G$3]*[.B932]" table:style-name="ce1">
            <text:p>0,76309582</text:p>
          </table:table-cell>
          <table:table-cell table:number-columns-repeated="16382"/>
        </table:table-row>
        <table:table-row table:style-name="ro1">
          <table:table-cell office:value-type="float" office:value="906" table:formula="of:=[.A933]+1" table:style-name="ce1">
            <text:p>906</text:p>
          </table:table-cell>
          <table:table-cell office:value-type="float" office:value="0.71072125759334803" table:formula="of:=[.B933]+([.F$3]*[.B908]/(1+([.B908]^[.H$3])))-[.G$3]*[.B933]" table:style-name="ce1">
            <text:p>0,710721258</text:p>
          </table:table-cell>
          <table:table-cell table:number-columns-repeated="16382"/>
        </table:table-row>
        <table:table-row table:style-name="ro1">
          <table:table-cell office:value-type="float" office:value="907" table:formula="of:=[.A934]+1" table:style-name="ce1">
            <text:p>907</text:p>
          </table:table-cell>
          <table:table-cell office:value-type="float" office:value="0.66095503840796987" table:formula="of:=[.B934]+([.F$3]*[.B909]/(1+([.B909]^[.H$3])))-[.G$3]*[.B934]" table:style-name="ce1">
            <text:p>0,660955038</text:p>
          </table:table-cell>
          <table:table-cell table:number-columns-repeated="16382"/>
        </table:table-row>
        <table:table-row table:style-name="ro1">
          <table:table-cell office:value-type="float" office:value="908" table:formula="of:=[.A935]+1" table:style-name="ce1">
            <text:p>908</text:p>
          </table:table-cell>
          <table:table-cell office:value-type="float" office:value="0.6143261004790288" table:formula="of:=[.B935]+([.F$3]*[.B910]/(1+([.B910]^[.H$3])))-[.G$3]*[.B935]" table:style-name="ce1">
            <text:p>0,6143261</text:p>
          </table:table-cell>
          <table:table-cell table:number-columns-repeated="16382"/>
        </table:table-row>
        <table:table-row table:style-name="ro1">
          <table:table-cell office:value-type="float" office:value="909" table:formula="of:=[.A936]+1" table:style-name="ce1">
            <text:p>909</text:p>
          </table:table-cell>
          <table:table-cell office:value-type="float" office:value="0.57118765708339347" table:formula="of:=[.B936]+([.F$3]*[.B911]/(1+([.B911]^[.H$3])))-[.G$3]*[.B936]" table:style-name="ce1">
            <text:p>0,571187657</text:p>
          </table:table-cell>
          <table:table-cell table:number-columns-repeated="16382"/>
        </table:table-row>
        <table:table-row table:style-name="ro1">
          <table:table-cell office:value-type="float" office:value="910" table:formula="of:=[.A937]+1" table:style-name="ce1">
            <text:p>910</text:p>
          </table:table-cell>
          <table:table-cell office:value-type="float" office:value="0.53172821319461483" table:formula="of:=[.B937]+([.F$3]*[.B912]/(1+([.B912]^[.H$3])))-[.G$3]*[.B937]" table:style-name="ce1">
            <text:p>0,531728213</text:p>
          </table:table-cell>
          <table:table-cell table:number-columns-repeated="16382"/>
        </table:table-row>
        <table:table-row table:style-name="ro1">
          <table:table-cell office:value-type="float" office:value="911" table:formula="of:=[.A938]+1" table:style-name="ce1">
            <text:p>911</text:p>
          </table:table-cell>
          <table:table-cell office:value-type="float" office:value="0.49598003987726841" table:formula="of:=[.B938]+([.F$3]*[.B913]/(1+([.B913]^[.H$3])))-[.G$3]*[.B938]" table:style-name="ce1">
            <text:p>0,49598004</text:p>
          </table:table-cell>
          <table:table-cell table:number-columns-repeated="16382"/>
        </table:table-row>
        <table:table-row table:style-name="ro1">
          <table:table-cell office:value-type="float" office:value="912" table:formula="of:=[.A939]+1" table:style-name="ce1">
            <text:p>912</text:p>
          </table:table-cell>
          <table:table-cell office:value-type="float" office:value="0.46381105396875755" table:formula="of:=[.B939]+([.F$3]*[.B914]/(1+([.B914]^[.H$3])))-[.G$3]*[.B939]" table:style-name="ce1">
            <text:p>0,463811054</text:p>
          </table:table-cell>
          <table:table-cell table:number-columns-repeated="16382"/>
        </table:table-row>
        <table:table-row table:style-name="ro1">
          <table:table-cell office:value-type="float" office:value="913" table:formula="of:=[.A940]+1" table:style-name="ce1">
            <text:p>913</text:p>
          </table:table-cell>
          <table:table-cell office:value-type="float" office:value="0.43490012166003222" table:formula="of:=[.B940]+([.F$3]*[.B915]/(1+([.B915]^[.H$3])))-[.G$3]*[.B940]" table:style-name="ce1">
            <text:p>0,434900122</text:p>
          </table:table-cell>
          <table:table-cell table:number-columns-repeated="16382"/>
        </table:table-row>
        <table:table-row table:style-name="ro1">
          <table:table-cell office:value-type="float" office:value="914" table:formula="of:=[.A941]+1" table:style-name="ce1">
            <text:p>914</text:p>
          </table:table-cell>
          <table:table-cell office:value-type="float" office:value="0.4087207061012571" table:formula="of:=[.B941]+([.F$3]*[.B916]/(1+([.B916]^[.H$3])))-[.G$3]*[.B941]" table:style-name="ce1">
            <text:p>0,408720706</text:p>
          </table:table-cell>
          <table:table-cell table:number-columns-repeated="16382"/>
        </table:table-row>
        <table:table-row table:style-name="ro1">
          <table:table-cell office:value-type="float" office:value="915" table:formula="of:=[.A942]+1" table:style-name="ce1">
            <text:p>915</text:p>
          </table:table-cell>
          <table:table-cell office:value-type="float" office:value="0.38459054808691978" table:formula="of:=[.B942]+([.F$3]*[.B917]/(1+([.B917]^[.H$3])))-[.G$3]*[.B942]" table:style-name="ce1">
            <text:p>0,384590548</text:p>
          </table:table-cell>
          <table:table-cell table:number-columns-repeated="16382"/>
        </table:table-row>
        <table:table-row table:style-name="ro1">
          <table:table-cell office:value-type="float" office:value="916" table:formula="of:=[.A943]+1" table:style-name="ce1">
            <text:p>916</text:p>
          </table:table-cell>
          <table:table-cell office:value-type="float" office:value="0.36185231462103579" table:formula="of:=[.B943]+([.F$3]*[.B918]/(1+([.B918]^[.H$3])))-[.G$3]*[.B943]" table:style-name="ce1">
            <text:p>0,361852315</text:p>
          </table:table-cell>
          <table:table-cell table:number-columns-repeated="16382"/>
        </table:table-row>
        <table:table-row table:style-name="ro1">
          <table:table-cell office:value-type="float" office:value="917" table:formula="of:=[.A944]+1" table:style-name="ce1">
            <text:p>917</text:p>
          </table:table-cell>
          <table:table-cell office:value-type="float" office:value="0.34018024221291654" table:formula="of:=[.B944]+([.F$3]*[.B919]/(1+([.B919]^[.H$3])))-[.G$3]*[.B944]" table:style-name="ce1">
            <text:p>0,340180242</text:p>
          </table:table-cell>
          <table:table-cell table:number-columns-repeated="16382"/>
        </table:table-row>
        <table:table-row table:style-name="ro1">
          <table:table-cell office:value-type="float" office:value="918" table:formula="of:=[.A945]+1" table:style-name="ce1">
            <text:p>918</text:p>
          </table:table-cell>
          <table:table-cell office:value-type="float" office:value="0.31985629433036916" table:formula="of:=[.B945]+([.F$3]*[.B920]/(1+([.B920]^[.H$3])))-[.G$3]*[.B945]" table:style-name="ce1">
            <text:p>0,319856294</text:p>
          </table:table-cell>
          <table:table-cell table:number-columns-repeated="16382"/>
        </table:table-row>
        <table:table-row table:style-name="ro1">
          <table:table-cell office:value-type="float" office:value="919" table:formula="of:=[.A946]+1" table:style-name="ce1">
            <text:p>919</text:p>
          </table:table-cell>
          <table:table-cell office:value-type="float" office:value="0.30178094847977033" table:formula="of:=[.B946]+([.F$3]*[.B921]/(1+([.B921]^[.H$3])))-[.G$3]*[.B946]" table:style-name="ce1">
            <text:p>0,301780948</text:p>
          </table:table-cell>
          <table:table-cell table:number-columns-repeated="16382"/>
        </table:table-row>
        <table:table-row table:style-name="ro1">
          <table:table-cell office:value-type="float" office:value="920" table:formula="of:=[.A947]+1" table:style-name="ce1">
            <text:p>920</text:p>
          </table:table-cell>
          <table:table-cell office:value-type="float" office:value="0.28725054702669622" table:formula="of:=[.B947]+([.F$3]*[.B922]/(1+([.B922]^[.H$3])))-[.G$3]*[.B947]" table:style-name="ce1">
            <text:p>0,287250547</text:p>
          </table:table-cell>
          <table:table-cell table:number-columns-repeated="16382"/>
        </table:table-row>
        <table:table-row table:style-name="ro1">
          <table:table-cell office:value-type="float" office:value="921" table:formula="of:=[.A948]+1" table:style-name="ce1">
            <text:p>921</text:p>
          </table:table-cell>
          <table:table-cell office:value-type="float" office:value="0.27782449980837942" table:formula="of:=[.B948]+([.F$3]*[.B923]/(1+([.B923]^[.H$3])))-[.G$3]*[.B948]" table:style-name="ce1">
            <text:p>0,2778245</text:p>
          </table:table-cell>
          <table:table-cell table:number-columns-repeated="16382"/>
        </table:table-row>
        <table:table-row table:style-name="ro1">
          <table:table-cell office:value-type="float" office:value="922" table:formula="of:=[.A949]+1" table:style-name="ce1">
            <text:p>922</text:p>
          </table:table-cell>
          <table:table-cell office:value-type="float" office:value="0.27539018657637676" table:formula="of:=[.B949]+([.F$3]*[.B924]/(1+([.B924]^[.H$3])))-[.G$3]*[.B949]" table:style-name="ce1">
            <text:p>0,275390187</text:p>
          </table:table-cell>
          <table:table-cell table:number-columns-repeated="16382"/>
        </table:table-row>
        <table:table-row table:style-name="ro1">
          <table:table-cell office:value-type="float" office:value="923" table:formula="of:=[.A950]+1" table:style-name="ce1">
            <text:p>923</text:p>
          </table:table-cell>
          <table:table-cell office:value-type="float" office:value="0.28227901761144419" table:formula="of:=[.B950]+([.F$3]*[.B925]/(1+([.B925]^[.H$3])))-[.G$3]*[.B950]" table:style-name="ce1">
            <text:p>0,282279018</text:p>
          </table:table-cell>
          <table:table-cell table:number-columns-repeated="16382"/>
        </table:table-row>
        <table:table-row table:style-name="ro1">
          <table:table-cell office:value-type="float" office:value="924" table:formula="of:=[.A951]+1" table:style-name="ce1">
            <text:p>924</text:p>
          </table:table-cell>
          <table:table-cell office:value-type="float" office:value="0.30126338344810838" table:formula="of:=[.B951]+([.F$3]*[.B926]/(1+([.B926]^[.H$3])))-[.G$3]*[.B951]" table:style-name="ce1">
            <text:p>0,301263383</text:p>
          </table:table-cell>
          <table:table-cell table:number-columns-repeated="16382"/>
        </table:table-row>
        <table:table-row table:style-name="ro1">
          <table:table-cell office:value-type="float" office:value="925" table:formula="of:=[.A952]+1" table:style-name="ce1">
            <text:p>925</text:p>
          </table:table-cell>
          <table:table-cell office:value-type="float" office:value="0.33523147738466397" table:formula="of:=[.B952]+([.F$3]*[.B927]/(1+([.B927]^[.H$3])))-[.G$3]*[.B952]" table:style-name="ce1">
            <text:p>0,335231477</text:p>
          </table:table-cell>
          <table:table-cell table:number-columns-repeated="16382"/>
        </table:table-row>
        <table:table-row table:style-name="ro1">
          <table:table-cell office:value-type="float" office:value="926" table:formula="of:=[.A953]+1" table:style-name="ce1">
            <text:p>926</text:p>
          </table:table-cell>
          <table:table-cell office:value-type="float" office:value="0.38626498879844001" table:formula="of:=[.B953]+([.F$3]*[.B928]/(1+([.B928]^[.H$3])))-[.G$3]*[.B953]" table:style-name="ce1">
            <text:p>0,386264989</text:p>
          </table:table-cell>
          <table:table-cell table:number-columns-repeated="16382"/>
        </table:table-row>
        <table:table-row table:style-name="ro1">
          <table:table-cell office:value-type="float" office:value="927" table:formula="of:=[.A954]+1" table:style-name="ce1">
            <text:p>927</text:p>
          </table:table-cell>
          <table:table-cell office:value-type="float" office:value="0.45404998363042276" table:formula="of:=[.B954]+([.F$3]*[.B929]/(1+([.B929]^[.H$3])))-[.G$3]*[.B954]" table:style-name="ce1">
            <text:p>0,454049984</text:p>
          </table:table-cell>
          <table:table-cell table:number-columns-repeated="16382"/>
        </table:table-row>
        <table:table-row table:style-name="ro1">
          <table:table-cell office:value-type="float" office:value="928" table:formula="of:=[.A955]+1" table:style-name="ce1">
            <text:p>928</text:p>
          </table:table-cell>
          <table:table-cell office:value-type="float" office:value="0.53445128161043498" table:formula="of:=[.B955]+([.F$3]*[.B930]/(1+([.B930]^[.H$3])))-[.G$3]*[.B955]" table:style-name="ce1">
            <text:p>0,534451282</text:p>
          </table:table-cell>
          <table:table-cell table:number-columns-repeated="16382"/>
        </table:table-row>
        <table:table-row table:style-name="ro1">
          <table:table-cell office:value-type="float" office:value="929" table:formula="of:=[.A956]+1" table:style-name="ce1">
            <text:p>929</text:p>
          </table:table-cell>
          <table:table-cell office:value-type="float" office:value="0.61993214463203183" table:formula="of:=[.B956]+([.F$3]*[.B931]/(1+([.B931]^[.H$3])))-[.G$3]*[.B956]" table:style-name="ce1">
            <text:p>0,619932145</text:p>
          </table:table-cell>
          <table:table-cell table:number-columns-repeated="16382"/>
        </table:table-row>
        <table:table-row table:style-name="ro1">
          <table:table-cell office:value-type="float" office:value="930" table:formula="of:=[.A957]+1" table:style-name="ce1">
            <text:p>930</text:p>
          </table:table-cell>
          <table:table-cell office:value-type="float" office:value="0.70220964955094567" table:formula="of:=[.B957]+([.F$3]*[.B932]/(1+([.B932]^[.H$3])))-[.G$3]*[.B957]" table:style-name="ce1">
            <text:p>0,70220965</text:p>
          </table:table-cell>
          <table:table-cell table:number-columns-repeated="16382"/>
        </table:table-row>
        <table:table-row table:style-name="ro1">
          <table:table-cell office:value-type="float" office:value="931" table:formula="of:=[.A958]+1" table:style-name="ce1">
            <text:p>931</text:p>
          </table:table-cell>
          <table:table-cell office:value-type="float" office:value="0.77503032502747682" table:formula="of:=[.B958]+([.F$3]*[.B933]/(1+([.B933]^[.H$3])))-[.G$3]*[.B958]" table:style-name="ce1">
            <text:p>0,775030325</text:p>
          </table:table-cell>
          <table:table-cell table:number-columns-repeated="16382"/>
        </table:table-row>
        <table:table-row table:style-name="ro1">
          <table:table-cell office:value-type="float" office:value="932" table:formula="of:=[.A959]+1" table:style-name="ce1">
            <text:p>932</text:p>
          </table:table-cell>
          <table:table-cell office:value-type="float" office:value="0.83514600270292694" table:formula="of:=[.B959]+([.F$3]*[.B934]/(1+([.B934]^[.H$3])))-[.G$3]*[.B959]" table:style-name="ce1">
            <text:p>0,835146003</text:p>
          </table:table-cell>
          <table:table-cell table:number-columns-repeated="16382"/>
        </table:table-row>
        <table:table-row table:style-name="ro1">
          <table:table-cell office:value-type="float" office:value="933" table:formula="of:=[.A960]+1" table:style-name="ce1">
            <text:p>933</text:p>
          </table:table-cell>
          <table:table-cell office:value-type="float" office:value="0.88175195849914711" table:formula="of:=[.B960]+([.F$3]*[.B935]/(1+([.B935]^[.H$3])))-[.G$3]*[.B960]" table:style-name="ce1">
            <text:p>0,881751958</text:p>
          </table:table-cell>
          <table:table-cell table:number-columns-repeated="16382"/>
        </table:table-row>
        <table:table-row table:style-name="ro1">
          <table:table-cell office:value-type="float" office:value="934" table:formula="of:=[.A961]+1" table:style-name="ce1">
            <text:p>934</text:p>
          </table:table-cell>
          <table:table-cell office:value-type="float" office:value="0.91550849970073378" table:formula="of:=[.B961]+([.F$3]*[.B936]/(1+([.B936]^[.H$3])))-[.G$3]*[.B961]" table:style-name="ce1">
            <text:p>0,9155085</text:p>
          </table:table-cell>
          <table:table-cell table:number-columns-repeated="16382"/>
        </table:table-row>
        <table:table-row table:style-name="ro1">
          <table:table-cell office:value-type="float" office:value="935" table:formula="of:=[.A962]+1" table:style-name="ce1">
            <text:p>935</text:p>
          </table:table-cell>
          <table:table-cell office:value-type="float" office:value="0.93777445979809249" table:formula="of:=[.B962]+([.F$3]*[.B937]/(1+([.B937]^[.H$3])))-[.G$3]*[.B962]" table:style-name="ce1">
            <text:p>0,93777446</text:p>
          </table:table-cell>
          <table:table-cell table:number-columns-repeated="16382"/>
        </table:table-row>
        <table:table-row table:style-name="ro1">
          <table:table-cell office:value-type="float" office:value="936" table:formula="of:=[.A963]+1" table:style-name="ce1">
            <text:p>936</text:p>
          </table:table-cell>
          <table:table-cell office:value-type="float" office:value="0.95015086343984123" table:formula="of:=[.B963]+([.F$3]*[.B938]/(1+([.B938]^[.H$3])))-[.G$3]*[.B963]" table:style-name="ce1">
            <text:p>0,950150863</text:p>
          </table:table-cell>
          <table:table-cell table:number-columns-repeated="16382"/>
        </table:table-row>
        <table:table-row table:style-name="ro1">
          <table:table-cell office:value-type="float" office:value="937" table:formula="of:=[.A964]+1" table:style-name="ce1">
            <text:p>937</text:p>
          </table:table-cell>
          <table:table-cell office:value-type="float" office:value="0.95424250693042134" table:formula="of:=[.B964]+([.F$3]*[.B939]/(1+([.B939]^[.H$3])))-[.G$3]*[.B964]" table:style-name="ce1">
            <text:p>0,954242507</text:p>
          </table:table-cell>
          <table:table-cell table:number-columns-repeated="16382"/>
        </table:table-row>
        <table:table-row table:style-name="ro1">
          <table:table-cell office:value-type="float" office:value="938" table:formula="of:=[.A965]+1" table:style-name="ce1">
            <text:p>938</text:p>
          </table:table-cell>
          <table:table-cell office:value-type="float" office:value="0.95153775187384848" table:formula="of:=[.B965]+([.F$3]*[.B940]/(1+([.B940]^[.H$3])))-[.G$3]*[.B965]" table:style-name="ce1">
            <text:p>0,951537752</text:p>
          </table:table-cell>
          <table:table-cell table:number-columns-repeated="16382"/>
        </table:table-row>
        <table:table-row table:style-name="ro1">
          <table:table-cell office:value-type="float" office:value="939" table:formula="of:=[.A966]+1" table:style-name="ce1">
            <text:p>939</text:p>
          </table:table-cell>
          <table:table-cell office:value-type="float" office:value="0.94334295307297278" table:formula="of:=[.B966]+([.F$3]*[.B941]/(1+([.B941]^[.H$3])))-[.G$3]*[.B966]" table:style-name="ce1">
            <text:p>0,943342953</text:p>
          </table:table-cell>
          <table:table-cell table:number-columns-repeated="16382"/>
        </table:table-row>
        <table:table-row table:style-name="ro1">
          <table:table-cell office:value-type="float" office:value="940" table:formula="of:=[.A967]+1" table:style-name="ce1">
            <text:p>940</text:p>
          </table:table-cell>
          <table:table-cell office:value-type="float" office:value="0.93074216572334689" table:formula="of:=[.B967]+([.F$3]*[.B942]/(1+([.B942]^[.H$3])))-[.G$3]*[.B967]" table:style-name="ce1">
            <text:p>0,930742166</text:p>
          </table:table-cell>
          <table:table-cell table:number-columns-repeated="16382"/>
        </table:table-row>
        <table:table-row table:style-name="ro1">
          <table:table-cell office:value-type="float" office:value="941" table:formula="of:=[.A968]+1" table:style-name="ce1">
            <text:p>941</text:p>
          </table:table-cell>
          <table:table-cell office:value-type="float" office:value="0.91458061394341528" table:formula="of:=[.B968]+([.F$3]*[.B943]/(1+([.B943]^[.H$3])))-[.G$3]*[.B968]" table:style-name="ce1">
            <text:p>0,914580614</text:p>
          </table:table-cell>
          <table:table-cell table:number-columns-repeated="16382"/>
        </table:table-row>
        <table:table-row table:style-name="ro1">
          <table:table-cell office:value-type="float" office:value="942" table:formula="of:=[.A969]+1" table:style-name="ce1">
            <text:p>942</text:p>
          </table:table-cell>
          <table:table-cell office:value-type="float" office:value="0.89549023026174013" table:formula="of:=[.B969]+([.F$3]*[.B944]/(1+([.B944]^[.H$3])))-[.G$3]*[.B969]" table:style-name="ce1">
            <text:p>0,89549023</text:p>
          </table:table-cell>
          <table:table-cell table:number-columns-repeated="16382"/>
        </table:table-row>
        <table:table-row table:style-name="ro1">
          <table:table-cell office:value-type="float" office:value="943" table:formula="of:=[.A970]+1" table:style-name="ce1">
            <text:p>943</text:p>
          </table:table-cell>
          <table:table-cell office:value-type="float" office:value="0.87397584372291104" table:formula="of:=[.B970]+([.F$3]*[.B945]/(1+([.B945]^[.H$3])))-[.G$3]*[.B970]" table:style-name="ce1">
            <text:p>0,873975844</text:p>
          </table:table-cell>
          <table:table-cell table:number-columns-repeated="16382"/>
        </table:table-row>
        <table:table-row table:style-name="ro1">
          <table:table-cell office:value-type="float" office:value="944" table:formula="of:=[.A971]+1" table:style-name="ce1">
            <text:p>944</text:p>
          </table:table-cell>
          <table:table-cell office:value-type="float" office:value="0.85054880120036858" table:formula="of:=[.B971]+([.F$3]*[.B946]/(1+([.B946]^[.H$3])))-[.G$3]*[.B971]" table:style-name="ce1">
            <text:p>0,850548801</text:p>
          </table:table-cell>
          <table:table-cell table:number-columns-repeated="16382"/>
        </table:table-row>
        <table:table-row table:style-name="ro1">
          <table:table-cell office:value-type="float" office:value="945" table:formula="of:=[.A972]+1" table:style-name="ce1">
            <text:p>945</text:p>
          </table:table-cell>
          <table:table-cell office:value-type="float" office:value="0.82584973264963701" table:formula="of:=[.B972]+([.F$3]*[.B947]/(1+([.B947]^[.H$3])))-[.G$3]*[.B972]" table:style-name="ce1">
            <text:p>0,825849733</text:p>
          </table:table-cell>
          <table:table-cell table:number-columns-repeated="16382"/>
        </table:table-row>
        <table:table-row table:style-name="ro1">
          <table:table-cell office:value-type="float" office:value="946" table:formula="of:=[.A973]+1" table:style-name="ce1">
            <text:p>946</text:p>
          </table:table-cell>
          <table:table-cell office:value-type="float" office:value="0.80071464905571832" table:formula="of:=[.B973]+([.F$3]*[.B948]/(1+([.B948]^[.H$3])))-[.G$3]*[.B973]" table:style-name="ce1">
            <text:p>0,800714649</text:p>
          </table:table-cell>
          <table:table-cell table:number-columns-repeated="16382"/>
        </table:table-row>
        <table:table-row table:style-name="ro1">
          <table:table-cell office:value-type="float" office:value="947" table:formula="of:=[.A974]+1" table:style-name="ce1">
            <text:p>947</text:p>
          </table:table-cell>
          <table:table-cell office:value-type="float" office:value="0.77620793188024129" table:formula="of:=[.B974]+([.F$3]*[.B949]/(1+([.B949]^[.H$3])))-[.G$3]*[.B974]" table:style-name="ce1">
            <text:p>0,776207932</text:p>
          </table:table-cell>
          <table:table-cell table:number-columns-repeated="16382"/>
        </table:table-row>
        <table:table-row table:style-name="ro1">
          <table:table-cell office:value-type="float" office:value="948" table:formula="of:=[.A975]+1" table:style-name="ce1">
            <text:p>948</text:p>
          </table:table-cell>
          <table:table-cell office:value-type="float" office:value="0.75366503782215322" table:formula="of:=[.B975]+([.F$3]*[.B950]/(1+([.B950]^[.H$3])))-[.G$3]*[.B975]" table:style-name="ce1">
            <text:p>0,753665038</text:p>
          </table:table-cell>
          <table:table-cell table:number-columns-repeated="16382"/>
        </table:table-row>
        <table:table-row table:style-name="ro1">
          <table:table-cell office:value-type="float" office:value="949" table:formula="of:=[.A976]+1" table:style-name="ce1">
            <text:p>949</text:p>
          </table:table-cell>
          <table:table-cell office:value-type="float" office:value="0.73475415622241047" table:formula="of:=[.B976]+([.F$3]*[.B951]/(1+([.B951]^[.H$3])))-[.G$3]*[.B976]" table:style-name="ce1">
            <text:p>0,734754156</text:p>
          </table:table-cell>
          <table:table-cell table:number-columns-repeated="16382"/>
        </table:table-row>
        <table:table-row table:style-name="ro1">
          <table:table-cell office:value-type="float" office:value="950" table:formula="of:=[.A977]+1" table:style-name="ce1">
            <text:p>950</text:p>
          </table:table-cell>
          <table:table-cell office:value-type="float" office:value="0.72153104623575215" table:formula="of:=[.B977]+([.F$3]*[.B952]/(1+([.B952]^[.H$3])))-[.G$3]*[.B977]" table:style-name="ce1">
            <text:p>0,721531046</text:p>
          </table:table-cell>
          <table:table-cell table:number-columns-repeated="16382"/>
        </table:table-row>
        <table:table-row table:style-name="ro1">
          <table:table-cell office:value-type="float" office:value="951" table:formula="of:=[.A978]+1" table:style-name="ce1">
            <text:p>951</text:p>
          </table:table-cell>
          <table:table-cell office:value-type="float" office:value="0.71642303533694673" table:formula="of:=[.B978]+([.F$3]*[.B953]/(1+([.B953]^[.H$3])))-[.G$3]*[.B978]" table:style-name="ce1">
            <text:p>0,716423035</text:p>
          </table:table-cell>
          <table:table-cell table:number-columns-repeated="16382"/>
        </table:table-row>
        <table:table-row table:style-name="ro1">
          <table:table-cell office:value-type="float" office:value="952" table:formula="of:=[.A979]+1" table:style-name="ce1">
            <text:p>952</text:p>
          </table:table-cell>
          <table:table-cell office:value-type="float" office:value="0.72202801824042095" table:formula="of:=[.B979]+([.F$3]*[.B954]/(1+([.B954]^[.H$3])))-[.G$3]*[.B979]" table:style-name="ce1">
            <text:p>0,722028018</text:p>
          </table:table-cell>
          <table:table-cell table:number-columns-repeated="16382"/>
        </table:table-row>
        <table:table-row table:style-name="ro1">
          <table:table-cell office:value-type="float" office:value="953" table:formula="of:=[.A980]+1" table:style-name="ce1">
            <text:p>953</text:p>
          </table:table-cell>
          <table:table-cell office:value-type="float" office:value="0.74060140598998636" table:formula="of:=[.B980]+([.F$3]*[.B955]/(1+([.B955]^[.H$3])))-[.G$3]*[.B980]" table:style-name="ce1">
            <text:p>0,740601406</text:p>
          </table:table-cell>
          <table:table-cell table:number-columns-repeated="16382"/>
        </table:table-row>
        <table:table-row table:style-name="ro1">
          <table:table-cell office:value-type="float" office:value="954" table:formula="of:=[.A981]+1" table:style-name="ce1">
            <text:p>954</text:p>
          </table:table-cell>
          <table:table-cell office:value-type="float" office:value="0.77322866268107804" table:formula="of:=[.B981]+([.F$3]*[.B956]/(1+([.B956]^[.H$3])))-[.G$3]*[.B981]" table:style-name="ce1">
            <text:p>0,773228663</text:p>
          </table:table-cell>
          <table:table-cell table:number-columns-repeated="16382"/>
        </table:table-row>
        <table:table-row table:style-name="ro1">
          <table:table-cell office:value-type="float" office:value="955" table:formula="of:=[.A982]+1" table:style-name="ce1">
            <text:p>955</text:p>
          </table:table-cell>
          <table:table-cell office:value-type="float" office:value="0.81886138870270386" table:formula="of:=[.B982]+([.F$3]*[.B957]/(1+([.B957]^[.H$3])))-[.G$3]*[.B982]" table:style-name="ce1">
            <text:p>0,818861389</text:p>
          </table:table-cell>
          <table:table-cell table:number-columns-repeated="16382"/>
        </table:table-row>
        <table:table-row table:style-name="ro1">
          <table:table-cell office:value-type="float" office:value="956" table:formula="of:=[.A983]+1" table:style-name="ce1">
            <text:p>956</text:p>
          </table:table-cell>
          <table:table-cell office:value-type="float" office:value="0.87343899259890279" table:formula="of:=[.B983]+([.F$3]*[.B958]/(1+([.B958]^[.H$3])))-[.G$3]*[.B983]" table:style-name="ce1">
            <text:p>0,873438993</text:p>
          </table:table-cell>
          <table:table-cell table:number-columns-repeated="16382"/>
        </table:table-row>
        <table:table-row table:style-name="ro1">
          <table:table-cell office:value-type="float" office:value="957" table:formula="of:=[.A984]+1" table:style-name="ce1">
            <text:p>957</text:p>
          </table:table-cell>
          <table:table-cell office:value-type="float" office:value="0.92985930910723047" table:formula="of:=[.B984]+([.F$3]*[.B959]/(1+([.B959]^[.H$3])))-[.G$3]*[.B984]" table:style-name="ce1">
            <text:p>0,929859309</text:p>
          </table:table-cell>
          <table:table-cell table:number-columns-repeated="16382"/>
        </table:table-row>
        <table:table-row table:style-name="ro1">
          <table:table-cell office:value-type="float" office:value="958" table:formula="of:=[.A985]+1" table:style-name="ce1">
            <text:p>958</text:p>
          </table:table-cell>
          <table:table-cell office:value-type="float" office:value="0.98023953010848808" table:formula="of:=[.B985]+([.F$3]*[.B960]/(1+([.B960]^[.H$3])))-[.G$3]*[.B985]" table:style-name="ce1">
            <text:p>0,98023953</text:p>
          </table:table-cell>
          <table:table-cell table:number-columns-repeated="16382"/>
        </table:table-row>
        <table:table-row table:style-name="ro1">
          <table:table-cell office:value-type="float" office:value="959" table:formula="of:=[.A986]+1" table:style-name="ce1">
            <text:p>959</text:p>
          </table:table-cell>
          <table:table-cell office:value-type="float" office:value="1.019549906157279" table:formula="of:=[.B986]+([.F$3]*[.B961]/(1+([.B961]^[.H$3])))-[.G$3]*[.B986]" table:style-name="ce1">
            <text:p>1,019549906</text:p>
          </table:table-cell>
          <table:table-cell table:number-columns-repeated="16382"/>
        </table:table-row>
        <table:table-row table:style-name="ro1">
          <table:table-cell office:value-type="float" office:value="960" table:formula="of:=[.A987]+1" table:style-name="ce1">
            <text:p>960</text:p>
          </table:table-cell>
          <table:table-cell office:value-type="float" office:value="1.0471197891528323" table:formula="of:=[.B987]+([.F$3]*[.B962]/(1+([.B962]^[.H$3])))-[.G$3]*[.B987]" table:style-name="ce1">
            <text:p>1,047119789</text:p>
          </table:table-cell>
          <table:table-cell table:number-columns-repeated="16382"/>
        </table:table-row>
        <table:table-row table:style-name="ro1">
          <table:table-cell office:value-type="float" office:value="961" table:formula="of:=[.A988]+1" table:style-name="ce1">
            <text:p>961</text:p>
          </table:table-cell>
          <table:table-cell office:value-type="float" office:value="1.0653141999553795" table:formula="of:=[.B988]+([.F$3]*[.B963]/(1+([.B963]^[.H$3])))-[.G$3]*[.B988]" table:style-name="ce1">
            <text:p>1,0653142</text:p>
          </table:table-cell>
          <table:table-cell table:number-columns-repeated="16382"/>
        </table:table-row>
        <table:table-row table:style-name="ro1">
          <table:table-cell office:value-type="float" office:value="962" table:formula="of:=[.A989]+1" table:style-name="ce1">
            <text:p>962</text:p>
          </table:table-cell>
          <table:table-cell office:value-type="float" office:value="1.0775747700362257" table:formula="of:=[.B989]+([.F$3]*[.B964]/(1+([.B964]^[.H$3])))-[.G$3]*[.B989]" table:style-name="ce1">
            <text:p>1,07757477</text:p>
          </table:table-cell>
          <table:table-cell table:number-columns-repeated="16382"/>
        </table:table-row>
        <table:table-row table:style-name="ro1">
          <table:table-cell office:value-type="float" office:value="963" table:formula="of:=[.A990]+1" table:style-name="ce1">
            <text:p>963</text:p>
          </table:table-cell>
          <table:table-cell office:value-type="float" office:value="1.0871889163882669" table:formula="of:=[.B990]+([.F$3]*[.B965]/(1+([.B965]^[.H$3])))-[.G$3]*[.B990]" table:style-name="ce1">
            <text:p>1,087188916</text:p>
          </table:table-cell>
          <table:table-cell table:number-columns-repeated="16382"/>
        </table:table-row>
        <table:table-row table:style-name="ro1">
          <table:table-cell office:value-type="float" office:value="964" table:formula="of:=[.A991]+1" table:style-name="ce1">
            <text:p>964</text:p>
          </table:table-cell>
          <table:table-cell office:value-type="float" office:value="1.0967837382220744" table:formula="of:=[.B991]+([.F$3]*[.B966]/(1+([.B966]^[.H$3])))-[.G$3]*[.B991]" table:style-name="ce1">
            <text:p>1,096783738</text:p>
          </table:table-cell>
          <table:table-cell table:number-columns-repeated="16382"/>
        </table:table-row>
        <table:table-row table:style-name="ro1">
          <table:table-cell office:value-type="float" office:value="965" table:formula="of:=[.A992]+1" table:style-name="ce1">
            <text:p>965</text:p>
          </table:table-cell>
          <table:table-cell office:value-type="float" office:value="1.1081958393250189" table:formula="of:=[.B992]+([.F$3]*[.B967]/(1+([.B967]^[.H$3])))-[.G$3]*[.B992]" table:style-name="ce1">
            <text:p>1,108195839</text:p>
          </table:table-cell>
          <table:table-cell table:number-columns-repeated="16382"/>
        </table:table-row>
        <table:table-row table:style-name="ro1">
          <table:table-cell office:value-type="float" office:value="966" table:formula="of:=[.A993]+1" table:style-name="ce1">
            <text:p>966</text:p>
          </table:table-cell>
          <table:table-cell office:value-type="float" office:value="1.1224879045915956" table:formula="of:=[.B993]+([.F$3]*[.B968]/(1+([.B968]^[.H$3])))-[.G$3]*[.B993]" table:style-name="ce1">
            <text:p>1,122487905</text:p>
          </table:table-cell>
          <table:table-cell table:number-columns-repeated="16382"/>
        </table:table-row>
        <table:table-row table:style-name="ro1">
          <table:table-cell office:value-type="float" office:value="967" table:formula="of:=[.A994]+1" table:style-name="ce1">
            <text:p>967</text:p>
          </table:table-cell>
          <table:table-cell office:value-type="float" office:value="1.1400158306805883" table:formula="of:=[.B994]+([.F$3]*[.B969]/(1+([.B969]^[.H$3])))-[.G$3]*[.B994]" table:style-name="ce1">
            <text:p>1,140015831</text:p>
          </table:table-cell>
          <table:table-cell table:number-columns-repeated="16382"/>
        </table:table-row>
        <table:table-row table:style-name="ro1">
          <table:table-cell office:value-type="float" office:value="968" table:formula="of:=[.A995]+1" table:style-name="ce1">
            <text:p>968</text:p>
          </table:table-cell>
          <table:table-cell office:value-type="float" office:value="1.1605130928517875" table:formula="of:=[.B995]+([.F$3]*[.B970]/(1+([.B970]^[.H$3])))-[.G$3]*[.B995]" table:style-name="ce1">
            <text:p>1,160513093</text:p>
          </table:table-cell>
          <table:table-cell table:number-columns-repeated="16382"/>
        </table:table-row>
        <table:table-row table:style-name="ro1">
          <table:table-cell office:value-type="float" office:value="969" table:formula="of:=[.A996]+1" table:style-name="ce1">
            <text:p>969</text:p>
          </table:table-cell>
          <table:table-cell office:value-type="float" office:value="1.1831867275049304" table:formula="of:=[.B996]+([.F$3]*[.B971]/(1+([.B971]^[.H$3])))-[.G$3]*[.B996]" table:style-name="ce1">
            <text:p>1,183186728</text:p>
          </table:table-cell>
          <table:table-cell table:number-columns-repeated="16382"/>
        </table:table-row>
        <table:table-row table:style-name="ro1">
          <table:table-cell office:value-type="float" office:value="970" table:formula="of:=[.A997]+1" table:style-name="ce1">
            <text:p>970</text:p>
          </table:table-cell>
          <table:table-cell office:value-type="float" office:value="1.2068451618975908" table:formula="of:=[.B997]+([.F$3]*[.B972]/(1+([.B972]^[.H$3])))-[.G$3]*[.B997]" table:style-name="ce1">
            <text:p>1,206845162</text:p>
          </table:table-cell>
          <table:table-cell table:number-columns-repeated="16382"/>
        </table:table-row>
        <table:table-row table:style-name="ro1">
          <table:table-cell office:value-type="float" office:value="971" table:formula="of:=[.A998]+1" table:style-name="ce1">
            <text:p>971</text:p>
          </table:table-cell>
          <table:table-cell office:value-type="float" office:value="1.2300902948950643" table:formula="of:=[.B998]+([.F$3]*[.B973]/(1+([.B973]^[.H$3])))-[.G$3]*[.B998]" table:style-name="ce1">
            <text:p>1,230090295</text:p>
          </table:table-cell>
          <table:table-cell table:number-columns-repeated="16382"/>
        </table:table-row>
        <table:table-row table:style-name="ro1">
          <table:table-cell office:value-type="float" office:value="972" table:formula="of:=[.A999]+1" table:style-name="ce1">
            <text:p>972</text:p>
          </table:table-cell>
          <table:table-cell office:value-type="float" office:value="1.2515706184835893" table:formula="of:=[.B999]+([.F$3]*[.B974]/(1+([.B974]^[.H$3])))-[.G$3]*[.B999]" table:style-name="ce1">
            <text:p>1,251570618</text:p>
          </table:table-cell>
          <table:table-cell table:number-columns-repeated="16382"/>
        </table:table-row>
        <table:table-row table:number-rows-repeated="1047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Daniel</dc:creator>
    <meta:creation-date>2019-09-12T17:15:10Z</meta:creation-date>
    <dc:date>2019-09-19T13:38:04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Diagrammtitel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B$28:.$B$1000" chart:class="chart:line" chart:attached-axis="primary-y" chart:style-name="G0S0">
            <chart:data-point chart:repeated="97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